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6661in"/>
    </style:style>
    <style:style style:name="co2" style:family="table-column">
      <style:table-column-properties fo:break-before="auto" style:column-width="0.5126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0.5445in"/>
    </style:style>
    <style:style style:name="co5" style:family="table-column">
      <style:table-column-properties fo:break-before="auto" style:column-width="0.598in"/>
    </style:style>
    <style:style style:name="co6" style:family="table-column">
      <style:table-column-properties fo:break-before="auto" style:column-width="0.5228in"/>
    </style:style>
    <style:style style:name="co7" style:family="table-column">
      <style:table-column-properties fo:break-before="auto" style:column-width="0.3098in"/>
    </style:style>
    <style:style style:name="co8" style:family="table-column">
      <style:table-column-properties fo:break-before="auto" style:column-width="0.2882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4909in"/>
    </style:style>
    <style:style style:name="co11" style:family="table-column">
      <style:table-column-properties fo:break-before="auto" style:column-width="0.4484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9866in"/>
    </style:style>
    <style:style style:name="co16" style:family="table-column">
      <style:table-column-properties fo:break-before="auto" style:column-width="0.2453in"/>
    </style:style>
    <style:style style:name="co17" style:family="table-column">
      <style:table-column-properties fo:break-before="auto" style:column-width="0.6409in"/>
    </style:style>
    <style:style style:name="co18" style:family="table-column">
      <style:table-column-properties fo:break-before="auto" style:column-width="0.5902in"/>
    </style:style>
    <style:style style:name="co19" style:family="table-column">
      <style:table-column-properties fo:break-before="auto" style:column-width="0.5626in"/>
    </style:style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0.572in"/>
    </style:style>
    <style:style style:name="co22" style:family="table-column">
      <style:table-column-properties fo:break-before="auto" style:column-width="0.628in"/>
    </style:style>
    <style:style style:name="co23" style:family="table-column">
      <style:table-column-properties fo:break-before="auto" style:column-width="0.9138in"/>
    </style:style>
    <style:style style:name="co24" style:family="table-column">
      <style:table-column-properties fo:break-before="auto" style:column-width="0.5071in"/>
    </style:style>
    <style:style style:name="ro1" style:family="table-row">
      <style:table-row-properties style:row-height="0.3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 style:data-style-name="N116"/>
    <style:style style:name="ce3" style:family="table-cell" style:parent-style-name="Default" style:data-style-name="N2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Raw results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office:value-type="string">
            <text:p>Screen ON / Sprites ON</text:p>
          </table:table-cell>
          <table:table-cell table:number-columns-repeated="4"/>
          <table:table-cell office:value-type="string">
            <text:p>Screen ON / Sprites OFF</text:p>
          </table:table-cell>
          <table:table-cell table:number-columns-repeated="4"/>
          <table:table-cell office:value-type="string">
            <text:p>Screen OFF / Sprites ON</text:p>
          </table:table-cell>
          <table:table-cell table:number-columns-repeated="4"/>
          <table:table-cell office:value-type="string">
            <text:p>Screen OFF / Sprites OFF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NTSC</text:p>
          </table:table-cell>
          <table:table-cell office:value-type="string">
            <text:p>LMMV</text:p>
          </table:table-cell>
          <table:table-cell office:value-type="string">
            <text:p><text:s/>B0 <text:s text:c="2"/></text:p>
          </table:table-cell>
          <table:table-cell office:value-type="float" office:value="369">
            <text:p>369</text:p>
          </table:table-cell>
          <table:table-cell office:value-type="float" office:value="264">
            <text:p>264</text:p>
          </table:table-cell>
          <table:table-cell office:value-type="float" office:value="195">
            <text:p>195</text:p>
          </table:table-cell>
          <table:table-cell office:value-type="float" office:value="97">
            <text:p>97</text:p>
          </table:table-cell>
          <table:table-cell/>
          <table:table-cell office:value-type="float" office:value="400">
            <text:p>400</text:p>
          </table:table-cell>
          <table:table-cell office:value-type="float" office:value="292">
            <text:p>292</text:p>
          </table:table-cell>
          <table:table-cell office:value-type="float" office:value="215">
            <text:p>215</text:p>
          </table:table-cell>
          <table:table-cell office:value-type="float" office:value="108">
            <text:p>108</text:p>
          </table:table-cell>
          <table:table-cell/>
          <table:table-cell office:value-type="float" office:value="403">
            <text:p>403</text:p>
          </table:table-cell>
          <table:table-cell office:value-type="float" office:value="294">
            <text:p>294</text:p>
          </table:table-cell>
          <table:table-cell office:value-type="float" office:value="219">
            <text:p>219</text:p>
          </table:table-cell>
          <table:table-cell office:value-type="float" office:value="110">
            <text:p>110</text:p>
          </table:table-cell>
          <table:table-cell/>
          <table:table-cell office:value-type="float" office:value="403">
            <text:p>403</text:p>
          </table:table-cell>
          <table:table-cell office:value-type="float" office:value="294">
            <text:p>294</text:p>
          </table:table-cell>
          <table:table-cell office:value-type="float" office:value="219">
            <text:p>219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office:value-type="float" office:value="369">
            <text:p>369</text:p>
          </table:table-cell>
          <table:table-cell office:value-type="float" office:value="264">
            <text:p>264</text:p>
          </table:table-cell>
          <table:table-cell office:value-type="float" office:value="195">
            <text:p>195</text:p>
          </table:table-cell>
          <table:table-cell office:value-type="float" office:value="97">
            <text:p>97</text:p>
          </table:table-cell>
          <table:table-cell/>
          <table:table-cell office:value-type="float" office:value="400">
            <text:p>400</text:p>
          </table:table-cell>
          <table:table-cell office:value-type="float" office:value="287">
            <text:p>287</text:p>
          </table:table-cell>
          <table:table-cell office:value-type="float" office:value="215">
            <text:p>215</text:p>
          </table:table-cell>
          <table:table-cell office:value-type="float" office:value="108">
            <text:p>108</text:p>
          </table:table-cell>
          <table:table-cell/>
          <table:table-cell office:value-type="float" office:value="403">
            <text:p>403</text:p>
          </table:table-cell>
          <table:table-cell office:value-type="float" office:value="294">
            <text:p>294</text:p>
          </table:table-cell>
          <table:table-cell office:value-type="float" office:value="219">
            <text:p>219</text:p>
          </table:table-cell>
          <table:table-cell office:value-type="float" office:value="110">
            <text:p>110</text:p>
          </table:table-cell>
          <table:table-cell/>
          <table:table-cell office:value-type="float" office:value="403">
            <text:p>403</text:p>
          </table:table-cell>
          <table:table-cell office:value-type="float" office:value="294">
            <text:p>294</text:p>
          </table:table-cell>
          <table:table-cell office:value-type="float" office:value="219">
            <text:p>219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office:value-type="float" office:value="367">
            <text:p>367</text:p>
          </table:table-cell>
          <table:table-cell office:value-type="float" office:value="264">
            <text:p>264</text:p>
          </table:table-cell>
          <table:table-cell office:value-type="float" office:value="198">
            <text:p>198</text:p>
          </table:table-cell>
          <table:table-cell office:value-type="float" office:value="97">
            <text:p>97</text:p>
          </table:table-cell>
          <table:table-cell/>
          <table:table-cell office:value-type="float" office:value="400">
            <text:p>400</text:p>
          </table:table-cell>
          <table:table-cell office:value-type="float" office:value="287">
            <text:p>287</text:p>
          </table:table-cell>
          <table:table-cell office:value-type="float" office:value="219">
            <text:p>219</text:p>
          </table:table-cell>
          <table:table-cell office:value-type="float" office:value="108">
            <text:p>108</text:p>
          </table:table-cell>
          <table:table-cell/>
          <table:table-cell office:value-type="float" office:value="402">
            <text:p>402</text:p>
          </table:table-cell>
          <table:table-cell office:value-type="float" office:value="294">
            <text:p>294</text:p>
          </table:table-cell>
          <table:table-cell office:value-type="float" office:value="219">
            <text:p>219</text:p>
          </table:table-cell>
          <table:table-cell office:value-type="float" office:value="110">
            <text:p>110</text:p>
          </table:table-cell>
          <table:table-cell/>
          <table:table-cell office:value-type="float" office:value="403">
            <text:p>403</text:p>
          </table:table-cell>
          <table:table-cell office:value-type="float" office:value="294">
            <text:p>294</text:p>
          </table:table-cell>
          <table:table-cell office:value-type="float" office:value="219">
            <text:p>219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office:value-type="float" office:value="565">
            <text:p>565</text:p>
          </table:table-cell>
          <table:table-cell office:value-type="float" office:value="414">
            <text:p>414</text:p>
          </table:table-cell>
          <table:table-cell office:value-type="float" office:value="307">
            <text:p>307</text:p>
          </table:table-cell>
          <table:table-cell office:value-type="float" office:value="155">
            <text:p>155</text:p>
          </table:table-cell>
          <table:table-cell/>
          <table:table-cell office:value-type="float" office:value="603">
            <text:p>603</text:p>
          </table:table-cell>
          <table:table-cell office:value-type="float" office:value="439">
            <text:p>439</text:p>
          </table:table-cell>
          <table:table-cell office:value-type="float" office:value="328">
            <text:p>328</text:p>
          </table:table-cell>
          <table:table-cell office:value-type="float" office:value="166">
            <text:p>166</text:p>
          </table:table-cell>
          <table:table-cell/>
          <table:table-cell office:value-type="float" office:value="605">
            <text:p>605</text:p>
          </table:table-cell>
          <table:table-cell office:value-type="float" office:value="450">
            <text:p>450</text:p>
          </table:table-cell>
          <table:table-cell office:value-type="float" office:value="335">
            <text:p>335</text:p>
          </table:table-cell>
          <table:table-cell office:value-type="float" office:value="168">
            <text:p>168</text:p>
          </table:table-cell>
          <table:table-cell/>
          <table:table-cell office:value-type="float" office:value="605">
            <text:p>605</text:p>
          </table:table-cell>
          <table:table-cell office:value-type="float" office:value="450">
            <text:p>450</text:p>
          </table:table-cell>
          <table:table-cell office:value-type="float" office:value="335">
            <text:p>335</text:p>
          </table:table-cell>
          <table:table-cell office:value-type="float" office:value="168">
            <text:p>168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office:value-type="float" office:value="569">
            <text:p>569</text:p>
          </table:table-cell>
          <table:table-cell office:value-type="float" office:value="413">
            <text:p>413</text:p>
          </table:table-cell>
          <table:table-cell office:value-type="float" office:value="308">
            <text:p>308</text:p>
          </table:table-cell>
          <table:table-cell office:value-type="float" office:value="155">
            <text:p>155</text:p>
          </table:table-cell>
          <table:table-cell/>
          <table:table-cell office:value-type="float" office:value="603">
            <text:p>603</text:p>
          </table:table-cell>
          <table:table-cell office:value-type="float" office:value="439">
            <text:p>439</text:p>
          </table:table-cell>
          <table:table-cell office:value-type="float" office:value="330">
            <text:p>330</text:p>
          </table:table-cell>
          <table:table-cell office:value-type="float" office:value="166">
            <text:p>166</text:p>
          </table:table-cell>
          <table:table-cell/>
          <table:table-cell office:value-type="float" office:value="605">
            <text:p>605</text:p>
          </table:table-cell>
          <table:table-cell office:value-type="float" office:value="450">
            <text:p>450</text:p>
          </table:table-cell>
          <table:table-cell office:value-type="float" office:value="335">
            <text:p>335</text:p>
          </table:table-cell>
          <table:table-cell office:value-type="float" office:value="168">
            <text:p>168</text:p>
          </table:table-cell>
          <table:table-cell/>
          <table:table-cell office:value-type="float" office:value="605">
            <text:p>605</text:p>
          </table:table-cell>
          <table:table-cell office:value-type="float" office:value="450">
            <text:p>450</text:p>
          </table:table-cell>
          <table:table-cell office:value-type="float" office:value="335">
            <text:p>335</text:p>
          </table:table-cell>
          <table:table-cell office:value-type="float" office:value="168">
            <text:p>168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office:value-type="float" office:value="565">
            <text:p>565</text:p>
          </table:table-cell>
          <table:table-cell office:value-type="float" office:value="416">
            <text:p>416</text:p>
          </table:table-cell>
          <table:table-cell office:value-type="float" office:value="313">
            <text:p>313</text:p>
          </table:table-cell>
          <table:table-cell office:value-type="float" office:value="155">
            <text:p>155</text:p>
          </table:table-cell>
          <table:table-cell/>
          <table:table-cell office:value-type="float" office:value="604">
            <text:p>604</text:p>
          </table:table-cell>
          <table:table-cell office:value-type="float" office:value="443">
            <text:p>443</text:p>
          </table:table-cell>
          <table:table-cell office:value-type="float" office:value="335">
            <text:p>335</text:p>
          </table:table-cell>
          <table:table-cell office:value-type="float" office:value="166">
            <text:p>166</text:p>
          </table:table-cell>
          <table:table-cell/>
          <table:table-cell office:value-type="float" office:value="605">
            <text:p>605</text:p>
          </table:table-cell>
          <table:table-cell office:value-type="float" office:value="450">
            <text:p>450</text:p>
          </table:table-cell>
          <table:table-cell office:value-type="float" office:value="335">
            <text:p>335</text:p>
          </table:table-cell>
          <table:table-cell office:value-type="float" office:value="168">
            <text:p>168</text:p>
          </table:table-cell>
          <table:table-cell/>
          <table:table-cell office:value-type="float" office:value="605">
            <text:p>605</text:p>
          </table:table-cell>
          <table:table-cell office:value-type="float" office:value="450">
            <text:p>450</text:p>
          </table:table-cell>
          <table:table-cell office:value-type="float" office:value="335">
            <text:p>335</text:p>
          </table:table-cell>
          <table:table-cell office:value-type="float" office:value="168">
            <text:p>168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2">
          <table:table-cell/>
          <table:table-cell office:value-type="string">
            <text:p>LMMM</text:p>
          </table:table-cell>
          <table:table-cell office:value-type="string">
            <text:p><text:s/>B0 <text:s text:c="2"/></text:p>
          </table:table-cell>
          <table:table-cell office:value-type="float" office:value="302">
            <text:p>302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/>
          <table:table-cell office:value-type="float" office:value="337">
            <text:p>337</text:p>
          </table:table-cell>
          <table:table-cell office:value-type="float" office:value="204">
            <text:p>20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office:value-type="float" office:value="342">
            <text:p>342</text:p>
          </table:table-cell>
          <table:table-cell office:value-type="float" office:value="208">
            <text:p>208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/>
          <table:table-cell office:value-type="float" office:value="342">
            <text:p>342</text:p>
          </table:table-cell>
          <table:table-cell office:value-type="float" office:value="208">
            <text:p>208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office:value-type="float" office:value="308">
            <text:p>308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/>
          <table:table-cell office:value-type="float" office:value="337">
            <text:p>337</text:p>
          </table:table-cell>
          <table:table-cell office:value-type="float" office:value="204">
            <text:p>20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office:value-type="float" office:value="342">
            <text:p>342</text:p>
          </table:table-cell>
          <table:table-cell office:value-type="float" office:value="208">
            <text:p>208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/>
          <table:table-cell office:value-type="float" office:value="342">
            <text:p>342</text:p>
          </table:table-cell>
          <table:table-cell office:value-type="float" office:value="208">
            <text:p>208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office:value-type="float" office:value="305">
            <text:p>305</text:p>
          </table:table-cell>
          <table:table-cell office:value-type="float" office:value="180">
            <text:p>180</text:p>
          </table:table-cell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/>
          <table:table-cell office:value-type="float" office:value="334">
            <text:p>334</text:p>
          </table:table-cell>
          <table:table-cell office:value-type="float" office:value="204">
            <text:p>204</text:p>
          </table:table-cell>
          <table:table-cell office:value-type="float" office:value="103">
            <text:p>103</text:p>
          </table:table-cell>
          <table:table-cell office:value-type="float" office:value="50">
            <text:p>50</text:p>
          </table:table-cell>
          <table:table-cell/>
          <table:table-cell office:value-type="float" office:value="342">
            <text:p>342</text:p>
          </table:table-cell>
          <table:table-cell office:value-type="float" office:value="208">
            <text:p>208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/>
          <table:table-cell office:value-type="float" office:value="342">
            <text:p>342</text:p>
          </table:table-cell>
          <table:table-cell office:value-type="float" office:value="208">
            <text:p>208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office:value-type="float" office:value="476">
            <text:p>476</text:p>
          </table:table-cell>
          <table:table-cell office:value-type="float" office:value="290">
            <text:p>290</text:p>
          </table:table-cell>
          <table:table-cell office:value-type="float" office:value="145">
            <text:p>145</text:p>
          </table:table-cell>
          <table:table-cell office:value-type="float" office:value="74">
            <text:p>74</text:p>
          </table:table-cell>
          <table:table-cell/>
          <table:table-cell office:value-type="float" office:value="523">
            <text:p>523</text:p>
          </table:table-cell>
          <table:table-cell office:value-type="float" office:value="313">
            <text:p>313</text:p>
          </table:table-cell>
          <table:table-cell office:value-type="float" office:value="156">
            <text:p>156</text:p>
          </table:table-cell>
          <table:table-cell office:value-type="float" office:value="79">
            <text:p>79</text:p>
          </table:table-cell>
          <table:table-cell/>
          <table:table-cell office:value-type="float" office:value="523">
            <text:p>523</text:p>
          </table:table-cell>
          <table:table-cell office:value-type="float" office:value="323">
            <text:p>323</text:p>
          </table:table-cell>
          <table:table-cell office:value-type="float" office:value="161">
            <text:p>161</text:p>
          </table:table-cell>
          <table:table-cell office:value-type="float" office:value="81">
            <text:p>81</text:p>
          </table:table-cell>
          <table:table-cell/>
          <table:table-cell office:value-type="float" office:value="523">
            <text:p>523</text:p>
          </table:table-cell>
          <table:table-cell office:value-type="float" office:value="323">
            <text:p>323</text:p>
          </table:table-cell>
          <table:table-cell office:value-type="float" office:value="161">
            <text:p>161</text:p>
          </table:table-cell>
          <table:table-cell office:value-type="float" office:value="81">
            <text:p>8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office:value-type="float" office:value="482">
            <text:p>482</text:p>
          </table:table-cell>
          <table:table-cell office:value-type="float" office:value="290">
            <text:p>290</text:p>
          </table:table-cell>
          <table:table-cell office:value-type="float" office:value="146">
            <text:p>146</text:p>
          </table:table-cell>
          <table:table-cell office:value-type="float" office:value="74">
            <text:p>74</text:p>
          </table:table-cell>
          <table:table-cell/>
          <table:table-cell office:value-type="float" office:value="511">
            <text:p>511</text:p>
          </table:table-cell>
          <table:table-cell office:value-type="float" office:value="313">
            <text:p>313</text:p>
          </table:table-cell>
          <table:table-cell office:value-type="float" office:value="158">
            <text:p>158</text:p>
          </table:table-cell>
          <table:table-cell office:value-type="float" office:value="79">
            <text:p>79</text:p>
          </table:table-cell>
          <table:table-cell/>
          <table:table-cell office:value-type="float" office:value="523">
            <text:p>523</text:p>
          </table:table-cell>
          <table:table-cell office:value-type="float" office:value="323">
            <text:p>323</text:p>
          </table:table-cell>
          <table:table-cell office:value-type="float" office:value="161">
            <text:p>161</text:p>
          </table:table-cell>
          <table:table-cell office:value-type="float" office:value="81">
            <text:p>81</text:p>
          </table:table-cell>
          <table:table-cell/>
          <table:table-cell office:value-type="float" office:value="523">
            <text:p>523</text:p>
          </table:table-cell>
          <table:table-cell office:value-type="float" office:value="323">
            <text:p>323</text:p>
          </table:table-cell>
          <table:table-cell office:value-type="float" office:value="161">
            <text:p>161</text:p>
          </table:table-cell>
          <table:table-cell office:value-type="float" office:value="81">
            <text:p>8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office:value-type="float" office:value="479">
            <text:p>479</text:p>
          </table:table-cell>
          <table:table-cell office:value-type="float" office:value="292">
            <text:p>292</text:p>
          </table:table-cell>
          <table:table-cell office:value-type="float" office:value="150">
            <text:p>150</text:p>
          </table:table-cell>
          <table:table-cell office:value-type="float" office:value="74">
            <text:p>74</text:p>
          </table:table-cell>
          <table:table-cell/>
          <table:table-cell office:value-type="float" office:value="511">
            <text:p>511</text:p>
          </table:table-cell>
          <table:table-cell office:value-type="float" office:value="316">
            <text:p>316</text:p>
          </table:table-cell>
          <table:table-cell office:value-type="float" office:value="161">
            <text:p>161</text:p>
          </table:table-cell>
          <table:table-cell office:value-type="float" office:value="79">
            <text:p>79</text:p>
          </table:table-cell>
          <table:table-cell/>
          <table:table-cell office:value-type="float" office:value="523">
            <text:p>523</text:p>
          </table:table-cell>
          <table:table-cell office:value-type="float" office:value="323">
            <text:p>323</text:p>
          </table:table-cell>
          <table:table-cell office:value-type="float" office:value="161">
            <text:p>161</text:p>
          </table:table-cell>
          <table:table-cell office:value-type="float" office:value="81">
            <text:p>81</text:p>
          </table:table-cell>
          <table:table-cell/>
          <table:table-cell office:value-type="float" office:value="523">
            <text:p>523</text:p>
          </table:table-cell>
          <table:table-cell office:value-type="float" office:value="323">
            <text:p>323</text:p>
          </table:table-cell>
          <table:table-cell office:value-type="float" office:value="161">
            <text:p>161</text:p>
          </table:table-cell>
          <table:table-cell office:value-type="float" office:value="81">
            <text:p>81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2">
          <table:table-cell/>
          <table:table-cell office:value-type="string">
            <text:p>BMXL</text:p>
          </table:table-cell>
          <table:table-cell office:value-type="string">
            <text:p><text:s/>B0 <text:s text:c="2"/></text:p>
          </table:table-cell>
          <table:table-cell office:value-type="float" office:value="306">
            <text:p>306</text:p>
          </table:table-cell>
          <table:table-cell office:value-type="float" office:value="181">
            <text:p>181</text:p>
          </table:table-cell>
          <table:table-cell office:value-type="float" office:value="91">
            <text:p>91</text:p>
          </table:table-cell>
          <table:table-cell office:value-type="float" office:value="45">
            <text:p>45</text:p>
          </table:table-cell>
          <table:table-cell/>
          <table:table-cell office:value-type="float" office:value="344">
            <text:p>344</text:p>
          </table:table-cell>
          <table:table-cell office:value-type="float" office:value="204">
            <text:p>204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/>
          <table:table-cell office:value-type="float" office:value="349">
            <text:p>349</text:p>
          </table:table-cell>
          <table:table-cell office:value-type="float" office:value="209">
            <text:p>209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/>
          <table:table-cell office:value-type="float" office:value="349">
            <text:p>349</text:p>
          </table:table-cell>
          <table:table-cell office:value-type="float" office:value="209">
            <text:p>209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office:value-type="float" office:value="309">
            <text:p>309</text:p>
          </table:table-cell>
          <table:table-cell office:value-type="float" office:value="181">
            <text:p>181</text:p>
          </table:table-cell>
          <table:table-cell office:value-type="float" office:value="91">
            <text:p>91</text:p>
          </table:table-cell>
          <table:table-cell office:value-type="float" office:value="45">
            <text:p>45</text:p>
          </table:table-cell>
          <table:table-cell/>
          <table:table-cell office:value-type="float" office:value="341">
            <text:p>341</text:p>
          </table:table-cell>
          <table:table-cell office:value-type="float" office:value="204">
            <text:p>204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/>
          <table:table-cell office:value-type="float" office:value="348">
            <text:p>348</text:p>
          </table:table-cell>
          <table:table-cell office:value-type="float" office:value="209">
            <text:p>209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/>
          <table:table-cell office:value-type="float" office:value="349">
            <text:p>349</text:p>
          </table:table-cell>
          <table:table-cell office:value-type="float" office:value="209">
            <text:p>209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office:value-type="float" office:value="303">
            <text:p>303</text:p>
          </table:table-cell>
          <table:table-cell office:value-type="float" office:value="181">
            <text:p>181</text:p>
          </table:table-cell>
          <table:table-cell office:value-type="float" office:value="94">
            <text:p>94</text:p>
          </table:table-cell>
          <table:table-cell office:value-type="float" office:value="45">
            <text:p>45</text:p>
          </table:table-cell>
          <table:table-cell/>
          <table:table-cell office:value-type="float" office:value="341">
            <text:p>341</text:p>
          </table:table-cell>
          <table:table-cell office:value-type="float" office:value="204">
            <text:p>204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/>
          <table:table-cell office:value-type="float" office:value="349">
            <text:p>349</text:p>
          </table:table-cell>
          <table:table-cell office:value-type="float" office:value="209">
            <text:p>209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/>
          <table:table-cell office:value-type="float" office:value="349">
            <text:p>349</text:p>
          </table:table-cell>
          <table:table-cell office:value-type="float" office:value="209">
            <text:p>209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office:value-type="float" office:value="481">
            <text:p>481</text:p>
          </table:table-cell>
          <table:table-cell office:value-type="float" office:value="292">
            <text:p>292</text:p>
          </table:table-cell>
          <table:table-cell office:value-type="float" office:value="146">
            <text:p>146</text:p>
          </table:table-cell>
          <table:table-cell office:value-type="float" office:value="74">
            <text:p>74</text:p>
          </table:table-cell>
          <table:table-cell/>
          <table:table-cell office:value-type="float" office:value="524">
            <text:p>524</text:p>
          </table:table-cell>
          <table:table-cell office:value-type="float" office:value="314">
            <text:p>314</text:p>
          </table:table-cell>
          <table:table-cell office:value-type="float" office:value="157">
            <text:p>157</text:p>
          </table:table-cell>
          <table:table-cell office:value-type="float" office:value="80">
            <text:p>80</text:p>
          </table:table-cell>
          <table:table-cell/>
          <table:table-cell office:value-type="float" office:value="524">
            <text:p>524</text:p>
          </table:table-cell>
          <table:table-cell office:value-type="float" office:value="324">
            <text:p>324</text:p>
          </table:table-cell>
          <table:table-cell office:value-type="float" office:value="162">
            <text:p>162</text:p>
          </table:table-cell>
          <table:table-cell office:value-type="float" office:value="81">
            <text:p>81</text:p>
          </table:table-cell>
          <table:table-cell/>
          <table:table-cell office:value-type="float" office:value="524">
            <text:p>524</text:p>
          </table:table-cell>
          <table:table-cell office:value-type="float" office:value="324">
            <text:p>324</text:p>
          </table:table-cell>
          <table:table-cell office:value-type="float" office:value="162">
            <text:p>162</text:p>
          </table:table-cell>
          <table:table-cell office:value-type="float" office:value="81">
            <text:p>8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office:value-type="float" office:value="485">
            <text:p>485</text:p>
          </table:table-cell>
          <table:table-cell office:value-type="float" office:value="290">
            <text:p>290</text:p>
          </table:table-cell>
          <table:table-cell office:value-type="float" office:value="146">
            <text:p>146</text:p>
          </table:table-cell>
          <table:table-cell office:value-type="float" office:value="74">
            <text:p>74</text:p>
          </table:table-cell>
          <table:table-cell/>
          <table:table-cell office:value-type="float" office:value="524">
            <text:p>524</text:p>
          </table:table-cell>
          <table:table-cell office:value-type="float" office:value="314">
            <text:p>314</text:p>
          </table:table-cell>
          <table:table-cell office:value-type="float" office:value="158">
            <text:p>158</text:p>
          </table:table-cell>
          <table:table-cell office:value-type="float" office:value="80">
            <text:p>80</text:p>
          </table:table-cell>
          <table:table-cell/>
          <table:table-cell office:value-type="float" office:value="524">
            <text:p>524</text:p>
          </table:table-cell>
          <table:table-cell office:value-type="float" office:value="324">
            <text:p>324</text:p>
          </table:table-cell>
          <table:table-cell office:value-type="float" office:value="162">
            <text:p>162</text:p>
          </table:table-cell>
          <table:table-cell office:value-type="float" office:value="81">
            <text:p>81</text:p>
          </table:table-cell>
          <table:table-cell/>
          <table:table-cell office:value-type="float" office:value="524">
            <text:p>524</text:p>
          </table:table-cell>
          <table:table-cell office:value-type="float" office:value="324">
            <text:p>324</text:p>
          </table:table-cell>
          <table:table-cell office:value-type="float" office:value="162">
            <text:p>162</text:p>
          </table:table-cell>
          <table:table-cell office:value-type="float" office:value="81">
            <text:p>8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office:value-type="float" office:value="482">
            <text:p>482</text:p>
          </table:table-cell>
          <table:table-cell office:value-type="float" office:value="292">
            <text:p>292</text:p>
          </table:table-cell>
          <table:table-cell office:value-type="float" office:value="151">
            <text:p>151</text:p>
          </table:table-cell>
          <table:table-cell office:value-type="float" office:value="74">
            <text:p>74</text:p>
          </table:table-cell>
          <table:table-cell/>
          <table:table-cell office:value-type="float" office:value="524">
            <text:p>524</text:p>
          </table:table-cell>
          <table:table-cell office:value-type="float" office:value="316">
            <text:p>316</text:p>
          </table:table-cell>
          <table:table-cell office:value-type="float" office:value="162">
            <text:p>162</text:p>
          </table:table-cell>
          <table:table-cell office:value-type="float" office:value="80">
            <text:p>80</text:p>
          </table:table-cell>
          <table:table-cell/>
          <table:table-cell office:value-type="float" office:value="524">
            <text:p>524</text:p>
          </table:table-cell>
          <table:table-cell office:value-type="float" office:value="324">
            <text:p>324</text:p>
          </table:table-cell>
          <table:table-cell office:value-type="float" office:value="162">
            <text:p>162</text:p>
          </table:table-cell>
          <table:table-cell office:value-type="float" office:value="81">
            <text:p>81</text:p>
          </table:table-cell>
          <table:table-cell/>
          <table:table-cell office:value-type="float" office:value="524">
            <text:p>524</text:p>
          </table:table-cell>
          <table:table-cell office:value-type="float" office:value="324">
            <text:p>324</text:p>
          </table:table-cell>
          <table:table-cell office:value-type="float" office:value="162">
            <text:p>162</text:p>
          </table:table-cell>
          <table:table-cell office:value-type="float" office:value="81">
            <text:p>81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2">
          <table:table-cell/>
          <table:table-cell office:value-type="string">
            <text:p>BMLX</text:p>
          </table:table-cell>
          <table:table-cell office:value-type="string">
            <text:p><text:s/>B0 <text:s text:c="2"/></text:p>
          </table:table-cell>
          <table:table-cell office:value-type="float" office:value="302">
            <text:p>302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/>
          <table:table-cell office:value-type="float" office:value="337">
            <text:p>337</text:p>
          </table:table-cell>
          <table:table-cell office:value-type="float" office:value="203">
            <text:p>20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office:value-type="float" office:value="342">
            <text:p>342</text:p>
          </table:table-cell>
          <table:table-cell office:value-type="float" office:value="208">
            <text:p>208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/>
          <table:table-cell office:value-type="float" office:value="342">
            <text:p>342</text:p>
          </table:table-cell>
          <table:table-cell office:value-type="float" office:value="208">
            <text:p>208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office:value-type="float" office:value="308">
            <text:p>308</text:p>
          </table:table-cell>
          <table:table-cell office:value-type="float" office:value="180">
            <text:p>180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/>
          <table:table-cell office:value-type="float" office:value="337">
            <text:p>337</text:p>
          </table:table-cell>
          <table:table-cell office:value-type="float" office:value="204">
            <text:p>20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office:value-type="float" office:value="342">
            <text:p>342</text:p>
          </table:table-cell>
          <table:table-cell office:value-type="float" office:value="208">
            <text:p>208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/>
          <table:table-cell office:value-type="float" office:value="342">
            <text:p>342</text:p>
          </table:table-cell>
          <table:table-cell office:value-type="float" office:value="208">
            <text:p>208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office:value-type="float" office:value="305">
            <text:p>305</text:p>
          </table:table-cell>
          <table:table-cell office:value-type="float" office:value="180">
            <text:p>180</text:p>
          </table:table-cell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/>
          <table:table-cell office:value-type="float" office:value="334">
            <text:p>334</text:p>
          </table:table-cell>
          <table:table-cell office:value-type="float" office:value="204">
            <text:p>204</text:p>
          </table:table-cell>
          <table:table-cell office:value-type="float" office:value="103">
            <text:p>103</text:p>
          </table:table-cell>
          <table:table-cell office:value-type="float" office:value="50">
            <text:p>50</text:p>
          </table:table-cell>
          <table:table-cell/>
          <table:table-cell office:value-type="float" office:value="342">
            <text:p>342</text:p>
          </table:table-cell>
          <table:table-cell office:value-type="float" office:value="208">
            <text:p>208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/>
          <table:table-cell office:value-type="float" office:value="342">
            <text:p>342</text:p>
          </table:table-cell>
          <table:table-cell office:value-type="float" office:value="208">
            <text:p>208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office:value-type="float" office:value="476">
            <text:p>476</text:p>
          </table:table-cell>
          <table:table-cell office:value-type="float" office:value="290">
            <text:p>290</text:p>
          </table:table-cell>
          <table:table-cell office:value-type="float" office:value="145">
            <text:p>145</text:p>
          </table:table-cell>
          <table:table-cell office:value-type="float" office:value="74">
            <text:p>74</text:p>
          </table:table-cell>
          <table:table-cell/>
          <table:table-cell office:value-type="float" office:value="523">
            <text:p>523</text:p>
          </table:table-cell>
          <table:table-cell office:value-type="float" office:value="313">
            <text:p>313</text:p>
          </table:table-cell>
          <table:table-cell office:value-type="float" office:value="156">
            <text:p>156</text:p>
          </table:table-cell>
          <table:table-cell office:value-type="float" office:value="79">
            <text:p>79</text:p>
          </table:table-cell>
          <table:table-cell/>
          <table:table-cell office:value-type="float" office:value="523">
            <text:p>523</text:p>
          </table:table-cell>
          <table:table-cell office:value-type="float" office:value="323">
            <text:p>323</text:p>
          </table:table-cell>
          <table:table-cell office:value-type="float" office:value="161">
            <text:p>161</text:p>
          </table:table-cell>
          <table:table-cell office:value-type="float" office:value="81">
            <text:p>81</text:p>
          </table:table-cell>
          <table:table-cell/>
          <table:table-cell office:value-type="float" office:value="523">
            <text:p>523</text:p>
          </table:table-cell>
          <table:table-cell office:value-type="float" office:value="323">
            <text:p>323</text:p>
          </table:table-cell>
          <table:table-cell office:value-type="float" office:value="161">
            <text:p>161</text:p>
          </table:table-cell>
          <table:table-cell office:value-type="float" office:value="81">
            <text:p>8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office:value-type="float" office:value="482">
            <text:p>482</text:p>
          </table:table-cell>
          <table:table-cell office:value-type="float" office:value="290">
            <text:p>290</text:p>
          </table:table-cell>
          <table:table-cell office:value-type="float" office:value="146">
            <text:p>146</text:p>
          </table:table-cell>
          <table:table-cell office:value-type="float" office:value="74">
            <text:p>74</text:p>
          </table:table-cell>
          <table:table-cell/>
          <table:table-cell office:value-type="float" office:value="511">
            <text:p>511</text:p>
          </table:table-cell>
          <table:table-cell office:value-type="float" office:value="313">
            <text:p>313</text:p>
          </table:table-cell>
          <table:table-cell office:value-type="float" office:value="157">
            <text:p>157</text:p>
          </table:table-cell>
          <table:table-cell office:value-type="float" office:value="79">
            <text:p>79</text:p>
          </table:table-cell>
          <table:table-cell/>
          <table:table-cell office:value-type="float" office:value="524">
            <text:p>524</text:p>
          </table:table-cell>
          <table:table-cell office:value-type="float" office:value="323">
            <text:p>323</text:p>
          </table:table-cell>
          <table:table-cell office:value-type="float" office:value="161">
            <text:p>161</text:p>
          </table:table-cell>
          <table:table-cell office:value-type="float" office:value="81">
            <text:p>81</text:p>
          </table:table-cell>
          <table:table-cell/>
          <table:table-cell office:value-type="float" office:value="523">
            <text:p>523</text:p>
          </table:table-cell>
          <table:table-cell office:value-type="float" office:value="323">
            <text:p>323</text:p>
          </table:table-cell>
          <table:table-cell office:value-type="float" office:value="161">
            <text:p>161</text:p>
          </table:table-cell>
          <table:table-cell office:value-type="float" office:value="81">
            <text:p>8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office:value-type="float" office:value="479">
            <text:p>479</text:p>
          </table:table-cell>
          <table:table-cell office:value-type="float" office:value="292">
            <text:p>292</text:p>
          </table:table-cell>
          <table:table-cell office:value-type="float" office:value="149">
            <text:p>149</text:p>
          </table:table-cell>
          <table:table-cell office:value-type="float" office:value="74">
            <text:p>74</text:p>
          </table:table-cell>
          <table:table-cell/>
          <table:table-cell office:value-type="float" office:value="512">
            <text:p>512</text:p>
          </table:table-cell>
          <table:table-cell office:value-type="float" office:value="316">
            <text:p>316</text:p>
          </table:table-cell>
          <table:table-cell office:value-type="float" office:value="161">
            <text:p>161</text:p>
          </table:table-cell>
          <table:table-cell office:value-type="float" office:value="79">
            <text:p>79</text:p>
          </table:table-cell>
          <table:table-cell/>
          <table:table-cell office:value-type="float" office:value="523">
            <text:p>523</text:p>
          </table:table-cell>
          <table:table-cell office:value-type="float" office:value="323">
            <text:p>323</text:p>
          </table:table-cell>
          <table:table-cell office:value-type="float" office:value="161">
            <text:p>161</text:p>
          </table:table-cell>
          <table:table-cell office:value-type="float" office:value="81">
            <text:p>81</text:p>
          </table:table-cell>
          <table:table-cell/>
          <table:table-cell office:value-type="float" office:value="523">
            <text:p>523</text:p>
          </table:table-cell>
          <table:table-cell office:value-type="float" office:value="323">
            <text:p>323</text:p>
          </table:table-cell>
          <table:table-cell office:value-type="float" office:value="161">
            <text:p>161</text:p>
          </table:table-cell>
          <table:table-cell office:value-type="float" office:value="81">
            <text:p>81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2">
          <table:table-cell/>
          <table:table-cell office:value-type="string">
            <text:p>BMLL</text:p>
          </table:table-cell>
          <table:table-cell office:value-type="string">
            <text:p><text:s/>B0 <text:s text:c="2"/></text:p>
          </table:table-cell>
          <table:table-cell office:value-type="float" office:value="91">
            <text:p>91</text:p>
          </table:table-cell>
          <table:table-cell table:number-columns-repeated="3" office:value-type="float" office:value="90">
            <text:p>90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table:number-columns-repeated="4" office:value-type="float" office:value="103">
            <text:p>103</text:p>
          </table:table-cell>
          <table:table-cell/>
          <table:table-cell table:number-columns-repeated="4" office:value-type="float" office:value="103">
            <text:p>10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table:number-columns-repeated="4" office:value-type="float" office:value="90">
            <text:p>90</text:p>
          </table:table-cell>
          <table:table-cell/>
          <table:table-cell table:number-columns-repeated="4" office:value-type="float" office:value="100">
            <text:p>100</text:p>
          </table:table-cell>
          <table:table-cell/>
          <table:table-cell table:number-columns-repeated="4" office:value-type="float" office:value="103">
            <text:p>103</text:p>
          </table:table-cell>
          <table:table-cell/>
          <table:table-cell table:number-columns-repeated="4" office:value-type="float" office:value="103">
            <text:p>10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table:number-columns-repeated="2"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/>
          <table:table-cell table:number-columns-repeated="2"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/>
          <table:table-cell table:number-columns-repeated="4" office:value-type="float" office:value="103">
            <text:p>103</text:p>
          </table:table-cell>
          <table:table-cell/>
          <table:table-cell table:number-columns-repeated="4" office:value-type="float" office:value="103">
            <text:p>10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table:number-columns-repeated="3" office:value-type="float" office:value="145">
            <text:p>145</text:p>
          </table:table-cell>
          <table:table-cell office:value-type="float" office:value="147">
            <text:p>147</text:p>
          </table:table-cell>
          <table:table-cell/>
          <table:table-cell table:number-columns-repeated="3" office:value-type="float" office:value="156">
            <text:p>156</text:p>
          </table:table-cell>
          <table:table-cell office:value-type="float" office:value="159">
            <text:p>159</text:p>
          </table:table-cell>
          <table:table-cell/>
          <table:table-cell table:number-columns-repeated="4" office:value-type="float" office:value="161">
            <text:p>161</text:p>
          </table:table-cell>
          <table:table-cell/>
          <table:table-cell table:number-columns-repeated="4" office:value-type="float" office:value="161">
            <text:p>16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table:number-columns-repeated="3" office:value-type="float" office:value="145">
            <text:p>145</text:p>
          </table:table-cell>
          <table:table-cell office:value-type="float" office:value="147">
            <text:p>147</text:p>
          </table:table-cell>
          <table:table-cell/>
          <table:table-cell table:number-columns-repeated="2"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/>
          <table:table-cell table:number-columns-repeated="4" office:value-type="float" office:value="161">
            <text:p>161</text:p>
          </table:table-cell>
          <table:table-cell/>
          <table:table-cell table:number-columns-repeated="4" office:value-type="float" office:value="161">
            <text:p>16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/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61">
            <text:p>161</text:p>
          </table:table-cell>
          <table:table-cell office:value-type="float" office:value="159">
            <text:p>159</text:p>
          </table:table-cell>
          <table:table-cell/>
          <table:table-cell table:number-columns-repeated="4" office:value-type="float" office:value="161">
            <text:p>161</text:p>
          </table:table-cell>
          <table:table-cell/>
          <table:table-cell table:number-columns-repeated="4" office:value-type="float" office:value="161">
            <text:p>161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PAL</text:p>
          </table:table-cell>
          <table:table-cell office:value-type="string">
            <text:p>LMMV</text:p>
          </table:table-cell>
          <table:table-cell office:value-type="string">
            <text:p><text:s/>B0 <text:s text:c="2"/></text:p>
          </table:table-cell>
          <table:table-cell office:value-type="float" office:value="441">
            <text:p>441</text:p>
          </table:table-cell>
          <table:table-cell office:value-type="float" office:value="315">
            <text:p>315</text:p>
          </table:table-cell>
          <table:table-cell office:value-type="float" office:value="232">
            <text:p>232</text:p>
          </table:table-cell>
          <table:table-cell office:value-type="float" office:value="116">
            <text:p>116</text:p>
          </table:table-cell>
          <table:table-cell/>
          <table:table-cell office:value-type="float" office:value="478">
            <text:p>478</text:p>
          </table:table-cell>
          <table:table-cell office:value-type="float" office:value="349">
            <text:p>349</text:p>
          </table:table-cell>
          <table:table-cell office:value-type="float" office:value="258">
            <text:p>258</text:p>
          </table:table-cell>
          <table:table-cell office:value-type="float" office:value="129">
            <text:p>129</text:p>
          </table:table-cell>
          <table:table-cell/>
          <table:table-cell office:value-type="float" office:value="481">
            <text:p>481</text:p>
          </table:table-cell>
          <table:table-cell office:value-type="float" office:value="352">
            <text:p>352</text:p>
          </table:table-cell>
          <table:table-cell office:value-type="float" office:value="262">
            <text:p>262</text:p>
          </table:table-cell>
          <table:table-cell office:value-type="float" office:value="131">
            <text:p>131</text:p>
          </table:table-cell>
          <table:table-cell/>
          <table:table-cell office:value-type="float" office:value="481">
            <text:p>481</text:p>
          </table:table-cell>
          <table:table-cell office:value-type="float" office:value="352">
            <text:p>352</text:p>
          </table:table-cell>
          <table:table-cell office:value-type="float" office:value="262">
            <text:p>262</text:p>
          </table:table-cell>
          <table:table-cell office:value-type="float" office:value="131">
            <text:p>13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office:value-type="float" office:value="441">
            <text:p>441</text:p>
          </table:table-cell>
          <table:table-cell office:value-type="float" office:value="315">
            <text:p>315</text:p>
          </table:table-cell>
          <table:table-cell office:value-type="float" office:value="232">
            <text:p>232</text:p>
          </table:table-cell>
          <table:table-cell office:value-type="float" office:value="116">
            <text:p>116</text:p>
          </table:table-cell>
          <table:table-cell/>
          <table:table-cell office:value-type="float" office:value="478">
            <text:p>478</text:p>
          </table:table-cell>
          <table:table-cell office:value-type="float" office:value="342">
            <text:p>342</text:p>
          </table:table-cell>
          <table:table-cell office:value-type="float" office:value="258">
            <text:p>258</text:p>
          </table:table-cell>
          <table:table-cell office:value-type="float" office:value="129">
            <text:p>129</text:p>
          </table:table-cell>
          <table:table-cell/>
          <table:table-cell office:value-type="float" office:value="481">
            <text:p>481</text:p>
          </table:table-cell>
          <table:table-cell office:value-type="float" office:value="352">
            <text:p>352</text:p>
          </table:table-cell>
          <table:table-cell office:value-type="float" office:value="261">
            <text:p>261</text:p>
          </table:table-cell>
          <table:table-cell office:value-type="float" office:value="131">
            <text:p>131</text:p>
          </table:table-cell>
          <table:table-cell/>
          <table:table-cell office:value-type="float" office:value="481">
            <text:p>481</text:p>
          </table:table-cell>
          <table:table-cell office:value-type="float" office:value="352">
            <text:p>352</text:p>
          </table:table-cell>
          <table:table-cell office:value-type="float" office:value="262">
            <text:p>262</text:p>
          </table:table-cell>
          <table:table-cell office:value-type="float" office:value="131">
            <text:p>13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office:value-type="float" office:value="437">
            <text:p>437</text:p>
          </table:table-cell>
          <table:table-cell office:value-type="float" office:value="315">
            <text:p>315</text:p>
          </table:table-cell>
          <table:table-cell office:value-type="float" office:value="237">
            <text:p>237</text:p>
          </table:table-cell>
          <table:table-cell office:value-type="float" office:value="116">
            <text:p>116</text:p>
          </table:table-cell>
          <table:table-cell/>
          <table:table-cell office:value-type="float" office:value="478">
            <text:p>478</text:p>
          </table:table-cell>
          <table:table-cell office:value-type="float" office:value="342">
            <text:p>342</text:p>
          </table:table-cell>
          <table:table-cell office:value-type="float" office:value="261">
            <text:p>261</text:p>
          </table:table-cell>
          <table:table-cell office:value-type="float" office:value="129">
            <text:p>129</text:p>
          </table:table-cell>
          <table:table-cell/>
          <table:table-cell office:value-type="float" office:value="481">
            <text:p>481</text:p>
          </table:table-cell>
          <table:table-cell office:value-type="float" office:value="351">
            <text:p>351</text:p>
          </table:table-cell>
          <table:table-cell office:value-type="float" office:value="262">
            <text:p>262</text:p>
          </table:table-cell>
          <table:table-cell office:value-type="float" office:value="131">
            <text:p>131</text:p>
          </table:table-cell>
          <table:table-cell/>
          <table:table-cell office:value-type="float" office:value="481">
            <text:p>481</text:p>
          </table:table-cell>
          <table:table-cell office:value-type="float" office:value="352">
            <text:p>352</text:p>
          </table:table-cell>
          <table:table-cell office:value-type="float" office:value="262">
            <text:p>262</text:p>
          </table:table-cell>
          <table:table-cell office:value-type="float" office:value="131">
            <text:p>13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office:value-type="float" office:value="683">
            <text:p>683</text:p>
          </table:table-cell>
          <table:table-cell office:value-type="float" office:value="502">
            <text:p>502</text:p>
          </table:table-cell>
          <table:table-cell office:value-type="float" office:value="372">
            <text:p>372</text:p>
          </table:table-cell>
          <table:table-cell office:value-type="float" office:value="188">
            <text:p>188</text:p>
          </table:table-cell>
          <table:table-cell/>
          <table:table-cell office:value-type="float" office:value="720">
            <text:p>720</text:p>
          </table:table-cell>
          <table:table-cell office:value-type="float" office:value="526">
            <text:p>526</text:p>
          </table:table-cell>
          <table:table-cell office:value-type="float" office:value="394">
            <text:p>394</text:p>
          </table:table-cell>
          <table:table-cell office:value-type="float" office:value="199">
            <text:p>199</text:p>
          </table:table-cell>
          <table:table-cell/>
          <table:table-cell office:value-type="float" office:value="723">
            <text:p>723</text:p>
          </table:table-cell>
          <table:table-cell office:value-type="float" office:value="537">
            <text:p>537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/>
          <table:table-cell office:value-type="float" office:value="723">
            <text:p>723</text:p>
          </table:table-cell>
          <table:table-cell office:value-type="float" office:value="537">
            <text:p>537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office:value-type="float" office:value="687">
            <text:p>687</text:p>
          </table:table-cell>
          <table:table-cell office:value-type="float" office:value="501">
            <text:p>501</text:p>
          </table:table-cell>
          <table:table-cell office:value-type="float" office:value="373">
            <text:p>373</text:p>
          </table:table-cell>
          <table:table-cell office:value-type="float" office:value="188">
            <text:p>188</text:p>
          </table:table-cell>
          <table:table-cell/>
          <table:table-cell office:value-type="float" office:value="721">
            <text:p>721</text:p>
          </table:table-cell>
          <table:table-cell office:value-type="float" office:value="527">
            <text:p>527</text:p>
          </table:table-cell>
          <table:table-cell office:value-type="float" office:value="395">
            <text:p>395</text:p>
          </table:table-cell>
          <table:table-cell office:value-type="float" office:value="199">
            <text:p>199</text:p>
          </table:table-cell>
          <table:table-cell/>
          <table:table-cell office:value-type="float" office:value="723">
            <text:p>723</text:p>
          </table:table-cell>
          <table:table-cell office:value-type="float" office:value="537">
            <text:p>537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/>
          <table:table-cell office:value-type="float" office:value="723">
            <text:p>723</text:p>
          </table:table-cell>
          <table:table-cell office:value-type="float" office:value="537">
            <text:p>537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office:value-type="float" office:value="683">
            <text:p>683</text:p>
          </table:table-cell>
          <table:table-cell office:value-type="float" office:value="504">
            <text:p>504</text:p>
          </table:table-cell>
          <table:table-cell office:value-type="float" office:value="378">
            <text:p>378</text:p>
          </table:table-cell>
          <table:table-cell office:value-type="float" office:value="188">
            <text:p>188</text:p>
          </table:table-cell>
          <table:table-cell/>
          <table:table-cell office:value-type="float" office:value="722">
            <text:p>722</text:p>
          </table:table-cell>
          <table:table-cell office:value-type="float" office:value="531">
            <text:p>531</text:p>
          </table:table-cell>
          <table:table-cell office:value-type="float" office:value="400">
            <text:p>400</text:p>
          </table:table-cell>
          <table:table-cell office:value-type="float" office:value="199">
            <text:p>199</text:p>
          </table:table-cell>
          <table:table-cell/>
          <table:table-cell office:value-type="float" office:value="723">
            <text:p>723</text:p>
          </table:table-cell>
          <table:table-cell office:value-type="float" office:value="537">
            <text:p>537</text:p>
          </table:table-cell>
          <table:table-cell office:value-type="float" office:value="400">
            <text:p>400</text:p>
          </table:table-cell>
          <table:table-cell office:value-type="float" office:value="201">
            <text:p>201</text:p>
          </table:table-cell>
          <table:table-cell/>
          <table:table-cell office:value-type="float" office:value="723">
            <text:p>723</text:p>
          </table:table-cell>
          <table:table-cell office:value-type="float" office:value="537">
            <text:p>537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2">
          <table:table-cell/>
          <table:table-cell office:value-type="string">
            <text:p>LMMM</text:p>
          </table:table-cell>
          <table:table-cell office:value-type="string">
            <text:p><text:s/>B0 <text:s text:c="2"/></text:p>
          </table:table-cell>
          <table:table-cell office:value-type="float" office:value="361">
            <text:p>361</text:p>
          </table:table-cell>
          <table:table-cell office:value-type="float" office:value="215">
            <text:p>215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/>
          <table:table-cell office:value-type="float" office:value="402">
            <text:p>402</text:p>
          </table:table-cell>
          <table:table-cell office:value-type="float" office:value="243">
            <text:p>243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/>
          <table:table-cell office:value-type="float" office:value="409">
            <text:p>409</text:p>
          </table:table-cell>
          <table:table-cell office:value-type="float" office:value="248">
            <text:p>248</text:p>
          </table:table-cell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/>
          <table:table-cell office:value-type="float" office:value="409">
            <text:p>409</text:p>
          </table:table-cell>
          <table:table-cell office:value-type="float" office:value="248">
            <text:p>248</text:p>
          </table:table-cell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office:value-type="float" office:value="368">
            <text:p>368</text:p>
          </table:table-cell>
          <table:table-cell office:value-type="float" office:value="215">
            <text:p>215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/>
          <table:table-cell office:value-type="float" office:value="402">
            <text:p>402</text:p>
          </table:table-cell>
          <table:table-cell office:value-type="float" office:value="243">
            <text:p>243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/>
          <table:table-cell office:value-type="float" office:value="409">
            <text:p>409</text:p>
          </table:table-cell>
          <table:table-cell office:value-type="float" office:value="248">
            <text:p>248</text:p>
          </table:table-cell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/>
          <table:table-cell office:value-type="float" office:value="409">
            <text:p>409</text:p>
          </table:table-cell>
          <table:table-cell office:value-type="float" office:value="248">
            <text:p>248</text:p>
          </table:table-cell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office:value-type="float" office:value="364">
            <text:p>364</text:p>
          </table:table-cell>
          <table:table-cell office:value-type="float" office:value="215">
            <text:p>215</text:p>
          </table:table-cell>
          <table:table-cell office:value-type="float" office:value="111">
            <text:p>111</text:p>
          </table:table-cell>
          <table:table-cell office:value-type="float" office:value="54">
            <text:p>54</text:p>
          </table:table-cell>
          <table:table-cell/>
          <table:table-cell office:value-type="float" office:value="399">
            <text:p>399</text:p>
          </table:table-cell>
          <table:table-cell office:value-type="float" office:value="243">
            <text:p>243</text:p>
          </table:table-cell>
          <table:table-cell office:value-type="float" office:value="123">
            <text:p>123</text:p>
          </table:table-cell>
          <table:table-cell office:value-type="float" office:value="60">
            <text:p>60</text:p>
          </table:table-cell>
          <table:table-cell/>
          <table:table-cell office:value-type="float" office:value="409">
            <text:p>409</text:p>
          </table:table-cell>
          <table:table-cell office:value-type="float" office:value="248">
            <text:p>248</text:p>
          </table:table-cell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/>
          <table:table-cell office:value-type="float" office:value="409">
            <text:p>409</text:p>
          </table:table-cell>
          <table:table-cell office:value-type="float" office:value="248">
            <text:p>248</text:p>
          </table:table-cell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office:value-type="float" office:value="578">
            <text:p>578</text:p>
          </table:table-cell>
          <table:table-cell office:value-type="float" office:value="353">
            <text:p>353</text:p>
          </table:table-cell>
          <table:table-cell office:value-type="float" office:value="176">
            <text:p>176</text:p>
          </table:table-cell>
          <table:table-cell office:value-type="float" office:value="89">
            <text:p>89</text:p>
          </table:table-cell>
          <table:table-cell/>
          <table:table-cell office:value-type="float" office:value="625">
            <text:p>625</text:p>
          </table:table-cell>
          <table:table-cell office:value-type="float" office:value="376">
            <text:p>376</text:p>
          </table:table-cell>
          <table:table-cell office:value-type="float" office:value="188">
            <text:p>188</text:p>
          </table:table-cell>
          <table:table-cell office:value-type="float" office:value="95">
            <text:p>95</text:p>
          </table:table-cell>
          <table:table-cell/>
          <table:table-cell office:value-type="float" office:value="625">
            <text:p>625</text:p>
          </table:table-cell>
          <table:table-cell office:value-type="float" office:value="386">
            <text:p>386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/>
          <table:table-cell office:value-type="float" office:value="625">
            <text:p>625</text:p>
          </table:table-cell>
          <table:table-cell office:value-type="float" office:value="386">
            <text:p>386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office:value-type="float" office:value="584">
            <text:p>584</text:p>
          </table:table-cell>
          <table:table-cell office:value-type="float" office:value="353">
            <text:p>353</text:p>
          </table:table-cell>
          <table:table-cell office:value-type="float" office:value="177">
            <text:p>177</text:p>
          </table:table-cell>
          <table:table-cell office:value-type="float" office:value="89">
            <text:p>89</text:p>
          </table:table-cell>
          <table:table-cell/>
          <table:table-cell office:value-type="float" office:value="625">
            <text:p>625</text:p>
          </table:table-cell>
          <table:table-cell office:value-type="float" office:value="376">
            <text:p>376</text:p>
          </table:table-cell>
          <table:table-cell office:value-type="float" office:value="189">
            <text:p>189</text:p>
          </table:table-cell>
          <table:table-cell office:value-type="float" office:value="95">
            <text:p>95</text:p>
          </table:table-cell>
          <table:table-cell/>
          <table:table-cell office:value-type="float" office:value="625">
            <text:p>625</text:p>
          </table:table-cell>
          <table:table-cell office:value-type="float" office:value="386">
            <text:p>386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/>
          <table:table-cell office:value-type="float" office:value="626">
            <text:p>626</text:p>
          </table:table-cell>
          <table:table-cell office:value-type="float" office:value="386">
            <text:p>386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office:value-type="float" office:value="580">
            <text:p>580</text:p>
          </table:table-cell>
          <table:table-cell office:value-type="float" office:value="355">
            <text:p>355</text:p>
          </table:table-cell>
          <table:table-cell office:value-type="float" office:value="181">
            <text:p>181</text:p>
          </table:table-cell>
          <table:table-cell office:value-type="float" office:value="89">
            <text:p>89</text:p>
          </table:table-cell>
          <table:table-cell/>
          <table:table-cell office:value-type="float" office:value="614">
            <text:p>614</text:p>
          </table:table-cell>
          <table:table-cell office:value-type="float" office:value="378">
            <text:p>378</text:p>
          </table:table-cell>
          <table:table-cell office:value-type="float" office:value="193">
            <text:p>193</text:p>
          </table:table-cell>
          <table:table-cell office:value-type="float" office:value="95">
            <text:p>95</text:p>
          </table:table-cell>
          <table:table-cell/>
          <table:table-cell office:value-type="float" office:value="625">
            <text:p>625</text:p>
          </table:table-cell>
          <table:table-cell office:value-type="float" office:value="386">
            <text:p>386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/>
          <table:table-cell office:value-type="float" office:value="625">
            <text:p>625</text:p>
          </table:table-cell>
          <table:table-cell office:value-type="float" office:value="386">
            <text:p>386</text:p>
          </table:table-cell>
          <table:table-cell office:value-type="float" office:value="192">
            <text:p>192</text:p>
          </table:table-cell>
          <table:table-cell office:value-type="float" office:value="96">
            <text:p>96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2">
          <table:table-cell/>
          <table:table-cell office:value-type="string">
            <text:p>BMXL</text:p>
          </table:table-cell>
          <table:table-cell office:value-type="string">
            <text:p><text:s/>B0 <text:s text:c="2"/></text:p>
          </table:table-cell>
          <table:table-cell office:value-type="float" office:value="364">
            <text:p>364</text:p>
          </table:table-cell>
          <table:table-cell office:value-type="float" office:value="216">
            <text:p>216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/>
          <table:table-cell office:value-type="float" office:value="411">
            <text:p>411</text:p>
          </table:table-cell>
          <table:table-cell office:value-type="float" office:value="243">
            <text:p>243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/>
          <table:table-cell office:value-type="float" office:value="417">
            <text:p>417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  <table:table-cell/>
          <table:table-cell office:value-type="float" office:value="416">
            <text:p>416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office:value-type="float" office:value="368">
            <text:p>368</text:p>
          </table:table-cell>
          <table:table-cell office:value-type="float" office:value="216">
            <text:p>216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/>
          <table:table-cell office:value-type="float" office:value="407">
            <text:p>407</text:p>
          </table:table-cell>
          <table:table-cell office:value-type="float" office:value="243">
            <text:p>243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  <table:table-cell/>
          <table:table-cell office:value-type="float" office:value="416">
            <text:p>416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  <table:table-cell/>
          <table:table-cell office:value-type="float" office:value="417">
            <text:p>417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office:value-type="float" office:value="367">
            <text:p>367</text:p>
          </table:table-cell>
          <table:table-cell office:value-type="float" office:value="216">
            <text:p>216</text:p>
          </table:table-cell>
          <table:table-cell office:value-type="float" office:value="112">
            <text:p>112</text:p>
          </table:table-cell>
          <table:table-cell office:value-type="float" office:value="54">
            <text:p>54</text:p>
          </table:table-cell>
          <table:table-cell/>
          <table:table-cell office:value-type="float" office:value="407">
            <text:p>407</text:p>
          </table:table-cell>
          <table:table-cell office:value-type="float" office:value="243">
            <text:p>243</text:p>
          </table:table-cell>
          <table:table-cell office:value-type="float" office:value="123">
            <text:p>123</text:p>
          </table:table-cell>
          <table:table-cell office:value-type="float" office:value="60">
            <text:p>60</text:p>
          </table:table-cell>
          <table:table-cell/>
          <table:table-cell office:value-type="float" office:value="416">
            <text:p>416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  <table:table-cell/>
          <table:table-cell office:value-type="float" office:value="417">
            <text:p>417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office:value-type="float" office:value="583">
            <text:p>583</text:p>
          </table:table-cell>
          <table:table-cell office:value-type="float" office:value="356">
            <text:p>356</text:p>
          </table:table-cell>
          <table:table-cell office:value-type="float" office:value="177">
            <text:p>177</text:p>
          </table:table-cell>
          <table:table-cell office:value-type="float" office:value="90">
            <text:p>90</text:p>
          </table:table-cell>
          <table:table-cell/>
          <table:table-cell office:value-type="float" office:value="626">
            <text:p>626</text:p>
          </table:table-cell>
          <table:table-cell office:value-type="float" office:value="377">
            <text:p>377</text:p>
          </table:table-cell>
          <table:table-cell office:value-type="float" office:value="189">
            <text:p>189</text:p>
          </table:table-cell>
          <table:table-cell office:value-type="float" office:value="95">
            <text:p>95</text:p>
          </table:table-cell>
          <table:table-cell/>
          <table:table-cell office:value-type="float" office:value="626">
            <text:p>626</text:p>
          </table:table-cell>
          <table:table-cell office:value-type="float" office:value="387">
            <text:p>387</text:p>
          </table:table-cell>
          <table:table-cell office:value-type="float" office:value="194">
            <text:p>194</text:p>
          </table:table-cell>
          <table:table-cell office:value-type="float" office:value="97">
            <text:p>97</text:p>
          </table:table-cell>
          <table:table-cell/>
          <table:table-cell office:value-type="float" office:value="626">
            <text:p>626</text:p>
          </table:table-cell>
          <table:table-cell office:value-type="float" office:value="387">
            <text:p>387</text:p>
          </table:table-cell>
          <table:table-cell office:value-type="float" office:value="194">
            <text:p>194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office:value-type="float" office:value="587">
            <text:p>587</text:p>
          </table:table-cell>
          <table:table-cell office:value-type="float" office:value="354">
            <text:p>354</text:p>
          </table:table-cell>
          <table:table-cell office:value-type="float" office:value="178">
            <text:p>178</text:p>
          </table:table-cell>
          <table:table-cell office:value-type="float" office:value="90">
            <text:p>90</text:p>
          </table:table-cell>
          <table:table-cell/>
          <table:table-cell office:value-type="float" office:value="625">
            <text:p>625</text:p>
          </table:table-cell>
          <table:table-cell office:value-type="float" office:value="377">
            <text:p>377</text:p>
          </table:table-cell>
          <table:table-cell office:value-type="float" office:value="190">
            <text:p>190</text:p>
          </table:table-cell>
          <table:table-cell office:value-type="float" office:value="95">
            <text:p>95</text:p>
          </table:table-cell>
          <table:table-cell/>
          <table:table-cell office:value-type="float" office:value="626">
            <text:p>626</text:p>
          </table:table-cell>
          <table:table-cell office:value-type="float" office:value="387">
            <text:p>387</text:p>
          </table:table-cell>
          <table:table-cell office:value-type="float" office:value="194">
            <text:p>194</text:p>
          </table:table-cell>
          <table:table-cell office:value-type="float" office:value="97">
            <text:p>97</text:p>
          </table:table-cell>
          <table:table-cell/>
          <table:table-cell office:value-type="float" office:value="626">
            <text:p>626</text:p>
          </table:table-cell>
          <table:table-cell office:value-type="float" office:value="387">
            <text:p>387</text:p>
          </table:table-cell>
          <table:table-cell office:value-type="float" office:value="194">
            <text:p>194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office:value-type="float" office:value="583">
            <text:p>583</text:p>
          </table:table-cell>
          <table:table-cell office:value-type="float" office:value="356">
            <text:p>356</text:p>
          </table:table-cell>
          <table:table-cell office:value-type="float" office:value="183">
            <text:p>183</text:p>
          </table:table-cell>
          <table:table-cell office:value-type="float" office:value="90">
            <text:p>90</text:p>
          </table:table-cell>
          <table:table-cell/>
          <table:table-cell office:value-type="float" office:value="626">
            <text:p>626</text:p>
          </table:table-cell>
          <table:table-cell office:value-type="float" office:value="379">
            <text:p>379</text:p>
          </table:table-cell>
          <table:table-cell office:value-type="float" office:value="194">
            <text:p>194</text:p>
          </table:table-cell>
          <table:table-cell office:value-type="float" office:value="95">
            <text:p>95</text:p>
          </table:table-cell>
          <table:table-cell/>
          <table:table-cell office:value-type="float" office:value="626">
            <text:p>626</text:p>
          </table:table-cell>
          <table:table-cell office:value-type="float" office:value="387">
            <text:p>387</text:p>
          </table:table-cell>
          <table:table-cell office:value-type="float" office:value="194">
            <text:p>194</text:p>
          </table:table-cell>
          <table:table-cell office:value-type="float" office:value="97">
            <text:p>97</text:p>
          </table:table-cell>
          <table:table-cell/>
          <table:table-cell office:value-type="float" office:value="626">
            <text:p>626</text:p>
          </table:table-cell>
          <table:table-cell office:value-type="float" office:value="387">
            <text:p>387</text:p>
          </table:table-cell>
          <table:table-cell office:value-type="float" office:value="194">
            <text:p>194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2">
          <table:table-cell/>
          <table:table-cell office:value-type="string">
            <text:p>BMLX</text:p>
          </table:table-cell>
          <table:table-cell office:value-type="string">
            <text:p><text:s/>B0 <text:s text:c="2"/></text:p>
          </table:table-cell>
          <table:table-cell office:value-type="float" office:value="361">
            <text:p>361</text:p>
          </table:table-cell>
          <table:table-cell office:value-type="float" office:value="215">
            <text:p>215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/>
          <table:table-cell office:value-type="float" office:value="402">
            <text:p>402</text:p>
          </table:table-cell>
          <table:table-cell office:value-type="float" office:value="243">
            <text:p>243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/>
          <table:table-cell office:value-type="float" office:value="409">
            <text:p>409</text:p>
          </table:table-cell>
          <table:table-cell office:value-type="float" office:value="248">
            <text:p>248</text:p>
          </table:table-cell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/>
          <table:table-cell office:value-type="float" office:value="409">
            <text:p>409</text:p>
          </table:table-cell>
          <table:table-cell office:value-type="float" office:value="248">
            <text:p>248</text:p>
          </table:table-cell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office:value-type="float" office:value="368">
            <text:p>368</text:p>
          </table:table-cell>
          <table:table-cell office:value-type="float" office:value="215">
            <text:p>215</text:p>
          </table:table-cell>
          <table:table-cell office:value-type="float" office:value="108">
            <text:p>108</text:p>
          </table:table-cell>
          <table:table-cell office:value-type="float" office:value="54">
            <text:p>54</text:p>
          </table:table-cell>
          <table:table-cell/>
          <table:table-cell office:value-type="float" office:value="402">
            <text:p>402</text:p>
          </table:table-cell>
          <table:table-cell office:value-type="float" office:value="243">
            <text:p>243</text:p>
          </table:table-cell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/>
          <table:table-cell office:value-type="float" office:value="409">
            <text:p>409</text:p>
          </table:table-cell>
          <table:table-cell office:value-type="float" office:value="248">
            <text:p>248</text:p>
          </table:table-cell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/>
          <table:table-cell office:value-type="float" office:value="409">
            <text:p>409</text:p>
          </table:table-cell>
          <table:table-cell office:value-type="float" office:value="248">
            <text:p>248</text:p>
          </table:table-cell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office:value-type="float" office:value="364">
            <text:p>364</text:p>
          </table:table-cell>
          <table:table-cell office:value-type="float" office:value="215">
            <text:p>215</text:p>
          </table:table-cell>
          <table:table-cell office:value-type="float" office:value="111">
            <text:p>111</text:p>
          </table:table-cell>
          <table:table-cell office:value-type="float" office:value="54">
            <text:p>54</text:p>
          </table:table-cell>
          <table:table-cell/>
          <table:table-cell office:value-type="float" office:value="399">
            <text:p>399</text:p>
          </table:table-cell>
          <table:table-cell office:value-type="float" office:value="243">
            <text:p>243</text:p>
          </table:table-cell>
          <table:table-cell office:value-type="float" office:value="123">
            <text:p>123</text:p>
          </table:table-cell>
          <table:table-cell office:value-type="float" office:value="60">
            <text:p>60</text:p>
          </table:table-cell>
          <table:table-cell/>
          <table:table-cell office:value-type="float" office:value="409">
            <text:p>409</text:p>
          </table:table-cell>
          <table:table-cell office:value-type="float" office:value="248">
            <text:p>248</text:p>
          </table:table-cell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/>
          <table:table-cell office:value-type="float" office:value="409">
            <text:p>409</text:p>
          </table:table-cell>
          <table:table-cell office:value-type="float" office:value="248">
            <text:p>248</text:p>
          </table:table-cell>
          <table:table-cell office:value-type="float" office:value="123">
            <text:p>123</text:p>
          </table:table-cell>
          <table:table-cell office:value-type="float" office:value="62">
            <text:p>6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office:value-type="float" office:value="578">
            <text:p>578</text:p>
          </table:table-cell>
          <table:table-cell office:value-type="float" office:value="353">
            <text:p>353</text:p>
          </table:table-cell>
          <table:table-cell office:value-type="float" office:value="176">
            <text:p>176</text:p>
          </table:table-cell>
          <table:table-cell office:value-type="float" office:value="89">
            <text:p>89</text:p>
          </table:table-cell>
          <table:table-cell/>
          <table:table-cell office:value-type="float" office:value="625">
            <text:p>625</text:p>
          </table:table-cell>
          <table:table-cell office:value-type="float" office:value="376">
            <text:p>376</text:p>
          </table:table-cell>
          <table:table-cell office:value-type="float" office:value="188">
            <text:p>188</text:p>
          </table:table-cell>
          <table:table-cell office:value-type="float" office:value="95">
            <text:p>95</text:p>
          </table:table-cell>
          <table:table-cell/>
          <table:table-cell office:value-type="float" office:value="625">
            <text:p>625</text:p>
          </table:table-cell>
          <table:table-cell office:value-type="float" office:value="386">
            <text:p>386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/>
          <table:table-cell office:value-type="float" office:value="625">
            <text:p>625</text:p>
          </table:table-cell>
          <table:table-cell office:value-type="float" office:value="386">
            <text:p>386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office:value-type="float" office:value="585">
            <text:p>585</text:p>
          </table:table-cell>
          <table:table-cell office:value-type="float" office:value="353">
            <text:p>353</text:p>
          </table:table-cell>
          <table:table-cell office:value-type="float" office:value="177">
            <text:p>177</text:p>
          </table:table-cell>
          <table:table-cell office:value-type="float" office:value="89">
            <text:p>89</text:p>
          </table:table-cell>
          <table:table-cell/>
          <table:table-cell office:value-type="float" office:value="613">
            <text:p>613</text:p>
          </table:table-cell>
          <table:table-cell office:value-type="float" office:value="376">
            <text:p>376</text:p>
          </table:table-cell>
          <table:table-cell office:value-type="float" office:value="189">
            <text:p>189</text:p>
          </table:table-cell>
          <table:table-cell office:value-type="float" office:value="95">
            <text:p>95</text:p>
          </table:table-cell>
          <table:table-cell/>
          <table:table-cell office:value-type="float" office:value="625">
            <text:p>625</text:p>
          </table:table-cell>
          <table:table-cell office:value-type="float" office:value="386">
            <text:p>386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/>
          <table:table-cell office:value-type="float" office:value="625">
            <text:p>625</text:p>
          </table:table-cell>
          <table:table-cell office:value-type="float" office:value="386">
            <text:p>386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office:value-type="float" office:value="581">
            <text:p>581</text:p>
          </table:table-cell>
          <table:table-cell office:value-type="float" office:value="355">
            <text:p>355</text:p>
          </table:table-cell>
          <table:table-cell office:value-type="float" office:value="181">
            <text:p>181</text:p>
          </table:table-cell>
          <table:table-cell office:value-type="float" office:value="89">
            <text:p>89</text:p>
          </table:table-cell>
          <table:table-cell/>
          <table:table-cell office:value-type="float" office:value="613">
            <text:p>613</text:p>
          </table:table-cell>
          <table:table-cell office:value-type="float" office:value="378">
            <text:p>378</text:p>
          </table:table-cell>
          <table:table-cell office:value-type="float" office:value="193">
            <text:p>193</text:p>
          </table:table-cell>
          <table:table-cell office:value-type="float" office:value="95">
            <text:p>95</text:p>
          </table:table-cell>
          <table:table-cell/>
          <table:table-cell office:value-type="float" office:value="625">
            <text:p>625</text:p>
          </table:table-cell>
          <table:table-cell office:value-type="float" office:value="386">
            <text:p>386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/>
          <table:table-cell office:value-type="float" office:value="626">
            <text:p>626</text:p>
          </table:table-cell>
          <table:table-cell office:value-type="float" office:value="386">
            <text:p>386</text:p>
          </table:table-cell>
          <table:table-cell office:value-type="float" office:value="193">
            <text:p>193</text:p>
          </table:table-cell>
          <table:table-cell office:value-type="float" office:value="96">
            <text:p>96</text:p>
          </table:table-cell>
          <table:table-cell/>
        </table:table-row>
        <table:table-row table:style-name="ro2">
          <table:table-cell table:number-columns-repeated="23"/>
        </table:table-row>
        <table:table-row table:style-name="ro2">
          <table:table-cell/>
          <table:table-cell office:value-type="string">
            <text:p>BMLL</text:p>
          </table:table-cell>
          <table:table-cell office:value-type="string">
            <text:p><text:s/>B0 <text:s text:c="2"/></text:p>
          </table:table-cell>
          <table:table-cell office:value-type="float" office:value="108">
            <text:p>108</text:p>
          </table:table-cell>
          <table:table-cell table:number-columns-repeated="3" office:value-type="float" office:value="107">
            <text:p>107</text:p>
          </table:table-cell>
          <table:table-cell/>
          <table:table-cell table:number-columns-repeated="4" office:value-type="float" office:value="120">
            <text:p>120</text:p>
          </table:table-cell>
          <table:table-cell/>
          <table:table-cell table:number-columns-repeated="4" office:value-type="float" office:value="123">
            <text:p>123</text:p>
          </table:table-cell>
          <table:table-cell/>
          <table:table-cell table:number-columns-repeated="4" office:value-type="float" office:value="123">
            <text:p>12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table:number-columns-repeated="4" office:value-type="float" office:value="107">
            <text:p>107</text:p>
          </table:table-cell>
          <table:table-cell/>
          <table:table-cell table:number-columns-repeated="4" office:value-type="float" office:value="120">
            <text:p>120</text:p>
          </table:table-cell>
          <table:table-cell/>
          <table:table-cell table:number-columns-repeated="4" office:value-type="float" office:value="123">
            <text:p>123</text:p>
          </table:table-cell>
          <table:table-cell/>
          <table:table-cell table:number-columns-repeated="4" office:value-type="float" office:value="123">
            <text:p>12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/>
          <table:table-cell table:number-columns-repeated="2"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0">
            <text:p>120</text:p>
          </table:table-cell>
          <table:table-cell/>
          <table:table-cell table:number-columns-repeated="4" office:value-type="float" office:value="123">
            <text:p>123</text:p>
          </table:table-cell>
          <table:table-cell/>
          <table:table-cell table:number-columns-repeated="4" office:value-type="float" office:value="123">
            <text:p>12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table:number-columns-repeated="2"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9">
            <text:p>179</text:p>
          </table:table-cell>
          <table:table-cell/>
          <table:table-cell table:number-columns-repeated="3" office:value-type="float" office:value="188">
            <text:p>188</text:p>
          </table:table-cell>
          <table:table-cell office:value-type="float" office:value="190">
            <text:p>190</text:p>
          </table:table-cell>
          <table:table-cell/>
          <table:table-cell table:number-columns-repeated="4" office:value-type="float" office:value="193">
            <text:p>193</text:p>
          </table:table-cell>
          <table:table-cell/>
          <table:table-cell table:number-columns-repeated="4" office:value-type="float" office:value="193">
            <text:p>19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/>
          <table:table-cell table:number-columns-repeated="2"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/>
          <table:table-cell table:number-columns-repeated="4" office:value-type="float" office:value="193">
            <text:p>193</text:p>
          </table:table-cell>
          <table:table-cell/>
          <table:table-cell table:number-columns-repeated="4" office:value-type="float" office:value="193">
            <text:p>19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179">
            <text:p>179</text:p>
          </table:table-cell>
          <table:table-cell/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3">
            <text:p>193</text:p>
          </table:table-cell>
          <table:table-cell office:value-type="float" office:value="190">
            <text:p>190</text:p>
          </table:table-cell>
          <table:table-cell/>
          <table:table-cell table:number-columns-repeated="4" office:value-type="float" office:value="193">
            <text:p>193</text:p>
          </table:table-cell>
          <table:table-cell/>
          <table:table-cell table:number-columns-repeated="4" office:value-type="float" office:value="193">
            <text:p>193</text:p>
          </table:table-cell>
          <table:table-cell/>
        </table:table-row>
        <table:table-row table:style-name="ro2" table:number-rows-repeated="2">
          <table:table-cell table:number-columns-repeated="23"/>
        </table:table-row>
        <table:table-row table:style-name="ro1">
          <table:table-cell table:style-name="ce1" office:value-type="string">
            <text:p>Calculations: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Merged Screen-Off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office:value-type="string">
            <text:p>Screen ON / Sprites ON</text:p>
          </table:table-cell>
          <table:table-cell table:number-columns-repeated="4"/>
          <table:table-cell office:value-type="string">
            <text:p>Screen ON / Sprites OFF</text:p>
          </table:table-cell>
          <table:table-cell table:number-columns-repeated="4"/>
          <table:table-cell office:value-type="string">
            <text:p>Screen OFF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NTSC</text:p>
          </table:table-cell>
          <table:table-cell office:value-type="string">
            <text:p>LMMV</text:p>
          </table:table-cell>
          <table:table-cell office:value-type="string">
            <text:p><text:s/>B0 <text:s text:c="2"/></text:p>
          </table:table-cell>
          <table:table-cell table:style-name="ce2" table:formula="oooc:=[.D6]" office:value-type="float" office:value="369">
            <text:p>369.0</text:p>
          </table:table-cell>
          <table:table-cell table:style-name="ce2" table:formula="oooc:=[.E6]" office:value-type="float" office:value="264">
            <text:p>264.0</text:p>
          </table:table-cell>
          <table:table-cell table:style-name="ce2" table:formula="oooc:=[.F6]" office:value-type="float" office:value="195">
            <text:p>195.0</text:p>
          </table:table-cell>
          <table:table-cell table:style-name="ce2" table:formula="oooc:=[.G6]" office:value-type="float" office:value="97">
            <text:p>97.0</text:p>
          </table:table-cell>
          <table:table-cell table:style-name="ce2"/>
          <table:table-cell table:style-name="ce2" table:formula="oooc:=[.I6]" office:value-type="float" office:value="400">
            <text:p>400.0</text:p>
          </table:table-cell>
          <table:table-cell table:style-name="ce2" table:formula="oooc:=[.J6]" office:value-type="float" office:value="292">
            <text:p>292.0</text:p>
          </table:table-cell>
          <table:table-cell table:style-name="ce2" table:formula="oooc:=[.K6]" office:value-type="float" office:value="215">
            <text:p>215.0</text:p>
          </table:table-cell>
          <table:table-cell table:style-name="ce2" table:formula="oooc:=[.L6]" office:value-type="float" office:value="108">
            <text:p>108.0</text:p>
          </table:table-cell>
          <table:table-cell table:style-name="ce2"/>
          <table:table-cell table:style-name="ce2" table:formula="oooc:=([.N6] + [.S6]) / 2" office:value-type="float" office:value="403">
            <text:p>403.0</text:p>
          </table:table-cell>
          <table:table-cell table:style-name="ce2" table:formula="oooc:=([.O6] + [.T6]) / 2" office:value-type="float" office:value="294">
            <text:p>294.0</text:p>
          </table:table-cell>
          <table:table-cell table:style-name="ce2" table:formula="oooc:=([.P6] + [.U6]) / 2" office:value-type="float" office:value="219">
            <text:p>219.0</text:p>
          </table:table-cell>
          <table:table-cell table:style-name="ce2" table:formula="oooc:=([.Q6] + [.V6]) / 2" office:value-type="float" office:value="110">
            <text:p>110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table:style-name="ce2" table:formula="oooc:=[.D7]" office:value-type="float" office:value="369">
            <text:p>369.0</text:p>
          </table:table-cell>
          <table:table-cell table:style-name="ce2" table:formula="oooc:=[.E7]" office:value-type="float" office:value="264">
            <text:p>264.0</text:p>
          </table:table-cell>
          <table:table-cell table:style-name="ce2" table:formula="oooc:=[.F7]" office:value-type="float" office:value="195">
            <text:p>195.0</text:p>
          </table:table-cell>
          <table:table-cell table:style-name="ce2" table:formula="oooc:=[.G7]" office:value-type="float" office:value="97">
            <text:p>97.0</text:p>
          </table:table-cell>
          <table:table-cell table:style-name="ce2"/>
          <table:table-cell table:style-name="ce2" table:formula="oooc:=[.I7]" office:value-type="float" office:value="400">
            <text:p>400.0</text:p>
          </table:table-cell>
          <table:table-cell table:style-name="ce2" table:formula="oooc:=[.J7]" office:value-type="float" office:value="287">
            <text:p>287.0</text:p>
          </table:table-cell>
          <table:table-cell table:style-name="ce2" table:formula="oooc:=[.K7]" office:value-type="float" office:value="215">
            <text:p>215.0</text:p>
          </table:table-cell>
          <table:table-cell table:style-name="ce2" table:formula="oooc:=[.L7]" office:value-type="float" office:value="108">
            <text:p>108.0</text:p>
          </table:table-cell>
          <table:table-cell table:style-name="ce2"/>
          <table:table-cell table:style-name="ce2" table:formula="oooc:=([.N7] + [.S7]) / 2" office:value-type="float" office:value="403">
            <text:p>403.0</text:p>
          </table:table-cell>
          <table:table-cell table:style-name="ce2" table:formula="oooc:=([.O7] + [.T7]) / 2" office:value-type="float" office:value="294">
            <text:p>294.0</text:p>
          </table:table-cell>
          <table:table-cell table:style-name="ce2" table:formula="oooc:=([.P7] + [.U7]) / 2" office:value-type="float" office:value="219">
            <text:p>219.0</text:p>
          </table:table-cell>
          <table:table-cell table:style-name="ce2" table:formula="oooc:=([.Q7] + [.V7]) / 2" office:value-type="float" office:value="110">
            <text:p>110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table:style-name="ce2" table:formula="oooc:=[.D8]" office:value-type="float" office:value="367">
            <text:p>367.0</text:p>
          </table:table-cell>
          <table:table-cell table:style-name="ce2" table:formula="oooc:=[.E8]" office:value-type="float" office:value="264">
            <text:p>264.0</text:p>
          </table:table-cell>
          <table:table-cell table:style-name="ce2" table:formula="oooc:=[.F8]" office:value-type="float" office:value="198">
            <text:p>198.0</text:p>
          </table:table-cell>
          <table:table-cell table:style-name="ce2" table:formula="oooc:=[.G8]" office:value-type="float" office:value="97">
            <text:p>97.0</text:p>
          </table:table-cell>
          <table:table-cell table:style-name="ce2"/>
          <table:table-cell table:style-name="ce2" table:formula="oooc:=[.I8]" office:value-type="float" office:value="400">
            <text:p>400.0</text:p>
          </table:table-cell>
          <table:table-cell table:style-name="ce2" table:formula="oooc:=[.J8]" office:value-type="float" office:value="287">
            <text:p>287.0</text:p>
          </table:table-cell>
          <table:table-cell table:style-name="ce2" table:formula="oooc:=[.K8]" office:value-type="float" office:value="219">
            <text:p>219.0</text:p>
          </table:table-cell>
          <table:table-cell table:style-name="ce2" table:formula="oooc:=[.L8]" office:value-type="float" office:value="108">
            <text:p>108.0</text:p>
          </table:table-cell>
          <table:table-cell table:style-name="ce2"/>
          <table:table-cell table:style-name="ce2" table:formula="oooc:=([.N8] + [.S8]) / 2" office:value-type="float" office:value="402.5">
            <text:p>402.5</text:p>
          </table:table-cell>
          <table:table-cell table:style-name="ce2" table:formula="oooc:=([.O8] + [.T8]) / 2" office:value-type="float" office:value="294">
            <text:p>294.0</text:p>
          </table:table-cell>
          <table:table-cell table:style-name="ce2" table:formula="oooc:=([.P8] + [.U8]) / 2" office:value-type="float" office:value="219">
            <text:p>219.0</text:p>
          </table:table-cell>
          <table:table-cell table:style-name="ce2" table:formula="oooc:=([.Q8] + [.V8]) / 2" office:value-type="float" office:value="110">
            <text:p>110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table:style-name="ce2" table:formula="oooc:=[.D9]" office:value-type="float" office:value="565">
            <text:p>565.0</text:p>
          </table:table-cell>
          <table:table-cell table:style-name="ce2" table:formula="oooc:=[.E9]" office:value-type="float" office:value="414">
            <text:p>414.0</text:p>
          </table:table-cell>
          <table:table-cell table:style-name="ce2" table:formula="oooc:=[.F9]" office:value-type="float" office:value="307">
            <text:p>307.0</text:p>
          </table:table-cell>
          <table:table-cell table:style-name="ce2" table:formula="oooc:=[.G9]" office:value-type="float" office:value="155">
            <text:p>155.0</text:p>
          </table:table-cell>
          <table:table-cell table:style-name="ce2"/>
          <table:table-cell table:style-name="ce2" table:formula="oooc:=[.I9]" office:value-type="float" office:value="603">
            <text:p>603.0</text:p>
          </table:table-cell>
          <table:table-cell table:style-name="ce2" table:formula="oooc:=[.J9]" office:value-type="float" office:value="439">
            <text:p>439.0</text:p>
          </table:table-cell>
          <table:table-cell table:style-name="ce2" table:formula="oooc:=[.K9]" office:value-type="float" office:value="328">
            <text:p>328.0</text:p>
          </table:table-cell>
          <table:table-cell table:style-name="ce2" table:formula="oooc:=[.L9]" office:value-type="float" office:value="166">
            <text:p>166.0</text:p>
          </table:table-cell>
          <table:table-cell table:style-name="ce2"/>
          <table:table-cell table:style-name="ce2" table:formula="oooc:=([.N9] + [.S9]) / 2" office:value-type="float" office:value="605">
            <text:p>605.0</text:p>
          </table:table-cell>
          <table:table-cell table:style-name="ce2" table:formula="oooc:=([.O9] + [.T9]) / 2" office:value-type="float" office:value="450">
            <text:p>450.0</text:p>
          </table:table-cell>
          <table:table-cell table:style-name="ce2" table:formula="oooc:=([.P9] + [.U9]) / 2" office:value-type="float" office:value="335">
            <text:p>335.0</text:p>
          </table:table-cell>
          <table:table-cell table:style-name="ce2" table:formula="oooc:=([.Q9] + [.V9]) / 2" office:value-type="float" office:value="168">
            <text:p>168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table:style-name="ce2" table:formula="oooc:=[.D10]" office:value-type="float" office:value="569">
            <text:p>569.0</text:p>
          </table:table-cell>
          <table:table-cell table:style-name="ce2" table:formula="oooc:=[.E10]" office:value-type="float" office:value="413">
            <text:p>413.0</text:p>
          </table:table-cell>
          <table:table-cell table:style-name="ce2" table:formula="oooc:=[.F10]" office:value-type="float" office:value="308">
            <text:p>308.0</text:p>
          </table:table-cell>
          <table:table-cell table:style-name="ce2" table:formula="oooc:=[.G10]" office:value-type="float" office:value="155">
            <text:p>155.0</text:p>
          </table:table-cell>
          <table:table-cell table:style-name="ce2"/>
          <table:table-cell table:style-name="ce2" table:formula="oooc:=[.I10]" office:value-type="float" office:value="603">
            <text:p>603.0</text:p>
          </table:table-cell>
          <table:table-cell table:style-name="ce2" table:formula="oooc:=[.J10]" office:value-type="float" office:value="439">
            <text:p>439.0</text:p>
          </table:table-cell>
          <table:table-cell table:style-name="ce2" table:formula="oooc:=[.K10]" office:value-type="float" office:value="330">
            <text:p>330.0</text:p>
          </table:table-cell>
          <table:table-cell table:style-name="ce2" table:formula="oooc:=[.L10]" office:value-type="float" office:value="166">
            <text:p>166.0</text:p>
          </table:table-cell>
          <table:table-cell table:style-name="ce2"/>
          <table:table-cell table:style-name="ce2" table:formula="oooc:=([.N10] + [.S10]) / 2" office:value-type="float" office:value="605">
            <text:p>605.0</text:p>
          </table:table-cell>
          <table:table-cell table:style-name="ce2" table:formula="oooc:=([.O10] + [.T10]) / 2" office:value-type="float" office:value="450">
            <text:p>450.0</text:p>
          </table:table-cell>
          <table:table-cell table:style-name="ce2" table:formula="oooc:=([.P10] + [.U10]) / 2" office:value-type="float" office:value="335">
            <text:p>335.0</text:p>
          </table:table-cell>
          <table:table-cell table:style-name="ce2" table:formula="oooc:=([.Q10] + [.V10]) / 2" office:value-type="float" office:value="168">
            <text:p>168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table:style-name="ce2" table:formula="oooc:=[.D11]" office:value-type="float" office:value="565">
            <text:p>565.0</text:p>
          </table:table-cell>
          <table:table-cell table:style-name="ce2" table:formula="oooc:=[.E11]" office:value-type="float" office:value="416">
            <text:p>416.0</text:p>
          </table:table-cell>
          <table:table-cell table:style-name="ce2" table:formula="oooc:=[.F11]" office:value-type="float" office:value="313">
            <text:p>313.0</text:p>
          </table:table-cell>
          <table:table-cell table:style-name="ce2" table:formula="oooc:=[.G11]" office:value-type="float" office:value="155">
            <text:p>155.0</text:p>
          </table:table-cell>
          <table:table-cell table:style-name="ce2"/>
          <table:table-cell table:style-name="ce2" table:formula="oooc:=[.I11]" office:value-type="float" office:value="604">
            <text:p>604.0</text:p>
          </table:table-cell>
          <table:table-cell table:style-name="ce2" table:formula="oooc:=[.J11]" office:value-type="float" office:value="443">
            <text:p>443.0</text:p>
          </table:table-cell>
          <table:table-cell table:style-name="ce2" table:formula="oooc:=[.K11]" office:value-type="float" office:value="335">
            <text:p>335.0</text:p>
          </table:table-cell>
          <table:table-cell table:style-name="ce2" table:formula="oooc:=[.L11]" office:value-type="float" office:value="166">
            <text:p>166.0</text:p>
          </table:table-cell>
          <table:table-cell table:style-name="ce2"/>
          <table:table-cell table:style-name="ce2" table:formula="oooc:=([.N11] + [.S11]) / 2" office:value-type="float" office:value="605">
            <text:p>605.0</text:p>
          </table:table-cell>
          <table:table-cell table:style-name="ce2" table:formula="oooc:=([.O11] + [.T11]) / 2" office:value-type="float" office:value="450">
            <text:p>450.0</text:p>
          </table:table-cell>
          <table:table-cell table:style-name="ce2" table:formula="oooc:=([.P11] + [.U11]) / 2" office:value-type="float" office:value="335">
            <text:p>335.0</text:p>
          </table:table-cell>
          <table:table-cell table:style-name="ce2" table:formula="oooc:=([.Q11] + [.V11]) / 2" office:value-type="float" office:value="168">
            <text:p>168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LMMM</text:p>
          </table:table-cell>
          <table:table-cell office:value-type="string">
            <text:p><text:s/>B0 <text:s text:c="2"/></text:p>
          </table:table-cell>
          <table:table-cell table:style-name="ce2" table:formula="oooc:=[.D13]" office:value-type="float" office:value="302">
            <text:p>302.0</text:p>
          </table:table-cell>
          <table:table-cell table:style-name="ce2" table:formula="oooc:=[.E13]" office:value-type="float" office:value="180">
            <text:p>180.0</text:p>
          </table:table-cell>
          <table:table-cell table:style-name="ce2" table:formula="oooc:=[.F13]" office:value-type="float" office:value="90">
            <text:p>90.0</text:p>
          </table:table-cell>
          <table:table-cell table:style-name="ce2" table:formula="oooc:=[.G13]" office:value-type="float" office:value="45">
            <text:p>45.0</text:p>
          </table:table-cell>
          <table:table-cell table:style-name="ce2"/>
          <table:table-cell table:style-name="ce2" table:formula="oooc:=[.I13]" office:value-type="float" office:value="337">
            <text:p>337.0</text:p>
          </table:table-cell>
          <table:table-cell table:style-name="ce2" table:formula="oooc:=[.J13]" office:value-type="float" office:value="204">
            <text:p>204.0</text:p>
          </table:table-cell>
          <table:table-cell table:style-name="ce2" table:formula="oooc:=[.K13]" office:value-type="float" office:value="100">
            <text:p>100.0</text:p>
          </table:table-cell>
          <table:table-cell table:style-name="ce2" table:formula="oooc:=[.L13]" office:value-type="float" office:value="50">
            <text:p>50.0</text:p>
          </table:table-cell>
          <table:table-cell table:style-name="ce2"/>
          <table:table-cell table:style-name="ce2" table:formula="oooc:=([.N13] + [.S13]) / 2" office:value-type="float" office:value="342">
            <text:p>342.0</text:p>
          </table:table-cell>
          <table:table-cell table:style-name="ce2" table:formula="oooc:=([.O13] + [.T13]) / 2" office:value-type="float" office:value="208">
            <text:p>208.0</text:p>
          </table:table-cell>
          <table:table-cell table:style-name="ce2" table:formula="oooc:=([.P13] + [.U13]) / 2" office:value-type="float" office:value="103">
            <text:p>103.0</text:p>
          </table:table-cell>
          <table:table-cell table:style-name="ce2" table:formula="oooc:=([.Q13] + [.V13]) / 2" office:value-type="float" office:value="52">
            <text:p>5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table:style-name="ce2" table:formula="oooc:=[.D14]" office:value-type="float" office:value="308">
            <text:p>308.0</text:p>
          </table:table-cell>
          <table:table-cell table:style-name="ce2" table:formula="oooc:=[.E14]" office:value-type="float" office:value="180">
            <text:p>180.0</text:p>
          </table:table-cell>
          <table:table-cell table:style-name="ce2" table:formula="oooc:=[.F14]" office:value-type="float" office:value="90">
            <text:p>90.0</text:p>
          </table:table-cell>
          <table:table-cell table:style-name="ce2" table:formula="oooc:=[.G14]" office:value-type="float" office:value="45">
            <text:p>45.0</text:p>
          </table:table-cell>
          <table:table-cell table:style-name="ce2"/>
          <table:table-cell table:style-name="ce2" table:formula="oooc:=[.I14]" office:value-type="float" office:value="337">
            <text:p>337.0</text:p>
          </table:table-cell>
          <table:table-cell table:style-name="ce2" table:formula="oooc:=[.J14]" office:value-type="float" office:value="204">
            <text:p>204.0</text:p>
          </table:table-cell>
          <table:table-cell table:style-name="ce2" table:formula="oooc:=[.K14]" office:value-type="float" office:value="100">
            <text:p>100.0</text:p>
          </table:table-cell>
          <table:table-cell table:style-name="ce2" table:formula="oooc:=[.L14]" office:value-type="float" office:value="50">
            <text:p>50.0</text:p>
          </table:table-cell>
          <table:table-cell table:style-name="ce2"/>
          <table:table-cell table:style-name="ce2" table:formula="oooc:=([.N14] + [.S14]) / 2" office:value-type="float" office:value="342">
            <text:p>342.0</text:p>
          </table:table-cell>
          <table:table-cell table:style-name="ce2" table:formula="oooc:=([.O14] + [.T14]) / 2" office:value-type="float" office:value="208">
            <text:p>208.0</text:p>
          </table:table-cell>
          <table:table-cell table:style-name="ce2" table:formula="oooc:=([.P14] + [.U14]) / 2" office:value-type="float" office:value="103">
            <text:p>103.0</text:p>
          </table:table-cell>
          <table:table-cell table:style-name="ce2" table:formula="oooc:=([.Q14] + [.V14]) / 2" office:value-type="float" office:value="52">
            <text:p>5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table:style-name="ce2" table:formula="oooc:=[.D15]" office:value-type="float" office:value="305">
            <text:p>305.0</text:p>
          </table:table-cell>
          <table:table-cell table:style-name="ce2" table:formula="oooc:=[.E15]" office:value-type="float" office:value="180">
            <text:p>180.0</text:p>
          </table:table-cell>
          <table:table-cell table:style-name="ce2" table:formula="oooc:=[.F15]" office:value-type="float" office:value="93">
            <text:p>93.0</text:p>
          </table:table-cell>
          <table:table-cell table:style-name="ce2" table:formula="oooc:=[.G15]" office:value-type="float" office:value="45">
            <text:p>45.0</text:p>
          </table:table-cell>
          <table:table-cell table:style-name="ce2"/>
          <table:table-cell table:style-name="ce2" table:formula="oooc:=[.I15]" office:value-type="float" office:value="334">
            <text:p>334.0</text:p>
          </table:table-cell>
          <table:table-cell table:style-name="ce2" table:formula="oooc:=[.J15]" office:value-type="float" office:value="204">
            <text:p>204.0</text:p>
          </table:table-cell>
          <table:table-cell table:style-name="ce2" table:formula="oooc:=[.K15]" office:value-type="float" office:value="103">
            <text:p>103.0</text:p>
          </table:table-cell>
          <table:table-cell table:style-name="ce2" table:formula="oooc:=[.L15]" office:value-type="float" office:value="50">
            <text:p>50.0</text:p>
          </table:table-cell>
          <table:table-cell table:style-name="ce2"/>
          <table:table-cell table:style-name="ce2" table:formula="oooc:=([.N15] + [.S15]) / 2" office:value-type="float" office:value="342">
            <text:p>342.0</text:p>
          </table:table-cell>
          <table:table-cell table:style-name="ce2" table:formula="oooc:=([.O15] + [.T15]) / 2" office:value-type="float" office:value="208">
            <text:p>208.0</text:p>
          </table:table-cell>
          <table:table-cell table:style-name="ce2" table:formula="oooc:=([.P15] + [.U15]) / 2" office:value-type="float" office:value="103">
            <text:p>103.0</text:p>
          </table:table-cell>
          <table:table-cell table:style-name="ce2" table:formula="oooc:=([.Q15] + [.V15]) / 2" office:value-type="float" office:value="52">
            <text:p>5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table:style-name="ce2" table:formula="oooc:=[.D16]" office:value-type="float" office:value="476">
            <text:p>476.0</text:p>
          </table:table-cell>
          <table:table-cell table:style-name="ce2" table:formula="oooc:=[.E16]" office:value-type="float" office:value="290">
            <text:p>290.0</text:p>
          </table:table-cell>
          <table:table-cell table:style-name="ce2" table:formula="oooc:=[.F16]" office:value-type="float" office:value="145">
            <text:p>145.0</text:p>
          </table:table-cell>
          <table:table-cell table:style-name="ce2" table:formula="oooc:=[.G16]" office:value-type="float" office:value="74">
            <text:p>74.0</text:p>
          </table:table-cell>
          <table:table-cell table:style-name="ce2"/>
          <table:table-cell table:style-name="ce2" table:formula="oooc:=[.I16]" office:value-type="float" office:value="523">
            <text:p>523.0</text:p>
          </table:table-cell>
          <table:table-cell table:style-name="ce2" table:formula="oooc:=[.J16]" office:value-type="float" office:value="313">
            <text:p>313.0</text:p>
          </table:table-cell>
          <table:table-cell table:style-name="ce2" table:formula="oooc:=[.K16]" office:value-type="float" office:value="156">
            <text:p>156.0</text:p>
          </table:table-cell>
          <table:table-cell table:style-name="ce2" table:formula="oooc:=[.L16]" office:value-type="float" office:value="79">
            <text:p>79.0</text:p>
          </table:table-cell>
          <table:table-cell table:style-name="ce2"/>
          <table:table-cell table:style-name="ce2" table:formula="oooc:=([.N16] + [.S16]) / 2" office:value-type="float" office:value="523">
            <text:p>523.0</text:p>
          </table:table-cell>
          <table:table-cell table:style-name="ce2" table:formula="oooc:=([.O16] + [.T16]) / 2" office:value-type="float" office:value="323">
            <text:p>323.0</text:p>
          </table:table-cell>
          <table:table-cell table:style-name="ce2" table:formula="oooc:=([.P16] + [.U16]) / 2" office:value-type="float" office:value="161">
            <text:p>161.0</text:p>
          </table:table-cell>
          <table:table-cell table:style-name="ce2" table:formula="oooc:=([.Q16] + [.V16]) / 2" office:value-type="float" office:value="81">
            <text:p>81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table:style-name="ce2" table:formula="oooc:=[.D17]" office:value-type="float" office:value="482">
            <text:p>482.0</text:p>
          </table:table-cell>
          <table:table-cell table:style-name="ce2" table:formula="oooc:=[.E17]" office:value-type="float" office:value="290">
            <text:p>290.0</text:p>
          </table:table-cell>
          <table:table-cell table:style-name="ce2" table:formula="oooc:=[.F17]" office:value-type="float" office:value="146">
            <text:p>146.0</text:p>
          </table:table-cell>
          <table:table-cell table:style-name="ce2" table:formula="oooc:=[.G17]" office:value-type="float" office:value="74">
            <text:p>74.0</text:p>
          </table:table-cell>
          <table:table-cell table:style-name="ce2"/>
          <table:table-cell table:style-name="ce2" table:formula="oooc:=[.I17]" office:value-type="float" office:value="511">
            <text:p>511.0</text:p>
          </table:table-cell>
          <table:table-cell table:style-name="ce2" table:formula="oooc:=[.J17]" office:value-type="float" office:value="313">
            <text:p>313.0</text:p>
          </table:table-cell>
          <table:table-cell table:style-name="ce2" table:formula="oooc:=[.K17]" office:value-type="float" office:value="158">
            <text:p>158.0</text:p>
          </table:table-cell>
          <table:table-cell table:style-name="ce2" table:formula="oooc:=[.L17]" office:value-type="float" office:value="79">
            <text:p>79.0</text:p>
          </table:table-cell>
          <table:table-cell table:style-name="ce2"/>
          <table:table-cell table:style-name="ce2" table:formula="oooc:=([.N17] + [.S17]) / 2" office:value-type="float" office:value="523">
            <text:p>523.0</text:p>
          </table:table-cell>
          <table:table-cell table:style-name="ce2" table:formula="oooc:=([.O17] + [.T17]) / 2" office:value-type="float" office:value="323">
            <text:p>323.0</text:p>
          </table:table-cell>
          <table:table-cell table:style-name="ce2" table:formula="oooc:=([.P17] + [.U17]) / 2" office:value-type="float" office:value="161">
            <text:p>161.0</text:p>
          </table:table-cell>
          <table:table-cell table:style-name="ce2" table:formula="oooc:=([.Q17] + [.V17]) / 2" office:value-type="float" office:value="81">
            <text:p>81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table:style-name="ce2" table:formula="oooc:=[.D18]" office:value-type="float" office:value="479">
            <text:p>479.0</text:p>
          </table:table-cell>
          <table:table-cell table:style-name="ce2" table:formula="oooc:=[.E18]" office:value-type="float" office:value="292">
            <text:p>292.0</text:p>
          </table:table-cell>
          <table:table-cell table:style-name="ce2" table:formula="oooc:=[.F18]" office:value-type="float" office:value="150">
            <text:p>150.0</text:p>
          </table:table-cell>
          <table:table-cell table:style-name="ce2" table:formula="oooc:=[.G18]" office:value-type="float" office:value="74">
            <text:p>74.0</text:p>
          </table:table-cell>
          <table:table-cell table:style-name="ce2"/>
          <table:table-cell table:style-name="ce2" table:formula="oooc:=[.I18]" office:value-type="float" office:value="511">
            <text:p>511.0</text:p>
          </table:table-cell>
          <table:table-cell table:style-name="ce2" table:formula="oooc:=[.J18]" office:value-type="float" office:value="316">
            <text:p>316.0</text:p>
          </table:table-cell>
          <table:table-cell table:style-name="ce2" table:formula="oooc:=[.K18]" office:value-type="float" office:value="161">
            <text:p>161.0</text:p>
          </table:table-cell>
          <table:table-cell table:style-name="ce2" table:formula="oooc:=[.L18]" office:value-type="float" office:value="79">
            <text:p>79.0</text:p>
          </table:table-cell>
          <table:table-cell table:style-name="ce2"/>
          <table:table-cell table:style-name="ce2" table:formula="oooc:=([.N18] + [.S18]) / 2" office:value-type="float" office:value="523">
            <text:p>523.0</text:p>
          </table:table-cell>
          <table:table-cell table:style-name="ce2" table:formula="oooc:=([.O18] + [.T18]) / 2" office:value-type="float" office:value="323">
            <text:p>323.0</text:p>
          </table:table-cell>
          <table:table-cell table:style-name="ce2" table:formula="oooc:=([.P18] + [.U18]) / 2" office:value-type="float" office:value="161">
            <text:p>161.0</text:p>
          </table:table-cell>
          <table:table-cell table:style-name="ce2" table:formula="oooc:=([.Q18] + [.V18]) / 2" office:value-type="float" office:value="81">
            <text:p>81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XL</text:p>
          </table:table-cell>
          <table:table-cell office:value-type="string">
            <text:p><text:s/>B0 <text:s text:c="2"/></text:p>
          </table:table-cell>
          <table:table-cell table:style-name="ce2" table:formula="oooc:=[.D20]" office:value-type="float" office:value="306">
            <text:p>306.0</text:p>
          </table:table-cell>
          <table:table-cell table:style-name="ce2" table:formula="oooc:=[.E20]" office:value-type="float" office:value="181">
            <text:p>181.0</text:p>
          </table:table-cell>
          <table:table-cell table:style-name="ce2" table:formula="oooc:=[.F20]" office:value-type="float" office:value="91">
            <text:p>91.0</text:p>
          </table:table-cell>
          <table:table-cell table:style-name="ce2" table:formula="oooc:=[.G20]" office:value-type="float" office:value="45">
            <text:p>45.0</text:p>
          </table:table-cell>
          <table:table-cell table:style-name="ce2"/>
          <table:table-cell table:style-name="ce2" table:formula="oooc:=[.I20]" office:value-type="float" office:value="344">
            <text:p>344.0</text:p>
          </table:table-cell>
          <table:table-cell table:style-name="ce2" table:formula="oooc:=[.J20]" office:value-type="float" office:value="204">
            <text:p>204.0</text:p>
          </table:table-cell>
          <table:table-cell table:style-name="ce2" table:formula="oooc:=[.K20]" office:value-type="float" office:value="101">
            <text:p>101.0</text:p>
          </table:table-cell>
          <table:table-cell table:style-name="ce2" table:formula="oooc:=[.L20]" office:value-type="float" office:value="50">
            <text:p>50.0</text:p>
          </table:table-cell>
          <table:table-cell table:style-name="ce2"/>
          <table:table-cell table:style-name="ce2" table:formula="oooc:=([.N20] + [.S20]) / 2" office:value-type="float" office:value="349">
            <text:p>349.0</text:p>
          </table:table-cell>
          <table:table-cell table:style-name="ce2" table:formula="oooc:=([.O20] + [.T20]) / 2" office:value-type="float" office:value="209">
            <text:p>209.0</text:p>
          </table:table-cell>
          <table:table-cell table:style-name="ce2" table:formula="oooc:=([.P20] + [.U20]) / 2" office:value-type="float" office:value="104">
            <text:p>104.0</text:p>
          </table:table-cell>
          <table:table-cell table:style-name="ce2" table:formula="oooc:=([.Q20] + [.V20]) / 2" office:value-type="float" office:value="52">
            <text:p>5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table:style-name="ce2" table:formula="oooc:=[.D21]" office:value-type="float" office:value="309">
            <text:p>309.0</text:p>
          </table:table-cell>
          <table:table-cell table:style-name="ce2" table:formula="oooc:=[.E21]" office:value-type="float" office:value="181">
            <text:p>181.0</text:p>
          </table:table-cell>
          <table:table-cell table:style-name="ce2" table:formula="oooc:=[.F21]" office:value-type="float" office:value="91">
            <text:p>91.0</text:p>
          </table:table-cell>
          <table:table-cell table:style-name="ce2" table:formula="oooc:=[.G21]" office:value-type="float" office:value="45">
            <text:p>45.0</text:p>
          </table:table-cell>
          <table:table-cell table:style-name="ce2"/>
          <table:table-cell table:style-name="ce2" table:formula="oooc:=[.I21]" office:value-type="float" office:value="341">
            <text:p>341.0</text:p>
          </table:table-cell>
          <table:table-cell table:style-name="ce2" table:formula="oooc:=[.J21]" office:value-type="float" office:value="204">
            <text:p>204.0</text:p>
          </table:table-cell>
          <table:table-cell table:style-name="ce2" table:formula="oooc:=[.K21]" office:value-type="float" office:value="101">
            <text:p>101.0</text:p>
          </table:table-cell>
          <table:table-cell table:style-name="ce2" table:formula="oooc:=[.L21]" office:value-type="float" office:value="50">
            <text:p>50.0</text:p>
          </table:table-cell>
          <table:table-cell table:style-name="ce2"/>
          <table:table-cell table:style-name="ce2" table:formula="oooc:=([.N21] + [.S21]) / 2" office:value-type="float" office:value="348.5">
            <text:p>348.5</text:p>
          </table:table-cell>
          <table:table-cell table:style-name="ce2" table:formula="oooc:=([.O21] + [.T21]) / 2" office:value-type="float" office:value="209">
            <text:p>209.0</text:p>
          </table:table-cell>
          <table:table-cell table:style-name="ce2" table:formula="oooc:=([.P21] + [.U21]) / 2" office:value-type="float" office:value="104">
            <text:p>104.0</text:p>
          </table:table-cell>
          <table:table-cell table:style-name="ce2" table:formula="oooc:=([.Q21] + [.V21]) / 2" office:value-type="float" office:value="52">
            <text:p>5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table:style-name="ce2" table:formula="oooc:=[.D22]" office:value-type="float" office:value="303">
            <text:p>303.0</text:p>
          </table:table-cell>
          <table:table-cell table:style-name="ce2" table:formula="oooc:=[.E22]" office:value-type="float" office:value="181">
            <text:p>181.0</text:p>
          </table:table-cell>
          <table:table-cell table:style-name="ce2" table:formula="oooc:=[.F22]" office:value-type="float" office:value="94">
            <text:p>94.0</text:p>
          </table:table-cell>
          <table:table-cell table:style-name="ce2" table:formula="oooc:=[.G22]" office:value-type="float" office:value="45">
            <text:p>45.0</text:p>
          </table:table-cell>
          <table:table-cell table:style-name="ce2"/>
          <table:table-cell table:style-name="ce2" table:formula="oooc:=[.I22]" office:value-type="float" office:value="341">
            <text:p>341.0</text:p>
          </table:table-cell>
          <table:table-cell table:style-name="ce2" table:formula="oooc:=[.J22]" office:value-type="float" office:value="204">
            <text:p>204.0</text:p>
          </table:table-cell>
          <table:table-cell table:style-name="ce2" table:formula="oooc:=[.K22]" office:value-type="float" office:value="104">
            <text:p>104.0</text:p>
          </table:table-cell>
          <table:table-cell table:style-name="ce2" table:formula="oooc:=[.L22]" office:value-type="float" office:value="50">
            <text:p>50.0</text:p>
          </table:table-cell>
          <table:table-cell table:style-name="ce2"/>
          <table:table-cell table:style-name="ce2" table:formula="oooc:=([.N22] + [.S22]) / 2" office:value-type="float" office:value="349">
            <text:p>349.0</text:p>
          </table:table-cell>
          <table:table-cell table:style-name="ce2" table:formula="oooc:=([.O22] + [.T22]) / 2" office:value-type="float" office:value="209">
            <text:p>209.0</text:p>
          </table:table-cell>
          <table:table-cell table:style-name="ce2" table:formula="oooc:=([.P22] + [.U22]) / 2" office:value-type="float" office:value="104">
            <text:p>104.0</text:p>
          </table:table-cell>
          <table:table-cell table:style-name="ce2" table:formula="oooc:=([.Q22] + [.V22]) / 2" office:value-type="float" office:value="52">
            <text:p>5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table:style-name="ce2" table:formula="oooc:=[.D23]" office:value-type="float" office:value="481">
            <text:p>481.0</text:p>
          </table:table-cell>
          <table:table-cell table:style-name="ce2" table:formula="oooc:=[.E23]" office:value-type="float" office:value="292">
            <text:p>292.0</text:p>
          </table:table-cell>
          <table:table-cell table:style-name="ce2" table:formula="oooc:=[.F23]" office:value-type="float" office:value="146">
            <text:p>146.0</text:p>
          </table:table-cell>
          <table:table-cell table:style-name="ce2" table:formula="oooc:=[.G23]" office:value-type="float" office:value="74">
            <text:p>74.0</text:p>
          </table:table-cell>
          <table:table-cell table:style-name="ce2"/>
          <table:table-cell table:style-name="ce2" table:formula="oooc:=[.I23]" office:value-type="float" office:value="524">
            <text:p>524.0</text:p>
          </table:table-cell>
          <table:table-cell table:style-name="ce2" table:formula="oooc:=[.J23]" office:value-type="float" office:value="314">
            <text:p>314.0</text:p>
          </table:table-cell>
          <table:table-cell table:style-name="ce2" table:formula="oooc:=[.K23]" office:value-type="float" office:value="157">
            <text:p>157.0</text:p>
          </table:table-cell>
          <table:table-cell table:style-name="ce2" table:formula="oooc:=[.L23]" office:value-type="float" office:value="80">
            <text:p>80.0</text:p>
          </table:table-cell>
          <table:table-cell table:style-name="ce2"/>
          <table:table-cell table:style-name="ce2" table:formula="oooc:=([.N23] + [.S23]) / 2" office:value-type="float" office:value="524">
            <text:p>524.0</text:p>
          </table:table-cell>
          <table:table-cell table:style-name="ce2" table:formula="oooc:=([.O23] + [.T23]) / 2" office:value-type="float" office:value="324">
            <text:p>324.0</text:p>
          </table:table-cell>
          <table:table-cell table:style-name="ce2" table:formula="oooc:=([.P23] + [.U23]) / 2" office:value-type="float" office:value="162">
            <text:p>162.0</text:p>
          </table:table-cell>
          <table:table-cell table:style-name="ce2" table:formula="oooc:=([.Q23] + [.V23]) / 2" office:value-type="float" office:value="81">
            <text:p>81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table:style-name="ce2" table:formula="oooc:=[.D24]" office:value-type="float" office:value="485">
            <text:p>485.0</text:p>
          </table:table-cell>
          <table:table-cell table:style-name="ce2" table:formula="oooc:=[.E24]" office:value-type="float" office:value="290">
            <text:p>290.0</text:p>
          </table:table-cell>
          <table:table-cell table:style-name="ce2" table:formula="oooc:=[.F24]" office:value-type="float" office:value="146">
            <text:p>146.0</text:p>
          </table:table-cell>
          <table:table-cell table:style-name="ce2" table:formula="oooc:=[.G24]" office:value-type="float" office:value="74">
            <text:p>74.0</text:p>
          </table:table-cell>
          <table:table-cell table:style-name="ce2"/>
          <table:table-cell table:style-name="ce2" table:formula="oooc:=[.I24]" office:value-type="float" office:value="524">
            <text:p>524.0</text:p>
          </table:table-cell>
          <table:table-cell table:style-name="ce2" table:formula="oooc:=[.J24]" office:value-type="float" office:value="314">
            <text:p>314.0</text:p>
          </table:table-cell>
          <table:table-cell table:style-name="ce2" table:formula="oooc:=[.K24]" office:value-type="float" office:value="158">
            <text:p>158.0</text:p>
          </table:table-cell>
          <table:table-cell table:style-name="ce2" table:formula="oooc:=[.L24]" office:value-type="float" office:value="80">
            <text:p>80.0</text:p>
          </table:table-cell>
          <table:table-cell table:style-name="ce2"/>
          <table:table-cell table:style-name="ce2" table:formula="oooc:=([.N24] + [.S24]) / 2" office:value-type="float" office:value="524">
            <text:p>524.0</text:p>
          </table:table-cell>
          <table:table-cell table:style-name="ce2" table:formula="oooc:=([.O24] + [.T24]) / 2" office:value-type="float" office:value="324">
            <text:p>324.0</text:p>
          </table:table-cell>
          <table:table-cell table:style-name="ce2" table:formula="oooc:=([.P24] + [.U24]) / 2" office:value-type="float" office:value="162">
            <text:p>162.0</text:p>
          </table:table-cell>
          <table:table-cell table:style-name="ce2" table:formula="oooc:=([.Q24] + [.V24]) / 2" office:value-type="float" office:value="81">
            <text:p>81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table:style-name="ce2" table:formula="oooc:=[.D25]" office:value-type="float" office:value="482">
            <text:p>482.0</text:p>
          </table:table-cell>
          <table:table-cell table:style-name="ce2" table:formula="oooc:=[.E25]" office:value-type="float" office:value="292">
            <text:p>292.0</text:p>
          </table:table-cell>
          <table:table-cell table:style-name="ce2" table:formula="oooc:=[.F25]" office:value-type="float" office:value="151">
            <text:p>151.0</text:p>
          </table:table-cell>
          <table:table-cell table:style-name="ce2" table:formula="oooc:=[.G25]" office:value-type="float" office:value="74">
            <text:p>74.0</text:p>
          </table:table-cell>
          <table:table-cell table:style-name="ce2"/>
          <table:table-cell table:style-name="ce2" table:formula="oooc:=[.I25]" office:value-type="float" office:value="524">
            <text:p>524.0</text:p>
          </table:table-cell>
          <table:table-cell table:style-name="ce2" table:formula="oooc:=[.J25]" office:value-type="float" office:value="316">
            <text:p>316.0</text:p>
          </table:table-cell>
          <table:table-cell table:style-name="ce2" table:formula="oooc:=[.K25]" office:value-type="float" office:value="162">
            <text:p>162.0</text:p>
          </table:table-cell>
          <table:table-cell table:style-name="ce2" table:formula="oooc:=[.L25]" office:value-type="float" office:value="80">
            <text:p>80.0</text:p>
          </table:table-cell>
          <table:table-cell table:style-name="ce2"/>
          <table:table-cell table:style-name="ce2" table:formula="oooc:=([.N25] + [.S25]) / 2" office:value-type="float" office:value="524">
            <text:p>524.0</text:p>
          </table:table-cell>
          <table:table-cell table:style-name="ce2" table:formula="oooc:=([.O25] + [.T25]) / 2" office:value-type="float" office:value="324">
            <text:p>324.0</text:p>
          </table:table-cell>
          <table:table-cell table:style-name="ce2" table:formula="oooc:=([.P25] + [.U25]) / 2" office:value-type="float" office:value="162">
            <text:p>162.0</text:p>
          </table:table-cell>
          <table:table-cell table:style-name="ce2" table:formula="oooc:=([.Q25] + [.V25]) / 2" office:value-type="float" office:value="81">
            <text:p>81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LX</text:p>
          </table:table-cell>
          <table:table-cell office:value-type="string">
            <text:p><text:s/>B0 <text:s text:c="2"/></text:p>
          </table:table-cell>
          <table:table-cell table:style-name="ce2" table:formula="oooc:=[.D27]" office:value-type="float" office:value="302">
            <text:p>302.0</text:p>
          </table:table-cell>
          <table:table-cell table:style-name="ce2" table:formula="oooc:=[.E27]" office:value-type="float" office:value="180">
            <text:p>180.0</text:p>
          </table:table-cell>
          <table:table-cell table:style-name="ce2" table:formula="oooc:=[.F27]" office:value-type="float" office:value="90">
            <text:p>90.0</text:p>
          </table:table-cell>
          <table:table-cell table:style-name="ce2" table:formula="oooc:=[.G27]" office:value-type="float" office:value="45">
            <text:p>45.0</text:p>
          </table:table-cell>
          <table:table-cell table:style-name="ce2"/>
          <table:table-cell table:style-name="ce2" table:formula="oooc:=[.I27]" office:value-type="float" office:value="337">
            <text:p>337.0</text:p>
          </table:table-cell>
          <table:table-cell table:style-name="ce2" table:formula="oooc:=[.J27]" office:value-type="float" office:value="203">
            <text:p>203.0</text:p>
          </table:table-cell>
          <table:table-cell table:style-name="ce2" table:formula="oooc:=[.K27]" office:value-type="float" office:value="100">
            <text:p>100.0</text:p>
          </table:table-cell>
          <table:table-cell table:style-name="ce2" table:formula="oooc:=[.L27]" office:value-type="float" office:value="50">
            <text:p>50.0</text:p>
          </table:table-cell>
          <table:table-cell table:style-name="ce2"/>
          <table:table-cell table:style-name="ce2" table:formula="oooc:=([.N27] + [.S27]) / 2" office:value-type="float" office:value="342">
            <text:p>342.0</text:p>
          </table:table-cell>
          <table:table-cell table:style-name="ce2" table:formula="oooc:=([.O27] + [.T27]) / 2" office:value-type="float" office:value="208">
            <text:p>208.0</text:p>
          </table:table-cell>
          <table:table-cell table:style-name="ce2" table:formula="oooc:=([.P27] + [.U27]) / 2" office:value-type="float" office:value="103">
            <text:p>103.0</text:p>
          </table:table-cell>
          <table:table-cell table:style-name="ce2" table:formula="oooc:=([.Q27] + [.V27]) / 2" office:value-type="float" office:value="52">
            <text:p>5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table:style-name="ce2" table:formula="oooc:=[.D28]" office:value-type="float" office:value="308">
            <text:p>308.0</text:p>
          </table:table-cell>
          <table:table-cell table:style-name="ce2" table:formula="oooc:=[.E28]" office:value-type="float" office:value="180">
            <text:p>180.0</text:p>
          </table:table-cell>
          <table:table-cell table:style-name="ce2" table:formula="oooc:=[.F28]" office:value-type="float" office:value="90">
            <text:p>90.0</text:p>
          </table:table-cell>
          <table:table-cell table:style-name="ce2" table:formula="oooc:=[.G28]" office:value-type="float" office:value="45">
            <text:p>45.0</text:p>
          </table:table-cell>
          <table:table-cell table:style-name="ce2"/>
          <table:table-cell table:style-name="ce2" table:formula="oooc:=[.I28]" office:value-type="float" office:value="337">
            <text:p>337.0</text:p>
          </table:table-cell>
          <table:table-cell table:style-name="ce2" table:formula="oooc:=[.J28]" office:value-type="float" office:value="204">
            <text:p>204.0</text:p>
          </table:table-cell>
          <table:table-cell table:style-name="ce2" table:formula="oooc:=[.K28]" office:value-type="float" office:value="100">
            <text:p>100.0</text:p>
          </table:table-cell>
          <table:table-cell table:style-name="ce2" table:formula="oooc:=[.L28]" office:value-type="float" office:value="50">
            <text:p>50.0</text:p>
          </table:table-cell>
          <table:table-cell table:style-name="ce2"/>
          <table:table-cell table:style-name="ce2" table:formula="oooc:=([.N28] + [.S28]) / 2" office:value-type="float" office:value="342">
            <text:p>342.0</text:p>
          </table:table-cell>
          <table:table-cell table:style-name="ce2" table:formula="oooc:=([.O28] + [.T28]) / 2" office:value-type="float" office:value="208">
            <text:p>208.0</text:p>
          </table:table-cell>
          <table:table-cell table:style-name="ce2" table:formula="oooc:=([.P28] + [.U28]) / 2" office:value-type="float" office:value="103">
            <text:p>103.0</text:p>
          </table:table-cell>
          <table:table-cell table:style-name="ce2" table:formula="oooc:=([.Q28] + [.V28]) / 2" office:value-type="float" office:value="52">
            <text:p>5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table:style-name="ce2" table:formula="oooc:=[.D29]" office:value-type="float" office:value="305">
            <text:p>305.0</text:p>
          </table:table-cell>
          <table:table-cell table:style-name="ce2" table:formula="oooc:=[.E29]" office:value-type="float" office:value="180">
            <text:p>180.0</text:p>
          </table:table-cell>
          <table:table-cell table:style-name="ce2" table:formula="oooc:=[.F29]" office:value-type="float" office:value="93">
            <text:p>93.0</text:p>
          </table:table-cell>
          <table:table-cell table:style-name="ce2" table:formula="oooc:=[.G29]" office:value-type="float" office:value="45">
            <text:p>45.0</text:p>
          </table:table-cell>
          <table:table-cell table:style-name="ce2"/>
          <table:table-cell table:style-name="ce2" table:formula="oooc:=[.I29]" office:value-type="float" office:value="334">
            <text:p>334.0</text:p>
          </table:table-cell>
          <table:table-cell table:style-name="ce2" table:formula="oooc:=[.J29]" office:value-type="float" office:value="204">
            <text:p>204.0</text:p>
          </table:table-cell>
          <table:table-cell table:style-name="ce2" table:formula="oooc:=[.K29]" office:value-type="float" office:value="103">
            <text:p>103.0</text:p>
          </table:table-cell>
          <table:table-cell table:style-name="ce2" table:formula="oooc:=[.L29]" office:value-type="float" office:value="50">
            <text:p>50.0</text:p>
          </table:table-cell>
          <table:table-cell table:style-name="ce2"/>
          <table:table-cell table:style-name="ce2" table:formula="oooc:=([.N29] + [.S29]) / 2" office:value-type="float" office:value="342">
            <text:p>342.0</text:p>
          </table:table-cell>
          <table:table-cell table:style-name="ce2" table:formula="oooc:=([.O29] + [.T29]) / 2" office:value-type="float" office:value="208">
            <text:p>208.0</text:p>
          </table:table-cell>
          <table:table-cell table:style-name="ce2" table:formula="oooc:=([.P29] + [.U29]) / 2" office:value-type="float" office:value="103">
            <text:p>103.0</text:p>
          </table:table-cell>
          <table:table-cell table:style-name="ce2" table:formula="oooc:=([.Q29] + [.V29]) / 2" office:value-type="float" office:value="52">
            <text:p>5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table:style-name="ce2" table:formula="oooc:=[.D30]" office:value-type="float" office:value="476">
            <text:p>476.0</text:p>
          </table:table-cell>
          <table:table-cell table:style-name="ce2" table:formula="oooc:=[.E30]" office:value-type="float" office:value="290">
            <text:p>290.0</text:p>
          </table:table-cell>
          <table:table-cell table:style-name="ce2" table:formula="oooc:=[.F30]" office:value-type="float" office:value="145">
            <text:p>145.0</text:p>
          </table:table-cell>
          <table:table-cell table:style-name="ce2" table:formula="oooc:=[.G30]" office:value-type="float" office:value="74">
            <text:p>74.0</text:p>
          </table:table-cell>
          <table:table-cell table:style-name="ce2"/>
          <table:table-cell table:style-name="ce2" table:formula="oooc:=[.I30]" office:value-type="float" office:value="523">
            <text:p>523.0</text:p>
          </table:table-cell>
          <table:table-cell table:style-name="ce2" table:formula="oooc:=[.J30]" office:value-type="float" office:value="313">
            <text:p>313.0</text:p>
          </table:table-cell>
          <table:table-cell table:style-name="ce2" table:formula="oooc:=[.K30]" office:value-type="float" office:value="156">
            <text:p>156.0</text:p>
          </table:table-cell>
          <table:table-cell table:style-name="ce2" table:formula="oooc:=[.L30]" office:value-type="float" office:value="79">
            <text:p>79.0</text:p>
          </table:table-cell>
          <table:table-cell table:style-name="ce2"/>
          <table:table-cell table:style-name="ce2" table:formula="oooc:=([.N30] + [.S30]) / 2" office:value-type="float" office:value="523">
            <text:p>523.0</text:p>
          </table:table-cell>
          <table:table-cell table:style-name="ce2" table:formula="oooc:=([.O30] + [.T30]) / 2" office:value-type="float" office:value="323">
            <text:p>323.0</text:p>
          </table:table-cell>
          <table:table-cell table:style-name="ce2" table:formula="oooc:=([.P30] + [.U30]) / 2" office:value-type="float" office:value="161">
            <text:p>161.0</text:p>
          </table:table-cell>
          <table:table-cell table:style-name="ce2" table:formula="oooc:=([.Q30] + [.V30]) / 2" office:value-type="float" office:value="81">
            <text:p>81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table:style-name="ce2" table:formula="oooc:=[.D31]" office:value-type="float" office:value="482">
            <text:p>482.0</text:p>
          </table:table-cell>
          <table:table-cell table:style-name="ce2" table:formula="oooc:=[.E31]" office:value-type="float" office:value="290">
            <text:p>290.0</text:p>
          </table:table-cell>
          <table:table-cell table:style-name="ce2" table:formula="oooc:=[.F31]" office:value-type="float" office:value="146">
            <text:p>146.0</text:p>
          </table:table-cell>
          <table:table-cell table:style-name="ce2" table:formula="oooc:=[.G31]" office:value-type="float" office:value="74">
            <text:p>74.0</text:p>
          </table:table-cell>
          <table:table-cell table:style-name="ce2"/>
          <table:table-cell table:style-name="ce2" table:formula="oooc:=[.I31]" office:value-type="float" office:value="511">
            <text:p>511.0</text:p>
          </table:table-cell>
          <table:table-cell table:style-name="ce2" table:formula="oooc:=[.J31]" office:value-type="float" office:value="313">
            <text:p>313.0</text:p>
          </table:table-cell>
          <table:table-cell table:style-name="ce2" table:formula="oooc:=[.K31]" office:value-type="float" office:value="157">
            <text:p>157.0</text:p>
          </table:table-cell>
          <table:table-cell table:style-name="ce2" table:formula="oooc:=[.L31]" office:value-type="float" office:value="79">
            <text:p>79.0</text:p>
          </table:table-cell>
          <table:table-cell table:style-name="ce2"/>
          <table:table-cell table:style-name="ce2" table:formula="oooc:=([.N31] + [.S31]) / 2" office:value-type="float" office:value="523.5">
            <text:p>523.5</text:p>
          </table:table-cell>
          <table:table-cell table:style-name="ce2" table:formula="oooc:=([.O31] + [.T31]) / 2" office:value-type="float" office:value="323">
            <text:p>323.0</text:p>
          </table:table-cell>
          <table:table-cell table:style-name="ce2" table:formula="oooc:=([.P31] + [.U31]) / 2" office:value-type="float" office:value="161">
            <text:p>161.0</text:p>
          </table:table-cell>
          <table:table-cell table:style-name="ce2" table:formula="oooc:=([.Q31] + [.V31]) / 2" office:value-type="float" office:value="81">
            <text:p>81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table:style-name="ce2" table:formula="oooc:=[.D32]" office:value-type="float" office:value="479">
            <text:p>479.0</text:p>
          </table:table-cell>
          <table:table-cell table:style-name="ce2" table:formula="oooc:=[.E32]" office:value-type="float" office:value="292">
            <text:p>292.0</text:p>
          </table:table-cell>
          <table:table-cell table:style-name="ce2" table:formula="oooc:=[.F32]" office:value-type="float" office:value="149">
            <text:p>149.0</text:p>
          </table:table-cell>
          <table:table-cell table:style-name="ce2" table:formula="oooc:=[.G32]" office:value-type="float" office:value="74">
            <text:p>74.0</text:p>
          </table:table-cell>
          <table:table-cell table:style-name="ce2"/>
          <table:table-cell table:style-name="ce2" table:formula="oooc:=[.I32]" office:value-type="float" office:value="512">
            <text:p>512.0</text:p>
          </table:table-cell>
          <table:table-cell table:style-name="ce2" table:formula="oooc:=[.J32]" office:value-type="float" office:value="316">
            <text:p>316.0</text:p>
          </table:table-cell>
          <table:table-cell table:style-name="ce2" table:formula="oooc:=[.K32]" office:value-type="float" office:value="161">
            <text:p>161.0</text:p>
          </table:table-cell>
          <table:table-cell table:style-name="ce2" table:formula="oooc:=[.L32]" office:value-type="float" office:value="79">
            <text:p>79.0</text:p>
          </table:table-cell>
          <table:table-cell table:style-name="ce2"/>
          <table:table-cell table:style-name="ce2" table:formula="oooc:=([.N32] + [.S32]) / 2" office:value-type="float" office:value="523">
            <text:p>523.0</text:p>
          </table:table-cell>
          <table:table-cell table:style-name="ce2" table:formula="oooc:=([.O32] + [.T32]) / 2" office:value-type="float" office:value="323">
            <text:p>323.0</text:p>
          </table:table-cell>
          <table:table-cell table:style-name="ce2" table:formula="oooc:=([.P32] + [.U32]) / 2" office:value-type="float" office:value="161">
            <text:p>161.0</text:p>
          </table:table-cell>
          <table:table-cell table:style-name="ce2" table:formula="oooc:=([.Q32] + [.V32]) / 2" office:value-type="float" office:value="81">
            <text:p>81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LL</text:p>
          </table:table-cell>
          <table:table-cell office:value-type="string">
            <text:p><text:s/>B0 <text:s text:c="2"/></text:p>
          </table:table-cell>
          <table:table-cell table:style-name="ce2" table:formula="oooc:=[.D34]" office:value-type="float" office:value="91">
            <text:p>91.0</text:p>
          </table:table-cell>
          <table:table-cell table:style-name="ce2" table:formula="oooc:=[.E34]" office:value-type="float" office:value="90">
            <text:p>90.0</text:p>
          </table:table-cell>
          <table:table-cell table:style-name="ce2" table:formula="oooc:=[.F34]" office:value-type="float" office:value="90">
            <text:p>90.0</text:p>
          </table:table-cell>
          <table:table-cell table:style-name="ce2" table:formula="oooc:=[.G34]" office:value-type="float" office:value="90">
            <text:p>90.0</text:p>
          </table:table-cell>
          <table:table-cell table:style-name="ce2"/>
          <table:table-cell table:style-name="ce2" table:formula="oooc:=[.I34]" office:value-type="float" office:value="100">
            <text:p>100.0</text:p>
          </table:table-cell>
          <table:table-cell table:style-name="ce2" table:formula="oooc:=[.J34]" office:value-type="float" office:value="100">
            <text:p>100.0</text:p>
          </table:table-cell>
          <table:table-cell table:style-name="ce2" table:formula="oooc:=[.K34]" office:value-type="float" office:value="100">
            <text:p>100.0</text:p>
          </table:table-cell>
          <table:table-cell table:style-name="ce2" table:formula="oooc:=[.L34]" office:value-type="float" office:value="100">
            <text:p>100.0</text:p>
          </table:table-cell>
          <table:table-cell table:style-name="ce2"/>
          <table:table-cell table:style-name="ce2" table:formula="oooc:=([.N34] + [.S34]) / 2" office:value-type="float" office:value="103">
            <text:p>103.0</text:p>
          </table:table-cell>
          <table:table-cell table:style-name="ce2" table:formula="oooc:=([.O34] + [.T34]) / 2" office:value-type="float" office:value="103">
            <text:p>103.0</text:p>
          </table:table-cell>
          <table:table-cell table:style-name="ce2" table:formula="oooc:=([.P34] + [.U34]) / 2" office:value-type="float" office:value="103">
            <text:p>103.0</text:p>
          </table:table-cell>
          <table:table-cell table:style-name="ce2" table:formula="oooc:=([.Q34] + [.V34]) / 2" office:value-type="float" office:value="103">
            <text:p>103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table:style-name="ce2" table:formula="oooc:=[.D35]" office:value-type="float" office:value="90">
            <text:p>90.0</text:p>
          </table:table-cell>
          <table:table-cell table:style-name="ce2" table:formula="oooc:=[.E35]" office:value-type="float" office:value="90">
            <text:p>90.0</text:p>
          </table:table-cell>
          <table:table-cell table:style-name="ce2" table:formula="oooc:=[.F35]" office:value-type="float" office:value="90">
            <text:p>90.0</text:p>
          </table:table-cell>
          <table:table-cell table:style-name="ce2" table:formula="oooc:=[.G35]" office:value-type="float" office:value="90">
            <text:p>90.0</text:p>
          </table:table-cell>
          <table:table-cell table:style-name="ce2"/>
          <table:table-cell table:style-name="ce2" table:formula="oooc:=[.I35]" office:value-type="float" office:value="100">
            <text:p>100.0</text:p>
          </table:table-cell>
          <table:table-cell table:style-name="ce2" table:formula="oooc:=[.J35]" office:value-type="float" office:value="100">
            <text:p>100.0</text:p>
          </table:table-cell>
          <table:table-cell table:style-name="ce2" table:formula="oooc:=[.K35]" office:value-type="float" office:value="100">
            <text:p>100.0</text:p>
          </table:table-cell>
          <table:table-cell table:style-name="ce2" table:formula="oooc:=[.L35]" office:value-type="float" office:value="100">
            <text:p>100.0</text:p>
          </table:table-cell>
          <table:table-cell table:style-name="ce2"/>
          <table:table-cell table:style-name="ce2" table:formula="oooc:=([.N35] + [.S35]) / 2" office:value-type="float" office:value="103">
            <text:p>103.0</text:p>
          </table:table-cell>
          <table:table-cell table:style-name="ce2" table:formula="oooc:=([.O35] + [.T35]) / 2" office:value-type="float" office:value="103">
            <text:p>103.0</text:p>
          </table:table-cell>
          <table:table-cell table:style-name="ce2" table:formula="oooc:=([.P35] + [.U35]) / 2" office:value-type="float" office:value="103">
            <text:p>103.0</text:p>
          </table:table-cell>
          <table:table-cell table:style-name="ce2" table:formula="oooc:=([.Q35] + [.V35]) / 2" office:value-type="float" office:value="103">
            <text:p>103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table:style-name="ce2" table:formula="oooc:=[.D36]" office:value-type="float" office:value="90">
            <text:p>90.0</text:p>
          </table:table-cell>
          <table:table-cell table:style-name="ce2" table:formula="oooc:=[.E36]" office:value-type="float" office:value="90">
            <text:p>90.0</text:p>
          </table:table-cell>
          <table:table-cell table:style-name="ce2" table:formula="oooc:=[.F36]" office:value-type="float" office:value="93">
            <text:p>93.0</text:p>
          </table:table-cell>
          <table:table-cell table:style-name="ce2" table:formula="oooc:=[.G36]" office:value-type="float" office:value="90">
            <text:p>90.0</text:p>
          </table:table-cell>
          <table:table-cell table:style-name="ce2"/>
          <table:table-cell table:style-name="ce2" table:formula="oooc:=[.I36]" office:value-type="float" office:value="100">
            <text:p>100.0</text:p>
          </table:table-cell>
          <table:table-cell table:style-name="ce2" table:formula="oooc:=[.J36]" office:value-type="float" office:value="100">
            <text:p>100.0</text:p>
          </table:table-cell>
          <table:table-cell table:style-name="ce2" table:formula="oooc:=[.K36]" office:value-type="float" office:value="103">
            <text:p>103.0</text:p>
          </table:table-cell>
          <table:table-cell table:style-name="ce2" table:formula="oooc:=[.L36]" office:value-type="float" office:value="100">
            <text:p>100.0</text:p>
          </table:table-cell>
          <table:table-cell table:style-name="ce2"/>
          <table:table-cell table:style-name="ce2" table:formula="oooc:=([.N36] + [.S36]) / 2" office:value-type="float" office:value="103">
            <text:p>103.0</text:p>
          </table:table-cell>
          <table:table-cell table:style-name="ce2" table:formula="oooc:=([.O36] + [.T36]) / 2" office:value-type="float" office:value="103">
            <text:p>103.0</text:p>
          </table:table-cell>
          <table:table-cell table:style-name="ce2" table:formula="oooc:=([.P36] + [.U36]) / 2" office:value-type="float" office:value="103">
            <text:p>103.0</text:p>
          </table:table-cell>
          <table:table-cell table:style-name="ce2" table:formula="oooc:=([.Q36] + [.V36]) / 2" office:value-type="float" office:value="103">
            <text:p>103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table:style-name="ce2" table:formula="oooc:=[.D37]" office:value-type="float" office:value="145">
            <text:p>145.0</text:p>
          </table:table-cell>
          <table:table-cell table:style-name="ce2" table:formula="oooc:=[.E37]" office:value-type="float" office:value="145">
            <text:p>145.0</text:p>
          </table:table-cell>
          <table:table-cell table:style-name="ce2" table:formula="oooc:=[.F37]" office:value-type="float" office:value="145">
            <text:p>145.0</text:p>
          </table:table-cell>
          <table:table-cell table:style-name="ce2" table:formula="oooc:=[.G37]" office:value-type="float" office:value="147">
            <text:p>147.0</text:p>
          </table:table-cell>
          <table:table-cell table:style-name="ce2"/>
          <table:table-cell table:style-name="ce2" table:formula="oooc:=[.I37]" office:value-type="float" office:value="156">
            <text:p>156.0</text:p>
          </table:table-cell>
          <table:table-cell table:style-name="ce2" table:formula="oooc:=[.J37]" office:value-type="float" office:value="156">
            <text:p>156.0</text:p>
          </table:table-cell>
          <table:table-cell table:style-name="ce2" table:formula="oooc:=[.K37]" office:value-type="float" office:value="156">
            <text:p>156.0</text:p>
          </table:table-cell>
          <table:table-cell table:style-name="ce2" table:formula="oooc:=[.L37]" office:value-type="float" office:value="159">
            <text:p>159.0</text:p>
          </table:table-cell>
          <table:table-cell table:style-name="ce2"/>
          <table:table-cell table:style-name="ce2" table:formula="oooc:=([.N37] + [.S37]) / 2" office:value-type="float" office:value="161">
            <text:p>161.0</text:p>
          </table:table-cell>
          <table:table-cell table:style-name="ce2" table:formula="oooc:=([.O37] + [.T37]) / 2" office:value-type="float" office:value="161">
            <text:p>161.0</text:p>
          </table:table-cell>
          <table:table-cell table:style-name="ce2" table:formula="oooc:=([.P37] + [.U37]) / 2" office:value-type="float" office:value="161">
            <text:p>161.0</text:p>
          </table:table-cell>
          <table:table-cell table:style-name="ce2" table:formula="oooc:=([.Q37] + [.V37]) / 2" office:value-type="float" office:value="161">
            <text:p>161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table:style-name="ce2" table:formula="oooc:=[.D38]" office:value-type="float" office:value="145">
            <text:p>145.0</text:p>
          </table:table-cell>
          <table:table-cell table:style-name="ce2" table:formula="oooc:=[.E38]" office:value-type="float" office:value="145">
            <text:p>145.0</text:p>
          </table:table-cell>
          <table:table-cell table:style-name="ce2" table:formula="oooc:=[.F38]" office:value-type="float" office:value="145">
            <text:p>145.0</text:p>
          </table:table-cell>
          <table:table-cell table:style-name="ce2" table:formula="oooc:=[.G38]" office:value-type="float" office:value="147">
            <text:p>147.0</text:p>
          </table:table-cell>
          <table:table-cell table:style-name="ce2"/>
          <table:table-cell table:style-name="ce2" table:formula="oooc:=[.I38]" office:value-type="float" office:value="156">
            <text:p>156.0</text:p>
          </table:table-cell>
          <table:table-cell table:style-name="ce2" table:formula="oooc:=[.J38]" office:value-type="float" office:value="156">
            <text:p>156.0</text:p>
          </table:table-cell>
          <table:table-cell table:style-name="ce2" table:formula="oooc:=[.K38]" office:value-type="float" office:value="157">
            <text:p>157.0</text:p>
          </table:table-cell>
          <table:table-cell table:style-name="ce2" table:formula="oooc:=[.L38]" office:value-type="float" office:value="159">
            <text:p>159.0</text:p>
          </table:table-cell>
          <table:table-cell table:style-name="ce2"/>
          <table:table-cell table:style-name="ce2" table:formula="oooc:=([.N38] + [.S38]) / 2" office:value-type="float" office:value="161">
            <text:p>161.0</text:p>
          </table:table-cell>
          <table:table-cell table:style-name="ce2" table:formula="oooc:=([.O38] + [.T38]) / 2" office:value-type="float" office:value="161">
            <text:p>161.0</text:p>
          </table:table-cell>
          <table:table-cell table:style-name="ce2" table:formula="oooc:=([.P38] + [.U38]) / 2" office:value-type="float" office:value="161">
            <text:p>161.0</text:p>
          </table:table-cell>
          <table:table-cell table:style-name="ce2" table:formula="oooc:=([.Q38] + [.V38]) / 2" office:value-type="float" office:value="161">
            <text:p>161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table:style-name="ce2" table:formula="oooc:=[.D39]" office:value-type="float" office:value="145">
            <text:p>145.0</text:p>
          </table:table-cell>
          <table:table-cell table:style-name="ce2" table:formula="oooc:=[.E39]" office:value-type="float" office:value="145">
            <text:p>145.0</text:p>
          </table:table-cell>
          <table:table-cell table:style-name="ce2" table:formula="oooc:=[.F39]" office:value-type="float" office:value="150">
            <text:p>150.0</text:p>
          </table:table-cell>
          <table:table-cell table:style-name="ce2" table:formula="oooc:=[.G39]" office:value-type="float" office:value="147">
            <text:p>147.0</text:p>
          </table:table-cell>
          <table:table-cell table:style-name="ce2"/>
          <table:table-cell table:style-name="ce2" table:formula="oooc:=[.I39]" office:value-type="float" office:value="156">
            <text:p>156.0</text:p>
          </table:table-cell>
          <table:table-cell table:style-name="ce2" table:formula="oooc:=[.J39]" office:value-type="float" office:value="157">
            <text:p>157.0</text:p>
          </table:table-cell>
          <table:table-cell table:style-name="ce2" table:formula="oooc:=[.K39]" office:value-type="float" office:value="161">
            <text:p>161.0</text:p>
          </table:table-cell>
          <table:table-cell table:style-name="ce2" table:formula="oooc:=[.L39]" office:value-type="float" office:value="159">
            <text:p>159.0</text:p>
          </table:table-cell>
          <table:table-cell table:style-name="ce2"/>
          <table:table-cell table:style-name="ce2" table:formula="oooc:=([.N39] + [.S39]) / 2" office:value-type="float" office:value="161">
            <text:p>161.0</text:p>
          </table:table-cell>
          <table:table-cell table:style-name="ce2" table:formula="oooc:=([.O39] + [.T39]) / 2" office:value-type="float" office:value="161">
            <text:p>161.0</text:p>
          </table:table-cell>
          <table:table-cell table:style-name="ce2" table:formula="oooc:=([.P39] + [.U39]) / 2" office:value-type="float" office:value="161">
            <text:p>161.0</text:p>
          </table:table-cell>
          <table:table-cell table:style-name="ce2" table:formula="oooc:=([.Q39] + [.V39]) / 2" office:value-type="float" office:value="161">
            <text:p>161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 office:value-type="string">
            <text:p>PAL</text:p>
          </table:table-cell>
          <table:table-cell office:value-type="string">
            <text:p>LMMV</text:p>
          </table:table-cell>
          <table:table-cell office:value-type="string">
            <text:p><text:s/>B0 <text:s text:c="2"/></text:p>
          </table:table-cell>
          <table:table-cell table:style-name="ce2" table:formula="oooc:=[.D41]" office:value-type="float" office:value="441">
            <text:p>441.0</text:p>
          </table:table-cell>
          <table:table-cell table:style-name="ce2" table:formula="oooc:=[.E41]" office:value-type="float" office:value="315">
            <text:p>315.0</text:p>
          </table:table-cell>
          <table:table-cell table:style-name="ce2" table:formula="oooc:=[.F41]" office:value-type="float" office:value="232">
            <text:p>232.0</text:p>
          </table:table-cell>
          <table:table-cell table:style-name="ce2" table:formula="oooc:=[.G41]" office:value-type="float" office:value="116">
            <text:p>116.0</text:p>
          </table:table-cell>
          <table:table-cell table:style-name="ce2"/>
          <table:table-cell table:style-name="ce2" table:formula="oooc:=[.I41]" office:value-type="float" office:value="478">
            <text:p>478.0</text:p>
          </table:table-cell>
          <table:table-cell table:style-name="ce2" table:formula="oooc:=[.J41]" office:value-type="float" office:value="349">
            <text:p>349.0</text:p>
          </table:table-cell>
          <table:table-cell table:style-name="ce2" table:formula="oooc:=[.K41]" office:value-type="float" office:value="258">
            <text:p>258.0</text:p>
          </table:table-cell>
          <table:table-cell table:style-name="ce2" table:formula="oooc:=[.L41]" office:value-type="float" office:value="129">
            <text:p>129.0</text:p>
          </table:table-cell>
          <table:table-cell table:style-name="ce2"/>
          <table:table-cell table:style-name="ce2" table:formula="oooc:=([.N41] + [.S41]) / 2" office:value-type="float" office:value="481">
            <text:p>481.0</text:p>
          </table:table-cell>
          <table:table-cell table:style-name="ce2" table:formula="oooc:=([.O41] + [.T41]) / 2" office:value-type="float" office:value="352">
            <text:p>352.0</text:p>
          </table:table-cell>
          <table:table-cell table:style-name="ce2" table:formula="oooc:=([.P41] + [.U41]) / 2" office:value-type="float" office:value="262">
            <text:p>262.0</text:p>
          </table:table-cell>
          <table:table-cell table:style-name="ce2" table:formula="oooc:=([.Q41] + [.V41]) / 2" office:value-type="float" office:value="131">
            <text:p>131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table:style-name="ce2" table:formula="oooc:=[.D42]" office:value-type="float" office:value="441">
            <text:p>441.0</text:p>
          </table:table-cell>
          <table:table-cell table:style-name="ce2" table:formula="oooc:=[.E42]" office:value-type="float" office:value="315">
            <text:p>315.0</text:p>
          </table:table-cell>
          <table:table-cell table:style-name="ce2" table:formula="oooc:=[.F42]" office:value-type="float" office:value="232">
            <text:p>232.0</text:p>
          </table:table-cell>
          <table:table-cell table:style-name="ce2" table:formula="oooc:=[.G42]" office:value-type="float" office:value="116">
            <text:p>116.0</text:p>
          </table:table-cell>
          <table:table-cell table:style-name="ce2"/>
          <table:table-cell table:style-name="ce2" table:formula="oooc:=[.I42]" office:value-type="float" office:value="478">
            <text:p>478.0</text:p>
          </table:table-cell>
          <table:table-cell table:style-name="ce2" table:formula="oooc:=[.J42]" office:value-type="float" office:value="342">
            <text:p>342.0</text:p>
          </table:table-cell>
          <table:table-cell table:style-name="ce2" table:formula="oooc:=[.K42]" office:value-type="float" office:value="258">
            <text:p>258.0</text:p>
          </table:table-cell>
          <table:table-cell table:style-name="ce2" table:formula="oooc:=[.L42]" office:value-type="float" office:value="129">
            <text:p>129.0</text:p>
          </table:table-cell>
          <table:table-cell table:style-name="ce2"/>
          <table:table-cell table:style-name="ce2" table:formula="oooc:=([.N42] + [.S42]) / 2" office:value-type="float" office:value="481">
            <text:p>481.0</text:p>
          </table:table-cell>
          <table:table-cell table:style-name="ce2" table:formula="oooc:=([.O42] + [.T42]) / 2" office:value-type="float" office:value="352">
            <text:p>352.0</text:p>
          </table:table-cell>
          <table:table-cell table:style-name="ce2" table:formula="oooc:=([.P42] + [.U42]) / 2" office:value-type="float" office:value="261.5">
            <text:p>261.5</text:p>
          </table:table-cell>
          <table:table-cell table:style-name="ce2" table:formula="oooc:=([.Q42] + [.V42]) / 2" office:value-type="float" office:value="131">
            <text:p>131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table:style-name="ce2" table:formula="oooc:=[.D43]" office:value-type="float" office:value="437">
            <text:p>437.0</text:p>
          </table:table-cell>
          <table:table-cell table:style-name="ce2" table:formula="oooc:=[.E43]" office:value-type="float" office:value="315">
            <text:p>315.0</text:p>
          </table:table-cell>
          <table:table-cell table:style-name="ce2" table:formula="oooc:=[.F43]" office:value-type="float" office:value="237">
            <text:p>237.0</text:p>
          </table:table-cell>
          <table:table-cell table:style-name="ce2" table:formula="oooc:=[.G43]" office:value-type="float" office:value="116">
            <text:p>116.0</text:p>
          </table:table-cell>
          <table:table-cell table:style-name="ce2"/>
          <table:table-cell table:style-name="ce2" table:formula="oooc:=[.I43]" office:value-type="float" office:value="478">
            <text:p>478.0</text:p>
          </table:table-cell>
          <table:table-cell table:style-name="ce2" table:formula="oooc:=[.J43]" office:value-type="float" office:value="342">
            <text:p>342.0</text:p>
          </table:table-cell>
          <table:table-cell table:style-name="ce2" table:formula="oooc:=[.K43]" office:value-type="float" office:value="261">
            <text:p>261.0</text:p>
          </table:table-cell>
          <table:table-cell table:style-name="ce2" table:formula="oooc:=[.L43]" office:value-type="float" office:value="129">
            <text:p>129.0</text:p>
          </table:table-cell>
          <table:table-cell table:style-name="ce2"/>
          <table:table-cell table:style-name="ce2" table:formula="oooc:=([.N43] + [.S43]) / 2" office:value-type="float" office:value="481">
            <text:p>481.0</text:p>
          </table:table-cell>
          <table:table-cell table:style-name="ce2" table:formula="oooc:=([.O43] + [.T43]) / 2" office:value-type="float" office:value="351.5">
            <text:p>351.5</text:p>
          </table:table-cell>
          <table:table-cell table:style-name="ce2" table:formula="oooc:=([.P43] + [.U43]) / 2" office:value-type="float" office:value="262">
            <text:p>262.0</text:p>
          </table:table-cell>
          <table:table-cell table:style-name="ce2" table:formula="oooc:=([.Q43] + [.V43]) / 2" office:value-type="float" office:value="131">
            <text:p>131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table:style-name="ce2" table:formula="oooc:=[.D44]" office:value-type="float" office:value="683">
            <text:p>683.0</text:p>
          </table:table-cell>
          <table:table-cell table:style-name="ce2" table:formula="oooc:=[.E44]" office:value-type="float" office:value="502">
            <text:p>502.0</text:p>
          </table:table-cell>
          <table:table-cell table:style-name="ce2" table:formula="oooc:=[.F44]" office:value-type="float" office:value="372">
            <text:p>372.0</text:p>
          </table:table-cell>
          <table:table-cell table:style-name="ce2" table:formula="oooc:=[.G44]" office:value-type="float" office:value="188">
            <text:p>188.0</text:p>
          </table:table-cell>
          <table:table-cell table:style-name="ce2"/>
          <table:table-cell table:style-name="ce2" table:formula="oooc:=[.I44]" office:value-type="float" office:value="720">
            <text:p>720.0</text:p>
          </table:table-cell>
          <table:table-cell table:style-name="ce2" table:formula="oooc:=[.J44]" office:value-type="float" office:value="526">
            <text:p>526.0</text:p>
          </table:table-cell>
          <table:table-cell table:style-name="ce2" table:formula="oooc:=[.K44]" office:value-type="float" office:value="394">
            <text:p>394.0</text:p>
          </table:table-cell>
          <table:table-cell table:style-name="ce2" table:formula="oooc:=[.L44]" office:value-type="float" office:value="199">
            <text:p>199.0</text:p>
          </table:table-cell>
          <table:table-cell table:style-name="ce2"/>
          <table:table-cell table:style-name="ce2" table:formula="oooc:=([.N44] + [.S44]) / 2" office:value-type="float" office:value="723">
            <text:p>723.0</text:p>
          </table:table-cell>
          <table:table-cell table:style-name="ce2" table:formula="oooc:=([.O44] + [.T44]) / 2" office:value-type="float" office:value="537">
            <text:p>537.0</text:p>
          </table:table-cell>
          <table:table-cell table:style-name="ce2" table:formula="oooc:=([.P44] + [.U44]) / 2" office:value-type="float" office:value="400">
            <text:p>400.0</text:p>
          </table:table-cell>
          <table:table-cell table:style-name="ce2" table:formula="oooc:=([.Q44] + [.V44]) / 2" office:value-type="float" office:value="200">
            <text:p>200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table:style-name="ce2" table:formula="oooc:=[.D45]" office:value-type="float" office:value="687">
            <text:p>687.0</text:p>
          </table:table-cell>
          <table:table-cell table:style-name="ce2" table:formula="oooc:=[.E45]" office:value-type="float" office:value="501">
            <text:p>501.0</text:p>
          </table:table-cell>
          <table:table-cell table:style-name="ce2" table:formula="oooc:=[.F45]" office:value-type="float" office:value="373">
            <text:p>373.0</text:p>
          </table:table-cell>
          <table:table-cell table:style-name="ce2" table:formula="oooc:=[.G45]" office:value-type="float" office:value="188">
            <text:p>188.0</text:p>
          </table:table-cell>
          <table:table-cell table:style-name="ce2"/>
          <table:table-cell table:style-name="ce2" table:formula="oooc:=[.I45]" office:value-type="float" office:value="721">
            <text:p>721.0</text:p>
          </table:table-cell>
          <table:table-cell table:style-name="ce2" table:formula="oooc:=[.J45]" office:value-type="float" office:value="527">
            <text:p>527.0</text:p>
          </table:table-cell>
          <table:table-cell table:style-name="ce2" table:formula="oooc:=[.K45]" office:value-type="float" office:value="395">
            <text:p>395.0</text:p>
          </table:table-cell>
          <table:table-cell table:style-name="ce2" table:formula="oooc:=[.L45]" office:value-type="float" office:value="199">
            <text:p>199.0</text:p>
          </table:table-cell>
          <table:table-cell table:style-name="ce2"/>
          <table:table-cell table:style-name="ce2" table:formula="oooc:=([.N45] + [.S45]) / 2" office:value-type="float" office:value="723">
            <text:p>723.0</text:p>
          </table:table-cell>
          <table:table-cell table:style-name="ce2" table:formula="oooc:=([.O45] + [.T45]) / 2" office:value-type="float" office:value="537">
            <text:p>537.0</text:p>
          </table:table-cell>
          <table:table-cell table:style-name="ce2" table:formula="oooc:=([.P45] + [.U45]) / 2" office:value-type="float" office:value="400">
            <text:p>400.0</text:p>
          </table:table-cell>
          <table:table-cell table:style-name="ce2" table:formula="oooc:=([.Q45] + [.V45]) / 2" office:value-type="float" office:value="200">
            <text:p>200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table:style-name="ce2" table:formula="oooc:=[.D46]" office:value-type="float" office:value="683">
            <text:p>683.0</text:p>
          </table:table-cell>
          <table:table-cell table:style-name="ce2" table:formula="oooc:=[.E46]" office:value-type="float" office:value="504">
            <text:p>504.0</text:p>
          </table:table-cell>
          <table:table-cell table:style-name="ce2" table:formula="oooc:=[.F46]" office:value-type="float" office:value="378">
            <text:p>378.0</text:p>
          </table:table-cell>
          <table:table-cell table:style-name="ce2" table:formula="oooc:=[.G46]" office:value-type="float" office:value="188">
            <text:p>188.0</text:p>
          </table:table-cell>
          <table:table-cell table:style-name="ce2"/>
          <table:table-cell table:style-name="ce2" table:formula="oooc:=[.I46]" office:value-type="float" office:value="722">
            <text:p>722.0</text:p>
          </table:table-cell>
          <table:table-cell table:style-name="ce2" table:formula="oooc:=[.J46]" office:value-type="float" office:value="531">
            <text:p>531.0</text:p>
          </table:table-cell>
          <table:table-cell table:style-name="ce2" table:formula="oooc:=[.K46]" office:value-type="float" office:value="400">
            <text:p>400.0</text:p>
          </table:table-cell>
          <table:table-cell table:style-name="ce2" table:formula="oooc:=[.L46]" office:value-type="float" office:value="199">
            <text:p>199.0</text:p>
          </table:table-cell>
          <table:table-cell table:style-name="ce2"/>
          <table:table-cell table:style-name="ce2" table:formula="oooc:=([.N46] + [.S46]) / 2" office:value-type="float" office:value="723">
            <text:p>723.0</text:p>
          </table:table-cell>
          <table:table-cell table:style-name="ce2" table:formula="oooc:=([.O46] + [.T46]) / 2" office:value-type="float" office:value="537">
            <text:p>537.0</text:p>
          </table:table-cell>
          <table:table-cell table:style-name="ce2" table:formula="oooc:=([.P46] + [.U46]) / 2" office:value-type="float" office:value="400">
            <text:p>400.0</text:p>
          </table:table-cell>
          <table:table-cell table:style-name="ce2" table:formula="oooc:=([.Q46] + [.V46]) / 2" office:value-type="float" office:value="200.5">
            <text:p>200.5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LMMM</text:p>
          </table:table-cell>
          <table:table-cell office:value-type="string">
            <text:p><text:s/>B0 <text:s text:c="2"/></text:p>
          </table:table-cell>
          <table:table-cell table:style-name="ce2" table:formula="oooc:=[.D48]" office:value-type="float" office:value="361">
            <text:p>361.0</text:p>
          </table:table-cell>
          <table:table-cell table:style-name="ce2" table:formula="oooc:=[.E48]" office:value-type="float" office:value="215">
            <text:p>215.0</text:p>
          </table:table-cell>
          <table:table-cell table:style-name="ce2" table:formula="oooc:=[.F48]" office:value-type="float" office:value="108">
            <text:p>108.0</text:p>
          </table:table-cell>
          <table:table-cell table:style-name="ce2" table:formula="oooc:=[.G48]" office:value-type="float" office:value="54">
            <text:p>54.0</text:p>
          </table:table-cell>
          <table:table-cell table:style-name="ce2"/>
          <table:table-cell table:style-name="ce2" table:formula="oooc:=[.I48]" office:value-type="float" office:value="402">
            <text:p>402.0</text:p>
          </table:table-cell>
          <table:table-cell table:style-name="ce2" table:formula="oooc:=[.J48]" office:value-type="float" office:value="243">
            <text:p>243.0</text:p>
          </table:table-cell>
          <table:table-cell table:style-name="ce2" table:formula="oooc:=[.K48]" office:value-type="float" office:value="120">
            <text:p>120.0</text:p>
          </table:table-cell>
          <table:table-cell table:style-name="ce2" table:formula="oooc:=[.L48]" office:value-type="float" office:value="60">
            <text:p>60.0</text:p>
          </table:table-cell>
          <table:table-cell table:style-name="ce2"/>
          <table:table-cell table:style-name="ce2" table:formula="oooc:=([.N48] + [.S48]) / 2" office:value-type="float" office:value="409">
            <text:p>409.0</text:p>
          </table:table-cell>
          <table:table-cell table:style-name="ce2" table:formula="oooc:=([.O48] + [.T48]) / 2" office:value-type="float" office:value="248">
            <text:p>248.0</text:p>
          </table:table-cell>
          <table:table-cell table:style-name="ce2" table:formula="oooc:=([.P48] + [.U48]) / 2" office:value-type="float" office:value="123">
            <text:p>123.0</text:p>
          </table:table-cell>
          <table:table-cell table:style-name="ce2" table:formula="oooc:=([.Q48] + [.V48]) / 2" office:value-type="float" office:value="62">
            <text:p>6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table:style-name="ce2" table:formula="oooc:=[.D49]" office:value-type="float" office:value="368">
            <text:p>368.0</text:p>
          </table:table-cell>
          <table:table-cell table:style-name="ce2" table:formula="oooc:=[.E49]" office:value-type="float" office:value="215">
            <text:p>215.0</text:p>
          </table:table-cell>
          <table:table-cell table:style-name="ce2" table:formula="oooc:=[.F49]" office:value-type="float" office:value="108">
            <text:p>108.0</text:p>
          </table:table-cell>
          <table:table-cell table:style-name="ce2" table:formula="oooc:=[.G49]" office:value-type="float" office:value="54">
            <text:p>54.0</text:p>
          </table:table-cell>
          <table:table-cell table:style-name="ce2"/>
          <table:table-cell table:style-name="ce2" table:formula="oooc:=[.I49]" office:value-type="float" office:value="402">
            <text:p>402.0</text:p>
          </table:table-cell>
          <table:table-cell table:style-name="ce2" table:formula="oooc:=[.J49]" office:value-type="float" office:value="243">
            <text:p>243.0</text:p>
          </table:table-cell>
          <table:table-cell table:style-name="ce2" table:formula="oooc:=[.K49]" office:value-type="float" office:value="120">
            <text:p>120.0</text:p>
          </table:table-cell>
          <table:table-cell table:style-name="ce2" table:formula="oooc:=[.L49]" office:value-type="float" office:value="60">
            <text:p>60.0</text:p>
          </table:table-cell>
          <table:table-cell table:style-name="ce2"/>
          <table:table-cell table:style-name="ce2" table:formula="oooc:=([.N49] + [.S49]) / 2" office:value-type="float" office:value="409">
            <text:p>409.0</text:p>
          </table:table-cell>
          <table:table-cell table:style-name="ce2" table:formula="oooc:=([.O49] + [.T49]) / 2" office:value-type="float" office:value="248">
            <text:p>248.0</text:p>
          </table:table-cell>
          <table:table-cell table:style-name="ce2" table:formula="oooc:=([.P49] + [.U49]) / 2" office:value-type="float" office:value="123">
            <text:p>123.0</text:p>
          </table:table-cell>
          <table:table-cell table:style-name="ce2" table:formula="oooc:=([.Q49] + [.V49]) / 2" office:value-type="float" office:value="62">
            <text:p>6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table:style-name="ce2" table:formula="oooc:=[.D50]" office:value-type="float" office:value="364">
            <text:p>364.0</text:p>
          </table:table-cell>
          <table:table-cell table:style-name="ce2" table:formula="oooc:=[.E50]" office:value-type="float" office:value="215">
            <text:p>215.0</text:p>
          </table:table-cell>
          <table:table-cell table:style-name="ce2" table:formula="oooc:=[.F50]" office:value-type="float" office:value="111">
            <text:p>111.0</text:p>
          </table:table-cell>
          <table:table-cell table:style-name="ce2" table:formula="oooc:=[.G50]" office:value-type="float" office:value="54">
            <text:p>54.0</text:p>
          </table:table-cell>
          <table:table-cell table:style-name="ce2"/>
          <table:table-cell table:style-name="ce2" table:formula="oooc:=[.I50]" office:value-type="float" office:value="399">
            <text:p>399.0</text:p>
          </table:table-cell>
          <table:table-cell table:style-name="ce2" table:formula="oooc:=[.J50]" office:value-type="float" office:value="243">
            <text:p>243.0</text:p>
          </table:table-cell>
          <table:table-cell table:style-name="ce2" table:formula="oooc:=[.K50]" office:value-type="float" office:value="123">
            <text:p>123.0</text:p>
          </table:table-cell>
          <table:table-cell table:style-name="ce2" table:formula="oooc:=[.L50]" office:value-type="float" office:value="60">
            <text:p>60.0</text:p>
          </table:table-cell>
          <table:table-cell table:style-name="ce2"/>
          <table:table-cell table:style-name="ce2" table:formula="oooc:=([.N50] + [.S50]) / 2" office:value-type="float" office:value="409">
            <text:p>409.0</text:p>
          </table:table-cell>
          <table:table-cell table:style-name="ce2" table:formula="oooc:=([.O50] + [.T50]) / 2" office:value-type="float" office:value="248">
            <text:p>248.0</text:p>
          </table:table-cell>
          <table:table-cell table:style-name="ce2" table:formula="oooc:=([.P50] + [.U50]) / 2" office:value-type="float" office:value="123">
            <text:p>123.0</text:p>
          </table:table-cell>
          <table:table-cell table:style-name="ce2" table:formula="oooc:=([.Q50] + [.V50]) / 2" office:value-type="float" office:value="62">
            <text:p>6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table:style-name="ce2" table:formula="oooc:=[.D51]" office:value-type="float" office:value="578">
            <text:p>578.0</text:p>
          </table:table-cell>
          <table:table-cell table:style-name="ce2" table:formula="oooc:=[.E51]" office:value-type="float" office:value="353">
            <text:p>353.0</text:p>
          </table:table-cell>
          <table:table-cell table:style-name="ce2" table:formula="oooc:=[.F51]" office:value-type="float" office:value="176">
            <text:p>176.0</text:p>
          </table:table-cell>
          <table:table-cell table:style-name="ce2" table:formula="oooc:=[.G51]" office:value-type="float" office:value="89">
            <text:p>89.0</text:p>
          </table:table-cell>
          <table:table-cell table:style-name="ce2"/>
          <table:table-cell table:style-name="ce2" table:formula="oooc:=[.I51]" office:value-type="float" office:value="625">
            <text:p>625.0</text:p>
          </table:table-cell>
          <table:table-cell table:style-name="ce2" table:formula="oooc:=[.J51]" office:value-type="float" office:value="376">
            <text:p>376.0</text:p>
          </table:table-cell>
          <table:table-cell table:style-name="ce2" table:formula="oooc:=[.K51]" office:value-type="float" office:value="188">
            <text:p>188.0</text:p>
          </table:table-cell>
          <table:table-cell table:style-name="ce2" table:formula="oooc:=[.L51]" office:value-type="float" office:value="95">
            <text:p>95.0</text:p>
          </table:table-cell>
          <table:table-cell table:style-name="ce2"/>
          <table:table-cell table:style-name="ce2" table:formula="oooc:=([.N51] + [.S51]) / 2" office:value-type="float" office:value="625">
            <text:p>625.0</text:p>
          </table:table-cell>
          <table:table-cell table:style-name="ce2" table:formula="oooc:=([.O51] + [.T51]) / 2" office:value-type="float" office:value="386">
            <text:p>386.0</text:p>
          </table:table-cell>
          <table:table-cell table:style-name="ce2" table:formula="oooc:=([.P51] + [.U51]) / 2" office:value-type="float" office:value="193">
            <text:p>193.0</text:p>
          </table:table-cell>
          <table:table-cell table:style-name="ce2" table:formula="oooc:=([.Q51] + [.V51]) / 2" office:value-type="float" office:value="96">
            <text:p>96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table:style-name="ce2" table:formula="oooc:=[.D52]" office:value-type="float" office:value="584">
            <text:p>584.0</text:p>
          </table:table-cell>
          <table:table-cell table:style-name="ce2" table:formula="oooc:=[.E52]" office:value-type="float" office:value="353">
            <text:p>353.0</text:p>
          </table:table-cell>
          <table:table-cell table:style-name="ce2" table:formula="oooc:=[.F52]" office:value-type="float" office:value="177">
            <text:p>177.0</text:p>
          </table:table-cell>
          <table:table-cell table:style-name="ce2" table:formula="oooc:=[.G52]" office:value-type="float" office:value="89">
            <text:p>89.0</text:p>
          </table:table-cell>
          <table:table-cell table:style-name="ce2"/>
          <table:table-cell table:style-name="ce2" table:formula="oooc:=[.I52]" office:value-type="float" office:value="625">
            <text:p>625.0</text:p>
          </table:table-cell>
          <table:table-cell table:style-name="ce2" table:formula="oooc:=[.J52]" office:value-type="float" office:value="376">
            <text:p>376.0</text:p>
          </table:table-cell>
          <table:table-cell table:style-name="ce2" table:formula="oooc:=[.K52]" office:value-type="float" office:value="189">
            <text:p>189.0</text:p>
          </table:table-cell>
          <table:table-cell table:style-name="ce2" table:formula="oooc:=[.L52]" office:value-type="float" office:value="95">
            <text:p>95.0</text:p>
          </table:table-cell>
          <table:table-cell table:style-name="ce2"/>
          <table:table-cell table:style-name="ce2" table:formula="oooc:=([.N52] + [.S52]) / 2" office:value-type="float" office:value="625.5">
            <text:p>625.5</text:p>
          </table:table-cell>
          <table:table-cell table:style-name="ce2" table:formula="oooc:=([.O52] + [.T52]) / 2" office:value-type="float" office:value="386">
            <text:p>386.0</text:p>
          </table:table-cell>
          <table:table-cell table:style-name="ce2" table:formula="oooc:=([.P52] + [.U52]) / 2" office:value-type="float" office:value="193">
            <text:p>193.0</text:p>
          </table:table-cell>
          <table:table-cell table:style-name="ce2" table:formula="oooc:=([.Q52] + [.V52]) / 2" office:value-type="float" office:value="96">
            <text:p>96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table:style-name="ce2" table:formula="oooc:=[.D53]" office:value-type="float" office:value="580">
            <text:p>580.0</text:p>
          </table:table-cell>
          <table:table-cell table:style-name="ce2" table:formula="oooc:=[.E53]" office:value-type="float" office:value="355">
            <text:p>355.0</text:p>
          </table:table-cell>
          <table:table-cell table:style-name="ce2" table:formula="oooc:=[.F53]" office:value-type="float" office:value="181">
            <text:p>181.0</text:p>
          </table:table-cell>
          <table:table-cell table:style-name="ce2" table:formula="oooc:=[.G53]" office:value-type="float" office:value="89">
            <text:p>89.0</text:p>
          </table:table-cell>
          <table:table-cell table:style-name="ce2"/>
          <table:table-cell table:style-name="ce2" table:formula="oooc:=[.I53]" office:value-type="float" office:value="614">
            <text:p>614.0</text:p>
          </table:table-cell>
          <table:table-cell table:style-name="ce2" table:formula="oooc:=[.J53]" office:value-type="float" office:value="378">
            <text:p>378.0</text:p>
          </table:table-cell>
          <table:table-cell table:style-name="ce2" table:formula="oooc:=[.K53]" office:value-type="float" office:value="193">
            <text:p>193.0</text:p>
          </table:table-cell>
          <table:table-cell table:style-name="ce2" table:formula="oooc:=[.L53]" office:value-type="float" office:value="95">
            <text:p>95.0</text:p>
          </table:table-cell>
          <table:table-cell table:style-name="ce2"/>
          <table:table-cell table:style-name="ce2" table:formula="oooc:=([.N53] + [.S53]) / 2" office:value-type="float" office:value="625">
            <text:p>625.0</text:p>
          </table:table-cell>
          <table:table-cell table:style-name="ce2" table:formula="oooc:=([.O53] + [.T53]) / 2" office:value-type="float" office:value="386">
            <text:p>386.0</text:p>
          </table:table-cell>
          <table:table-cell table:style-name="ce2" table:formula="oooc:=([.P53] + [.U53]) / 2" office:value-type="float" office:value="192.5">
            <text:p>192.5</text:p>
          </table:table-cell>
          <table:table-cell table:style-name="ce2" table:formula="oooc:=([.Q53] + [.V53]) / 2" office:value-type="float" office:value="96">
            <text:p>96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XL</text:p>
          </table:table-cell>
          <table:table-cell office:value-type="string">
            <text:p><text:s/>B0 <text:s text:c="2"/></text:p>
          </table:table-cell>
          <table:table-cell table:style-name="ce2" table:formula="oooc:=[.D55]" office:value-type="float" office:value="364">
            <text:p>364.0</text:p>
          </table:table-cell>
          <table:table-cell table:style-name="ce2" table:formula="oooc:=[.E55]" office:value-type="float" office:value="216">
            <text:p>216.0</text:p>
          </table:table-cell>
          <table:table-cell table:style-name="ce2" table:formula="oooc:=[.F55]" office:value-type="float" office:value="108">
            <text:p>108.0</text:p>
          </table:table-cell>
          <table:table-cell table:style-name="ce2" table:formula="oooc:=[.G55]" office:value-type="float" office:value="54">
            <text:p>54.0</text:p>
          </table:table-cell>
          <table:table-cell table:style-name="ce2"/>
          <table:table-cell table:style-name="ce2" table:formula="oooc:=[.I55]" office:value-type="float" office:value="411">
            <text:p>411.0</text:p>
          </table:table-cell>
          <table:table-cell table:style-name="ce2" table:formula="oooc:=[.J55]" office:value-type="float" office:value="243">
            <text:p>243.0</text:p>
          </table:table-cell>
          <table:table-cell table:style-name="ce2" table:formula="oooc:=[.K55]" office:value-type="float" office:value="121">
            <text:p>121.0</text:p>
          </table:table-cell>
          <table:table-cell table:style-name="ce2" table:formula="oooc:=[.L55]" office:value-type="float" office:value="60">
            <text:p>60.0</text:p>
          </table:table-cell>
          <table:table-cell table:style-name="ce2"/>
          <table:table-cell table:style-name="ce2" table:formula="oooc:=([.N55] + [.S55]) / 2" office:value-type="float" office:value="416.5">
            <text:p>416.5</text:p>
          </table:table-cell>
          <table:table-cell table:style-name="ce2" table:formula="oooc:=([.O55] + [.T55]) / 2" office:value-type="float" office:value="250">
            <text:p>250.0</text:p>
          </table:table-cell>
          <table:table-cell table:style-name="ce2" table:formula="oooc:=([.P55] + [.U55]) / 2" office:value-type="float" office:value="125">
            <text:p>125.0</text:p>
          </table:table-cell>
          <table:table-cell table:style-name="ce2" table:formula="oooc:=([.Q55] + [.V55]) / 2" office:value-type="float" office:value="62">
            <text:p>6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table:style-name="ce2" table:formula="oooc:=[.D56]" office:value-type="float" office:value="368">
            <text:p>368.0</text:p>
          </table:table-cell>
          <table:table-cell table:style-name="ce2" table:formula="oooc:=[.E56]" office:value-type="float" office:value="216">
            <text:p>216.0</text:p>
          </table:table-cell>
          <table:table-cell table:style-name="ce2" table:formula="oooc:=[.F56]" office:value-type="float" office:value="108">
            <text:p>108.0</text:p>
          </table:table-cell>
          <table:table-cell table:style-name="ce2" table:formula="oooc:=[.G56]" office:value-type="float" office:value="54">
            <text:p>54.0</text:p>
          </table:table-cell>
          <table:table-cell table:style-name="ce2"/>
          <table:table-cell table:style-name="ce2" table:formula="oooc:=[.I56]" office:value-type="float" office:value="407">
            <text:p>407.0</text:p>
          </table:table-cell>
          <table:table-cell table:style-name="ce2" table:formula="oooc:=[.J56]" office:value-type="float" office:value="243">
            <text:p>243.0</text:p>
          </table:table-cell>
          <table:table-cell table:style-name="ce2" table:formula="oooc:=[.K56]" office:value-type="float" office:value="121">
            <text:p>121.0</text:p>
          </table:table-cell>
          <table:table-cell table:style-name="ce2" table:formula="oooc:=[.L56]" office:value-type="float" office:value="60">
            <text:p>60.0</text:p>
          </table:table-cell>
          <table:table-cell table:style-name="ce2"/>
          <table:table-cell table:style-name="ce2" table:formula="oooc:=([.N56] + [.S56]) / 2" office:value-type="float" office:value="416.5">
            <text:p>416.5</text:p>
          </table:table-cell>
          <table:table-cell table:style-name="ce2" table:formula="oooc:=([.O56] + [.T56]) / 2" office:value-type="float" office:value="250">
            <text:p>250.0</text:p>
          </table:table-cell>
          <table:table-cell table:style-name="ce2" table:formula="oooc:=([.P56] + [.U56]) / 2" office:value-type="float" office:value="125">
            <text:p>125.0</text:p>
          </table:table-cell>
          <table:table-cell table:style-name="ce2" table:formula="oooc:=([.Q56] + [.V56]) / 2" office:value-type="float" office:value="62">
            <text:p>6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table:style-name="ce2" table:formula="oooc:=[.D57]" office:value-type="float" office:value="367">
            <text:p>367.0</text:p>
          </table:table-cell>
          <table:table-cell table:style-name="ce2" table:formula="oooc:=[.E57]" office:value-type="float" office:value="216">
            <text:p>216.0</text:p>
          </table:table-cell>
          <table:table-cell table:style-name="ce2" table:formula="oooc:=[.F57]" office:value-type="float" office:value="112">
            <text:p>112.0</text:p>
          </table:table-cell>
          <table:table-cell table:style-name="ce2" table:formula="oooc:=[.G57]" office:value-type="float" office:value="54">
            <text:p>54.0</text:p>
          </table:table-cell>
          <table:table-cell table:style-name="ce2"/>
          <table:table-cell table:style-name="ce2" table:formula="oooc:=[.I57]" office:value-type="float" office:value="407">
            <text:p>407.0</text:p>
          </table:table-cell>
          <table:table-cell table:style-name="ce2" table:formula="oooc:=[.J57]" office:value-type="float" office:value="243">
            <text:p>243.0</text:p>
          </table:table-cell>
          <table:table-cell table:style-name="ce2" table:formula="oooc:=[.K57]" office:value-type="float" office:value="123">
            <text:p>123.0</text:p>
          </table:table-cell>
          <table:table-cell table:style-name="ce2" table:formula="oooc:=[.L57]" office:value-type="float" office:value="60">
            <text:p>60.0</text:p>
          </table:table-cell>
          <table:table-cell table:style-name="ce2"/>
          <table:table-cell table:style-name="ce2" table:formula="oooc:=([.N57] + [.S57]) / 2" office:value-type="float" office:value="416.5">
            <text:p>416.5</text:p>
          </table:table-cell>
          <table:table-cell table:style-name="ce2" table:formula="oooc:=([.O57] + [.T57]) / 2" office:value-type="float" office:value="250">
            <text:p>250.0</text:p>
          </table:table-cell>
          <table:table-cell table:style-name="ce2" table:formula="oooc:=([.P57] + [.U57]) / 2" office:value-type="float" office:value="125">
            <text:p>125.0</text:p>
          </table:table-cell>
          <table:table-cell table:style-name="ce2" table:formula="oooc:=([.Q57] + [.V57]) / 2" office:value-type="float" office:value="62">
            <text:p>6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table:style-name="ce2" table:formula="oooc:=[.D58]" office:value-type="float" office:value="583">
            <text:p>583.0</text:p>
          </table:table-cell>
          <table:table-cell table:style-name="ce2" table:formula="oooc:=[.E58]" office:value-type="float" office:value="356">
            <text:p>356.0</text:p>
          </table:table-cell>
          <table:table-cell table:style-name="ce2" table:formula="oooc:=[.F58]" office:value-type="float" office:value="177">
            <text:p>177.0</text:p>
          </table:table-cell>
          <table:table-cell table:style-name="ce2" table:formula="oooc:=[.G58]" office:value-type="float" office:value="90">
            <text:p>90.0</text:p>
          </table:table-cell>
          <table:table-cell table:style-name="ce2"/>
          <table:table-cell table:style-name="ce2" table:formula="oooc:=[.I58]" office:value-type="float" office:value="626">
            <text:p>626.0</text:p>
          </table:table-cell>
          <table:table-cell table:style-name="ce2" table:formula="oooc:=[.J58]" office:value-type="float" office:value="377">
            <text:p>377.0</text:p>
          </table:table-cell>
          <table:table-cell table:style-name="ce2" table:formula="oooc:=[.K58]" office:value-type="float" office:value="189">
            <text:p>189.0</text:p>
          </table:table-cell>
          <table:table-cell table:style-name="ce2" table:formula="oooc:=[.L58]" office:value-type="float" office:value="95">
            <text:p>95.0</text:p>
          </table:table-cell>
          <table:table-cell table:style-name="ce2"/>
          <table:table-cell table:style-name="ce2" table:formula="oooc:=([.N58] + [.S58]) / 2" office:value-type="float" office:value="626">
            <text:p>626.0</text:p>
          </table:table-cell>
          <table:table-cell table:style-name="ce2" table:formula="oooc:=([.O58] + [.T58]) / 2" office:value-type="float" office:value="387">
            <text:p>387.0</text:p>
          </table:table-cell>
          <table:table-cell table:style-name="ce2" table:formula="oooc:=([.P58] + [.U58]) / 2" office:value-type="float" office:value="194">
            <text:p>194.0</text:p>
          </table:table-cell>
          <table:table-cell table:style-name="ce2" table:formula="oooc:=([.Q58] + [.V58]) / 2" office:value-type="float" office:value="97">
            <text:p>97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table:style-name="ce2" table:formula="oooc:=[.D59]" office:value-type="float" office:value="587">
            <text:p>587.0</text:p>
          </table:table-cell>
          <table:table-cell table:style-name="ce2" table:formula="oooc:=[.E59]" office:value-type="float" office:value="354">
            <text:p>354.0</text:p>
          </table:table-cell>
          <table:table-cell table:style-name="ce2" table:formula="oooc:=[.F59]" office:value-type="float" office:value="178">
            <text:p>178.0</text:p>
          </table:table-cell>
          <table:table-cell table:style-name="ce2" table:formula="oooc:=[.G59]" office:value-type="float" office:value="90">
            <text:p>90.0</text:p>
          </table:table-cell>
          <table:table-cell table:style-name="ce2"/>
          <table:table-cell table:style-name="ce2" table:formula="oooc:=[.I59]" office:value-type="float" office:value="625">
            <text:p>625.0</text:p>
          </table:table-cell>
          <table:table-cell table:style-name="ce2" table:formula="oooc:=[.J59]" office:value-type="float" office:value="377">
            <text:p>377.0</text:p>
          </table:table-cell>
          <table:table-cell table:style-name="ce2" table:formula="oooc:=[.K59]" office:value-type="float" office:value="190">
            <text:p>190.0</text:p>
          </table:table-cell>
          <table:table-cell table:style-name="ce2" table:formula="oooc:=[.L59]" office:value-type="float" office:value="95">
            <text:p>95.0</text:p>
          </table:table-cell>
          <table:table-cell table:style-name="ce2"/>
          <table:table-cell table:style-name="ce2" table:formula="oooc:=([.N59] + [.S59]) / 2" office:value-type="float" office:value="626">
            <text:p>626.0</text:p>
          </table:table-cell>
          <table:table-cell table:style-name="ce2" table:formula="oooc:=([.O59] + [.T59]) / 2" office:value-type="float" office:value="387">
            <text:p>387.0</text:p>
          </table:table-cell>
          <table:table-cell table:style-name="ce2" table:formula="oooc:=([.P59] + [.U59]) / 2" office:value-type="float" office:value="194">
            <text:p>194.0</text:p>
          </table:table-cell>
          <table:table-cell table:style-name="ce2" table:formula="oooc:=([.Q59] + [.V59]) / 2" office:value-type="float" office:value="97">
            <text:p>97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table:style-name="ce2" table:formula="oooc:=[.D60]" office:value-type="float" office:value="583">
            <text:p>583.0</text:p>
          </table:table-cell>
          <table:table-cell table:style-name="ce2" table:formula="oooc:=[.E60]" office:value-type="float" office:value="356">
            <text:p>356.0</text:p>
          </table:table-cell>
          <table:table-cell table:style-name="ce2" table:formula="oooc:=[.F60]" office:value-type="float" office:value="183">
            <text:p>183.0</text:p>
          </table:table-cell>
          <table:table-cell table:style-name="ce2" table:formula="oooc:=[.G60]" office:value-type="float" office:value="90">
            <text:p>90.0</text:p>
          </table:table-cell>
          <table:table-cell table:style-name="ce2"/>
          <table:table-cell table:style-name="ce2" table:formula="oooc:=[.I60]" office:value-type="float" office:value="626">
            <text:p>626.0</text:p>
          </table:table-cell>
          <table:table-cell table:style-name="ce2" table:formula="oooc:=[.J60]" office:value-type="float" office:value="379">
            <text:p>379.0</text:p>
          </table:table-cell>
          <table:table-cell table:style-name="ce2" table:formula="oooc:=[.K60]" office:value-type="float" office:value="194">
            <text:p>194.0</text:p>
          </table:table-cell>
          <table:table-cell table:style-name="ce2" table:formula="oooc:=[.L60]" office:value-type="float" office:value="95">
            <text:p>95.0</text:p>
          </table:table-cell>
          <table:table-cell table:style-name="ce2"/>
          <table:table-cell table:style-name="ce2" table:formula="oooc:=([.N60] + [.S60]) / 2" office:value-type="float" office:value="626">
            <text:p>626.0</text:p>
          </table:table-cell>
          <table:table-cell table:style-name="ce2" table:formula="oooc:=([.O60] + [.T60]) / 2" office:value-type="float" office:value="387">
            <text:p>387.0</text:p>
          </table:table-cell>
          <table:table-cell table:style-name="ce2" table:formula="oooc:=([.P60] + [.U60]) / 2" office:value-type="float" office:value="194">
            <text:p>194.0</text:p>
          </table:table-cell>
          <table:table-cell table:style-name="ce2" table:formula="oooc:=([.Q60] + [.V60]) / 2" office:value-type="float" office:value="97">
            <text:p>97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LX</text:p>
          </table:table-cell>
          <table:table-cell office:value-type="string">
            <text:p><text:s/>B0 <text:s text:c="2"/></text:p>
          </table:table-cell>
          <table:table-cell table:style-name="ce2" table:formula="oooc:=[.D62]" office:value-type="float" office:value="361">
            <text:p>361.0</text:p>
          </table:table-cell>
          <table:table-cell table:style-name="ce2" table:formula="oooc:=[.E62]" office:value-type="float" office:value="215">
            <text:p>215.0</text:p>
          </table:table-cell>
          <table:table-cell table:style-name="ce2" table:formula="oooc:=[.F62]" office:value-type="float" office:value="108">
            <text:p>108.0</text:p>
          </table:table-cell>
          <table:table-cell table:style-name="ce2" table:formula="oooc:=[.G62]" office:value-type="float" office:value="54">
            <text:p>54.0</text:p>
          </table:table-cell>
          <table:table-cell table:style-name="ce2"/>
          <table:table-cell table:style-name="ce2" table:formula="oooc:=[.I62]" office:value-type="float" office:value="402">
            <text:p>402.0</text:p>
          </table:table-cell>
          <table:table-cell table:style-name="ce2" table:formula="oooc:=[.J62]" office:value-type="float" office:value="243">
            <text:p>243.0</text:p>
          </table:table-cell>
          <table:table-cell table:style-name="ce2" table:formula="oooc:=[.K62]" office:value-type="float" office:value="120">
            <text:p>120.0</text:p>
          </table:table-cell>
          <table:table-cell table:style-name="ce2" table:formula="oooc:=[.L62]" office:value-type="float" office:value="60">
            <text:p>60.0</text:p>
          </table:table-cell>
          <table:table-cell table:style-name="ce2"/>
          <table:table-cell table:style-name="ce2" table:formula="oooc:=([.N62] + [.S62]) / 2" office:value-type="float" office:value="409">
            <text:p>409.0</text:p>
          </table:table-cell>
          <table:table-cell table:style-name="ce2" table:formula="oooc:=([.O62] + [.T62]) / 2" office:value-type="float" office:value="248">
            <text:p>248.0</text:p>
          </table:table-cell>
          <table:table-cell table:style-name="ce2" table:formula="oooc:=([.P62] + [.U62]) / 2" office:value-type="float" office:value="123">
            <text:p>123.0</text:p>
          </table:table-cell>
          <table:table-cell table:style-name="ce2" table:formula="oooc:=([.Q62] + [.V62]) / 2" office:value-type="float" office:value="62">
            <text:p>6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table:style-name="ce2" table:formula="oooc:=[.D63]" office:value-type="float" office:value="368">
            <text:p>368.0</text:p>
          </table:table-cell>
          <table:table-cell table:style-name="ce2" table:formula="oooc:=[.E63]" office:value-type="float" office:value="215">
            <text:p>215.0</text:p>
          </table:table-cell>
          <table:table-cell table:style-name="ce2" table:formula="oooc:=[.F63]" office:value-type="float" office:value="108">
            <text:p>108.0</text:p>
          </table:table-cell>
          <table:table-cell table:style-name="ce2" table:formula="oooc:=[.G63]" office:value-type="float" office:value="54">
            <text:p>54.0</text:p>
          </table:table-cell>
          <table:table-cell table:style-name="ce2"/>
          <table:table-cell table:style-name="ce2" table:formula="oooc:=[.I63]" office:value-type="float" office:value="402">
            <text:p>402.0</text:p>
          </table:table-cell>
          <table:table-cell table:style-name="ce2" table:formula="oooc:=[.J63]" office:value-type="float" office:value="243">
            <text:p>243.0</text:p>
          </table:table-cell>
          <table:table-cell table:style-name="ce2" table:formula="oooc:=[.K63]" office:value-type="float" office:value="120">
            <text:p>120.0</text:p>
          </table:table-cell>
          <table:table-cell table:style-name="ce2" table:formula="oooc:=[.L63]" office:value-type="float" office:value="60">
            <text:p>60.0</text:p>
          </table:table-cell>
          <table:table-cell table:style-name="ce2"/>
          <table:table-cell table:style-name="ce2" table:formula="oooc:=([.N63] + [.S63]) / 2" office:value-type="float" office:value="409">
            <text:p>409.0</text:p>
          </table:table-cell>
          <table:table-cell table:style-name="ce2" table:formula="oooc:=([.O63] + [.T63]) / 2" office:value-type="float" office:value="248">
            <text:p>248.0</text:p>
          </table:table-cell>
          <table:table-cell table:style-name="ce2" table:formula="oooc:=([.P63] + [.U63]) / 2" office:value-type="float" office:value="123">
            <text:p>123.0</text:p>
          </table:table-cell>
          <table:table-cell table:style-name="ce2" table:formula="oooc:=([.Q63] + [.V63]) / 2" office:value-type="float" office:value="62">
            <text:p>6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table:style-name="ce2" table:formula="oooc:=[.D64]" office:value-type="float" office:value="364">
            <text:p>364.0</text:p>
          </table:table-cell>
          <table:table-cell table:style-name="ce2" table:formula="oooc:=[.E64]" office:value-type="float" office:value="215">
            <text:p>215.0</text:p>
          </table:table-cell>
          <table:table-cell table:style-name="ce2" table:formula="oooc:=[.F64]" office:value-type="float" office:value="111">
            <text:p>111.0</text:p>
          </table:table-cell>
          <table:table-cell table:style-name="ce2" table:formula="oooc:=[.G64]" office:value-type="float" office:value="54">
            <text:p>54.0</text:p>
          </table:table-cell>
          <table:table-cell table:style-name="ce2"/>
          <table:table-cell table:style-name="ce2" table:formula="oooc:=[.I64]" office:value-type="float" office:value="399">
            <text:p>399.0</text:p>
          </table:table-cell>
          <table:table-cell table:style-name="ce2" table:formula="oooc:=[.J64]" office:value-type="float" office:value="243">
            <text:p>243.0</text:p>
          </table:table-cell>
          <table:table-cell table:style-name="ce2" table:formula="oooc:=[.K64]" office:value-type="float" office:value="123">
            <text:p>123.0</text:p>
          </table:table-cell>
          <table:table-cell table:style-name="ce2" table:formula="oooc:=[.L64]" office:value-type="float" office:value="60">
            <text:p>60.0</text:p>
          </table:table-cell>
          <table:table-cell table:style-name="ce2"/>
          <table:table-cell table:style-name="ce2" table:formula="oooc:=([.N64] + [.S64]) / 2" office:value-type="float" office:value="409">
            <text:p>409.0</text:p>
          </table:table-cell>
          <table:table-cell table:style-name="ce2" table:formula="oooc:=([.O64] + [.T64]) / 2" office:value-type="float" office:value="248">
            <text:p>248.0</text:p>
          </table:table-cell>
          <table:table-cell table:style-name="ce2" table:formula="oooc:=([.P64] + [.U64]) / 2" office:value-type="float" office:value="123">
            <text:p>123.0</text:p>
          </table:table-cell>
          <table:table-cell table:style-name="ce2" table:formula="oooc:=([.Q64] + [.V64]) / 2" office:value-type="float" office:value="62">
            <text:p>6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table:style-name="ce2" table:formula="oooc:=[.D65]" office:value-type="float" office:value="578">
            <text:p>578.0</text:p>
          </table:table-cell>
          <table:table-cell table:style-name="ce2" table:formula="oooc:=[.E65]" office:value-type="float" office:value="353">
            <text:p>353.0</text:p>
          </table:table-cell>
          <table:table-cell table:style-name="ce2" table:formula="oooc:=[.F65]" office:value-type="float" office:value="176">
            <text:p>176.0</text:p>
          </table:table-cell>
          <table:table-cell table:style-name="ce2" table:formula="oooc:=[.G65]" office:value-type="float" office:value="89">
            <text:p>89.0</text:p>
          </table:table-cell>
          <table:table-cell table:style-name="ce2"/>
          <table:table-cell table:style-name="ce2" table:formula="oooc:=[.I65]" office:value-type="float" office:value="625">
            <text:p>625.0</text:p>
          </table:table-cell>
          <table:table-cell table:style-name="ce2" table:formula="oooc:=[.J65]" office:value-type="float" office:value="376">
            <text:p>376.0</text:p>
          </table:table-cell>
          <table:table-cell table:style-name="ce2" table:formula="oooc:=[.K65]" office:value-type="float" office:value="188">
            <text:p>188.0</text:p>
          </table:table-cell>
          <table:table-cell table:style-name="ce2" table:formula="oooc:=[.L65]" office:value-type="float" office:value="95">
            <text:p>95.0</text:p>
          </table:table-cell>
          <table:table-cell table:style-name="ce2"/>
          <table:table-cell table:style-name="ce2" table:formula="oooc:=([.N65] + [.S65]) / 2" office:value-type="float" office:value="625">
            <text:p>625.0</text:p>
          </table:table-cell>
          <table:table-cell table:style-name="ce2" table:formula="oooc:=([.O65] + [.T65]) / 2" office:value-type="float" office:value="386">
            <text:p>386.0</text:p>
          </table:table-cell>
          <table:table-cell table:style-name="ce2" table:formula="oooc:=([.P65] + [.U65]) / 2" office:value-type="float" office:value="193">
            <text:p>193.0</text:p>
          </table:table-cell>
          <table:table-cell table:style-name="ce2" table:formula="oooc:=([.Q65] + [.V65]) / 2" office:value-type="float" office:value="96">
            <text:p>96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table:style-name="ce2" table:formula="oooc:=[.D66]" office:value-type="float" office:value="585">
            <text:p>585.0</text:p>
          </table:table-cell>
          <table:table-cell table:style-name="ce2" table:formula="oooc:=[.E66]" office:value-type="float" office:value="353">
            <text:p>353.0</text:p>
          </table:table-cell>
          <table:table-cell table:style-name="ce2" table:formula="oooc:=[.F66]" office:value-type="float" office:value="177">
            <text:p>177.0</text:p>
          </table:table-cell>
          <table:table-cell table:style-name="ce2" table:formula="oooc:=[.G66]" office:value-type="float" office:value="89">
            <text:p>89.0</text:p>
          </table:table-cell>
          <table:table-cell table:style-name="ce2"/>
          <table:table-cell table:style-name="ce2" table:formula="oooc:=[.I66]" office:value-type="float" office:value="613">
            <text:p>613.0</text:p>
          </table:table-cell>
          <table:table-cell table:style-name="ce2" table:formula="oooc:=[.J66]" office:value-type="float" office:value="376">
            <text:p>376.0</text:p>
          </table:table-cell>
          <table:table-cell table:style-name="ce2" table:formula="oooc:=[.K66]" office:value-type="float" office:value="189">
            <text:p>189.0</text:p>
          </table:table-cell>
          <table:table-cell table:style-name="ce2" table:formula="oooc:=[.L66]" office:value-type="float" office:value="95">
            <text:p>95.0</text:p>
          </table:table-cell>
          <table:table-cell table:style-name="ce2"/>
          <table:table-cell table:style-name="ce2" table:formula="oooc:=([.N66] + [.S66]) / 2" office:value-type="float" office:value="625">
            <text:p>625.0</text:p>
          </table:table-cell>
          <table:table-cell table:style-name="ce2" table:formula="oooc:=([.O66] + [.T66]) / 2" office:value-type="float" office:value="386">
            <text:p>386.0</text:p>
          </table:table-cell>
          <table:table-cell table:style-name="ce2" table:formula="oooc:=([.P66] + [.U66]) / 2" office:value-type="float" office:value="193">
            <text:p>193.0</text:p>
          </table:table-cell>
          <table:table-cell table:style-name="ce2" table:formula="oooc:=([.Q66] + [.V66]) / 2" office:value-type="float" office:value="96">
            <text:p>96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table:style-name="ce2" table:formula="oooc:=[.D67]" office:value-type="float" office:value="581">
            <text:p>581.0</text:p>
          </table:table-cell>
          <table:table-cell table:style-name="ce2" table:formula="oooc:=[.E67]" office:value-type="float" office:value="355">
            <text:p>355.0</text:p>
          </table:table-cell>
          <table:table-cell table:style-name="ce2" table:formula="oooc:=[.F67]" office:value-type="float" office:value="181">
            <text:p>181.0</text:p>
          </table:table-cell>
          <table:table-cell table:style-name="ce2" table:formula="oooc:=[.G67]" office:value-type="float" office:value="89">
            <text:p>89.0</text:p>
          </table:table-cell>
          <table:table-cell table:style-name="ce2"/>
          <table:table-cell table:style-name="ce2" table:formula="oooc:=[.I67]" office:value-type="float" office:value="613">
            <text:p>613.0</text:p>
          </table:table-cell>
          <table:table-cell table:style-name="ce2" table:formula="oooc:=[.J67]" office:value-type="float" office:value="378">
            <text:p>378.0</text:p>
          </table:table-cell>
          <table:table-cell table:style-name="ce2" table:formula="oooc:=[.K67]" office:value-type="float" office:value="193">
            <text:p>193.0</text:p>
          </table:table-cell>
          <table:table-cell table:style-name="ce2" table:formula="oooc:=[.L67]" office:value-type="float" office:value="95">
            <text:p>95.0</text:p>
          </table:table-cell>
          <table:table-cell table:style-name="ce2"/>
          <table:table-cell table:style-name="ce2" table:formula="oooc:=([.N67] + [.S67]) / 2" office:value-type="float" office:value="625.5">
            <text:p>625.5</text:p>
          </table:table-cell>
          <table:table-cell table:style-name="ce2" table:formula="oooc:=([.O67] + [.T67]) / 2" office:value-type="float" office:value="386">
            <text:p>386.0</text:p>
          </table:table-cell>
          <table:table-cell table:style-name="ce2" table:formula="oooc:=([.P67] + [.U67]) / 2" office:value-type="float" office:value="193">
            <text:p>193.0</text:p>
          </table:table-cell>
          <table:table-cell table:style-name="ce2" table:formula="oooc:=([.Q67] + [.V67]) / 2" office:value-type="float" office:value="96">
            <text:p>96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LL</text:p>
          </table:table-cell>
          <table:table-cell office:value-type="string">
            <text:p><text:s/>B0 <text:s text:c="2"/></text:p>
          </table:table-cell>
          <table:table-cell table:style-name="ce2" table:formula="oooc:=[.D69]" office:value-type="float" office:value="108">
            <text:p>108.0</text:p>
          </table:table-cell>
          <table:table-cell table:style-name="ce2" table:formula="oooc:=[.E69]" office:value-type="float" office:value="107">
            <text:p>107.0</text:p>
          </table:table-cell>
          <table:table-cell table:style-name="ce2" table:formula="oooc:=[.F69]" office:value-type="float" office:value="107">
            <text:p>107.0</text:p>
          </table:table-cell>
          <table:table-cell table:style-name="ce2" table:formula="oooc:=[.G69]" office:value-type="float" office:value="107">
            <text:p>107.0</text:p>
          </table:table-cell>
          <table:table-cell table:style-name="ce2"/>
          <table:table-cell table:style-name="ce2" table:formula="oooc:=[.I69]" office:value-type="float" office:value="120">
            <text:p>120.0</text:p>
          </table:table-cell>
          <table:table-cell table:style-name="ce2" table:formula="oooc:=[.J69]" office:value-type="float" office:value="120">
            <text:p>120.0</text:p>
          </table:table-cell>
          <table:table-cell table:style-name="ce2" table:formula="oooc:=[.K69]" office:value-type="float" office:value="120">
            <text:p>120.0</text:p>
          </table:table-cell>
          <table:table-cell table:style-name="ce2" table:formula="oooc:=[.L69]" office:value-type="float" office:value="120">
            <text:p>120.0</text:p>
          </table:table-cell>
          <table:table-cell table:style-name="ce2"/>
          <table:table-cell table:style-name="ce2" table:formula="oooc:=([.N69] + [.S69]) / 2" office:value-type="float" office:value="123">
            <text:p>123.0</text:p>
          </table:table-cell>
          <table:table-cell table:style-name="ce2" table:formula="oooc:=([.O69] + [.T69]) / 2" office:value-type="float" office:value="123">
            <text:p>123.0</text:p>
          </table:table-cell>
          <table:table-cell table:style-name="ce2" table:formula="oooc:=([.P69] + [.U69]) / 2" office:value-type="float" office:value="123">
            <text:p>123.0</text:p>
          </table:table-cell>
          <table:table-cell table:style-name="ce2" table:formula="oooc:=([.Q69] + [.V69]) / 2" office:value-type="float" office:value="123">
            <text:p>123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2 <text:s text:c="2"/></text:p>
          </table:table-cell>
          <table:table-cell table:style-name="ce2" table:formula="oooc:=[.D70]" office:value-type="float" office:value="107">
            <text:p>107.0</text:p>
          </table:table-cell>
          <table:table-cell table:style-name="ce2" table:formula="oooc:=[.E70]" office:value-type="float" office:value="107">
            <text:p>107.0</text:p>
          </table:table-cell>
          <table:table-cell table:style-name="ce2" table:formula="oooc:=[.F70]" office:value-type="float" office:value="107">
            <text:p>107.0</text:p>
          </table:table-cell>
          <table:table-cell table:style-name="ce2" table:formula="oooc:=[.G70]" office:value-type="float" office:value="107">
            <text:p>107.0</text:p>
          </table:table-cell>
          <table:table-cell table:style-name="ce2"/>
          <table:table-cell table:style-name="ce2" table:formula="oooc:=[.I70]" office:value-type="float" office:value="120">
            <text:p>120.0</text:p>
          </table:table-cell>
          <table:table-cell table:style-name="ce2" table:formula="oooc:=[.J70]" office:value-type="float" office:value="120">
            <text:p>120.0</text:p>
          </table:table-cell>
          <table:table-cell table:style-name="ce2" table:formula="oooc:=[.K70]" office:value-type="float" office:value="120">
            <text:p>120.0</text:p>
          </table:table-cell>
          <table:table-cell table:style-name="ce2" table:formula="oooc:=[.L70]" office:value-type="float" office:value="120">
            <text:p>120.0</text:p>
          </table:table-cell>
          <table:table-cell table:style-name="ce2"/>
          <table:table-cell table:style-name="ce2" table:formula="oooc:=([.N70] + [.S70]) / 2" office:value-type="float" office:value="123">
            <text:p>123.0</text:p>
          </table:table-cell>
          <table:table-cell table:style-name="ce2" table:formula="oooc:=([.O70] + [.T70]) / 2" office:value-type="float" office:value="123">
            <text:p>123.0</text:p>
          </table:table-cell>
          <table:table-cell table:style-name="ce2" table:formula="oooc:=([.P70] + [.U70]) / 2" office:value-type="float" office:value="123">
            <text:p>123.0</text:p>
          </table:table-cell>
          <table:table-cell table:style-name="ce2" table:formula="oooc:=([.Q70] + [.V70]) / 2" office:value-type="float" office:value="123">
            <text:p>123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4 <text:s text:c="2"/></text:p>
          </table:table-cell>
          <table:table-cell table:style-name="ce2" table:formula="oooc:=[.D71]" office:value-type="float" office:value="107">
            <text:p>107.0</text:p>
          </table:table-cell>
          <table:table-cell table:style-name="ce2" table:formula="oooc:=[.E71]" office:value-type="float" office:value="107">
            <text:p>107.0</text:p>
          </table:table-cell>
          <table:table-cell table:style-name="ce2" table:formula="oooc:=[.F71]" office:value-type="float" office:value="111">
            <text:p>111.0</text:p>
          </table:table-cell>
          <table:table-cell table:style-name="ce2" table:formula="oooc:=[.G71]" office:value-type="float" office:value="107">
            <text:p>107.0</text:p>
          </table:table-cell>
          <table:table-cell table:style-name="ce2"/>
          <table:table-cell table:style-name="ce2" table:formula="oooc:=[.I71]" office:value-type="float" office:value="120">
            <text:p>120.0</text:p>
          </table:table-cell>
          <table:table-cell table:style-name="ce2" table:formula="oooc:=[.J71]" office:value-type="float" office:value="120">
            <text:p>120.0</text:p>
          </table:table-cell>
          <table:table-cell table:style-name="ce2" table:formula="oooc:=[.K71]" office:value-type="float" office:value="123">
            <text:p>123.0</text:p>
          </table:table-cell>
          <table:table-cell table:style-name="ce2" table:formula="oooc:=[.L71]" office:value-type="float" office:value="120">
            <text:p>120.0</text:p>
          </table:table-cell>
          <table:table-cell table:style-name="ce2"/>
          <table:table-cell table:style-name="ce2" table:formula="oooc:=([.N71] + [.S71]) / 2" office:value-type="float" office:value="123">
            <text:p>123.0</text:p>
          </table:table-cell>
          <table:table-cell table:style-name="ce2" table:formula="oooc:=([.O71] + [.T71]) / 2" office:value-type="float" office:value="123">
            <text:p>123.0</text:p>
          </table:table-cell>
          <table:table-cell table:style-name="ce2" table:formula="oooc:=([.P71] + [.U71]) / 2" office:value-type="float" office:value="123">
            <text:p>123.0</text:p>
          </table:table-cell>
          <table:table-cell table:style-name="ce2" table:formula="oooc:=([.Q71] + [.V71]) / 2" office:value-type="float" office:value="123">
            <text:p>123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1 <text:s text:c="2"/></text:p>
          </table:table-cell>
          <table:table-cell table:style-name="ce2" table:formula="oooc:=[.D72]" office:value-type="float" office:value="177">
            <text:p>177.0</text:p>
          </table:table-cell>
          <table:table-cell table:style-name="ce2" table:formula="oooc:=[.E72]" office:value-type="float" office:value="177">
            <text:p>177.0</text:p>
          </table:table-cell>
          <table:table-cell table:style-name="ce2" table:formula="oooc:=[.F72]" office:value-type="float" office:value="176">
            <text:p>176.0</text:p>
          </table:table-cell>
          <table:table-cell table:style-name="ce2" table:formula="oooc:=[.G72]" office:value-type="float" office:value="179">
            <text:p>179.0</text:p>
          </table:table-cell>
          <table:table-cell table:style-name="ce2"/>
          <table:table-cell table:style-name="ce2" table:formula="oooc:=[.I72]" office:value-type="float" office:value="188">
            <text:p>188.0</text:p>
          </table:table-cell>
          <table:table-cell table:style-name="ce2" table:formula="oooc:=[.J72]" office:value-type="float" office:value="188">
            <text:p>188.0</text:p>
          </table:table-cell>
          <table:table-cell table:style-name="ce2" table:formula="oooc:=[.K72]" office:value-type="float" office:value="188">
            <text:p>188.0</text:p>
          </table:table-cell>
          <table:table-cell table:style-name="ce2" table:formula="oooc:=[.L72]" office:value-type="float" office:value="190">
            <text:p>190.0</text:p>
          </table:table-cell>
          <table:table-cell table:style-name="ce2"/>
          <table:table-cell table:style-name="ce2" table:formula="oooc:=([.N72] + [.S72]) / 2" office:value-type="float" office:value="193">
            <text:p>193.0</text:p>
          </table:table-cell>
          <table:table-cell table:style-name="ce2" table:formula="oooc:=([.O72] + [.T72]) / 2" office:value-type="float" office:value="193">
            <text:p>193.0</text:p>
          </table:table-cell>
          <table:table-cell table:style-name="ce2" table:formula="oooc:=([.P72] + [.U72]) / 2" office:value-type="float" office:value="193">
            <text:p>193.0</text:p>
          </table:table-cell>
          <table:table-cell table:style-name="ce2" table:formula="oooc:=([.Q72] + [.V72]) / 2" office:value-type="float" office:value="193">
            <text:p>193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3 <text:s text:c="2"/></text:p>
          </table:table-cell>
          <table:table-cell table:style-name="ce2" table:formula="oooc:=[.D73]" office:value-type="float" office:value="177">
            <text:p>177.0</text:p>
          </table:table-cell>
          <table:table-cell table:style-name="ce2" table:formula="oooc:=[.E73]" office:value-type="float" office:value="176">
            <text:p>176.0</text:p>
          </table:table-cell>
          <table:table-cell table:style-name="ce2" table:formula="oooc:=[.F73]" office:value-type="float" office:value="177">
            <text:p>177.0</text:p>
          </table:table-cell>
          <table:table-cell table:style-name="ce2" table:formula="oooc:=[.G73]" office:value-type="float" office:value="179">
            <text:p>179.0</text:p>
          </table:table-cell>
          <table:table-cell table:style-name="ce2"/>
          <table:table-cell table:style-name="ce2" table:formula="oooc:=[.I73]" office:value-type="float" office:value="188">
            <text:p>188.0</text:p>
          </table:table-cell>
          <table:table-cell table:style-name="ce2" table:formula="oooc:=[.J73]" office:value-type="float" office:value="188">
            <text:p>188.0</text:p>
          </table:table-cell>
          <table:table-cell table:style-name="ce2" table:formula="oooc:=[.K73]" office:value-type="float" office:value="189">
            <text:p>189.0</text:p>
          </table:table-cell>
          <table:table-cell table:style-name="ce2" table:formula="oooc:=[.L73]" office:value-type="float" office:value="190">
            <text:p>190.0</text:p>
          </table:table-cell>
          <table:table-cell table:style-name="ce2"/>
          <table:table-cell table:style-name="ce2" table:formula="oooc:=([.N73] + [.S73]) / 2" office:value-type="float" office:value="193">
            <text:p>193.0</text:p>
          </table:table-cell>
          <table:table-cell table:style-name="ce2" table:formula="oooc:=([.O73] + [.T73]) / 2" office:value-type="float" office:value="193">
            <text:p>193.0</text:p>
          </table:table-cell>
          <table:table-cell table:style-name="ce2" table:formula="oooc:=([.P73] + [.U73]) / 2" office:value-type="float" office:value="193">
            <text:p>193.0</text:p>
          </table:table-cell>
          <table:table-cell table:style-name="ce2" table:formula="oooc:=([.Q73] + [.V73]) / 2" office:value-type="float" office:value="193">
            <text:p>193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<text:s/>B7 <text:s text:c="2"/></text:p>
          </table:table-cell>
          <table:table-cell table:style-name="ce2" table:formula="oooc:=[.D74]" office:value-type="float" office:value="176">
            <text:p>176.0</text:p>
          </table:table-cell>
          <table:table-cell table:style-name="ce2" table:formula="oooc:=[.E74]" office:value-type="float" office:value="177">
            <text:p>177.0</text:p>
          </table:table-cell>
          <table:table-cell table:style-name="ce2" table:formula="oooc:=[.F74]" office:value-type="float" office:value="181">
            <text:p>181.0</text:p>
          </table:table-cell>
          <table:table-cell table:style-name="ce2" table:formula="oooc:=[.G74]" office:value-type="float" office:value="179">
            <text:p>179.0</text:p>
          </table:table-cell>
          <table:table-cell table:style-name="ce2"/>
          <table:table-cell table:style-name="ce2" table:formula="oooc:=[.I74]" office:value-type="float" office:value="188">
            <text:p>188.0</text:p>
          </table:table-cell>
          <table:table-cell table:style-name="ce2" table:formula="oooc:=[.J74]" office:value-type="float" office:value="189">
            <text:p>189.0</text:p>
          </table:table-cell>
          <table:table-cell table:style-name="ce2" table:formula="oooc:=[.K74]" office:value-type="float" office:value="193">
            <text:p>193.0</text:p>
          </table:table-cell>
          <table:table-cell table:style-name="ce2" table:formula="oooc:=[.L74]" office:value-type="float" office:value="190">
            <text:p>190.0</text:p>
          </table:table-cell>
          <table:table-cell table:style-name="ce2"/>
          <table:table-cell table:style-name="ce2" table:formula="oooc:=([.N74] + [.S74]) / 2" office:value-type="float" office:value="193">
            <text:p>193.0</text:p>
          </table:table-cell>
          <table:table-cell table:style-name="ce2" table:formula="oooc:=([.O74] + [.T74]) / 2" office:value-type="float" office:value="193">
            <text:p>193.0</text:p>
          </table:table-cell>
          <table:table-cell table:style-name="ce2" table:formula="oooc:=([.P74] + [.U74]) / 2" office:value-type="float" office:value="193">
            <text:p>193.0</text:p>
          </table:table-cell>
          <table:table-cell table:style-name="ce2" table:formula="oooc:=([.Q74] + [.V74]) / 2" office:value-type="float" office:value="193">
            <text:p>193.0</text:p>
          </table:table-cell>
          <table:table-cell table:number-columns-repeated="6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office:value-type="string">
            <text:p>Merged B0,B2,B4 and B1,B3,B7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office:value-type="string">
            <text:p>Screen ON / Sprites ON</text:p>
          </table:table-cell>
          <table:table-cell table:number-columns-repeated="4"/>
          <table:table-cell office:value-type="string">
            <text:p>Screen ON / Sprites OFF</text:p>
          </table:table-cell>
          <table:table-cell table:number-columns-repeated="4"/>
          <table:table-cell office:value-type="string">
            <text:p>Screen OFF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NTSC</text:p>
          </table:table-cell>
          <table:table-cell office:value-type="string">
            <text:p>LMMV</text:p>
          </table:table-cell>
          <table:table-cell office:value-type="string">
            <text:p>B024</text:p>
          </table:table-cell>
          <table:table-cell table:style-name="ce2" table:formula="oooc:=([.D84] + [.D85] + [.D86]) / 3" office:value-type="float" office:value="368.333333333333">
            <text:p>368.3</text:p>
          </table:table-cell>
          <table:table-cell table:style-name="ce2" table:formula="oooc:=([.E84] + [.E85] + [.E86]) / 3" office:value-type="float" office:value="264">
            <text:p>264.0</text:p>
          </table:table-cell>
          <table:table-cell table:style-name="ce2" table:formula="oooc:=([.F84] + [.F85] + [.F86]) / 3" office:value-type="float" office:value="196">
            <text:p>196.0</text:p>
          </table:table-cell>
          <table:table-cell table:style-name="ce2" table:formula="oooc:=([.G84] + [.G85] + [.G86]) / 3" office:value-type="float" office:value="97">
            <text:p>97.0</text:p>
          </table:table-cell>
          <table:table-cell table:style-name="ce2"/>
          <table:table-cell table:style-name="ce2" table:formula="oooc:=([.I84] + [.I85] + [.I86]) / 3" office:value-type="float" office:value="400">
            <text:p>400.0</text:p>
          </table:table-cell>
          <table:table-cell table:style-name="ce2" table:formula="oooc:=([.J84] + [.J85] + [.J86]) / 3" office:value-type="float" office:value="288.666666666667">
            <text:p>288.7</text:p>
          </table:table-cell>
          <table:table-cell table:style-name="ce2" table:formula="oooc:=([.K84] + [.K85] + [.K86]) / 3" office:value-type="float" office:value="216.333333333333">
            <text:p>216.3</text:p>
          </table:table-cell>
          <table:table-cell table:style-name="ce2" table:formula="oooc:=([.L84] + [.L85] + [.L86]) / 3" office:value-type="float" office:value="108">
            <text:p>108.0</text:p>
          </table:table-cell>
          <table:table-cell table:style-name="ce2"/>
          <table:table-cell table:style-name="ce2" table:formula="oooc:=([.N84] + [.N85] + [.N86]) / 3" office:value-type="float" office:value="402.833333333333">
            <text:p>402.8</text:p>
          </table:table-cell>
          <table:table-cell table:style-name="ce2" table:formula="oooc:=([.O84] + [.O85] + [.O86]) / 3" office:value-type="float" office:value="294">
            <text:p>294.0</text:p>
          </table:table-cell>
          <table:table-cell table:style-name="ce2" table:formula="oooc:=([.P84] + [.P85] + [.P86]) / 3" office:value-type="float" office:value="219">
            <text:p>219.0</text:p>
          </table:table-cell>
          <table:table-cell table:style-name="ce2" table:formula="oooc:=([.Q84] + [.Q85] + [.Q86]) / 3" office:value-type="float" office:value="110">
            <text:p>110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87] + [.D88] + [.D89]) / 3" office:value-type="float" office:value="566.333333333333">
            <text:p>566.3</text:p>
          </table:table-cell>
          <table:table-cell table:style-name="ce2" table:formula="oooc:=([.E87] + [.E88] + [.E89]) / 3" office:value-type="float" office:value="414.333333333333">
            <text:p>414.3</text:p>
          </table:table-cell>
          <table:table-cell table:style-name="ce2" table:formula="oooc:=([.F87] + [.F88] + [.F89]) / 3" office:value-type="float" office:value="309.333333333333">
            <text:p>309.3</text:p>
          </table:table-cell>
          <table:table-cell table:style-name="ce2" table:formula="oooc:=([.G87] + [.G88] + [.G89]) / 3" office:value-type="float" office:value="155">
            <text:p>155.0</text:p>
          </table:table-cell>
          <table:table-cell table:style-name="ce2"/>
          <table:table-cell table:style-name="ce2" table:formula="oooc:=([.I87] + [.I88] + [.I89]) / 3" office:value-type="float" office:value="603.333333333333">
            <text:p>603.3</text:p>
          </table:table-cell>
          <table:table-cell table:style-name="ce2" table:formula="oooc:=([.J87] + [.J88] + [.J89]) / 3" office:value-type="float" office:value="440.333333333333">
            <text:p>440.3</text:p>
          </table:table-cell>
          <table:table-cell table:style-name="ce2" table:formula="oooc:=([.K87] + [.K88] + [.K89]) / 3" office:value-type="float" office:value="331">
            <text:p>331.0</text:p>
          </table:table-cell>
          <table:table-cell table:style-name="ce2" table:formula="oooc:=([.L87] + [.L88] + [.L89]) / 3" office:value-type="float" office:value="166">
            <text:p>166.0</text:p>
          </table:table-cell>
          <table:table-cell table:style-name="ce2"/>
          <table:table-cell table:style-name="ce2" table:formula="oooc:=([.N87] + [.N88] + [.N89]) / 3" office:value-type="float" office:value="605">
            <text:p>605.0</text:p>
          </table:table-cell>
          <table:table-cell table:style-name="ce2" table:formula="oooc:=([.O87] + [.O88] + [.O89]) / 3" office:value-type="float" office:value="450">
            <text:p>450.0</text:p>
          </table:table-cell>
          <table:table-cell table:style-name="ce2" table:formula="oooc:=([.P87] + [.P88] + [.P89]) / 3" office:value-type="float" office:value="335">
            <text:p>335.0</text:p>
          </table:table-cell>
          <table:table-cell table:style-name="ce2" table:formula="oooc:=([.Q87] + [.Q88] + [.Q89]) / 3" office:value-type="float" office:value="168">
            <text:p>168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LMMM</text:p>
          </table:table-cell>
          <table:table-cell office:value-type="string">
            <text:p>B024</text:p>
          </table:table-cell>
          <table:table-cell table:style-name="ce2" table:formula="oooc:=([.D91] + [.D92] + [.D93]) / 3" office:value-type="float" office:value="305">
            <text:p>305.0</text:p>
          </table:table-cell>
          <table:table-cell table:style-name="ce2" table:formula="oooc:=([.E91] + [.E92] + [.E93]) / 3" office:value-type="float" office:value="180">
            <text:p>180.0</text:p>
          </table:table-cell>
          <table:table-cell table:style-name="ce2" table:formula="oooc:=([.F91] + [.F92] + [.F93]) / 3" office:value-type="float" office:value="91">
            <text:p>91.0</text:p>
          </table:table-cell>
          <table:table-cell table:style-name="ce2" table:formula="oooc:=([.G91] + [.G92] + [.G93]) / 3" office:value-type="float" office:value="45">
            <text:p>45.0</text:p>
          </table:table-cell>
          <table:table-cell table:style-name="ce2"/>
          <table:table-cell table:style-name="ce2" table:formula="oooc:=([.I91] + [.I92] + [.I93]) / 3" office:value-type="float" office:value="336">
            <text:p>336.0</text:p>
          </table:table-cell>
          <table:table-cell table:style-name="ce2" table:formula="oooc:=([.J91] + [.J92] + [.J93]) / 3" office:value-type="float" office:value="204">
            <text:p>204.0</text:p>
          </table:table-cell>
          <table:table-cell table:style-name="ce2" table:formula="oooc:=([.K91] + [.K92] + [.K93]) / 3" office:value-type="float" office:value="101">
            <text:p>101.0</text:p>
          </table:table-cell>
          <table:table-cell table:style-name="ce2" table:formula="oooc:=([.L91] + [.L92] + [.L93]) / 3" office:value-type="float" office:value="50">
            <text:p>50.0</text:p>
          </table:table-cell>
          <table:table-cell table:style-name="ce2"/>
          <table:table-cell table:style-name="ce2" table:formula="oooc:=([.N91] + [.N92] + [.N93]) / 3" office:value-type="float" office:value="342">
            <text:p>342.0</text:p>
          </table:table-cell>
          <table:table-cell table:style-name="ce2" table:formula="oooc:=([.O91] + [.O92] + [.O93]) / 3" office:value-type="float" office:value="208">
            <text:p>208.0</text:p>
          </table:table-cell>
          <table:table-cell table:style-name="ce2" table:formula="oooc:=([.P91] + [.P92] + [.P93]) / 3" office:value-type="float" office:value="103">
            <text:p>103.0</text:p>
          </table:table-cell>
          <table:table-cell table:style-name="ce2" table:formula="oooc:=([.Q91] + [.Q92] + [.Q93]) / 3" office:value-type="float" office:value="52">
            <text:p>5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94] + [.D95] + [.D96]) / 3" office:value-type="float" office:value="479">
            <text:p>479.0</text:p>
          </table:table-cell>
          <table:table-cell table:style-name="ce2" table:formula="oooc:=([.E94] + [.E95] + [.E96]) / 3" office:value-type="float" office:value="290.666666666667">
            <text:p>290.7</text:p>
          </table:table-cell>
          <table:table-cell table:style-name="ce2" table:formula="oooc:=([.F94] + [.F95] + [.F96]) / 3" office:value-type="float" office:value="147">
            <text:p>147.0</text:p>
          </table:table-cell>
          <table:table-cell table:style-name="ce2" table:formula="oooc:=([.G94] + [.G95] + [.G96]) / 3" office:value-type="float" office:value="74">
            <text:p>74.0</text:p>
          </table:table-cell>
          <table:table-cell table:style-name="ce2"/>
          <table:table-cell table:style-name="ce2" table:formula="oooc:=([.I94] + [.I95] + [.I96]) / 3" office:value-type="float" office:value="515">
            <text:p>515.0</text:p>
          </table:table-cell>
          <table:table-cell table:style-name="ce2" table:formula="oooc:=([.J94] + [.J95] + [.J96]) / 3" office:value-type="float" office:value="314">
            <text:p>314.0</text:p>
          </table:table-cell>
          <table:table-cell table:style-name="ce2" table:formula="oooc:=([.K94] + [.K95] + [.K96]) / 3" office:value-type="float" office:value="158.333333333333">
            <text:p>158.3</text:p>
          </table:table-cell>
          <table:table-cell table:style-name="ce2" table:formula="oooc:=([.L94] + [.L95] + [.L96]) / 3" office:value-type="float" office:value="79">
            <text:p>79.0</text:p>
          </table:table-cell>
          <table:table-cell table:style-name="ce2"/>
          <table:table-cell table:style-name="ce2" table:formula="oooc:=([.N94] + [.N95] + [.N96]) / 3" office:value-type="float" office:value="523">
            <text:p>523.0</text:p>
          </table:table-cell>
          <table:table-cell table:style-name="ce2" table:formula="oooc:=([.O94] + [.O95] + [.O96]) / 3" office:value-type="float" office:value="323">
            <text:p>323.0</text:p>
          </table:table-cell>
          <table:table-cell table:style-name="ce2" table:formula="oooc:=([.P94] + [.P95] + [.P96]) / 3" office:value-type="float" office:value="161">
            <text:p>161.0</text:p>
          </table:table-cell>
          <table:table-cell table:style-name="ce2" table:formula="oooc:=([.Q94] + [.Q95] + [.Q96]) / 3" office:value-type="float" office:value="81">
            <text:p>81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XL</text:p>
          </table:table-cell>
          <table:table-cell office:value-type="string">
            <text:p>B024</text:p>
          </table:table-cell>
          <table:table-cell table:style-name="ce2" table:formula="oooc:=([.D98] + [.D99] + [.D100]) / 3" office:value-type="float" office:value="306">
            <text:p>306.0</text:p>
          </table:table-cell>
          <table:table-cell table:style-name="ce2" table:formula="oooc:=([.E98] + [.E99] + [.E100]) / 3" office:value-type="float" office:value="181">
            <text:p>181.0</text:p>
          </table:table-cell>
          <table:table-cell table:style-name="ce2" table:formula="oooc:=([.F98] + [.F99] + [.F100]) / 3" office:value-type="float" office:value="92">
            <text:p>92.0</text:p>
          </table:table-cell>
          <table:table-cell table:style-name="ce2" table:formula="oooc:=([.G98] + [.G99] + [.G100]) / 3" office:value-type="float" office:value="45">
            <text:p>45.0</text:p>
          </table:table-cell>
          <table:table-cell table:style-name="ce2"/>
          <table:table-cell table:style-name="ce2" table:formula="oooc:=([.I98] + [.I99] + [.I100]) / 3" office:value-type="float" office:value="342">
            <text:p>342.0</text:p>
          </table:table-cell>
          <table:table-cell table:style-name="ce2" table:formula="oooc:=([.J98] + [.J99] + [.J100]) / 3" office:value-type="float" office:value="204">
            <text:p>204.0</text:p>
          </table:table-cell>
          <table:table-cell table:style-name="ce2" table:formula="oooc:=([.K98] + [.K99] + [.K100]) / 3" office:value-type="float" office:value="102">
            <text:p>102.0</text:p>
          </table:table-cell>
          <table:table-cell table:style-name="ce2" table:formula="oooc:=([.L98] + [.L99] + [.L100]) / 3" office:value-type="float" office:value="50">
            <text:p>50.0</text:p>
          </table:table-cell>
          <table:table-cell table:style-name="ce2"/>
          <table:table-cell table:style-name="ce2" table:formula="oooc:=([.N98] + [.N99] + [.N100]) / 3" office:value-type="float" office:value="348.833333333333">
            <text:p>348.8</text:p>
          </table:table-cell>
          <table:table-cell table:style-name="ce2" table:formula="oooc:=([.O98] + [.O99] + [.O100]) / 3" office:value-type="float" office:value="209">
            <text:p>209.0</text:p>
          </table:table-cell>
          <table:table-cell table:style-name="ce2" table:formula="oooc:=([.P98] + [.P99] + [.P100]) / 3" office:value-type="float" office:value="104">
            <text:p>104.0</text:p>
          </table:table-cell>
          <table:table-cell table:style-name="ce2" table:formula="oooc:=([.Q98] + [.Q99] + [.Q100]) / 3" office:value-type="float" office:value="52">
            <text:p>5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101] + [.D102] + [.D103]) / 3" office:value-type="float" office:value="482.666666666667">
            <text:p>482.7</text:p>
          </table:table-cell>
          <table:table-cell table:style-name="ce2" table:formula="oooc:=([.E101] + [.E102] + [.E103]) / 3" office:value-type="float" office:value="291.333333333333">
            <text:p>291.3</text:p>
          </table:table-cell>
          <table:table-cell table:style-name="ce2" table:formula="oooc:=([.F101] + [.F102] + [.F103]) / 3" office:value-type="float" office:value="147.666666666667">
            <text:p>147.7</text:p>
          </table:table-cell>
          <table:table-cell table:style-name="ce2" table:formula="oooc:=([.G101] + [.G102] + [.G103]) / 3" office:value-type="float" office:value="74">
            <text:p>74.0</text:p>
          </table:table-cell>
          <table:table-cell table:style-name="ce2"/>
          <table:table-cell table:style-name="ce2" table:formula="oooc:=([.I101] + [.I102] + [.I103]) / 3" office:value-type="float" office:value="524">
            <text:p>524.0</text:p>
          </table:table-cell>
          <table:table-cell table:style-name="ce2" table:formula="oooc:=([.J101] + [.J102] + [.J103]) / 3" office:value-type="float" office:value="314.666666666667">
            <text:p>314.7</text:p>
          </table:table-cell>
          <table:table-cell table:style-name="ce2" table:formula="oooc:=([.K101] + [.K102] + [.K103]) / 3" office:value-type="float" office:value="159">
            <text:p>159.0</text:p>
          </table:table-cell>
          <table:table-cell table:style-name="ce2" table:formula="oooc:=([.L101] + [.L102] + [.L103]) / 3" office:value-type="float" office:value="80">
            <text:p>80.0</text:p>
          </table:table-cell>
          <table:table-cell table:style-name="ce2"/>
          <table:table-cell table:style-name="ce2" table:formula="oooc:=([.N101] + [.N102] + [.N103]) / 3" office:value-type="float" office:value="524">
            <text:p>524.0</text:p>
          </table:table-cell>
          <table:table-cell table:style-name="ce2" table:formula="oooc:=([.O101] + [.O102] + [.O103]) / 3" office:value-type="float" office:value="324">
            <text:p>324.0</text:p>
          </table:table-cell>
          <table:table-cell table:style-name="ce2" table:formula="oooc:=([.P101] + [.P102] + [.P103]) / 3" office:value-type="float" office:value="162">
            <text:p>162.0</text:p>
          </table:table-cell>
          <table:table-cell table:style-name="ce2" table:formula="oooc:=([.Q101] + [.Q102] + [.Q103]) / 3" office:value-type="float" office:value="81">
            <text:p>81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LX</text:p>
          </table:table-cell>
          <table:table-cell office:value-type="string">
            <text:p>B024</text:p>
          </table:table-cell>
          <table:table-cell table:style-name="ce2" table:formula="oooc:=([.D105] + [.D106] + [.D107]) / 3" office:value-type="float" office:value="305">
            <text:p>305.0</text:p>
          </table:table-cell>
          <table:table-cell table:style-name="ce2" table:formula="oooc:=([.E105] + [.E106] + [.E107]) / 3" office:value-type="float" office:value="180">
            <text:p>180.0</text:p>
          </table:table-cell>
          <table:table-cell table:style-name="ce2" table:formula="oooc:=([.F105] + [.F106] + [.F107]) / 3" office:value-type="float" office:value="91">
            <text:p>91.0</text:p>
          </table:table-cell>
          <table:table-cell table:style-name="ce2" table:formula="oooc:=([.G105] + [.G106] + [.G107]) / 3" office:value-type="float" office:value="45">
            <text:p>45.0</text:p>
          </table:table-cell>
          <table:table-cell table:style-name="ce2"/>
          <table:table-cell table:style-name="ce2" table:formula="oooc:=([.I105] + [.I106] + [.I107]) / 3" office:value-type="float" office:value="336">
            <text:p>336.0</text:p>
          </table:table-cell>
          <table:table-cell table:style-name="ce2" table:formula="oooc:=([.J105] + [.J106] + [.J107]) / 3" office:value-type="float" office:value="203.666666666667">
            <text:p>203.7</text:p>
          </table:table-cell>
          <table:table-cell table:style-name="ce2" table:formula="oooc:=([.K105] + [.K106] + [.K107]) / 3" office:value-type="float" office:value="101">
            <text:p>101.0</text:p>
          </table:table-cell>
          <table:table-cell table:style-name="ce2" table:formula="oooc:=([.L105] + [.L106] + [.L107]) / 3" office:value-type="float" office:value="50">
            <text:p>50.0</text:p>
          </table:table-cell>
          <table:table-cell table:style-name="ce2"/>
          <table:table-cell table:style-name="ce2" table:formula="oooc:=([.N105] + [.N106] + [.N107]) / 3" office:value-type="float" office:value="342">
            <text:p>342.0</text:p>
          </table:table-cell>
          <table:table-cell table:style-name="ce2" table:formula="oooc:=([.O105] + [.O106] + [.O107]) / 3" office:value-type="float" office:value="208">
            <text:p>208.0</text:p>
          </table:table-cell>
          <table:table-cell table:style-name="ce2" table:formula="oooc:=([.P105] + [.P106] + [.P107]) / 3" office:value-type="float" office:value="103">
            <text:p>103.0</text:p>
          </table:table-cell>
          <table:table-cell table:style-name="ce2" table:formula="oooc:=([.Q105] + [.Q106] + [.Q107]) / 3" office:value-type="float" office:value="52">
            <text:p>5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108] + [.D109] + [.D110]) / 3" office:value-type="float" office:value="479">
            <text:p>479.0</text:p>
          </table:table-cell>
          <table:table-cell table:style-name="ce2" table:formula="oooc:=([.E108] + [.E109] + [.E110]) / 3" office:value-type="float" office:value="290.666666666667">
            <text:p>290.7</text:p>
          </table:table-cell>
          <table:table-cell table:style-name="ce2" table:formula="oooc:=([.F108] + [.F109] + [.F110]) / 3" office:value-type="float" office:value="146.666666666667">
            <text:p>146.7</text:p>
          </table:table-cell>
          <table:table-cell table:style-name="ce2" table:formula="oooc:=([.G108] + [.G109] + [.G110]) / 3" office:value-type="float" office:value="74">
            <text:p>74.0</text:p>
          </table:table-cell>
          <table:table-cell table:style-name="ce2"/>
          <table:table-cell table:style-name="ce2" table:formula="oooc:=([.I108] + [.I109] + [.I110]) / 3" office:value-type="float" office:value="515.333333333333">
            <text:p>515.3</text:p>
          </table:table-cell>
          <table:table-cell table:style-name="ce2" table:formula="oooc:=([.J108] + [.J109] + [.J110]) / 3" office:value-type="float" office:value="314">
            <text:p>314.0</text:p>
          </table:table-cell>
          <table:table-cell table:style-name="ce2" table:formula="oooc:=([.K108] + [.K109] + [.K110]) / 3" office:value-type="float" office:value="158">
            <text:p>158.0</text:p>
          </table:table-cell>
          <table:table-cell table:style-name="ce2" table:formula="oooc:=([.L108] + [.L109] + [.L110]) / 3" office:value-type="float" office:value="79">
            <text:p>79.0</text:p>
          </table:table-cell>
          <table:table-cell table:style-name="ce2"/>
          <table:table-cell table:style-name="ce2" table:formula="oooc:=([.N108] + [.N109] + [.N110]) / 3" office:value-type="float" office:value="523.166666666667">
            <text:p>523.2</text:p>
          </table:table-cell>
          <table:table-cell table:style-name="ce2" table:formula="oooc:=([.O108] + [.O109] + [.O110]) / 3" office:value-type="float" office:value="323">
            <text:p>323.0</text:p>
          </table:table-cell>
          <table:table-cell table:style-name="ce2" table:formula="oooc:=([.P108] + [.P109] + [.P110]) / 3" office:value-type="float" office:value="161">
            <text:p>161.0</text:p>
          </table:table-cell>
          <table:table-cell table:style-name="ce2" table:formula="oooc:=([.Q108] + [.Q109] + [.Q110]) / 3" office:value-type="float" office:value="81">
            <text:p>81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LL</text:p>
          </table:table-cell>
          <table:table-cell office:value-type="string">
            <text:p>B024</text:p>
          </table:table-cell>
          <table:table-cell table:style-name="ce2" table:formula="oooc:=([.D112] + [.D113] + [.D114]) / 3" office:value-type="float" office:value="90.3333333333333">
            <text:p>90.3</text:p>
          </table:table-cell>
          <table:table-cell table:style-name="ce2" table:formula="oooc:=([.E112] + [.E113] + [.E114]) / 3" office:value-type="float" office:value="90">
            <text:p>90.0</text:p>
          </table:table-cell>
          <table:table-cell table:style-name="ce2" table:formula="oooc:=([.F112] + [.F113] + [.F114]) / 3" office:value-type="float" office:value="91">
            <text:p>91.0</text:p>
          </table:table-cell>
          <table:table-cell table:style-name="ce2" table:formula="oooc:=([.G112] + [.G113] + [.G114]) / 3" office:value-type="float" office:value="90">
            <text:p>90.0</text:p>
          </table:table-cell>
          <table:table-cell table:style-name="ce2"/>
          <table:table-cell table:style-name="ce2" table:formula="oooc:=([.I112] + [.I113] + [.I114]) / 3" office:value-type="float" office:value="100">
            <text:p>100.0</text:p>
          </table:table-cell>
          <table:table-cell table:style-name="ce2" table:formula="oooc:=([.J112] + [.J113] + [.J114]) / 3" office:value-type="float" office:value="100">
            <text:p>100.0</text:p>
          </table:table-cell>
          <table:table-cell table:style-name="ce2" table:formula="oooc:=([.K112] + [.K113] + [.K114]) / 3" office:value-type="float" office:value="101">
            <text:p>101.0</text:p>
          </table:table-cell>
          <table:table-cell table:style-name="ce2" table:formula="oooc:=([.L112] + [.L113] + [.L114]) / 3" office:value-type="float" office:value="100">
            <text:p>100.0</text:p>
          </table:table-cell>
          <table:table-cell table:style-name="ce2"/>
          <table:table-cell table:style-name="ce2" table:formula="oooc:=([.N112] + [.N113] + [.N114]) / 3" office:value-type="float" office:value="103">
            <text:p>103.0</text:p>
          </table:table-cell>
          <table:table-cell table:style-name="ce2" table:formula="oooc:=([.O112] + [.O113] + [.O114]) / 3" office:value-type="float" office:value="103">
            <text:p>103.0</text:p>
          </table:table-cell>
          <table:table-cell table:style-name="ce2" table:formula="oooc:=([.P112] + [.P113] + [.P114]) / 3" office:value-type="float" office:value="103">
            <text:p>103.0</text:p>
          </table:table-cell>
          <table:table-cell table:style-name="ce2" table:formula="oooc:=([.Q112] + [.Q113] + [.Q114]) / 3" office:value-type="float" office:value="103">
            <text:p>103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115] + [.D116] + [.D117]) / 3" office:value-type="float" office:value="145">
            <text:p>145.0</text:p>
          </table:table-cell>
          <table:table-cell table:style-name="ce2" table:formula="oooc:=([.E115] + [.E116] + [.E117]) / 3" office:value-type="float" office:value="145">
            <text:p>145.0</text:p>
          </table:table-cell>
          <table:table-cell table:style-name="ce2" table:formula="oooc:=[$Sheet1.$F$37]" office:value-type="float" office:value="145">
            <text:p>145.0</text:p>
          </table:table-cell>
          <table:table-cell table:style-name="ce2" table:formula="oooc:=([.G115] + [.G116] + [.G117]) / 3" office:value-type="float" office:value="147">
            <text:p>147.0</text:p>
          </table:table-cell>
          <table:table-cell table:style-name="ce2"/>
          <table:table-cell table:style-name="ce2" table:formula="oooc:=([.I115] + [.I116] + [.I117]) / 3" office:value-type="float" office:value="156">
            <text:p>156.0</text:p>
          </table:table-cell>
          <table:table-cell table:style-name="ce2" table:formula="oooc:=([.J115] + [.J116] + [.J117]) / 3" office:value-type="float" office:value="156.333333333333">
            <text:p>156.3</text:p>
          </table:table-cell>
          <table:table-cell table:style-name="ce2" table:formula="oooc:=[$Sheet1.$F$37]" office:value-type="float" office:value="145">
            <text:p>145.0</text:p>
          </table:table-cell>
          <table:table-cell table:style-name="ce2" table:formula="oooc:=([.L115] + [.L116] + [.L117]) / 3" office:value-type="float" office:value="159">
            <text:p>159.0</text:p>
          </table:table-cell>
          <table:table-cell table:style-name="ce2"/>
          <table:table-cell table:style-name="ce2" table:formula="oooc:=([.N115] + [.N116] + [.N117]) / 3" office:value-type="float" office:value="161">
            <text:p>161.0</text:p>
          </table:table-cell>
          <table:table-cell table:style-name="ce2" table:formula="oooc:=([.O115] + [.O116] + [.O117]) / 3" office:value-type="float" office:value="161">
            <text:p>161.0</text:p>
          </table:table-cell>
          <table:table-cell table:style-name="ce2" table:formula="oooc:=[$Sheet1.$F$37]" office:value-type="float" office:value="145">
            <text:p>145.0</text:p>
          </table:table-cell>
          <table:table-cell table:style-name="ce2" table:formula="oooc:=([.Q115] + [.Q116] + [.Q117]) / 3" office:value-type="float" office:value="161">
            <text:p>161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 office:value-type="string">
            <text:p>PAL</text:p>
          </table:table-cell>
          <table:table-cell office:value-type="string">
            <text:p>LMMV</text:p>
          </table:table-cell>
          <table:table-cell office:value-type="string">
            <text:p>B024</text:p>
          </table:table-cell>
          <table:table-cell table:style-name="ce2" table:formula="oooc:=([.D119] + [.D120] + [.D121]) / 3" office:value-type="float" office:value="439.666666666667">
            <text:p>439.7</text:p>
          </table:table-cell>
          <table:table-cell table:style-name="ce2" table:formula="oooc:=([.E119] + [.E120] + [.E121]) / 3" office:value-type="float" office:value="315">
            <text:p>315.0</text:p>
          </table:table-cell>
          <table:table-cell table:style-name="ce2" table:formula="oooc:=([.F119] + [.F120] + [.F121]) / 3" office:value-type="float" office:value="233.666666666667">
            <text:p>233.7</text:p>
          </table:table-cell>
          <table:table-cell table:style-name="ce2" table:formula="oooc:=([.G119] + [.G120] + [.G121]) / 3" office:value-type="float" office:value="116">
            <text:p>116.0</text:p>
          </table:table-cell>
          <table:table-cell table:style-name="ce2"/>
          <table:table-cell table:style-name="ce2" table:formula="oooc:=([.I119] + [.I120] + [.I121]) / 3" office:value-type="float" office:value="478">
            <text:p>478.0</text:p>
          </table:table-cell>
          <table:table-cell table:style-name="ce2" table:formula="oooc:=([.J119] + [.J120] + [.J121]) / 3" office:value-type="float" office:value="344.333333333333">
            <text:p>344.3</text:p>
          </table:table-cell>
          <table:table-cell table:style-name="ce2" table:formula="oooc:=([.K119] + [.K120] + [.K121]) / 3" office:value-type="float" office:value="259">
            <text:p>259.0</text:p>
          </table:table-cell>
          <table:table-cell table:style-name="ce2" table:formula="oooc:=([.L119] + [.L120] + [.L121]) / 3" office:value-type="float" office:value="129">
            <text:p>129.0</text:p>
          </table:table-cell>
          <table:table-cell table:style-name="ce2"/>
          <table:table-cell table:style-name="ce2" table:formula="oooc:=([.N119] + [.N120] + [.N121]) / 3" office:value-type="float" office:value="481">
            <text:p>481.0</text:p>
          </table:table-cell>
          <table:table-cell table:style-name="ce2" table:formula="oooc:=([.O119] + [.O120] + [.O121]) / 3" office:value-type="float" office:value="351.833333333333">
            <text:p>351.8</text:p>
          </table:table-cell>
          <table:table-cell table:style-name="ce2" table:formula="oooc:=([.P119] + [.P120] + [.P121]) / 3" office:value-type="float" office:value="261.833333333333">
            <text:p>261.8</text:p>
          </table:table-cell>
          <table:table-cell table:style-name="ce2" table:formula="oooc:=([.Q119] + [.Q120] + [.Q121]) / 3" office:value-type="float" office:value="131">
            <text:p>131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122] + [.D123] + [.D124]) / 3" office:value-type="float" office:value="684.333333333333">
            <text:p>684.3</text:p>
          </table:table-cell>
          <table:table-cell table:style-name="ce2" table:formula="oooc:=([.E122] + [.E123] + [.E124]) / 3" office:value-type="float" office:value="502.333333333333">
            <text:p>502.3</text:p>
          </table:table-cell>
          <table:table-cell table:style-name="ce2" table:formula="oooc:=([.F122] + [.F123] + [.F124]) / 3" office:value-type="float" office:value="374.333333333333">
            <text:p>374.3</text:p>
          </table:table-cell>
          <table:table-cell table:style-name="ce2" table:formula="oooc:=([.G122] + [.G123] + [.G124]) / 3" office:value-type="float" office:value="188">
            <text:p>188.0</text:p>
          </table:table-cell>
          <table:table-cell table:style-name="ce2"/>
          <table:table-cell table:style-name="ce2" table:formula="oooc:=([.I122] + [.I123] + [.I124]) / 3" office:value-type="float" office:value="721">
            <text:p>721.0</text:p>
          </table:table-cell>
          <table:table-cell table:style-name="ce2" table:formula="oooc:=([.J122] + [.J123] + [.J124]) / 3" office:value-type="float" office:value="528">
            <text:p>528.0</text:p>
          </table:table-cell>
          <table:table-cell table:style-name="ce2" table:formula="oooc:=([.K122] + [.K123] + [.K124]) / 3" office:value-type="float" office:value="396.333333333333">
            <text:p>396.3</text:p>
          </table:table-cell>
          <table:table-cell table:style-name="ce2" table:formula="oooc:=([.L122] + [.L123] + [.L124]) / 3" office:value-type="float" office:value="199">
            <text:p>199.0</text:p>
          </table:table-cell>
          <table:table-cell table:style-name="ce2"/>
          <table:table-cell table:style-name="ce2" table:formula="oooc:=([.N122] + [.N123] + [.N124]) / 3" office:value-type="float" office:value="723">
            <text:p>723.0</text:p>
          </table:table-cell>
          <table:table-cell table:style-name="ce2" table:formula="oooc:=([.O122] + [.O123] + [.O124]) / 3" office:value-type="float" office:value="537">
            <text:p>537.0</text:p>
          </table:table-cell>
          <table:table-cell table:style-name="ce2" table:formula="oooc:=([.P122] + [.P123] + [.P124]) / 3" office:value-type="float" office:value="400">
            <text:p>400.0</text:p>
          </table:table-cell>
          <table:table-cell table:style-name="ce2" table:formula="oooc:=([.Q122] + [.Q123] + [.Q124]) / 3" office:value-type="float" office:value="200.166666666667">
            <text:p>200.2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LMMM</text:p>
          </table:table-cell>
          <table:table-cell office:value-type="string">
            <text:p>B024</text:p>
          </table:table-cell>
          <table:table-cell table:style-name="ce2" table:formula="oooc:=([.D126] + [.D127] + [.D128]) / 3" office:value-type="float" office:value="364.333333333333">
            <text:p>364.3</text:p>
          </table:table-cell>
          <table:table-cell table:style-name="ce2" table:formula="oooc:=([.E126] + [.E127] + [.E128]) / 3" office:value-type="float" office:value="215">
            <text:p>215.0</text:p>
          </table:table-cell>
          <table:table-cell table:style-name="ce2" table:formula="oooc:=([.F126] + [.F127] + [.F128]) / 3" office:value-type="float" office:value="109">
            <text:p>109.0</text:p>
          </table:table-cell>
          <table:table-cell table:style-name="ce2" table:formula="oooc:=([.G126] + [.G127] + [.G128]) / 3" office:value-type="float" office:value="54">
            <text:p>54.0</text:p>
          </table:table-cell>
          <table:table-cell table:style-name="ce2"/>
          <table:table-cell table:style-name="ce2" table:formula="oooc:=([.I126] + [.I127] + [.I128]) / 3" office:value-type="float" office:value="401">
            <text:p>401.0</text:p>
          </table:table-cell>
          <table:table-cell table:style-name="ce2" table:formula="oooc:=([.J126] + [.J127] + [.J128]) / 3" office:value-type="float" office:value="243">
            <text:p>243.0</text:p>
          </table:table-cell>
          <table:table-cell table:style-name="ce2" table:formula="oooc:=([.K126] + [.K127] + [.K128]) / 3" office:value-type="float" office:value="121">
            <text:p>121.0</text:p>
          </table:table-cell>
          <table:table-cell table:style-name="ce2" table:formula="oooc:=([.L126] + [.L127] + [.L128]) / 3" office:value-type="float" office:value="60">
            <text:p>60.0</text:p>
          </table:table-cell>
          <table:table-cell table:style-name="ce2"/>
          <table:table-cell table:style-name="ce2" table:formula="oooc:=([.N126] + [.N127] + [.N128]) / 3" office:value-type="float" office:value="409">
            <text:p>409.0</text:p>
          </table:table-cell>
          <table:table-cell table:style-name="ce2" table:formula="oooc:=([.O126] + [.O127] + [.O128]) / 3" office:value-type="float" office:value="248">
            <text:p>248.0</text:p>
          </table:table-cell>
          <table:table-cell table:style-name="ce2" table:formula="oooc:=([.P126] + [.P127] + [.P128]) / 3" office:value-type="float" office:value="123">
            <text:p>123.0</text:p>
          </table:table-cell>
          <table:table-cell table:style-name="ce2" table:formula="oooc:=([.Q126] + [.Q127] + [.Q128]) / 3" office:value-type="float" office:value="62">
            <text:p>6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129] + [.D130] + [.D131]) / 3" office:value-type="float" office:value="580.666666666667">
            <text:p>580.7</text:p>
          </table:table-cell>
          <table:table-cell table:style-name="ce2" table:formula="oooc:=([.E129] + [.E130] + [.E131]) / 3" office:value-type="float" office:value="353.666666666667">
            <text:p>353.7</text:p>
          </table:table-cell>
          <table:table-cell table:style-name="ce2" table:formula="oooc:=([.F129] + [.F130] + [.F131]) / 3" office:value-type="float" office:value="178">
            <text:p>178.0</text:p>
          </table:table-cell>
          <table:table-cell table:style-name="ce2" table:formula="oooc:=([.G129] + [.G130] + [.G131]) / 3" office:value-type="float" office:value="89">
            <text:p>89.0</text:p>
          </table:table-cell>
          <table:table-cell table:style-name="ce2"/>
          <table:table-cell table:style-name="ce2" table:formula="oooc:=([.I129] + [.I130] + [.I131]) / 3" office:value-type="float" office:value="621.333333333333">
            <text:p>621.3</text:p>
          </table:table-cell>
          <table:table-cell table:style-name="ce2" table:formula="oooc:=([.J129] + [.J130] + [.J131]) / 3" office:value-type="float" office:value="376.666666666667">
            <text:p>376.7</text:p>
          </table:table-cell>
          <table:table-cell table:style-name="ce2" table:formula="oooc:=([.K129] + [.K130] + [.K131]) / 3" office:value-type="float" office:value="190">
            <text:p>190.0</text:p>
          </table:table-cell>
          <table:table-cell table:style-name="ce2" table:formula="oooc:=([.L129] + [.L130] + [.L131]) / 3" office:value-type="float" office:value="95">
            <text:p>95.0</text:p>
          </table:table-cell>
          <table:table-cell table:style-name="ce2"/>
          <table:table-cell table:style-name="ce2" table:formula="oooc:=([.N129] + [.N130] + [.N131]) / 3" office:value-type="float" office:value="625.166666666667">
            <text:p>625.2</text:p>
          </table:table-cell>
          <table:table-cell table:style-name="ce2" table:formula="oooc:=([.O129] + [.O130] + [.O131]) / 3" office:value-type="float" office:value="386">
            <text:p>386.0</text:p>
          </table:table-cell>
          <table:table-cell table:style-name="ce2" table:formula="oooc:=([.P129] + [.P130] + [.P131]) / 3" office:value-type="float" office:value="192.833333333333">
            <text:p>192.8</text:p>
          </table:table-cell>
          <table:table-cell table:style-name="ce2" table:formula="oooc:=([.Q129] + [.Q130] + [.Q131]) / 3" office:value-type="float" office:value="96">
            <text:p>96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XL</text:p>
          </table:table-cell>
          <table:table-cell office:value-type="string">
            <text:p>B024</text:p>
          </table:table-cell>
          <table:table-cell table:style-name="ce2" table:formula="oooc:=([.D133] + [.D134] + [.D135]) / 3" office:value-type="float" office:value="366.333333333333">
            <text:p>366.3</text:p>
          </table:table-cell>
          <table:table-cell table:style-name="ce2" table:formula="oooc:=([.E133] + [.E134] + [.E135]) / 3" office:value-type="float" office:value="216">
            <text:p>216.0</text:p>
          </table:table-cell>
          <table:table-cell table:style-name="ce2" table:formula="oooc:=([.F133] + [.F134] + [.F135]) / 3" office:value-type="float" office:value="109.333333333333">
            <text:p>109.3</text:p>
          </table:table-cell>
          <table:table-cell table:style-name="ce2" table:formula="oooc:=([.G133] + [.G134] + [.G135]) / 3" office:value-type="float" office:value="54">
            <text:p>54.0</text:p>
          </table:table-cell>
          <table:table-cell table:style-name="ce2"/>
          <table:table-cell table:style-name="ce2" table:formula="oooc:=([.I133] + [.I134] + [.I135]) / 3" office:value-type="float" office:value="408.333333333333">
            <text:p>408.3</text:p>
          </table:table-cell>
          <table:table-cell table:style-name="ce2" table:formula="oooc:=([.J133] + [.J134] + [.J135]) / 3" office:value-type="float" office:value="243">
            <text:p>243.0</text:p>
          </table:table-cell>
          <table:table-cell table:style-name="ce2" table:formula="oooc:=([.K133] + [.K134] + [.K135]) / 3" office:value-type="float" office:value="121.666666666667">
            <text:p>121.7</text:p>
          </table:table-cell>
          <table:table-cell table:style-name="ce2" table:formula="oooc:=([.L133] + [.L134] + [.L135]) / 3" office:value-type="float" office:value="60">
            <text:p>60.0</text:p>
          </table:table-cell>
          <table:table-cell table:style-name="ce2"/>
          <table:table-cell table:style-name="ce2" table:formula="oooc:=([.N133] + [.N134] + [.N135]) / 3" office:value-type="float" office:value="416.5">
            <text:p>416.5</text:p>
          </table:table-cell>
          <table:table-cell table:style-name="ce2" table:formula="oooc:=([.O133] + [.O134] + [.O135]) / 3" office:value-type="float" office:value="250">
            <text:p>250.0</text:p>
          </table:table-cell>
          <table:table-cell table:style-name="ce2" table:formula="oooc:=([.P133] + [.P134] + [.P135]) / 3" office:value-type="float" office:value="125">
            <text:p>125.0</text:p>
          </table:table-cell>
          <table:table-cell table:style-name="ce2" table:formula="oooc:=([.Q133] + [.Q134] + [.Q135]) / 3" office:value-type="float" office:value="62">
            <text:p>6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136] + [.D137] + [.D138]) / 3" office:value-type="float" office:value="584.333333333333">
            <text:p>584.3</text:p>
          </table:table-cell>
          <table:table-cell table:style-name="ce2" table:formula="oooc:=([.E136] + [.E137] + [.E138]) / 3" office:value-type="float" office:value="355.333333333333">
            <text:p>355.3</text:p>
          </table:table-cell>
          <table:table-cell table:style-name="ce2" table:formula="oooc:=([.F136] + [.F137] + [.F138]) / 3" office:value-type="float" office:value="179.333333333333">
            <text:p>179.3</text:p>
          </table:table-cell>
          <table:table-cell table:style-name="ce2" table:formula="oooc:=([.G136] + [.G137] + [.G138]) / 3" office:value-type="float" office:value="90">
            <text:p>90.0</text:p>
          </table:table-cell>
          <table:table-cell table:style-name="ce2"/>
          <table:table-cell table:style-name="ce2" table:formula="oooc:=([.I136] + [.I137] + [.I138]) / 3" office:value-type="float" office:value="625.666666666667">
            <text:p>625.7</text:p>
          </table:table-cell>
          <table:table-cell table:style-name="ce2" table:formula="oooc:=([.J136] + [.J137] + [.J138]) / 3" office:value-type="float" office:value="377.666666666667">
            <text:p>377.7</text:p>
          </table:table-cell>
          <table:table-cell table:style-name="ce2" table:formula="oooc:=([.K136] + [.K137] + [.K138]) / 3" office:value-type="float" office:value="191">
            <text:p>191.0</text:p>
          </table:table-cell>
          <table:table-cell table:style-name="ce2" table:formula="oooc:=([.L136] + [.L137] + [.L138]) / 3" office:value-type="float" office:value="95">
            <text:p>95.0</text:p>
          </table:table-cell>
          <table:table-cell table:style-name="ce2"/>
          <table:table-cell table:style-name="ce2" table:formula="oooc:=([.N136] + [.N137] + [.N138]) / 3" office:value-type="float" office:value="626">
            <text:p>626.0</text:p>
          </table:table-cell>
          <table:table-cell table:style-name="ce2" table:formula="oooc:=([.O136] + [.O137] + [.O138]) / 3" office:value-type="float" office:value="387">
            <text:p>387.0</text:p>
          </table:table-cell>
          <table:table-cell table:style-name="ce2" table:formula="oooc:=([.P136] + [.P137] + [.P138]) / 3" office:value-type="float" office:value="194">
            <text:p>194.0</text:p>
          </table:table-cell>
          <table:table-cell table:style-name="ce2" table:formula="oooc:=([.Q136] + [.Q137] + [.Q138]) / 3" office:value-type="float" office:value="97">
            <text:p>97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LX</text:p>
          </table:table-cell>
          <table:table-cell office:value-type="string">
            <text:p>B024</text:p>
          </table:table-cell>
          <table:table-cell table:style-name="ce2" table:formula="oooc:=([.D140] + [.D141] + [.D142]) / 3" office:value-type="float" office:value="364.333333333333">
            <text:p>364.3</text:p>
          </table:table-cell>
          <table:table-cell table:style-name="ce2" table:formula="oooc:=([.E140] + [.E141] + [.E142]) / 3" office:value-type="float" office:value="215">
            <text:p>215.0</text:p>
          </table:table-cell>
          <table:table-cell table:style-name="ce2" table:formula="oooc:=([.F140] + [.F141] + [.F142]) / 3" office:value-type="float" office:value="109">
            <text:p>109.0</text:p>
          </table:table-cell>
          <table:table-cell table:style-name="ce2" table:formula="oooc:=([.G140] + [.G141] + [.G142]) / 3" office:value-type="float" office:value="54">
            <text:p>54.0</text:p>
          </table:table-cell>
          <table:table-cell table:style-name="ce2"/>
          <table:table-cell table:style-name="ce2" table:formula="oooc:=([.I140] + [.I141] + [.I142]) / 3" office:value-type="float" office:value="401">
            <text:p>401.0</text:p>
          </table:table-cell>
          <table:table-cell table:style-name="ce2" table:formula="oooc:=([.J140] + [.J141] + [.J142]) / 3" office:value-type="float" office:value="243">
            <text:p>243.0</text:p>
          </table:table-cell>
          <table:table-cell table:style-name="ce2" table:formula="oooc:=([.K140] + [.K141] + [.K142]) / 3" office:value-type="float" office:value="121">
            <text:p>121.0</text:p>
          </table:table-cell>
          <table:table-cell table:style-name="ce2" table:formula="oooc:=([.L140] + [.L141] + [.L142]) / 3" office:value-type="float" office:value="60">
            <text:p>60.0</text:p>
          </table:table-cell>
          <table:table-cell table:style-name="ce2"/>
          <table:table-cell table:style-name="ce2" table:formula="oooc:=([.N140] + [.N141] + [.N142]) / 3" office:value-type="float" office:value="409">
            <text:p>409.0</text:p>
          </table:table-cell>
          <table:table-cell table:style-name="ce2" table:formula="oooc:=([.O140] + [.O141] + [.O142]) / 3" office:value-type="float" office:value="248">
            <text:p>248.0</text:p>
          </table:table-cell>
          <table:table-cell table:style-name="ce2" table:formula="oooc:=([.P140] + [.P141] + [.P142]) / 3" office:value-type="float" office:value="123">
            <text:p>123.0</text:p>
          </table:table-cell>
          <table:table-cell table:style-name="ce2" table:formula="oooc:=([.Q140] + [.Q141] + [.Q142]) / 3" office:value-type="float" office:value="62">
            <text:p>6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143] + [.D144] + [.D145]) / 3" office:value-type="float" office:value="581.333333333333">
            <text:p>581.3</text:p>
          </table:table-cell>
          <table:table-cell table:style-name="ce2" table:formula="oooc:=([.E143] + [.E144] + [.E145]) / 3" office:value-type="float" office:value="353.666666666667">
            <text:p>353.7</text:p>
          </table:table-cell>
          <table:table-cell table:style-name="ce2" table:formula="oooc:=([.F143] + [.F144] + [.F145]) / 3" office:value-type="float" office:value="178">
            <text:p>178.0</text:p>
          </table:table-cell>
          <table:table-cell table:style-name="ce2" table:formula="oooc:=([.G143] + [.G144] + [.G145]) / 3" office:value-type="float" office:value="89">
            <text:p>89.0</text:p>
          </table:table-cell>
          <table:table-cell table:style-name="ce2"/>
          <table:table-cell table:style-name="ce2" table:formula="oooc:=([.I143] + [.I144] + [.I145]) / 3" office:value-type="float" office:value="617">
            <text:p>617.0</text:p>
          </table:table-cell>
          <table:table-cell table:style-name="ce2" table:formula="oooc:=([.J143] + [.J144] + [.J145]) / 3" office:value-type="float" office:value="376.666666666667">
            <text:p>376.7</text:p>
          </table:table-cell>
          <table:table-cell table:style-name="ce2" table:formula="oooc:=([.K143] + [.K144] + [.K145]) / 3" office:value-type="float" office:value="190">
            <text:p>190.0</text:p>
          </table:table-cell>
          <table:table-cell table:style-name="ce2" table:formula="oooc:=([.L143] + [.L144] + [.L145]) / 3" office:value-type="float" office:value="95">
            <text:p>95.0</text:p>
          </table:table-cell>
          <table:table-cell table:style-name="ce2"/>
          <table:table-cell table:style-name="ce2" table:formula="oooc:=([.N143] + [.N144] + [.N145]) / 3" office:value-type="float" office:value="625.166666666667">
            <text:p>625.2</text:p>
          </table:table-cell>
          <table:table-cell table:style-name="ce2" table:formula="oooc:=([.O143] + [.O144] + [.O145]) / 3" office:value-type="float" office:value="386">
            <text:p>386.0</text:p>
          </table:table-cell>
          <table:table-cell table:style-name="ce2" table:formula="oooc:=([.P143] + [.P144] + [.P145]) / 3" office:value-type="float" office:value="193">
            <text:p>193.0</text:p>
          </table:table-cell>
          <table:table-cell table:style-name="ce2" table:formula="oooc:=([.Q143] + [.Q144] + [.Q145]) / 3" office:value-type="float" office:value="96">
            <text:p>96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LL</text:p>
          </table:table-cell>
          <table:table-cell office:value-type="string">
            <text:p>B024</text:p>
          </table:table-cell>
          <table:table-cell table:style-name="ce2" table:formula="oooc:=([.D147] + [.D148] + [.D149]) / 3" office:value-type="float" office:value="107.333333333333">
            <text:p>107.3</text:p>
          </table:table-cell>
          <table:table-cell table:style-name="ce2" table:formula="oooc:=([.E147] + [.E148] + [.E149]) / 3" office:value-type="float" office:value="107">
            <text:p>107.0</text:p>
          </table:table-cell>
          <table:table-cell table:style-name="ce2" table:formula="oooc:=([.F147] + [.F148] + [.F149]) / 3" office:value-type="float" office:value="108.333333333333">
            <text:p>108.3</text:p>
          </table:table-cell>
          <table:table-cell table:style-name="ce2" table:formula="oooc:=([.G147] + [.G148] + [.G149]) / 3" office:value-type="float" office:value="107">
            <text:p>107.0</text:p>
          </table:table-cell>
          <table:table-cell table:style-name="ce2"/>
          <table:table-cell table:style-name="ce2" table:formula="oooc:=([.I147] + [.I148] + [.I149]) / 3" office:value-type="float" office:value="120">
            <text:p>120.0</text:p>
          </table:table-cell>
          <table:table-cell table:style-name="ce2" table:formula="oooc:=([.J147] + [.J148] + [.J149]) / 3" office:value-type="float" office:value="120">
            <text:p>120.0</text:p>
          </table:table-cell>
          <table:table-cell table:style-name="ce2" table:formula="oooc:=([.K147] + [.K148] + [.K149]) / 3" office:value-type="float" office:value="121">
            <text:p>121.0</text:p>
          </table:table-cell>
          <table:table-cell table:style-name="ce2" table:formula="oooc:=([.L147] + [.L148] + [.L149]) / 3" office:value-type="float" office:value="120">
            <text:p>120.0</text:p>
          </table:table-cell>
          <table:table-cell table:style-name="ce2"/>
          <table:table-cell table:style-name="ce2" table:formula="oooc:=([.N147] + [.N148] + [.N149]) / 3" office:value-type="float" office:value="123">
            <text:p>123.0</text:p>
          </table:table-cell>
          <table:table-cell table:style-name="ce2" table:formula="oooc:=([.O147] + [.O148] + [.O149]) / 3" office:value-type="float" office:value="123">
            <text:p>123.0</text:p>
          </table:table-cell>
          <table:table-cell table:style-name="ce2" table:formula="oooc:=([.P147] + [.P148] + [.P149]) / 3" office:value-type="float" office:value="123">
            <text:p>123.0</text:p>
          </table:table-cell>
          <table:table-cell table:style-name="ce2" table:formula="oooc:=([.Q147] + [.Q148] + [.Q149]) / 3" office:value-type="float" office:value="123">
            <text:p>123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150] + [.D151] + [.D152]) / 3" office:value-type="float" office:value="176.666666666667">
            <text:p>176.7</text:p>
          </table:table-cell>
          <table:table-cell table:style-name="ce2" table:formula="oooc:=([.E150] + [.E151] + [.E152]) / 3" office:value-type="float" office:value="176.666666666667">
            <text:p>176.7</text:p>
          </table:table-cell>
          <table:table-cell table:style-name="ce2" table:formula="oooc:=([.F150] + [.F151] + [.F152]) / 3" office:value-type="float" office:value="178">
            <text:p>178.0</text:p>
          </table:table-cell>
          <table:table-cell table:style-name="ce2" table:formula="oooc:=([.G150] + [.G151] + [.G152]) / 3" office:value-type="float" office:value="179">
            <text:p>179.0</text:p>
          </table:table-cell>
          <table:table-cell table:style-name="ce2"/>
          <table:table-cell table:style-name="ce2" table:formula="oooc:=([.I150] + [.I151] + [.I152]) / 3" office:value-type="float" office:value="188">
            <text:p>188.0</text:p>
          </table:table-cell>
          <table:table-cell table:style-name="ce2" table:formula="oooc:=([.J150] + [.J151] + [.J152]) / 3" office:value-type="float" office:value="188.333333333333">
            <text:p>188.3</text:p>
          </table:table-cell>
          <table:table-cell table:style-name="ce2" table:formula="oooc:=([.K150] + [.K151] + [.K152]) / 3" office:value-type="float" office:value="190">
            <text:p>190.0</text:p>
          </table:table-cell>
          <table:table-cell table:style-name="ce2" table:formula="oooc:=([.L150] + [.L151] + [.L152]) / 3" office:value-type="float" office:value="190">
            <text:p>190.0</text:p>
          </table:table-cell>
          <table:table-cell table:style-name="ce2"/>
          <table:table-cell table:style-name="ce2" table:formula="oooc:=([.N150] + [.N151] + [.N152]) / 3" office:value-type="float" office:value="193">
            <text:p>193.0</text:p>
          </table:table-cell>
          <table:table-cell table:style-name="ce2" table:formula="oooc:=([.O150] + [.O151] + [.O152]) / 3" office:value-type="float" office:value="193">
            <text:p>193.0</text:p>
          </table:table-cell>
          <table:table-cell table:style-name="ce2" table:formula="oooc:=([.P150] + [.P151] + [.P152]) / 3" office:value-type="float" office:value="193">
            <text:p>193.0</text:p>
          </table:table-cell>
          <table:table-cell table:style-name="ce2" table:formula="oooc:=([.Q150] + [.Q151] + [.Q152]) / 3" office:value-type="float" office:value="193">
            <text:p>193.0</text:p>
          </table:table-cell>
          <table:table-cell table:number-columns-repeated="6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office:value-type="string">
            <text:p>Merged LMMM,BMXL,BMLL</text:p>
          </table:table-cell>
          <table:table-cell table:number-columns-repeated="22"/>
        </table:table-row>
        <table:table-row table:style-name="ro2">
          <table:table-cell office:value-type="string">
            <text:p>Merged BMLL 2bpp,4bpp,8bpp,16bpp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office:value-type="string">
            <text:p>Screen ON / Sprites ON</text:p>
          </table:table-cell>
          <table:table-cell table:number-columns-repeated="4"/>
          <table:table-cell office:value-type="string">
            <text:p>Screen ON / Sprites OFF</text:p>
          </table:table-cell>
          <table:table-cell table:number-columns-repeated="4"/>
          <table:table-cell office:value-type="string">
            <text:p>Screen OFF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NTSC</text:p>
          </table:table-cell>
          <table:table-cell office:value-type="string">
            <text:p>LMMV</text:p>
          </table:table-cell>
          <table:table-cell office:value-type="string">
            <text:p>B024</text:p>
          </table:table-cell>
          <table:table-cell table:style-name="ce2" table:formula="oooc:=[.D160]" office:value-type="float" office:value="368.333333333333">
            <text:p>368.3</text:p>
          </table:table-cell>
          <table:table-cell table:style-name="ce2" table:formula="oooc:=[.E160]" office:value-type="float" office:value="264">
            <text:p>264.0</text:p>
          </table:table-cell>
          <table:table-cell table:style-name="ce2" table:formula="oooc:=[.F160]" office:value-type="float" office:value="196">
            <text:p>196.0</text:p>
          </table:table-cell>
          <table:table-cell table:style-name="ce2" table:formula="oooc:=[.G160]" office:value-type="float" office:value="97">
            <text:p>97.0</text:p>
          </table:table-cell>
          <table:table-cell table:style-name="ce2"/>
          <table:table-cell table:style-name="ce2" table:formula="oooc:=[.I160]" office:value-type="float" office:value="400">
            <text:p>400.0</text:p>
          </table:table-cell>
          <table:table-cell table:style-name="ce2" table:formula="oooc:=[.J160]" office:value-type="float" office:value="288.666666666667">
            <text:p>288.7</text:p>
          </table:table-cell>
          <table:table-cell table:style-name="ce2" table:formula="oooc:=[.K160]" office:value-type="float" office:value="216.333333333333">
            <text:p>216.3</text:p>
          </table:table-cell>
          <table:table-cell table:style-name="ce2" table:formula="oooc:=[.L160]" office:value-type="float" office:value="108">
            <text:p>108.0</text:p>
          </table:table-cell>
          <table:table-cell table:style-name="ce2"/>
          <table:table-cell table:style-name="ce2" table:formula="oooc:=[.N160]" office:value-type="float" office:value="402.833333333333">
            <text:p>402.8</text:p>
          </table:table-cell>
          <table:table-cell table:style-name="ce2" table:formula="oooc:=[.O160]" office:value-type="float" office:value="294">
            <text:p>294.0</text:p>
          </table:table-cell>
          <table:table-cell table:style-name="ce2" table:formula="oooc:=[.P160]" office:value-type="float" office:value="219">
            <text:p>219.0</text:p>
          </table:table-cell>
          <table:table-cell table:style-name="ce2" table:formula="oooc:=[.Q160]" office:value-type="float" office:value="110">
            <text:p>110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[.D161]" office:value-type="float" office:value="566.333333333333">
            <text:p>566.3</text:p>
          </table:table-cell>
          <table:table-cell table:style-name="ce2" table:formula="oooc:=[.E161]" office:value-type="float" office:value="414.333333333333">
            <text:p>414.3</text:p>
          </table:table-cell>
          <table:table-cell table:style-name="ce2" table:formula="oooc:=[.F161]" office:value-type="float" office:value="309.333333333333">
            <text:p>309.3</text:p>
          </table:table-cell>
          <table:table-cell table:style-name="ce2" table:formula="oooc:=[.G161]" office:value-type="float" office:value="155">
            <text:p>155.0</text:p>
          </table:table-cell>
          <table:table-cell table:style-name="ce2"/>
          <table:table-cell table:style-name="ce2" table:formula="oooc:=[.I161]" office:value-type="float" office:value="603.333333333333">
            <text:p>603.3</text:p>
          </table:table-cell>
          <table:table-cell table:style-name="ce2" table:formula="oooc:=[.J161]" office:value-type="float" office:value="440.333333333333">
            <text:p>440.3</text:p>
          </table:table-cell>
          <table:table-cell table:style-name="ce2" table:formula="oooc:=[.K161]" office:value-type="float" office:value="331">
            <text:p>331.0</text:p>
          </table:table-cell>
          <table:table-cell table:style-name="ce2" table:formula="oooc:=[.L161]" office:value-type="float" office:value="166">
            <text:p>166.0</text:p>
          </table:table-cell>
          <table:table-cell table:style-name="ce2"/>
          <table:table-cell table:style-name="ce2" table:formula="oooc:=[.N161]" office:value-type="float" office:value="605">
            <text:p>605.0</text:p>
          </table:table-cell>
          <table:table-cell table:style-name="ce2" table:formula="oooc:=[.O161]" office:value-type="float" office:value="450">
            <text:p>450.0</text:p>
          </table:table-cell>
          <table:table-cell table:style-name="ce2" table:formula="oooc:=[.P161]" office:value-type="float" office:value="335">
            <text:p>335.0</text:p>
          </table:table-cell>
          <table:table-cell table:style-name="ce2" table:formula="oooc:=[.Q161]" office:value-type="float" office:value="168">
            <text:p>168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LMMM*</text:p>
          </table:table-cell>
          <table:table-cell office:value-type="string">
            <text:p>B024</text:p>
          </table:table-cell>
          <table:table-cell table:style-name="ce2" table:formula="oooc:=([.D163] + [.D166] + [.D169]) / 3" office:value-type="float" office:value="305.333333333333">
            <text:p>305.3</text:p>
          </table:table-cell>
          <table:table-cell table:style-name="ce2" table:formula="oooc:=([.E163] + [.E166] + [.E169]) / 3" office:value-type="float" office:value="180.333333333333">
            <text:p>180.3</text:p>
          </table:table-cell>
          <table:table-cell table:style-name="ce2" table:formula="oooc:=([.F163] + [.F166] + [.F169]) / 3" office:value-type="float" office:value="91.3333333333333">
            <text:p>91.3</text:p>
          </table:table-cell>
          <table:table-cell table:style-name="ce2" table:formula="oooc:=([.G163] + [.G166] + [.G169]) / 3" office:value-type="float" office:value="45">
            <text:p>45.0</text:p>
          </table:table-cell>
          <table:table-cell table:style-name="ce2"/>
          <table:table-cell table:style-name="ce2" table:formula="oooc:=([.I163] + [.I166] + [.I169]) / 3" office:value-type="float" office:value="338">
            <text:p>338.0</text:p>
          </table:table-cell>
          <table:table-cell table:style-name="ce2" table:formula="oooc:=([.J163] + [.J166] + [.J169]) / 3" office:value-type="float" office:value="203.888888888889">
            <text:p>203.9</text:p>
          </table:table-cell>
          <table:table-cell table:style-name="ce2" table:formula="oooc:=([.K163] + [.K166] + [.K169]) / 3" office:value-type="float" office:value="101.333333333333">
            <text:p>101.3</text:p>
          </table:table-cell>
          <table:table-cell table:style-name="ce2" table:formula="oooc:=([.L163] + [.L166] + [.L169]) / 3" office:value-type="float" office:value="50">
            <text:p>50.0</text:p>
          </table:table-cell>
          <table:table-cell table:style-name="ce2"/>
          <table:table-cell table:style-name="ce2" table:formula="oooc:=([.N163] + [.N166] + [.N169]) / 3" office:value-type="float" office:value="344.277777777778">
            <text:p>344.3</text:p>
          </table:table-cell>
          <table:table-cell table:style-name="ce2" table:formula="oooc:=([.O163] + [.O166] + [.O169]) / 3" office:value-type="float" office:value="208.333333333333">
            <text:p>208.3</text:p>
          </table:table-cell>
          <table:table-cell table:style-name="ce2" table:formula="oooc:=([.P163] + [.P166] + [.P169]) / 3" office:value-type="float" office:value="103.333333333333">
            <text:p>103.3</text:p>
          </table:table-cell>
          <table:table-cell table:style-name="ce2" table:formula="oooc:=([.Q163] + [.Q166] + [.Q169]) / 3" office:value-type="float" office:value="52">
            <text:p>5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164] + [.D167] + [.D170]) / 3" office:value-type="float" office:value="480.222222222222">
            <text:p>480.2</text:p>
          </table:table-cell>
          <table:table-cell table:style-name="ce2" table:formula="oooc:=([.E164] + [.E167] + [.E170]) / 3" office:value-type="float" office:value="290.888888888889">
            <text:p>290.9</text:p>
          </table:table-cell>
          <table:table-cell table:style-name="ce2" table:formula="oooc:=([.F164] + [.F167] + [.F170]) / 3" office:value-type="float" office:value="147.111111111111">
            <text:p>147.1</text:p>
          </table:table-cell>
          <table:table-cell table:style-name="ce2" table:formula="oooc:=([.G164] + [.G167] + [.G170]) / 3" office:value-type="float" office:value="74">
            <text:p>74.0</text:p>
          </table:table-cell>
          <table:table-cell table:style-name="ce2"/>
          <table:table-cell table:style-name="ce2" table:formula="oooc:=([.I164] + [.I167] + [.I170]) / 3" office:value-type="float" office:value="518.111111111111">
            <text:p>518.1</text:p>
          </table:table-cell>
          <table:table-cell table:style-name="ce2" table:formula="oooc:=([.J164] + [.J167] + [.J170]) / 3" office:value-type="float" office:value="314.222222222222">
            <text:p>314.2</text:p>
          </table:table-cell>
          <table:table-cell table:style-name="ce2" table:formula="oooc:=([.K164] + [.K167] + [.K170]) / 3" office:value-type="float" office:value="158.444444444444">
            <text:p>158.4</text:p>
          </table:table-cell>
          <table:table-cell table:style-name="ce2" table:formula="oooc:=([.L164] + [.L167] + [.L170]) / 3" office:value-type="float" office:value="79.3333333333333">
            <text:p>79.3</text:p>
          </table:table-cell>
          <table:table-cell table:style-name="ce2"/>
          <table:table-cell table:style-name="ce2" table:formula="oooc:=([.N164] + [.N167] + [.N170]) / 3" office:value-type="float" office:value="523.388888888889">
            <text:p>523.4</text:p>
          </table:table-cell>
          <table:table-cell table:style-name="ce2" table:formula="oooc:=([.O164] + [.O167] + [.O170]) / 3" office:value-type="float" office:value="323.333333333333">
            <text:p>323.3</text:p>
          </table:table-cell>
          <table:table-cell table:style-name="ce2" table:formula="oooc:=([.P164] + [.P167] + [.P170]) / 3" office:value-type="float" office:value="161.333333333333">
            <text:p>161.3</text:p>
          </table:table-cell>
          <table:table-cell table:style-name="ce2" table:formula="oooc:=([.Q164] + [.Q167] + [.Q170]) / 3" office:value-type="float" office:value="81">
            <text:p>81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LL</text:p>
          </table:table-cell>
          <table:table-cell office:value-type="string">
            <text:p>B024</text:p>
          </table:table-cell>
          <table:table-cell table:style-name="ce2" table:formula="oooc:=([.D172] + [.E172] + [.F172] + [.G172]) / 4" office:value-type="float" office:value="90.3333333333333">
            <text:p>90.3</text:p>
          </table:table-cell>
          <table:table-cell table:style-name="ce2" table:number-columns-repeated="4"/>
          <table:table-cell table:style-name="ce2" table:formula="oooc:=([.I172] + [.J172] + [.K172] + [.L172]) / 4" office:value-type="float" office:value="100.25">
            <text:p>100.3</text:p>
          </table:table-cell>
          <table:table-cell table:style-name="ce2" table:number-columns-repeated="4"/>
          <table:table-cell table:style-name="ce2" table:formula="oooc:=([.N172] + [.O172] + [.P172] + [.Q172]) / 4" office:value-type="float" office:value="103">
            <text:p>103.0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173] + [.E173] + [.F173] + [.G173]) / 4" office:value-type="float" office:value="145.5">
            <text:p>145.5</text:p>
          </table:table-cell>
          <table:table-cell table:style-name="ce2" table:number-columns-repeated="4"/>
          <table:table-cell table:style-name="ce2" table:formula="oooc:=([.I173] + [.J173] + [.K173] + [.L173]) / 4" office:value-type="float" office:value="154.083333333333">
            <text:p>154.1</text:p>
          </table:table-cell>
          <table:table-cell table:style-name="ce2" table:number-columns-repeated="4"/>
          <table:table-cell table:style-name="ce2" table:formula="oooc:=([.N173] + [.O173] + [.P173] + [.Q173]) / 4" office:value-type="float" office:value="157">
            <text:p>157.0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 office:value-type="string">
            <text:p>PAL</text:p>
          </table:table-cell>
          <table:table-cell office:value-type="string">
            <text:p>LMMV</text:p>
          </table:table-cell>
          <table:table-cell office:value-type="string">
            <text:p>B024</text:p>
          </table:table-cell>
          <table:table-cell table:style-name="ce2" table:formula="oooc:=[.D175]" office:value-type="float" office:value="439.666666666667">
            <text:p>439.7</text:p>
          </table:table-cell>
          <table:table-cell table:style-name="ce2" table:formula="oooc:=[.E175]" office:value-type="float" office:value="315">
            <text:p>315.0</text:p>
          </table:table-cell>
          <table:table-cell table:style-name="ce2" table:formula="oooc:=[.F175]" office:value-type="float" office:value="233.666666666667">
            <text:p>233.7</text:p>
          </table:table-cell>
          <table:table-cell table:style-name="ce2" table:formula="oooc:=[.G175]" office:value-type="float" office:value="116">
            <text:p>116.0</text:p>
          </table:table-cell>
          <table:table-cell table:style-name="ce2"/>
          <table:table-cell table:style-name="ce2" table:formula="oooc:=[.I175]" office:value-type="float" office:value="478">
            <text:p>478.0</text:p>
          </table:table-cell>
          <table:table-cell table:style-name="ce2" table:formula="oooc:=[.J175]" office:value-type="float" office:value="344.333333333333">
            <text:p>344.3</text:p>
          </table:table-cell>
          <table:table-cell table:style-name="ce2" table:formula="oooc:=[.K175]" office:value-type="float" office:value="259">
            <text:p>259.0</text:p>
          </table:table-cell>
          <table:table-cell table:style-name="ce2" table:formula="oooc:=[.L175]" office:value-type="float" office:value="129">
            <text:p>129.0</text:p>
          </table:table-cell>
          <table:table-cell table:style-name="ce2"/>
          <table:table-cell table:style-name="ce2" table:formula="oooc:=[.N175]" office:value-type="float" office:value="481">
            <text:p>481.0</text:p>
          </table:table-cell>
          <table:table-cell table:style-name="ce2" table:formula="oooc:=[.O175]" office:value-type="float" office:value="351.833333333333">
            <text:p>351.8</text:p>
          </table:table-cell>
          <table:table-cell table:style-name="ce2" table:formula="oooc:=[.P175]" office:value-type="float" office:value="261.833333333333">
            <text:p>261.8</text:p>
          </table:table-cell>
          <table:table-cell table:style-name="ce2" table:formula="oooc:=[.Q175]" office:value-type="float" office:value="131">
            <text:p>131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[.D176]" office:value-type="float" office:value="684.333333333333">
            <text:p>684.3</text:p>
          </table:table-cell>
          <table:table-cell table:style-name="ce2" table:formula="oooc:=[.E176]" office:value-type="float" office:value="502.333333333333">
            <text:p>502.3</text:p>
          </table:table-cell>
          <table:table-cell table:style-name="ce2" table:formula="oooc:=[.F176]" office:value-type="float" office:value="374.333333333333">
            <text:p>374.3</text:p>
          </table:table-cell>
          <table:table-cell table:style-name="ce2" table:formula="oooc:=[.G176]" office:value-type="float" office:value="188">
            <text:p>188.0</text:p>
          </table:table-cell>
          <table:table-cell table:style-name="ce2"/>
          <table:table-cell table:style-name="ce2" table:formula="oooc:=[.I176]" office:value-type="float" office:value="721">
            <text:p>721.0</text:p>
          </table:table-cell>
          <table:table-cell table:style-name="ce2" table:formula="oooc:=[.J176]" office:value-type="float" office:value="528">
            <text:p>528.0</text:p>
          </table:table-cell>
          <table:table-cell table:style-name="ce2" table:formula="oooc:=[.K176]" office:value-type="float" office:value="396.333333333333">
            <text:p>396.3</text:p>
          </table:table-cell>
          <table:table-cell table:style-name="ce2" table:formula="oooc:=[.L176]" office:value-type="float" office:value="199">
            <text:p>199.0</text:p>
          </table:table-cell>
          <table:table-cell table:style-name="ce2"/>
          <table:table-cell table:style-name="ce2" table:formula="oooc:=[.N176]" office:value-type="float" office:value="723">
            <text:p>723.0</text:p>
          </table:table-cell>
          <table:table-cell table:style-name="ce2" table:formula="oooc:=[.O176]" office:value-type="float" office:value="537">
            <text:p>537.0</text:p>
          </table:table-cell>
          <table:table-cell table:style-name="ce2" table:formula="oooc:=[.P176]" office:value-type="float" office:value="400">
            <text:p>400.0</text:p>
          </table:table-cell>
          <table:table-cell table:style-name="ce2" table:formula="oooc:=[.Q176]" office:value-type="float" office:value="200.166666666667">
            <text:p>200.2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LMMM*</text:p>
          </table:table-cell>
          <table:table-cell office:value-type="string">
            <text:p>B024</text:p>
          </table:table-cell>
          <table:table-cell table:style-name="ce2" table:formula="oooc:=([.D178] + [.D181] + [.D184]) / 3" office:value-type="float" office:value="365">
            <text:p>365.0</text:p>
          </table:table-cell>
          <table:table-cell table:style-name="ce2" table:formula="oooc:=([.E178] + [.E181] + [.E184]) / 3" office:value-type="float" office:value="215.333333333333">
            <text:p>215.3</text:p>
          </table:table-cell>
          <table:table-cell table:style-name="ce2" table:formula="oooc:=([.F178] + [.F181] + [.F184]) / 3" office:value-type="float" office:value="109.111111111111">
            <text:p>109.1</text:p>
          </table:table-cell>
          <table:table-cell table:style-name="ce2" table:formula="oooc:=([.G178] + [.G181] + [.G184]) / 3" office:value-type="float" office:value="54">
            <text:p>54.0</text:p>
          </table:table-cell>
          <table:table-cell table:style-name="ce2"/>
          <table:table-cell table:style-name="ce2" table:formula="oooc:=([.I178] + [.I181] + [.I184]) / 3" office:value-type="float" office:value="403.444444444444">
            <text:p>403.4</text:p>
          </table:table-cell>
          <table:table-cell table:style-name="ce2" table:formula="oooc:=([.J178] + [.J181] + [.J184]) / 3" office:value-type="float" office:value="243">
            <text:p>243.0</text:p>
          </table:table-cell>
          <table:table-cell table:style-name="ce2" table:formula="oooc:=([.K178] + [.K181] + [.K184]) / 3" office:value-type="float" office:value="121.222222222222">
            <text:p>121.2</text:p>
          </table:table-cell>
          <table:table-cell table:style-name="ce2" table:formula="oooc:=([.L178] + [.L181] + [.L184]) / 3" office:value-type="float" office:value="60">
            <text:p>60.0</text:p>
          </table:table-cell>
          <table:table-cell table:style-name="ce2"/>
          <table:table-cell table:style-name="ce2" table:formula="oooc:=([.N178] + [.N181] + [.N184]) / 3" office:value-type="float" office:value="411.5">
            <text:p>411.5</text:p>
          </table:table-cell>
          <table:table-cell table:style-name="ce2" table:formula="oooc:=([.O178] + [.O181] + [.O184]) / 3" office:value-type="float" office:value="248.666666666667">
            <text:p>248.7</text:p>
          </table:table-cell>
          <table:table-cell table:style-name="ce2" table:formula="oooc:=([.P178] + [.P181] + [.P184]) / 3" office:value-type="float" office:value="123.666666666667">
            <text:p>123.7</text:p>
          </table:table-cell>
          <table:table-cell table:style-name="ce2" table:formula="oooc:=([.Q178] + [.Q181] + [.Q184]) / 3" office:value-type="float" office:value="62">
            <text:p>62.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179] + [.D182] + [.D185]) / 3" office:value-type="float" office:value="582.111111111111">
            <text:p>582.1</text:p>
          </table:table-cell>
          <table:table-cell table:style-name="ce2" table:formula="oooc:=([.E179] + [.E182] + [.E185]) / 3" office:value-type="float" office:value="354.222222222222">
            <text:p>354.2</text:p>
          </table:table-cell>
          <table:table-cell table:style-name="ce2" table:formula="oooc:=([.F179] + [.F182] + [.F185]) / 3" office:value-type="float" office:value="178.444444444444">
            <text:p>178.4</text:p>
          </table:table-cell>
          <table:table-cell table:style-name="ce2" table:formula="oooc:=([.G179] + [.G182] + [.G185]) / 3" office:value-type="float" office:value="89.3333333333333">
            <text:p>89.3</text:p>
          </table:table-cell>
          <table:table-cell table:style-name="ce2"/>
          <table:table-cell table:style-name="ce2" table:formula="oooc:=([.I179] + [.I182] + [.I185]) / 3" office:value-type="float" office:value="621.333333333333">
            <text:p>621.3</text:p>
          </table:table-cell>
          <table:table-cell table:style-name="ce2" table:formula="oooc:=([.J179] + [.J182] + [.J185]) / 3" office:value-type="float" office:value="377">
            <text:p>377.0</text:p>
          </table:table-cell>
          <table:table-cell table:style-name="ce2" table:formula="oooc:=([.K179] + [.K182] + [.K185]) / 3" office:value-type="float" office:value="190.333333333333">
            <text:p>190.3</text:p>
          </table:table-cell>
          <table:table-cell table:style-name="ce2" table:formula="oooc:=([.L179] + [.L182] + [.L185]) / 3" office:value-type="float" office:value="95">
            <text:p>95.0</text:p>
          </table:table-cell>
          <table:table-cell table:style-name="ce2"/>
          <table:table-cell table:style-name="ce2" table:formula="oooc:=([.N179] + [.N182] + [.N185]) / 3" office:value-type="float" office:value="625.444444444444">
            <text:p>625.4</text:p>
          </table:table-cell>
          <table:table-cell table:style-name="ce2" table:formula="oooc:=([.O179] + [.O182] + [.O185]) / 3" office:value-type="float" office:value="386.333333333333">
            <text:p>386.3</text:p>
          </table:table-cell>
          <table:table-cell table:style-name="ce2" table:formula="oooc:=([.P179] + [.P182] + [.P185]) / 3" office:value-type="float" office:value="193.277777777778">
            <text:p>193.3</text:p>
          </table:table-cell>
          <table:table-cell table:style-name="ce2" table:formula="oooc:=([.Q179] + [.Q182] + [.Q185]) / 3" office:value-type="float" office:value="96.3333333333333">
            <text:p>96.3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LL</text:p>
          </table:table-cell>
          <table:table-cell office:value-type="string">
            <text:p>B024</text:p>
          </table:table-cell>
          <table:table-cell table:style-name="ce2" table:formula="oooc:=([.D187] + [.E187] + [.F187] + [.G187]) / 4" office:value-type="float" office:value="107.416666666667">
            <text:p>107.4</text:p>
          </table:table-cell>
          <table:table-cell table:style-name="ce2" table:number-columns-repeated="4"/>
          <table:table-cell table:style-name="ce2" table:formula="oooc:=([.I187] + [.J187] + [.K187] + [.L187]) / 4" office:value-type="float" office:value="120.25">
            <text:p>120.3</text:p>
          </table:table-cell>
          <table:table-cell table:style-name="ce2" table:number-columns-repeated="4"/>
          <table:table-cell table:style-name="ce2" table:formula="oooc:=([.N187] + [.O187] + [.P187] + [.Q187]) / 4" office:value-type="float" office:value="123">
            <text:p>123.0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188] + [.E188] + [.F188] + [.G188]) / 4" office:value-type="float" office:value="177.583333333333">
            <text:p>177.6</text:p>
          </table:table-cell>
          <table:table-cell table:style-name="ce2" table:number-columns-repeated="4"/>
          <table:table-cell table:style-name="ce2" table:formula="oooc:=([.I188] + [.J188] + [.K188] + [.L188]) / 4" office:value-type="float" office:value="189.083333333333">
            <text:p>189.1</text:p>
          </table:table-cell>
          <table:table-cell table:style-name="ce2" table:number-columns-repeated="4"/>
          <table:table-cell table:style-name="ce2" table:formula="oooc:=([.N188] + [.O188] + [.P188] + [.Q188]) / 4" office:value-type="float" office:value="193">
            <text:p>193.0</text:p>
          </table:table-cell>
          <table:table-cell table:style-name="ce2" table:number-columns-repeated="3"/>
          <table:table-cell table:number-columns-repeated="6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office:value-type="string">
            <text:p>Convert to #processed-pixels per line (was per frame)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office:value-type="string">
            <text:p>Screen ON / Sprites ON</text:p>
          </table:table-cell>
          <table:table-cell table:number-columns-repeated="4"/>
          <table:table-cell office:value-type="string">
            <text:p>Screen ON / Sprites OFF</text:p>
          </table:table-cell>
          <table:table-cell table:number-columns-repeated="4"/>
          <table:table-cell office:value-type="string">
            <text:p>Screen OFF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NTSC</text:p>
          </table:table-cell>
          <table:table-cell office:value-type="string">
            <text:p>LMMV</text:p>
          </table:table-cell>
          <table:table-cell office:value-type="string">
            <text:p>B024</text:p>
          </table:table-cell>
          <table:table-cell table:style-name="ce2" table:formula="oooc:=(([.D197] - 50 * [.N197] / 262) / 212) * 256" office:value-type="float" office:value="351.947765135148">
            <text:p>351.9</text:p>
          </table:table-cell>
          <table:table-cell table:style-name="ce2" table:formula="oooc:=(([.E197] - 50 * [.O197] / 262) / 212) * 256" office:value-type="float" office:value="251.040760478179">
            <text:p>251.0</text:p>
          </table:table-cell>
          <table:table-cell table:style-name="ce2" table:formula="oooc:=(([.F197] - 50 * [.P197] / 262) / 212) * 256" office:value-type="float" office:value="186.211147918767">
            <text:p>186.2</text:p>
          </table:table-cell>
          <table:table-cell table:style-name="ce2" table:formula="oooc:=(([.G197] - 50 * [.Q197] / 262) / 212) * 256" office:value-type="float" office:value="91.7828028229872">
            <text:p>91.8</text:p>
          </table:table-cell>
          <table:table-cell table:style-name="ce2"/>
          <table:table-cell table:style-name="ce2" table:formula="oooc:=(([.I197] - 50 * [.N197] / 262) / 212) * 256" office:value-type="float" office:value="390.18675884584">
            <text:p>390.2</text:p>
          </table:table-cell>
          <table:table-cell table:style-name="ce2" table:formula="oooc:=(([.J197] - 50 * [.O197] / 262) / 212) * 256" office:value-type="float" office:value="280.826924000192">
            <text:p>280.8</text:p>
          </table:table-cell>
          <table:table-cell table:style-name="ce2" table:formula="oooc:=(([.K197] - 50 * [.P197] / 262) / 212) * 256" office:value-type="float" office:value="210.764607038264">
            <text:p>210.8</text:p>
          </table:table-cell>
          <table:table-cell table:style-name="ce2" table:formula="oooc:=(([.L197] - 50 * [.Q197] / 262) / 212) * 256" office:value-type="float" office:value="105.065821690912">
            <text:p>105.1</text:p>
          </table:table-cell>
          <table:table-cell table:style-name="ce2"/>
          <table:table-cell table:style-name="ce2" table:formula="oooc:=([.N197] / 262) * 256" office:value-type="float" office:value="393.608142493639">
            <text:p>393.6</text:p>
          </table:table-cell>
          <table:table-cell table:style-name="ce2" table:formula="oooc:=([.O197] / 262) * 256" office:value-type="float" office:value="287.267175572519">
            <text:p>287.3</text:p>
          </table:table-cell>
          <table:table-cell table:style-name="ce2" table:formula="oooc:=([.P197] / 262) * 256" office:value-type="float" office:value="213.984732824427">
            <text:p>214.0</text:p>
          </table:table-cell>
          <table:table-cell table:style-name="ce2" table:formula="oooc:=([.Q197] / 262) * 256" office:value-type="float" office:value="107.480916030534">
            <text:p>107.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([.D198] - 50 * [.N198] / 262) / 212) * 256" office:value-type="float" office:value="544.453214268568">
            <text:p>544.5</text:p>
          </table:table-cell>
          <table:table-cell table:style-name="ce2" table:formula="oooc:=(([.E198] - 50 * [.O198] / 262) / 212) * 256" office:value-type="float" office:value="396.625474098612">
            <text:p>396.6</text:p>
          </table:table-cell>
          <table:table-cell table:style-name="ce2" table:formula="oooc:=(([.F198] - 50 * [.P198] / 262) / 212) * 256" office:value-type="float" office:value="296.334533582985">
            <text:p>296.3</text:p>
          </table:table-cell>
          <table:table-cell table:style-name="ce2" table:formula="oooc:=(([.G198] - 50 * [.Q198] / 262) / 212) * 256" office:value-type="float" office:value="148.454558548178">
            <text:p>148.5</text:p>
          </table:table-cell>
          <table:table-cell table:style-name="ce2"/>
          <table:table-cell table:style-name="ce2" table:formula="oooc:=(([.I198] - 50 * [.N198] / 262) / 212) * 256" office:value-type="float" office:value="589.132459551587">
            <text:p>589.1</text:p>
          </table:table-cell>
          <table:table-cell table:style-name="ce2" table:formula="oooc:=(([.J198] - 50 * [.O198] / 262) / 212) * 256" office:value-type="float" office:value="428.021700513707">
            <text:p>428.0</text:p>
          </table:table-cell>
          <table:table-cell table:style-name="ce2" table:formula="oooc:=(([.K198] - 50 * [.P198] / 262) / 212) * 256" office:value-type="float" office:value="322.498055595564">
            <text:p>322.5</text:p>
          </table:table-cell>
          <table:table-cell table:style-name="ce2" table:formula="oooc:=(([.L198] - 50 * [.Q198] / 262) / 212) * 256" office:value-type="float" office:value="161.737577416103">
            <text:p>161.7</text:p>
          </table:table-cell>
          <table:table-cell table:style-name="ce2"/>
          <table:table-cell table:style-name="ce2" table:formula="oooc:=([.N198] / 262) * 256" office:value-type="float" office:value="591.145038167939">
            <text:p>591.1</text:p>
          </table:table-cell>
          <table:table-cell table:style-name="ce2" table:formula="oooc:=([.O198] / 262) * 256" office:value-type="float" office:value="439.69465648855">
            <text:p>439.7</text:p>
          </table:table-cell>
          <table:table-cell table:style-name="ce2" table:formula="oooc:=([.P198] / 262) * 256" office:value-type="float" office:value="327.328244274809">
            <text:p>327.3</text:p>
          </table:table-cell>
          <table:table-cell table:style-name="ce2" table:formula="oooc:=([.Q198] / 262) * 256" office:value-type="float" office:value="164.152671755725">
            <text:p>164.2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LMMM*</text:p>
          </table:table-cell>
          <table:table-cell office:value-type="string">
            <text:p>B024</text:p>
          </table:table-cell>
          <table:table-cell table:style-name="ce2" table:formula="oooc:=(([.D200] - 50 * [.N200] / 262) / 212) * 256" office:value-type="float" office:value="289.36630019044">
            <text:p>289.4</text:p>
          </table:table-cell>
          <table:table-cell table:style-name="ce2" table:formula="oooc:=(([.E200] - 50 * [.O200] / 262) / 212) * 256" office:value-type="float" office:value="169.751020212204">
            <text:p>169.8</text:p>
          </table:table-cell>
          <table:table-cell table:style-name="ce2" table:formula="oooc:=(([.F200] - 50 * [.P200] / 262) / 212) * 256" office:value-type="float" office:value="86.476355081857">
            <text:p>86.5</text:p>
          </table:table-cell>
          <table:table-cell table:style-name="ce2" table:formula="oooc:=(([.G200] - 50 * [.Q200] / 262) / 212) * 256" office:value-type="float" office:value="42.3563301166643">
            <text:p>42.4</text:p>
          </table:table-cell>
          <table:table-cell table:style-name="ce2"/>
          <table:table-cell table:style-name="ce2" table:formula="oooc:=(([.I200] - 50 * [.N200] / 262) / 212) * 256" office:value-type="float" office:value="328.812841070943">
            <text:p>328.8</text:p>
          </table:table-cell>
          <table:table-cell table:style-name="ce2" table:formula="oooc:=(([.J200] - 50 * [.O200] / 262) / 212) * 256" office:value-type="float" office:value="198.195464656649">
            <text:p>198.2</text:p>
          </table:table-cell>
          <table:table-cell table:style-name="ce2" table:formula="oooc:=(([.K200] - 50 * [.P200] / 262) / 212) * 256" office:value-type="float" office:value="98.5518267799702">
            <text:p>98.6</text:p>
          </table:table-cell>
          <table:table-cell table:style-name="ce2" table:formula="oooc:=(([.L200] - 50 * [.Q200] / 262) / 212) * 256" office:value-type="float" office:value="48.3940659657209">
            <text:p>48.4</text:p>
          </table:table-cell>
          <table:table-cell table:style-name="ce2"/>
          <table:table-cell table:style-name="ce2" table:formula="oooc:=([.N200] / 262) * 256" office:value-type="float" office:value="336.393553859203">
            <text:p>336.4</text:p>
          </table:table-cell>
          <table:table-cell table:style-name="ce2" table:formula="oooc:=([.O200] / 262) * 256" office:value-type="float" office:value="203.562340966921">
            <text:p>203.6</text:p>
          </table:table-cell>
          <table:table-cell table:style-name="ce2" table:formula="oooc:=([.P200] / 262) * 256" office:value-type="float" office:value="100.966921119593">
            <text:p>101.0</text:p>
          </table:table-cell>
          <table:table-cell table:style-name="ce2" table:formula="oooc:=([.Q200] / 262) * 256" office:value-type="float" office:value="50.8091603053435">
            <text:p>50.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([.D201] - 50 * [.N201] / 262) / 212) * 256" office:value-type="float" office:value="459.277097636308">
            <text:p>459.3</text:p>
          </table:table-cell>
          <table:table-cell table:style-name="ce2" table:formula="oooc:=(([.E201] - 50 * [.O201] / 262) / 212) * 256" office:value-type="float" office:value="276.750556115672">
            <text:p>276.8</text:p>
          </table:table-cell>
          <table:table-cell table:style-name="ce2" table:formula="oooc:=(([.F201] - 50 * [.P201] / 262) / 212) * 256" office:value-type="float" office:value="140.464672651912">
            <text:p>140.5</text:p>
          </table:table-cell>
          <table:table-cell table:style-name="ce2" table:formula="oooc:=(([.G201] - 50 * [.Q201] / 262) / 212) * 256" office:value-type="float" office:value="70.6922079792597">
            <text:p>70.7</text:p>
          </table:table-cell>
          <table:table-cell table:style-name="ce2"/>
          <table:table-cell table:style-name="ce2" table:formula="oooc:=(([.I201] - 50 * [.N201] / 262) / 212) * 256" office:value-type="float" office:value="505.029718181382">
            <text:p>505.0</text:p>
          </table:table-cell>
          <table:table-cell table:style-name="ce2" table:formula="oooc:=(([.J201] - 50 * [.O201] / 262) / 212) * 256" office:value-type="float" office:value="304.926656744603">
            <text:p>304.9</text:p>
          </table:table-cell>
          <table:table-cell table:style-name="ce2" table:formula="oooc:=(([.K201] - 50 * [.P201] / 262) / 212) * 256" office:value-type="float" office:value="154.150207243107">
            <text:p>154.2</text:p>
          </table:table-cell>
          <table:table-cell table:style-name="ce2" table:formula="oooc:=(([.L201] - 50 * [.Q201] / 262) / 212) * 256" office:value-type="float" office:value="77.1324595515867">
            <text:p>77.1</text:p>
          </table:table-cell>
          <table:table-cell table:style-name="ce2"/>
          <table:table-cell table:style-name="ce2" table:formula="oooc:=([.N201] / 262) * 256" office:value-type="float" office:value="511.40288379983">
            <text:p>511.4</text:p>
          </table:table-cell>
          <table:table-cell table:style-name="ce2" table:formula="oooc:=([.O201] / 262) * 256" office:value-type="float" office:value="315.928753180662">
            <text:p>315.9</text:p>
          </table:table-cell>
          <table:table-cell table:style-name="ce2" table:formula="oooc:=([.P201] / 262) * 256" office:value-type="float" office:value="157.638676844784">
            <text:p>157.6</text:p>
          </table:table-cell>
          <table:table-cell table:style-name="ce2" table:formula="oooc:=([.Q201] / 262) * 256" office:value-type="float" office:value="79.1450381679389">
            <text:p>79.1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LL</text:p>
          </table:table-cell>
          <table:table-cell office:value-type="string">
            <text:p>B024</text:p>
          </table:table-cell>
          <table:table-cell table:style-name="ce2" table:formula="oooc:=(([.D203] - 50 * [.N203] / 262) / 212) * 256" office:value-type="float" office:value="85.3456238897691">
            <text:p>85.3</text:p>
          </table:table-cell>
          <table:table-cell table:style-name="ce2" table:number-columns-repeated="4"/>
          <table:table-cell table:style-name="ce2" table:formula="oooc:=(([.I203] - 50 * [.N203] / 262) / 212) * 256" office:value-type="float" office:value="97.3204666570647">
            <text:p>97.3</text:p>
          </table:table-cell>
          <table:table-cell table:style-name="ce2" table:number-columns-repeated="4"/>
          <table:table-cell table:style-name="ce2" table:formula="oooc:=([.N203] / 262) * 256" office:value-type="float" office:value="100.641221374046">
            <text:p>100.6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([.D204] - 50 * [.N204] / 262) / 212) * 256" office:value-type="float" office:value="139.517787699842">
            <text:p>139.5</text:p>
          </table:table-cell>
          <table:table-cell table:style-name="ce2" table:number-columns-repeated="4"/>
          <table:table-cell table:style-name="ce2" table:formula="oooc:=(([.I204] - 50 * [.N204] / 262) / 212) * 256" office:value-type="float" office:value="149.882567574055">
            <text:p>149.9</text:p>
          </table:table-cell>
          <table:table-cell table:style-name="ce2" table:number-columns-repeated="4"/>
          <table:table-cell table:style-name="ce2" table:formula="oooc:=([.N204] / 262) * 256" office:value-type="float" office:value="153.404580152672">
            <text:p>153.4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 office:value-type="string">
            <text:p>PAL</text:p>
          </table:table-cell>
          <table:table-cell office:value-type="string">
            <text:p>LMMV</text:p>
          </table:table-cell>
          <table:table-cell office:value-type="string">
            <text:p>B024</text:p>
          </table:table-cell>
          <table:table-cell table:style-name="ce2" table:formula="oooc:=(([.D206] - 101 * [.N206] / 313) / 212) * 256" office:value-type="float" office:value="343.493801113187">
            <text:p>343.5</text:p>
          </table:table-cell>
          <table:table-cell table:style-name="ce2" table:formula="oooc:=(([.E206] - 101 * [.O206] / 313) / 212) * 256" office:value-type="float" office:value="243.283460927924">
            <text:p>243.3</text:p>
          </table:table-cell>
          <table:table-cell table:style-name="ce2" table:formula="oooc:=(([.F206] - 101 * [.P206] / 313) / 212) * 256" office:value-type="float" office:value="180.138646090783">
            <text:p>180.1</text:p>
          </table:table-cell>
          <table:table-cell table:style-name="ce2" table:formula="oooc:=(([.G206] - 101 * [.Q206] / 313) / 212) * 256" office:value-type="float" office:value="89.0305624208813">
            <text:p>89.0</text:p>
          </table:table-cell>
          <table:table-cell table:style-name="ce2"/>
          <table:table-cell table:style-name="ce2" table:formula="oooc:=(([.I206] - 101 * [.N206] / 313) / 212) * 256" office:value-type="float" office:value="389.783109289288">
            <text:p>389.8</text:p>
          </table:table-cell>
          <table:table-cell table:style-name="ce2" table:formula="oooc:=(([.J206] - 101 * [.O206] / 313) / 212) * 256" office:value-type="float" office:value="278.704844575723">
            <text:p>278.7</text:p>
          </table:table-cell>
          <table:table-cell table:style-name="ce2" table:formula="oooc:=(([.K206] - 101 * [.P206] / 313) / 212) * 256" office:value-type="float" office:value="210.729841059337">
            <text:p>210.7</text:p>
          </table:table-cell>
          <table:table-cell table:style-name="ce2" table:formula="oooc:=(([.L206] - 101 * [.Q206] / 313) / 212) * 256" office:value-type="float" office:value="104.728675628428">
            <text:p>104.7</text:p>
          </table:table-cell>
          <table:table-cell table:style-name="ce2"/>
          <table:table-cell table:style-name="ce2" table:formula="oooc:=([.N206] / 313) * 256" office:value-type="float" office:value="393.405750798722">
            <text:p>393.4</text:p>
          </table:table-cell>
          <table:table-cell table:style-name="ce2" table:formula="oooc:=([.O206] / 313) * 256" office:value-type="float" office:value="287.761448349308">
            <text:p>287.8</text:p>
          </table:table-cell>
          <table:table-cell table:style-name="ce2" table:formula="oooc:=([.P206] / 313) * 256" office:value-type="float" office:value="214.151224707135">
            <text:p>214.2</text:p>
          </table:table-cell>
          <table:table-cell table:style-name="ce2" table:formula="oooc:=([.Q206] / 313) * 256" office:value-type="float" office:value="107.143769968051">
            <text:p>107.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([.D207] - 101 * [.N207] / 313) / 212) * 256" office:value-type="float" office:value="544.643639359415">
            <text:p>544.6</text:p>
          </table:table-cell>
          <table:table-cell table:style-name="ce2" table:formula="oooc:=(([.E207] - 101 * [.O207] / 313) / 212) * 256" office:value-type="float" office:value="397.346032511504">
            <text:p>397.3</text:p>
          </table:table-cell>
          <table:table-cell table:style-name="ce2" table:formula="oooc:=(([.F207] - 101 * [.P207] / 313) / 212) * 256" office:value-type="float" office:value="296.162838828943">
            <text:p>296.2</text:p>
          </table:table-cell>
          <table:table-cell table:style-name="ce2" table:formula="oooc:=(([.G207] - 101 * [.Q207] / 313) / 212) * 256" office:value-type="float" office:value="149.022766089979">
            <text:p>149.0</text:p>
          </table:table-cell>
          <table:table-cell table:style-name="ce2"/>
          <table:table-cell table:style-name="ce2" table:formula="oooc:=(([.I207] - 101 * [.N207] / 313) / 212) * 256" office:value-type="float" office:value="588.920368919163">
            <text:p>588.9</text:p>
          </table:table-cell>
          <table:table-cell table:style-name="ce2" table:formula="oooc:=(([.J207] - 101 * [.O207] / 313) / 212) * 256" office:value-type="float" office:value="428.339743203328">
            <text:p>428.3</text:p>
          </table:table-cell>
          <table:table-cell table:style-name="ce2" table:formula="oooc:=(([.K207] - 101 * [.P207] / 313) / 212) * 256" office:value-type="float" office:value="322.728876564792">
            <text:p>322.7</text:p>
          </table:table-cell>
          <table:table-cell table:style-name="ce2" table:formula="oooc:=(([.L207] - 101 * [.Q207] / 313) / 212) * 256" office:value-type="float" office:value="162.305784957904">
            <text:p>162.3</text:p>
          </table:table-cell>
          <table:table-cell table:style-name="ce2"/>
          <table:table-cell table:style-name="ce2" table:formula="oooc:=([.N207] / 313) * 256" office:value-type="float" office:value="591.335463258786">
            <text:p>591.3</text:p>
          </table:table-cell>
          <table:table-cell table:style-name="ce2" table:formula="oooc:=([.O207] / 313) * 256" office:value-type="float" office:value="439.207667731629">
            <text:p>439.2</text:p>
          </table:table-cell>
          <table:table-cell table:style-name="ce2" table:formula="oooc:=([.P207] / 313) * 256" office:value-type="float" office:value="327.156549520767">
            <text:p>327.2</text:p>
          </table:table-cell>
          <table:table-cell table:style-name="ce2" table:formula="oooc:=([.Q207] / 313) * 256" office:value-type="float" office:value="163.71458998935">
            <text:p>163.7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LMMM*</text:p>
          </table:table-cell>
          <table:table-cell office:value-type="string">
            <text:p>B024</text:p>
          </table:table-cell>
          <table:table-cell table:style-name="ce2" table:formula="oooc:=(([.D209] - 101 * [.N209] / 313) / 212) * 256" office:value-type="float" office:value="280.411356923262">
            <text:p>280.4</text:p>
          </table:table-cell>
          <table:table-cell table:style-name="ce2" table:formula="oooc:=(([.E209] - 101 * [.O209] / 313) / 212) * 256" office:value-type="float" office:value="163.130749291699">
            <text:p>163.1</text:p>
          </table:table-cell>
          <table:table-cell table:style-name="ce2" table:formula="oooc:=(([.F209] - 101 * [.P209] / 313) / 212) * 256" office:value-type="float" office:value="83.5693799773612">
            <text:p>83.6</text:p>
          </table:table-cell>
          <table:table-cell table:style-name="ce2" table:formula="oooc:=(([.G209] - 101 * [.Q209] / 313) / 212) * 256" office:value-type="float" office:value="41.0488878172283">
            <text:p>41.0</text:p>
          </table:table-cell>
          <table:table-cell table:style-name="ce2"/>
          <table:table-cell table:style-name="ce2" table:formula="oooc:=(([.I209] - 101 * [.N209] / 313) / 212) * 256" office:value-type="float" office:value="326.83483700712">
            <text:p>326.8</text:p>
          </table:table-cell>
          <table:table-cell table:style-name="ce2" table:formula="oooc:=(([.J209] - 101 * [.O209] / 313) / 212) * 256" office:value-type="float" office:value="196.539554323146">
            <text:p>196.5</text:p>
          </table:table-cell>
          <table:table-cell table:style-name="ce2" table:formula="oooc:=(([.K209] - 101 * [.P209] / 313) / 212) * 256" office:value-type="float" office:value="98.1941179228538">
            <text:p>98.2</text:p>
          </table:table-cell>
          <table:table-cell table:style-name="ce2" table:formula="oooc:=(([.L209] - 101 * [.Q209] / 313) / 212) * 256" office:value-type="float" office:value="48.2941708360962">
            <text:p>48.3</text:p>
          </table:table-cell>
          <table:table-cell table:style-name="ce2"/>
          <table:table-cell table:style-name="ce2" table:formula="oooc:=([.N209] / 313) * 256" office:value-type="float" office:value="336.562300319489">
            <text:p>336.6</text:p>
          </table:table-cell>
          <table:table-cell table:style-name="ce2" table:formula="oooc:=([.O209] / 313) * 256" office:value-type="float" office:value="203.382321618743">
            <text:p>203.4</text:p>
          </table:table-cell>
          <table:table-cell table:style-name="ce2" table:formula="oooc:=([.P209] / 313) * 256" office:value-type="float" office:value="101.145899893504">
            <text:p>101.1</text:p>
          </table:table-cell>
          <table:table-cell table:style-name="ce2" table:formula="oooc:=([.Q209] / 313) * 256" office:value-type="float" office:value="50.7092651757189">
            <text:p>50.7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([.D210] - 101 * [.N210] / 313) / 212) * 256" office:value-type="float" office:value="459.218571878286">
            <text:p>459.2</text:p>
          </table:table-cell>
          <table:table-cell table:style-name="ce2" table:formula="oooc:=(([.E210] - 101 * [.O210] / 313) / 212) * 256" office:value-type="float" office:value="277.203019403755">
            <text:p>277.2</text:p>
          </table:table-cell>
          <table:table-cell table:style-name="ce2" table:formula="oooc:=(([.F210] - 101 * [.P210] / 313) / 212) * 256" office:value-type="float" office:value="140.168277506514">
            <text:p>140.2</text:p>
          </table:table-cell>
          <table:table-cell table:style-name="ce2" table:formula="oooc:=(([.G210] - 101 * [.Q210] / 313) / 212) * 256" office:value-type="float" office:value="70.3373721542387">
            <text:p>70.3</text:p>
          </table:table-cell>
          <table:table-cell table:style-name="ce2"/>
          <table:table-cell table:style-name="ce2" table:formula="oooc:=(([.I210] - 101 * [.N210] / 313) / 212) * 256" office:value-type="float" office:value="506.581255316441">
            <text:p>506.6</text:p>
          </table:table-cell>
          <table:table-cell table:style-name="ce2" table:formula="oooc:=(([.J210] - 101 * [.O210] / 313) / 212) * 256" office:value-type="float" office:value="304.708260493902">
            <text:p>304.7</text:p>
          </table:table-cell>
          <table:table-cell table:style-name="ce2" table:formula="oooc:=(([.K210] - 101 * [.P210] / 313) / 212) * 256" office:value-type="float" office:value="154.524671636493">
            <text:p>154.5</text:p>
          </table:table-cell>
          <table:table-cell table:style-name="ce2" table:formula="oooc:=(([.L210] - 101 * [.Q210] / 313) / 212) * 256" office:value-type="float" office:value="77.1801394498362">
            <text:p>77.2</text:p>
          </table:table-cell>
          <table:table-cell table:style-name="ce2"/>
          <table:table-cell table:style-name="ce2" table:formula="oooc:=([.N210] / 313) * 256" office:value-type="float" office:value="511.545615903443">
            <text:p>511.5</text:p>
          </table:table-cell>
          <table:table-cell table:style-name="ce2" table:formula="oooc:=([.O210] / 313) * 256" office:value-type="float" office:value="315.978700745474">
            <text:p>316.0</text:p>
          </table:table-cell>
          <table:table-cell table:style-name="ce2" table:formula="oooc:=([.P210] / 313) * 256" office:value-type="float" office:value="158.080227192048">
            <text:p>158.1</text:p>
          </table:table-cell>
          <table:table-cell table:style-name="ce2" table:formula="oooc:=([.Q210] / 313) * 256" office:value-type="float" office:value="78.790202342918">
            <text:p>78.8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LL</text:p>
          </table:table-cell>
          <table:table-cell office:value-type="string">
            <text:p>B024</text:p>
          </table:table-cell>
          <table:table-cell table:style-name="ce2" table:formula="oooc:=(([.D212] - 101 * [.N212] / 313) / 212) * 256" office:value-type="float" office:value="81.7830289147427">
            <text:p>81.8</text:p>
          </table:table-cell>
          <table:table-cell table:style-name="ce2" table:number-columns-repeated="4"/>
          <table:table-cell table:style-name="ce2" table:formula="oooc:=(([.I212] - 101 * [.N212] / 313) / 212) * 256" office:value-type="float" office:value="97.2798842606547">
            <text:p>97.3</text:p>
          </table:table-cell>
          <table:table-cell table:style-name="ce2" table:number-columns-repeated="4"/>
          <table:table-cell table:style-name="ce2" table:formula="oooc:=([.N212] / 313) * 256" office:value-type="float" office:value="100.600638977636">
            <text:p>100.6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([.D213] - 101 * [.N213] / 313) / 212) * 256" office:value-type="float" office:value="139.236682942512">
            <text:p>139.2</text:p>
          </table:table-cell>
          <table:table-cell table:style-name="ce2" table:number-columns-repeated="4"/>
          <table:table-cell table:style-name="ce2" table:formula="oooc:=(([.I213] - 101 * [.N213] / 313) / 212) * 256" office:value-type="float" office:value="153.123475395342">
            <text:p>153.1</text:p>
          </table:table-cell>
          <table:table-cell table:style-name="ce2" table:number-columns-repeated="4"/>
          <table:table-cell table:style-name="ce2" table:formula="oooc:=([.N213] / 313) * 256" office:value-type="float" office:value="157.85303514377">
            <text:p>157.9</text:p>
          </table:table-cell>
          <table:table-cell table:style-name="ce2" table:number-columns-repeated="3"/>
          <table:table-cell table:number-columns-repeated="6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office:value-type="string">
            <text:p>Merged PAL,NTSC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office:value-type="string">
            <text:p>Screen ON / Sprites ON</text:p>
          </table:table-cell>
          <table:table-cell table:number-columns-repeated="4"/>
          <table:table-cell office:value-type="string">
            <text:p>Screen ON / Sprites OFF</text:p>
          </table:table-cell>
          <table:table-cell table:number-columns-repeated="4"/>
          <table:table-cell office:value-type="string">
            <text:p>Screen OFF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/>
          <table:table-cell office:value-type="string">
            <text:p>LMMV</text:p>
          </table:table-cell>
          <table:table-cell office:value-type="string">
            <text:p>B024</text:p>
          </table:table-cell>
          <table:table-cell table:style-name="ce2" table:formula="oooc:=([.D221] + [.D230]) / 2" office:value-type="float" office:value="347.720783124168">
            <text:p>347.7</text:p>
          </table:table-cell>
          <table:table-cell table:style-name="ce2" table:formula="oooc:=([.E221] + [.E230]) / 2" office:value-type="float" office:value="247.162110703052">
            <text:p>247.2</text:p>
          </table:table-cell>
          <table:table-cell table:style-name="ce2" table:formula="oooc:=([.F221] + [.F230]) / 2" office:value-type="float" office:value="183.174897004775">
            <text:p>183.2</text:p>
          </table:table-cell>
          <table:table-cell table:style-name="ce2" table:formula="oooc:=([.G221] + [.G230]) / 2" office:value-type="float" office:value="90.4066826219342">
            <text:p>90.4</text:p>
          </table:table-cell>
          <table:table-cell table:style-name="ce2"/>
          <table:table-cell table:style-name="ce2" table:formula="oooc:=([.I221] + [.I230]) / 2" office:value-type="float" office:value="389.984934067564">
            <text:p>390.0</text:p>
          </table:table-cell>
          <table:table-cell table:style-name="ce2" table:formula="oooc:=([.J221] + [.J230]) / 2" office:value-type="float" office:value="279.765884287957">
            <text:p>279.8</text:p>
          </table:table-cell>
          <table:table-cell table:style-name="ce2" table:formula="oooc:=([.K221] + [.K230]) / 2" office:value-type="float" office:value="210.7472240488">
            <text:p>210.7</text:p>
          </table:table-cell>
          <table:table-cell table:style-name="ce2" table:formula="oooc:=([.L221] + [.L230]) / 2" office:value-type="float" office:value="104.89724865967">
            <text:p>104.9</text:p>
          </table:table-cell>
          <table:table-cell table:style-name="ce2"/>
          <table:table-cell table:style-name="ce2" table:formula="oooc:=([.N221] + [.N230]) / 2" office:value-type="float" office:value="393.50694664618">
            <text:p>393.5</text:p>
          </table:table-cell>
          <table:table-cell table:style-name="ce2" table:formula="oooc:=([.O221] + [.O230]) / 2" office:value-type="float" office:value="287.514311960913">
            <text:p>287.5</text:p>
          </table:table-cell>
          <table:table-cell table:style-name="ce2" table:formula="oooc:=([.P221] + [.P230]) / 2" office:value-type="float" office:value="214.067978765781">
            <text:p>214.1</text:p>
          </table:table-cell>
          <table:table-cell table:style-name="ce2" table:formula="oooc:=([.Q221] + [.Q230]) / 2" office:value-type="float" office:value="107.312342999293">
            <text:p>107.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222] + [.D231]) / 2" office:value-type="float" office:value="544.548426813991">
            <text:p>544.5</text:p>
          </table:table-cell>
          <table:table-cell table:style-name="ce2" table:formula="oooc:=([.E222] + [.E231]) / 2" office:value-type="float" office:value="396.985753305058">
            <text:p>397.0</text:p>
          </table:table-cell>
          <table:table-cell table:style-name="ce2" table:formula="oooc:=([.F222] + [.F231]) / 2" office:value-type="float" office:value="296.248686205964">
            <text:p>296.2</text:p>
          </table:table-cell>
          <table:table-cell table:style-name="ce2" table:formula="oooc:=([.G222] + [.G231]) / 2" office:value-type="float" office:value="148.738662319079">
            <text:p>148.7</text:p>
          </table:table-cell>
          <table:table-cell table:style-name="ce2"/>
          <table:table-cell table:style-name="ce2" table:formula="oooc:=([.I222] + [.I231]) / 2" office:value-type="float" office:value="589.026414235375">
            <text:p>589.0</text:p>
          </table:table-cell>
          <table:table-cell table:style-name="ce2" table:formula="oooc:=([.J222] + [.J231]) / 2" office:value-type="float" office:value="428.180721858517">
            <text:p>428.2</text:p>
          </table:table-cell>
          <table:table-cell table:style-name="ce2" table:formula="oooc:=([.K222] + [.K231]) / 2" office:value-type="float" office:value="322.613466080178">
            <text:p>322.6</text:p>
          </table:table-cell>
          <table:table-cell table:style-name="ce2" table:formula="oooc:=([.L222] + [.L231]) / 2" office:value-type="float" office:value="162.021681187003">
            <text:p>162.0</text:p>
          </table:table-cell>
          <table:table-cell table:style-name="ce2"/>
          <table:table-cell table:style-name="ce2" table:formula="oooc:=([.N222] + [.N231]) / 2" office:value-type="float" office:value="591.240250713362">
            <text:p>591.2</text:p>
          </table:table-cell>
          <table:table-cell table:style-name="ce2" table:formula="oooc:=([.O222] + [.O231]) / 2" office:value-type="float" office:value="439.45116211009">
            <text:p>439.5</text:p>
          </table:table-cell>
          <table:table-cell table:style-name="ce2" table:formula="oooc:=([.P222] + [.P231]) / 2" office:value-type="float" office:value="327.242396897788">
            <text:p>327.2</text:p>
          </table:table-cell>
          <table:table-cell table:style-name="ce2" table:formula="oooc:=([.Q222] + [.Q231]) / 2" office:value-type="float" office:value="163.933630872538">
            <text:p>163.9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LMMM*</text:p>
          </table:table-cell>
          <table:table-cell office:value-type="string">
            <text:p>B024</text:p>
          </table:table-cell>
          <table:table-cell table:style-name="ce2" table:formula="oooc:=([.D224] + [.D233]) / 2" office:value-type="float" office:value="284.888828556851">
            <text:p>284.9</text:p>
          </table:table-cell>
          <table:table-cell table:style-name="ce2" table:formula="oooc:=([.E224] + [.E233]) / 2" office:value-type="float" office:value="166.440884751952">
            <text:p>166.4</text:p>
          </table:table-cell>
          <table:table-cell table:style-name="ce2" table:formula="oooc:=([.F224] + [.F233]) / 2" office:value-type="float" office:value="85.0228675296091">
            <text:p>85.0</text:p>
          </table:table-cell>
          <table:table-cell table:style-name="ce2" table:formula="oooc:=([.G224] + [.G233]) / 2" office:value-type="float" office:value="41.7026089669463">
            <text:p>41.7</text:p>
          </table:table-cell>
          <table:table-cell table:style-name="ce2"/>
          <table:table-cell table:style-name="ce2" table:formula="oooc:=([.I224] + [.I233]) / 2" office:value-type="float" office:value="327.823839039031">
            <text:p>327.8</text:p>
          </table:table-cell>
          <table:table-cell table:style-name="ce2" table:formula="oooc:=([.J224] + [.J233]) / 2" office:value-type="float" office:value="197.367509489897">
            <text:p>197.4</text:p>
          </table:table-cell>
          <table:table-cell table:style-name="ce2" table:formula="oooc:=([.K224] + [.K233]) / 2" office:value-type="float" office:value="98.372972351412">
            <text:p>98.4</text:p>
          </table:table-cell>
          <table:table-cell table:style-name="ce2" table:formula="oooc:=([.L224] + [.L233]) / 2" office:value-type="float" office:value="48.3441184009085">
            <text:p>48.3</text:p>
          </table:table-cell>
          <table:table-cell table:style-name="ce2"/>
          <table:table-cell table:style-name="ce2" table:formula="oooc:=([.N224] + [.N233]) / 2" office:value-type="float" office:value="336.477927089346">
            <text:p>336.5</text:p>
          </table:table-cell>
          <table:table-cell table:style-name="ce2" table:formula="oooc:=([.O224] + [.O233]) / 2" office:value-type="float" office:value="203.472331292832">
            <text:p>203.5</text:p>
          </table:table-cell>
          <table:table-cell table:style-name="ce2" table:formula="oooc:=([.P224] + [.P233]) / 2" office:value-type="float" office:value="101.056410506548">
            <text:p>101.1</text:p>
          </table:table-cell>
          <table:table-cell table:style-name="ce2" table:formula="oooc:=([.Q224] + [.Q233]) / 2" office:value-type="float" office:value="50.7592127405312">
            <text:p>50.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225] + [.D234]) / 2" office:value-type="float" office:value="459.247834757297">
            <text:p>459.2</text:p>
          </table:table-cell>
          <table:table-cell table:style-name="ce2" table:formula="oooc:=([.E225] + [.E234]) / 2" office:value-type="float" office:value="276.976787759713">
            <text:p>277.0</text:p>
          </table:table-cell>
          <table:table-cell table:style-name="ce2" table:formula="oooc:=([.F225] + [.F234]) / 2" office:value-type="float" office:value="140.316475079213">
            <text:p>140.3</text:p>
          </table:table-cell>
          <table:table-cell table:style-name="ce2" table:formula="oooc:=([.G225] + [.G234]) / 2" office:value-type="float" office:value="70.5147900667492">
            <text:p>70.5</text:p>
          </table:table-cell>
          <table:table-cell table:style-name="ce2"/>
          <table:table-cell table:style-name="ce2" table:formula="oooc:=([.I225] + [.I234]) / 2" office:value-type="float" office:value="505.805486748912">
            <text:p>505.8</text:p>
          </table:table-cell>
          <table:table-cell table:style-name="ce2" table:formula="oooc:=([.J225] + [.J234]) / 2" office:value-type="float" office:value="304.817458619252">
            <text:p>304.8</text:p>
          </table:table-cell>
          <table:table-cell table:style-name="ce2" table:formula="oooc:=([.K225] + [.K234]) / 2" office:value-type="float" office:value="154.3374394398">
            <text:p>154.3</text:p>
          </table:table-cell>
          <table:table-cell table:style-name="ce2" table:formula="oooc:=([.L225] + [.L234]) / 2" office:value-type="float" office:value="77.1562995007115">
            <text:p>77.2</text:p>
          </table:table-cell>
          <table:table-cell table:style-name="ce2"/>
          <table:table-cell table:style-name="ce2" table:formula="oooc:=([.N225] + [.N234]) / 2" office:value-type="float" office:value="511.474249851637">
            <text:p>511.5</text:p>
          </table:table-cell>
          <table:table-cell table:style-name="ce2" table:formula="oooc:=([.O225] + [.O234]) / 2" office:value-type="float" office:value="315.953726963068">
            <text:p>316.0</text:p>
          </table:table-cell>
          <table:table-cell table:style-name="ce2" table:formula="oooc:=([.P225] + [.P234]) / 2" office:value-type="float" office:value="157.859452018416">
            <text:p>157.9</text:p>
          </table:table-cell>
          <table:table-cell table:style-name="ce2" table:formula="oooc:=([.Q225] + [.Q234]) / 2" office:value-type="float" office:value="78.9676202554285">
            <text:p>79.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LL</text:p>
          </table:table-cell>
          <table:table-cell office:value-type="string">
            <text:p>B024</text:p>
          </table:table-cell>
          <table:table-cell table:style-name="ce2" table:formula="oooc:=([.D227] + [.D236]) / 2" office:value-type="float" office:value="83.5643264022559">
            <text:p>83.6</text:p>
          </table:table-cell>
          <table:table-cell table:style-name="ce2" table:number-columns-repeated="4"/>
          <table:table-cell table:style-name="ce2" table:formula="oooc:=([.I227] + [.I236]) / 2" office:value-type="float" office:value="97.3001754588597">
            <text:p>97.3</text:p>
          </table:table-cell>
          <table:table-cell table:style-name="ce2" table:number-columns-repeated="4"/>
          <table:table-cell table:style-name="ce2" table:formula="oooc:=([.N227] + [.N236]) / 2" office:value-type="float" office:value="100.620930175841">
            <text:p>100.6</text:p>
          </table:table-cell>
          <table:table-cell table:style-name="ce2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2" table:formula="oooc:=([.D228] + [.D237]) / 2" office:value-type="float" office:value="139.377235321177">
            <text:p>139.4</text:p>
          </table:table-cell>
          <table:table-cell table:style-name="ce2" table:number-columns-repeated="4"/>
          <table:table-cell table:style-name="ce2" table:formula="oooc:=([.I228] + [.I237]) / 2" office:value-type="float" office:value="151.503021484699">
            <text:p>151.5</text:p>
          </table:table-cell>
          <table:table-cell table:style-name="ce2" table:number-columns-repeated="4"/>
          <table:table-cell table:style-name="ce2" table:formula="oooc:=([.N228] + [.N237]) / 2" office:value-type="float" office:value="155.628807648221">
            <text:p>155.6</text:p>
          </table:table-cell>
          <table:table-cell table:style-name="ce2" table:number-columns-repeated="3"/>
          <table:table-cell table:number-columns-repeated="6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office:value-type="string">
            <text:p>Convert to clock-ticks per pixel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office:value-type="string">
            <text:p>Screen ON / Sprites ON</text:p>
          </table:table-cell>
          <table:table-cell table:number-columns-repeated="4"/>
          <table:table-cell office:value-type="string">
            <text:p>Screen ON / Sprites OFF</text:p>
          </table:table-cell>
          <table:table-cell table:number-columns-repeated="4"/>
          <table:table-cell office:value-type="string">
            <text:p>Screen OFF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/>
          <table:table-cell office:value-type="string">
            <text:p>2bpp</text:p>
          </table:table-cell>
          <table:table-cell office:value-type="string">
            <text:p>4bpp</text:p>
          </table:table-cell>
          <table:table-cell office:value-type="string">
            <text:p>8bpp</text:p>
          </table:table-cell>
          <table:table-cell office:value-type="string">
            <text:p>16bpp</text:p>
          </table:table-cell>
          <table:table-cell table:number-columns-repeated="6"/>
        </table:table-row>
        <table:table-row table:style-name="ro2">
          <table:table-cell table:number-columns-repeated="23"/>
        </table:table-row>
        <table:table-row table:style-name="ro2">
          <table:table-cell/>
          <table:table-cell office:value-type="string">
            <text:p>LMMV</text:p>
          </table:table-cell>
          <table:table-cell office:value-type="string">
            <text:p>B024</text:p>
          </table:table-cell>
          <table:table-cell table:style-name="ce3" table:formula="oooc:=2736 / [.D245]" office:value-type="float" office:value="7.8683821410324">
            <text:p>7.87</text:p>
          </table:table-cell>
          <table:table-cell table:style-name="ce3" table:formula="oooc:=2736 / [.E245]" office:value-type="float" office:value="11.069657854181">
            <text:p>11.07</text:p>
          </table:table-cell>
          <table:table-cell table:style-name="ce3" table:formula="oooc:=2736 / [.F245]" office:value-type="float" office:value="14.936544497845">
            <text:p>14.94</text:p>
          </table:table-cell>
          <table:table-cell table:style-name="ce3" table:formula="oooc:=2736 / [.G245]" office:value-type="float" office:value="30.263249581245">
            <text:p>30.26</text:p>
          </table:table-cell>
          <table:table-cell table:style-name="ce3"/>
          <table:table-cell table:style-name="ce3" table:formula="oooc:=2736 / [.I245]" office:value-type="float" office:value="7.01565563434303">
            <text:p>7.02</text:p>
          </table:table-cell>
          <table:table-cell table:style-name="ce3" table:formula="oooc:=2736 / [.J245]" office:value-type="float" office:value="9.77960556900458">
            <text:p>9.78</text:p>
          </table:table-cell>
          <table:table-cell table:style-name="ce3" table:formula="oooc:=2736 / [.K245]" office:value-type="float" office:value="12.9823774066246">
            <text:p>12.98</text:p>
          </table:table-cell>
          <table:table-cell table:style-name="ce3" table:formula="oooc:=2736 / [.L245]" office:value-type="float" office:value="26.0826669427404">
            <text:p>26.08</text:p>
          </table:table-cell>
          <table:table-cell table:style-name="ce3"/>
          <table:table-cell table:style-name="ce3" table:formula="oooc:=2736 / [.N245]" office:value-type="float" office:value="6.95286328060699">
            <text:p>6.95</text:p>
          </table:table-cell>
          <table:table-cell table:style-name="ce3" table:formula="oooc:=2736 / [.O245]" office:value-type="float" office:value="9.51604802327875">
            <text:p>9.52</text:p>
          </table:table-cell>
          <table:table-cell table:style-name="ce3" table:formula="oooc:=2736 / [.P245]" office:value-type="float" office:value="12.7809867490436">
            <text:p>12.78</text:p>
          </table:table-cell>
          <table:table-cell table:style-name="ce3" table:formula="oooc:=2736 / [.Q245]" office:value-type="float" office:value="25.4956692168955">
            <text:p>25.5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3" table:formula="oooc:=2736 / [.D246]" office:value-type="float" office:value="5.02434653242433">
            <text:p>5.02</text:p>
          </table:table-cell>
          <table:table-cell table:style-name="ce3" table:formula="oooc:=2736 / [.E246]" office:value-type="float" office:value="6.89193498059252">
            <text:p>6.89</text:p>
          </table:table-cell>
          <table:table-cell table:style-name="ce3" table:formula="oooc:=2736 / [.F246]" office:value-type="float" office:value="9.23548399501702">
            <text:p>9.24</text:p>
          </table:table-cell>
          <table:table-cell table:style-name="ce3" table:formula="oooc:=2736 / [.G246]" office:value-type="float" office:value="18.3946793479334">
            <text:p>18.39</text:p>
          </table:table-cell>
          <table:table-cell table:style-name="ce3"/>
          <table:table-cell table:style-name="ce3" table:formula="oooc:=2736 / [.I246]" office:value-type="float" office:value="4.64495298322342">
            <text:p>4.64</text:p>
          </table:table-cell>
          <table:table-cell table:style-name="ce3" table:formula="oooc:=2736 / [.J246]" office:value-type="float" office:value="6.3898252778042">
            <text:p>6.39</text:p>
          </table:table-cell>
          <table:table-cell table:style-name="ce3" table:formula="oooc:=2736 / [.K246]" office:value-type="float" office:value="8.48073712868524">
            <text:p>8.48</text:p>
          </table:table-cell>
          <table:table-cell table:style-name="ce3" table:formula="oooc:=2736 / [.L246]" office:value-type="float" office:value="16.8866288755648">
            <text:p>16.89</text:p>
          </table:table-cell>
          <table:table-cell table:style-name="ce3"/>
          <table:table-cell table:style-name="ce3" table:formula="oooc:=2736 / [.N246]" office:value-type="float" office:value="4.6275604489019">
            <text:p>4.63</text:p>
          </table:table-cell>
          <table:table-cell table:style-name="ce3" table:formula="oooc:=2736 / [.O246]" office:value-type="float" office:value="6.22594780922343">
            <text:p>6.23</text:p>
          </table:table-cell>
          <table:table-cell table:style-name="ce3" table:formula="oooc:=2736 / [.P246]" office:value-type="float" office:value="8.36077484438721">
            <text:p>8.36</text:p>
          </table:table-cell>
          <table:table-cell table:style-name="ce3" table:formula="oooc:=2736 / [.Q246]" office:value-type="float" office:value="16.68968097295">
            <text:p>16.69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3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LMMM*</text:p>
          </table:table-cell>
          <table:table-cell office:value-type="string">
            <text:p>B024</text:p>
          </table:table-cell>
          <table:table-cell table:style-name="ce3" table:formula="oooc:=2736 / [.D248]" office:value-type="float" office:value="9.60374618358901">
            <text:p>9.60</text:p>
          </table:table-cell>
          <table:table-cell table:style-name="ce3" table:formula="oooc:=2736 / [.E248]" office:value-type="float" office:value="16.4382687828023">
            <text:p>16.44</text:p>
          </table:table-cell>
          <table:table-cell table:style-name="ce3" table:formula="oooc:=2736 / [.F248]" office:value-type="float" office:value="32.1795780299599">
            <text:p>32.18</text:p>
          </table:table-cell>
          <table:table-cell table:style-name="ce3" table:formula="oooc:=2736 / [.G248]" office:value-type="float" office:value="65.6074060538651">
            <text:p>65.61</text:p>
          </table:table-cell>
          <table:table-cell table:style-name="ce3"/>
          <table:table-cell table:style-name="ce3" table:formula="oooc:=2736 / [.I248]" office:value-type="float" office:value="8.34594582267169">
            <text:p>8.35</text:p>
          </table:table-cell>
          <table:table-cell table:style-name="ce3" table:formula="oooc:=2736 / [.J248]" office:value-type="float" office:value="13.8624640249618">
            <text:p>13.86</text:p>
          </table:table-cell>
          <table:table-cell table:style-name="ce3" table:formula="oooc:=2736 / [.K248]" office:value-type="float" office:value="27.8125173470041">
            <text:p>27.81</text:p>
          </table:table-cell>
          <table:table-cell table:style-name="ce3" table:formula="oooc:=2736 / [.L248]" office:value-type="float" office:value="56.594268144697">
            <text:p>56.59</text:p>
          </table:table-cell>
          <table:table-cell table:style-name="ce3"/>
          <table:table-cell table:style-name="ce3" table:formula="oooc:=2736 / [.N248]" office:value-type="float" office:value="8.13129117760376">
            <text:p>8.13</text:p>
          </table:table-cell>
          <table:table-cell table:style-name="ce3" table:formula="oooc:=2736 / [.O248]" office:value-type="float" office:value="13.4465456930477">
            <text:p>13.45</text:p>
          </table:table-cell>
          <table:table-cell table:style-name="ce3" table:formula="oooc:=2736 / [.P248]" office:value-type="float" office:value="27.07398755097">
            <text:p>27.07</text:p>
          </table:table-cell>
          <table:table-cell table:style-name="ce3" table:formula="oooc:=2736 / [.Q248]" office:value-type="float" office:value="53.901545202952">
            <text:p>53.9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3" table:formula="oooc:=2736 / [.D249]" office:value-type="float" office:value="5.95756755488225">
            <text:p>5.96</text:p>
          </table:table-cell>
          <table:table-cell table:style-name="ce3" table:formula="oooc:=2736 / [.E249]" office:value-type="float" office:value="9.87808408830841">
            <text:p>9.88</text:p>
          </table:table-cell>
          <table:table-cell table:style-name="ce3" table:formula="oooc:=2736 / [.F249]" office:value-type="float" office:value="19.4987794445054">
            <text:p>19.50</text:p>
          </table:table-cell>
          <table:table-cell table:style-name="ce3" table:formula="oooc:=2736 / [.G249]" office:value-type="float" office:value="38.8003707790962">
            <text:p>38.80</text:p>
          </table:table-cell>
          <table:table-cell table:style-name="ce3"/>
          <table:table-cell table:style-name="ce3" table:formula="oooc:=2736 / [.I249]" office:value-type="float" office:value="5.40919399191529">
            <text:p>5.41</text:p>
          </table:table-cell>
          <table:table-cell table:style-name="ce3" table:formula="oooc:=2736 / [.J249]" office:value-type="float" office:value="8.97586382483931">
            <text:p>8.98</text:p>
          </table:table-cell>
          <table:table-cell table:style-name="ce3" table:formula="oooc:=2736 / [.K249]" office:value-type="float" office:value="17.727390126018">
            <text:p>17.73</text:p>
          </table:table-cell>
          <table:table-cell table:style-name="ce3" table:formula="oooc:=2736 / [.L249]" office:value-type="float" office:value="35.4604875778778">
            <text:p>35.46</text:p>
          </table:table-cell>
          <table:table-cell table:style-name="ce3"/>
          <table:table-cell table:style-name="ce3" table:formula="oooc:=2736 / [.N249]" office:value-type="float" office:value="5.3492429008765">
            <text:p>5.35</text:p>
          </table:table-cell>
          <table:table-cell table:style-name="ce3" table:formula="oooc:=2736 / [.O249]" office:value-type="float" office:value="8.65949588978837">
            <text:p>8.66</text:p>
          </table:table-cell>
          <table:table-cell table:style-name="ce3" table:formula="oooc:=2736 / [.P249]" office:value-type="float" office:value="17.3318731632289">
            <text:p>17.33</text:p>
          </table:table-cell>
          <table:table-cell table:style-name="ce3" table:formula="oooc:=2736 / [.Q249]" office:value-type="float" office:value="34.6471122106775">
            <text:p>34.65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3" table:number-columns-repeated="14"/>
          <table:table-cell table:number-columns-repeated="6"/>
        </table:table-row>
        <table:table-row table:style-name="ro2">
          <table:table-cell/>
          <table:table-cell office:value-type="string">
            <text:p>BMLL</text:p>
          </table:table-cell>
          <table:table-cell office:value-type="string">
            <text:p>B024</text:p>
          </table:table-cell>
          <table:table-cell table:style-name="ce3" table:formula="oooc:=2736 / [.D251]" office:value-type="float" office:value="32.7412439948315">
            <text:p>32.74</text:p>
          </table:table-cell>
          <table:table-cell table:style-name="ce3" table:number-columns-repeated="4"/>
          <table:table-cell table:style-name="ce3" table:formula="oooc:=2736 / [.I251]" office:value-type="float" office:value="28.1191682039344">
            <text:p>28.12</text:p>
          </table:table-cell>
          <table:table-cell table:style-name="ce3" table:number-columns-repeated="4"/>
          <table:table-cell table:style-name="ce3" table:formula="oooc:=2736 / [.N251]" office:value-type="float" office:value="27.1911618707826">
            <text:p>27.19</text:p>
          </table:table-cell>
          <table:table-cell table:style-name="ce3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B137</text:p>
          </table:table-cell>
          <table:table-cell table:style-name="ce3" table:formula="oooc:=2736 / [.D252]" office:value-type="float" office:value="19.63017844123">
            <text:p>19.63</text:p>
          </table:table-cell>
          <table:table-cell table:style-name="ce3" table:number-columns-repeated="4"/>
          <table:table-cell table:style-name="ce3" table:formula="oooc:=2736 / [.I252]" office:value-type="float" office:value="18.0590457747163">
            <text:p>18.06</text:p>
          </table:table-cell>
          <table:table-cell table:style-name="ce3" table:number-columns-repeated="4"/>
          <table:table-cell table:style-name="ce3" table:formula="oooc:=2736 / [.N252]" office:value-type="float" office:value="17.5802927577803">
            <text:p>17.58</text:p>
          </table:table-cell>
          <table:table-cell table:style-name="ce3" table:number-columns-repeated="3"/>
          <table:table-cell table:number-columns-repeated="6"/>
        </table:table-row>
        <table:table-row table:style-name="ro2" table:number-rows-repeated="4">
          <table:table-cell table:number-columns-repeated="23"/>
        </table:table-row>
        <table:table-row table:style-name="ro2">
          <table:table-cell table:number-columns-repeated="2"/>
          <table:table-cell office:value-type="string">
            <text:p>screen</text:p>
          </table:table-cell>
          <table:table-cell office:value-type="string">
            <text:p>sprites</text:p>
          </table:table-cell>
          <table:table-cell/>
          <table:table-cell office:value-type="string">
            <text:p><text:s/>LMMV </text:p>
          </table:table-cell>
          <table:table-cell office:value-type="string">
            <text:p><text:s/>LMMM </text:p>
          </table:table-cell>
          <table:table-cell office:value-type="string">
            <text:p><text:s/>BMXL </text:p>
          </table:table-cell>
          <table:table-cell office:value-type="string">
            <text:p><text:s/>BMLX </text:p>
          </table:table-cell>
          <table:table-cell office:value-type="string">
            <text:p><text:s/>BMLL </text:p>
          </table:table-cell>
          <table:table-cell table:number-columns-repeated="13"/>
        </table:table-row>
        <table:table-row table:style-name="ro2">
          <table:table-cell office:value-type="string">
            <text:p>P1</text:p>
          </table:table-cell>
          <table:table-cell office:value-type="string">
            <text:p>NTSC</text:p>
          </table:table-cell>
          <table:table-cell table:number-columns-repeated="2" office:value-type="string">
            <text:p>ON</text:p>
          </table:table-cell>
          <table:table-cell/>
          <table:table-cell office:value-type="float" office:value="103">
            <text:p>103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office:value-type="float" office:value="154">
            <text:p>154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office:value-type="string">
            <text:p>ON</text:p>
          </table:table-cell>
          <table:table-cell/>
          <table:table-cell office:value-type="float" office:value="328">
            <text:p>328</text:p>
          </table:table-cell>
          <table:table-cell office:value-type="float" office:value="155">
            <text:p>155</text:p>
          </table:table-cell>
          <table:table-cell office:value-type="float" office:value="191">
            <text:p>191</text:p>
          </table:table-cell>
          <table:table-cell office:value-type="float" office:value="163">
            <text:p>163</text:p>
          </table:table-cell>
          <table:table-cell office:value-type="float" office:value="155">
            <text:p>155</text:p>
          </table:table-cell>
          <table:table-cell table:number-columns-repeated="13"/>
        </table:table-row>
        <table:table-row table:style-name="ro2">
          <table:table-cell table:number-columns-repeated="2"/>
          <table:table-cell table:number-columns-repeated="2" office:value-type="string">
            <text:p>OFF</text:p>
          </table:table-cell>
          <table:table-cell/>
          <table:table-cell office:value-type="float" office:value="328">
            <text:p>328</text:p>
          </table:table-cell>
          <table:table-cell office:value-type="float" office:value="155">
            <text:p>155</text:p>
          </table:table-cell>
          <table:table-cell office:value-type="float" office:value="191">
            <text:p>191</text:p>
          </table:table-cell>
          <table:table-cell office:value-type="float" office:value="163">
            <text:p>163</text:p>
          </table:table-cell>
          <table:table-cell office:value-type="float" office:value="155">
            <text:p>155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PAL</text:p>
          </table:table-cell>
          <table:table-cell table:number-columns-repeated="2" office:value-type="string">
            <text:p>ON</text:p>
          </table:table-cell>
          <table:table-cell/>
          <table:table-cell office:value-type="float" office:value="167">
            <text:p>167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office:value-type="float" office:value="218">
            <text:p>218</text:p>
          </table:table-cell>
          <table:table-cell office:value-type="float" office:value="104">
            <text:p>104</text:p>
          </table:table-cell>
          <table:table-cell office:value-type="float" office:value="129">
            <text:p>129</text:p>
          </table:table-cell>
          <table:table-cell office:value-type="float" office:value="115">
            <text:p>115</text:p>
          </table:table-cell>
          <table:table-cell office:value-type="float" office:value="103">
            <text:p>103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office:value-type="string">
            <text:p>ON</text:p>
          </table:table-cell>
          <table:table-cell/>
          <table:table-cell office:value-type="float" office:value="393">
            <text:p>393</text:p>
          </table:table-cell>
          <table:table-cell office:value-type="float" office:value="186">
            <text:p>186</text:p>
          </table:table-cell>
          <table:table-cell office:value-type="float" office:value="228">
            <text:p>228</text:p>
          </table:table-cell>
          <table:table-cell office:value-type="float" office:value="195">
            <text:p>195</text:p>
          </table:table-cell>
          <table:table-cell office:value-type="float" office:value="186">
            <text:p>186</text:p>
          </table:table-cell>
          <table:table-cell table:number-columns-repeated="13"/>
        </table:table-row>
        <table:table-row table:style-name="ro2">
          <table:table-cell table:number-columns-repeated="2"/>
          <table:table-cell table:number-columns-repeated="2" office:value-type="string">
            <text:p>OFF</text:p>
          </table:table-cell>
          <table:table-cell/>
          <table:table-cell office:value-type="float" office:value="393">
            <text:p>393</text:p>
          </table:table-cell>
          <table:table-cell office:value-type="float" office:value="186">
            <text:p>186</text:p>
          </table:table-cell>
          <table:table-cell office:value-type="float" office:value="228">
            <text:p>228</text:p>
          </table:table-cell>
          <table:table-cell office:value-type="float" office:value="195">
            <text:p>195</text:p>
          </table:table-cell>
          <table:table-cell office:value-type="float" office:value="186">
            <text:p>186</text:p>
          </table:table-cell>
          <table:table-cell table:number-columns-repeated="13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P2</text:p>
          </table:table-cell>
          <table:table-cell office:value-type="string">
            <text:p>NTSC</text:p>
          </table:table-cell>
          <table:table-cell table:number-columns-repeated="2" office:value-type="string">
            <text:p>ON</text:p>
          </table:table-cell>
          <table:table-cell/>
          <table:table-cell office:value-type="float" office:value="165">
            <text:p>165</text:p>
          </table:table-cell>
          <table:table-cell table:number-columns-repeated="3" office:value-type="float" office:value="99">
            <text:p>99</text:p>
          </table:table-cell>
          <table:table-cell office:value-type="float" office:value="49">
            <text:p>49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office:value-type="float" office:value="234">
            <text:p>234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73">
            <text:p>73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office:value-type="string">
            <text:p>ON</text:p>
          </table:table-cell>
          <table:table-cell/>
          <table:table-cell office:value-type="float" office:value="442">
            <text:p>442</text:p>
          </table:table-cell>
          <table:table-cell table:number-columns-repeated="3" office:value-type="float" office:value="311">
            <text:p>311</text:p>
          </table:table-cell>
          <table:table-cell office:value-type="float" office:value="155">
            <text:p>155</text:p>
          </table:table-cell>
          <table:table-cell table:number-columns-repeated="13"/>
        </table:table-row>
        <table:table-row table:style-name="ro2">
          <table:table-cell table:number-columns-repeated="2"/>
          <table:table-cell table:number-columns-repeated="2" office:value-type="string">
            <text:p>OFF</text:p>
          </table:table-cell>
          <table:table-cell/>
          <table:table-cell office:value-type="float" office:value="442">
            <text:p>442</text:p>
          </table:table-cell>
          <table:table-cell table:number-columns-repeated="3" office:value-type="float" office:value="311">
            <text:p>311</text:p>
          </table:table-cell>
          <table:table-cell office:value-type="float" office:value="155">
            <text:p>155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PAL</text:p>
          </table:table-cell>
          <table:table-cell table:number-columns-repeated="2" office:value-type="string">
            <text:p>ON</text:p>
          </table:table-cell>
          <table:table-cell/>
          <table:table-cell office:value-type="float" office:value="251">
            <text:p>251</text:p>
          </table:table-cell>
          <table:table-cell table:number-columns-repeated="3" office:value-type="float" office:value="160">
            <text:p>160</text:p>
          </table:table-cell>
          <table:table-cell office:value-type="float" office:value="79">
            <text:p>79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office:value-type="float" office:value="320">
            <text:p>320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103">
            <text:p>103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office:value-type="string">
            <text:p>ON</text:p>
          </table:table-cell>
          <table:table-cell/>
          <table:table-cell office:value-type="float" office:value="528">
            <text:p>528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  <table:table-cell office:value-type="float" office:value="371">
            <text:p>371</text:p>
          </table:table-cell>
          <table:table-cell office:value-type="float" office:value="186">
            <text:p>186</text:p>
          </table:table-cell>
          <table:table-cell table:number-columns-repeated="13"/>
        </table:table-row>
        <table:table-row table:style-name="ro2">
          <table:table-cell table:number-columns-repeated="2"/>
          <table:table-cell table:number-columns-repeated="2" office:value-type="string">
            <text:p>OFF</text:p>
          </table:table-cell>
          <table:table-cell/>
          <table:table-cell office:value-type="float" office:value="528">
            <text:p>528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  <table:table-cell office:value-type="float" office:value="371">
            <text:p>371</text:p>
          </table:table-cell>
          <table:table-cell office:value-type="float" office:value="186">
            <text:p>186</text:p>
          </table:table-cell>
          <table:table-cell table:number-columns-repeated="13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office:value-type="string">
            <text:p>Merge Screen-OFF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2"/>
          <table:table-cell office:value-type="string">
            <text:p>screen</text:p>
          </table:table-cell>
          <table:table-cell office:value-type="string">
            <text:p>sprites</text:p>
          </table:table-cell>
          <table:table-cell/>
          <table:table-cell office:value-type="string">
            <text:p><text:s/>LMMV </text:p>
          </table:table-cell>
          <table:table-cell office:value-type="string">
            <text:p><text:s/>LMMM </text:p>
          </table:table-cell>
          <table:table-cell office:value-type="string">
            <text:p><text:s/>BMXL </text:p>
          </table:table-cell>
          <table:table-cell office:value-type="string">
            <text:p><text:s/>BMLX </text:p>
          </table:table-cell>
          <table:table-cell office:value-type="string">
            <text:p><text:s/>BMLL </text:p>
          </table:table-cell>
          <table:table-cell table:number-columns-repeated="13"/>
        </table:table-row>
        <table:table-row table:style-name="ro2">
          <table:table-cell office:value-type="string">
            <text:p>P1</text:p>
          </table:table-cell>
          <table:table-cell office:value-type="string">
            <text:p>NTSC</text:p>
          </table:table-cell>
          <table:table-cell table:number-columns-repeated="2" office:value-type="string">
            <text:p>ON</text:p>
          </table:table-cell>
          <table:table-cell/>
          <table:table-cell table:formula="oooc:=[.F273]" office:value-type="float" office:value="103">
            <text:p>103</text:p>
          </table:table-cell>
          <table:table-cell table:formula="oooc:=[.G273]" office:value-type="float" office:value="49">
            <text:p>49</text:p>
          </table:table-cell>
          <table:table-cell table:formula="oooc:=[.H273]" office:value-type="float" office:value="63">
            <text:p>63</text:p>
          </table:table-cell>
          <table:table-cell table:formula="oooc:=[.I273]" office:value-type="float" office:value="58">
            <text:p>58</text:p>
          </table:table-cell>
          <table:table-cell table:formula="oooc:=[.J273]" office:value-type="float" office:value="49">
            <text:p>49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table:formula="oooc:=[.F274]" office:value-type="float" office:value="154">
            <text:p>154</text:p>
          </table:table-cell>
          <table:table-cell table:formula="oooc:=[.G274]" office:value-type="float" office:value="73">
            <text:p>73</text:p>
          </table:table-cell>
          <table:table-cell table:formula="oooc:=[.H274]" office:value-type="float" office:value="92">
            <text:p>92</text:p>
          </table:table-cell>
          <table:table-cell table:formula="oooc:=[.I274]" office:value-type="float" office:value="83">
            <text:p>83</text:p>
          </table:table-cell>
          <table:table-cell table:formula="oooc:=[.J274]" office:value-type="float" office:value="73">
            <text:p>73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table:number-columns-repeated="2"/>
          <table:table-cell table:formula="oooc:=([.F275] + [.F276]) / 2" office:value-type="float" office:value="328">
            <text:p>328</text:p>
          </table:table-cell>
          <table:table-cell table:formula="oooc:=([.G275] + [.G276]) / 2" office:value-type="float" office:value="155">
            <text:p>155</text:p>
          </table:table-cell>
          <table:table-cell table:formula="oooc:=([.H275] + [.H276]) / 2" office:value-type="float" office:value="191">
            <text:p>191</text:p>
          </table:table-cell>
          <table:table-cell table:formula="oooc:=([.I275] + [.I276]) / 2" office:value-type="float" office:value="163">
            <text:p>163</text:p>
          </table:table-cell>
          <table:table-cell table:formula="oooc:=([.J275] + [.J276]) / 2" office:value-type="float" office:value="155">
            <text:p>155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PAL</text:p>
          </table:table-cell>
          <table:table-cell table:number-columns-repeated="2" office:value-type="string">
            <text:p>ON</text:p>
          </table:table-cell>
          <table:table-cell/>
          <table:table-cell table:formula="oooc:=[.F277]" office:value-type="float" office:value="167">
            <text:p>167</text:p>
          </table:table-cell>
          <table:table-cell table:formula="oooc:=[.G277]" office:value-type="float" office:value="80">
            <text:p>80</text:p>
          </table:table-cell>
          <table:table-cell table:formula="oooc:=[.H277]" office:value-type="float" office:value="100">
            <text:p>100</text:p>
          </table:table-cell>
          <table:table-cell table:formula="oooc:=[.I277]" office:value-type="float" office:value="90">
            <text:p>90</text:p>
          </table:table-cell>
          <table:table-cell table:formula="oooc:=[.J277]" office:value-type="float" office:value="79">
            <text:p>79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table:formula="oooc:=[.F278]" office:value-type="float" office:value="218">
            <text:p>218</text:p>
          </table:table-cell>
          <table:table-cell table:formula="oooc:=[.G278]" office:value-type="float" office:value="104">
            <text:p>104</text:p>
          </table:table-cell>
          <table:table-cell table:formula="oooc:=[.H278]" office:value-type="float" office:value="129">
            <text:p>129</text:p>
          </table:table-cell>
          <table:table-cell table:formula="oooc:=[.I278]" office:value-type="float" office:value="115">
            <text:p>115</text:p>
          </table:table-cell>
          <table:table-cell table:formula="oooc:=[.J278]" office:value-type="float" office:value="103">
            <text:p>103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table:number-columns-repeated="2"/>
          <table:table-cell table:formula="oooc:=([.F279] + [.F280]) / 2" office:value-type="float" office:value="393">
            <text:p>393</text:p>
          </table:table-cell>
          <table:table-cell table:formula="oooc:=([.G279] + [.G280]) / 2" office:value-type="float" office:value="186">
            <text:p>186</text:p>
          </table:table-cell>
          <table:table-cell table:formula="oooc:=([.H279] + [.H280]) / 2" office:value-type="float" office:value="228">
            <text:p>228</text:p>
          </table:table-cell>
          <table:table-cell table:formula="oooc:=([.I279] + [.I280]) / 2" office:value-type="float" office:value="195">
            <text:p>195</text:p>
          </table:table-cell>
          <table:table-cell table:formula="oooc:=([.J279] + [.J280]) / 2" office:value-type="float" office:value="186">
            <text:p>186</text:p>
          </table:table-cell>
          <table:table-cell table:number-columns-repeated="13"/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P2</text:p>
          </table:table-cell>
          <table:table-cell office:value-type="string">
            <text:p>NTSC</text:p>
          </table:table-cell>
          <table:table-cell table:number-columns-repeated="2" office:value-type="string">
            <text:p>ON</text:p>
          </table:table-cell>
          <table:table-cell/>
          <table:table-cell table:formula="oooc:=[.F282]" office:value-type="float" office:value="165">
            <text:p>165</text:p>
          </table:table-cell>
          <table:table-cell table:formula="oooc:=[.G282]" office:value-type="float" office:value="99">
            <text:p>99</text:p>
          </table:table-cell>
          <table:table-cell table:formula="oooc:=[.H282]" office:value-type="float" office:value="99">
            <text:p>99</text:p>
          </table:table-cell>
          <table:table-cell table:formula="oooc:=[.I282]" office:value-type="float" office:value="99">
            <text:p>99</text:p>
          </table:table-cell>
          <table:table-cell table:formula="oooc:=[.J282]" office:value-type="float" office:value="49">
            <text:p>49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table:formula="oooc:=[.F283]" office:value-type="float" office:value="234">
            <text:p>234</text:p>
          </table:table-cell>
          <table:table-cell table:formula="oooc:=[.G283]" office:value-type="float" office:value="148">
            <text:p>148</text:p>
          </table:table-cell>
          <table:table-cell table:formula="oooc:=[.H283]" office:value-type="float" office:value="149">
            <text:p>149</text:p>
          </table:table-cell>
          <table:table-cell table:formula="oooc:=[.I283]" office:value-type="float" office:value="148">
            <text:p>148</text:p>
          </table:table-cell>
          <table:table-cell table:formula="oooc:=[.J283]" office:value-type="float" office:value="73">
            <text:p>73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table:number-columns-repeated="2"/>
          <table:table-cell table:formula="oooc:=([.F284] + [.F285]) / 2" office:value-type="float" office:value="442">
            <text:p>442</text:p>
          </table:table-cell>
          <table:table-cell table:formula="oooc:=([.G284] + [.G285]) / 2" office:value-type="float" office:value="311">
            <text:p>311</text:p>
          </table:table-cell>
          <table:table-cell table:formula="oooc:=([.H284] + [.H285]) / 2" office:value-type="float" office:value="311">
            <text:p>311</text:p>
          </table:table-cell>
          <table:table-cell table:formula="oooc:=([.I284] + [.I285]) / 2" office:value-type="float" office:value="311">
            <text:p>311</text:p>
          </table:table-cell>
          <table:table-cell table:formula="oooc:=([.J284] + [.J285]) / 2" office:value-type="float" office:value="155">
            <text:p>155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PAL</text:p>
          </table:table-cell>
          <table:table-cell table:number-columns-repeated="2" office:value-type="string">
            <text:p>ON</text:p>
          </table:table-cell>
          <table:table-cell/>
          <table:table-cell table:formula="oooc:=[.F286]" office:value-type="float" office:value="251">
            <text:p>251</text:p>
          </table:table-cell>
          <table:table-cell table:formula="oooc:=[.G286]" office:value-type="float" office:value="160">
            <text:p>160</text:p>
          </table:table-cell>
          <table:table-cell table:formula="oooc:=[.H286]" office:value-type="float" office:value="160">
            <text:p>160</text:p>
          </table:table-cell>
          <table:table-cell table:formula="oooc:=[.I286]" office:value-type="float" office:value="160">
            <text:p>160</text:p>
          </table:table-cell>
          <table:table-cell table:formula="oooc:=[.J286]" office:value-type="float" office:value="79">
            <text:p>79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table:formula="oooc:=[.F287]" office:value-type="float" office:value="320">
            <text:p>320</text:p>
          </table:table-cell>
          <table:table-cell table:formula="oooc:=[.G287]" office:value-type="float" office:value="209">
            <text:p>209</text:p>
          </table:table-cell>
          <table:table-cell table:formula="oooc:=[.H287]" office:value-type="float" office:value="210">
            <text:p>210</text:p>
          </table:table-cell>
          <table:table-cell table:formula="oooc:=[.I287]" office:value-type="float" office:value="209">
            <text:p>209</text:p>
          </table:table-cell>
          <table:table-cell table:formula="oooc:=[.J287]" office:value-type="float" office:value="103">
            <text:p>103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table:number-columns-repeated="2"/>
          <table:table-cell table:formula="oooc:=([.F288] + [.F289]) / 2" office:value-type="float" office:value="528">
            <text:p>528</text:p>
          </table:table-cell>
          <table:table-cell table:formula="oooc:=([.G288] + [.G289]) / 2" office:value-type="float" office:value="371">
            <text:p>371</text:p>
          </table:table-cell>
          <table:table-cell table:formula="oooc:=([.H288] + [.H289]) / 2" office:value-type="float" office:value="372">
            <text:p>372</text:p>
          </table:table-cell>
          <table:table-cell table:formula="oooc:=([.I288] + [.I289]) / 2" office:value-type="float" office:value="371">
            <text:p>371</text:p>
          </table:table-cell>
          <table:table-cell table:formula="oooc:=([.J288] + [.J289]) / 2" office:value-type="float" office:value="186">
            <text:p>186</text:p>
          </table:table-cell>
          <table:table-cell table:number-columns-repeated="13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office:value-type="string">
            <text:p>Convert to #processed-pixels per line (was per frame)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2"/>
          <table:table-cell office:value-type="string">
            <text:p>screen</text:p>
          </table:table-cell>
          <table:table-cell office:value-type="string">
            <text:p>sprites</text:p>
          </table:table-cell>
          <table:table-cell/>
          <table:table-cell office:value-type="string">
            <text:p><text:s/>LMMV </text:p>
          </table:table-cell>
          <table:table-cell office:value-type="string">
            <text:p><text:s/>LMMM </text:p>
          </table:table-cell>
          <table:table-cell office:value-type="string">
            <text:p><text:s/>BMXL </text:p>
          </table:table-cell>
          <table:table-cell office:value-type="string">
            <text:p><text:s/>BMLX </text:p>
          </table:table-cell>
          <table:table-cell office:value-type="string">
            <text:p><text:s/>BMLL </text:p>
          </table:table-cell>
          <table:table-cell table:number-columns-repeated="13"/>
        </table:table-row>
        <table:table-row table:style-name="ro2">
          <table:table-cell office:value-type="string">
            <text:p>P1</text:p>
          </table:table-cell>
          <table:table-cell office:value-type="string">
            <text:p>NTSC</text:p>
          </table:table-cell>
          <table:table-cell table:number-columns-repeated="2" office:value-type="string">
            <text:p>ON</text:p>
          </table:table-cell>
          <table:table-cell/>
          <table:table-cell table:style-name="ce2" table:formula="oooc:=(([.F295] - 50 * ([.F297] / 262)) / 212) * 256" office:value-type="float" office:value="48.7904364107734">
            <text:p>48.8</text:p>
          </table:table-cell>
          <table:table-cell table:style-name="ce2" table:formula="oooc:=(([.G295] - 50 * ([.G297] / 262)) / 212) * 256" office:value-type="float" office:value="23.4503816793893">
            <text:p>23.5</text:p>
          </table:table-cell>
          <table:table-cell table:style-name="ce2" table:formula="oooc:=(([.H295] - 50 * ([.H297] / 262)) / 212) * 256" office:value-type="float" office:value="32.0599164626242">
            <text:p>32.1</text:p>
          </table:table-cell>
          <table:table-cell table:style-name="ce2" table:formula="oooc:=(([.I295] - 50 * ([.I297] / 262)) / 212) * 256" office:value-type="float" office:value="32.4747227423304">
            <text:p>32.5</text:p>
          </table:table-cell>
          <table:table-cell table:style-name="ce2" table:formula="oooc:=(([.J295] - 50 * ([.J297] / 262)) / 212) * 256" office:value-type="float" office:value="23.4503816793893">
            <text:p>23.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table:style-name="ce2" table:formula="oooc:=(([.F296] - 50 * ([.F297] / 262)) / 212) * 256" office:value-type="float" office:value="110.375342071151">
            <text:p>110.4</text:p>
          </table:table-cell>
          <table:table-cell table:style-name="ce2" table:formula="oooc:=(([.G296] - 50 * ([.G297] / 262)) / 212) * 256" office:value-type="float" office:value="52.431513754861">
            <text:p>52.4</text:p>
          </table:table-cell>
          <table:table-cell table:style-name="ce2" table:formula="oooc:=(([.H296] - 50 * ([.H297] / 262)) / 212) * 256" office:value-type="float" office:value="67.0787843871525">
            <text:p>67.1</text:p>
          </table:table-cell>
          <table:table-cell table:style-name="ce2" table:formula="oooc:=(([.I296] - 50 * ([.I297] / 262)) / 212) * 256" office:value-type="float" office:value="62.6634019876134">
            <text:p>62.7</text:p>
          </table:table-cell>
          <table:table-cell table:style-name="ce2" table:formula="oooc:=(([.J296] - 50 * ([.J297] / 262)) / 212) * 256" office:value-type="float" office:value="52.431513754861">
            <text:p>52.4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table:number-columns-repeated="2"/>
          <table:table-cell table:style-name="ce2" table:formula="oooc:=([.F297] / 262) * 256" office:value-type="float" office:value="320.488549618321">
            <text:p>320.5</text:p>
          </table:table-cell>
          <table:table-cell table:style-name="ce2" table:formula="oooc:=([.G297] / 262) * 256" office:value-type="float" office:value="151.450381679389">
            <text:p>151.5</text:p>
          </table:table-cell>
          <table:table-cell table:style-name="ce2" table:formula="oooc:=([.H297] / 262) * 256" office:value-type="float" office:value="186.625954198473">
            <text:p>186.6</text:p>
          </table:table-cell>
          <table:table-cell table:style-name="ce2" table:formula="oooc:=([.I297] / 262) * 256" office:value-type="float" office:value="159.267175572519">
            <text:p>159.3</text:p>
          </table:table-cell>
          <table:table-cell table:style-name="ce2" table:formula="oooc:=([.J297] / 262) * 256" office:value-type="float" office:value="151.450381679389">
            <text:p>151.5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PAL</text:p>
          </table:table-cell>
          <table:table-cell table:number-columns-repeated="2" office:value-type="string">
            <text:p>ON</text:p>
          </table:table-cell>
          <table:table-cell/>
          <table:table-cell table:style-name="ce2" table:formula="oooc:=(([.F298] - 101 * ([.F300] / 313)) / 212) * 256" office:value-type="float" office:value="48.5256495267949">
            <text:p>48.5</text:p>
          </table:table-cell>
          <table:table-cell table:style-name="ce2" table:formula="oooc:=(([.G298] - 101 * ([.G300] / 313)) / 212) * 256" office:value-type="float" office:value="24.1277955271566">
            <text:p>24.1</text:p>
          </table:table-cell>
          <table:table-cell table:style-name="ce2" table:formula="oooc:=(([.H298] - 101 * ([.H300] / 313)) / 212) * 256" office:value-type="float" office:value="31.913195490988">
            <text:p>31.9</text:p>
          </table:table-cell>
          <table:table-cell table:style-name="ce2" table:formula="oooc:=(([.I298] - 101 * ([.I300] / 313)) / 212) * 256" office:value-type="float" office:value="32.6963650611851">
            <text:p>32.7</text:p>
          </table:table-cell>
          <table:table-cell table:style-name="ce2" table:formula="oooc:=(([.J298] - 101 * ([.J300] / 313)) / 212) * 256" office:value-type="float" office:value="22.9202483573452">
            <text:p>22.9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table:style-name="ce2" table:formula="oooc:=(([.F299] - 101 * ([.F300] / 313)) / 212) * 256" office:value-type="float" office:value="110.110555187172">
            <text:p>110.1</text:p>
          </table:table-cell>
          <table:table-cell table:style-name="ce2" table:formula="oooc:=(([.G299] - 101 * ([.G300] / 313)) / 212) * 256" office:value-type="float" office:value="53.1089276026283">
            <text:p>53.1</text:p>
          </table:table-cell>
          <table:table-cell table:style-name="ce2" table:formula="oooc:=(([.H299] - 101 * ([.H300] / 313)) / 212) * 256" office:value-type="float" office:value="66.9320634155163">
            <text:p>66.9</text:p>
          </table:table-cell>
          <table:table-cell table:style-name="ce2" table:formula="oooc:=(([.I299] - 101 * ([.I300] / 313)) / 212) * 256" office:value-type="float" office:value="62.8850443064682">
            <text:p>62.9</text:p>
          </table:table-cell>
          <table:table-cell table:style-name="ce2" table:formula="oooc:=(([.J299] - 101 * ([.J300] / 313)) / 212) * 256" office:value-type="float" office:value="51.9013804328169">
            <text:p>51.9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table:number-columns-repeated="2"/>
          <table:table-cell table:style-name="ce2" table:formula="oooc:=([.F300] / 313) * 256" office:value-type="float" office:value="321.431309904153">
            <text:p>321.4</text:p>
          </table:table-cell>
          <table:table-cell table:style-name="ce2" table:formula="oooc:=([.G300] / 313) * 256" office:value-type="float" office:value="152.127795527157">
            <text:p>152.1</text:p>
          </table:table-cell>
          <table:table-cell table:style-name="ce2" table:formula="oooc:=([.H300] / 313) * 256" office:value-type="float" office:value="186.479233226837">
            <text:p>186.5</text:p>
          </table:table-cell>
          <table:table-cell table:style-name="ce2" table:formula="oooc:=([.I300] / 313) * 256" office:value-type="float" office:value="159.488817891374">
            <text:p>159.5</text:p>
          </table:table-cell>
          <table:table-cell table:style-name="ce2" table:formula="oooc:=([.J300] / 313) * 256" office:value-type="float" office:value="152.127795527157">
            <text:p>152.1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2" table:number-columns-repeated="5"/>
          <table:table-cell table:number-columns-repeated="13"/>
        </table:table-row>
        <table:table-row table:style-name="ro2">
          <table:table-cell office:value-type="string">
            <text:p>P2</text:p>
          </table:table-cell>
          <table:table-cell office:value-type="string">
            <text:p>NTSC</text:p>
          </table:table-cell>
          <table:table-cell table:number-columns-repeated="2" office:value-type="string">
            <text:p>ON</text:p>
          </table:table-cell>
          <table:table-cell/>
          <table:table-cell table:style-name="ce2" table:formula="oooc:=(([.F302] - 50 * ([.F304] / 262)) / 212) * 256" office:value-type="float" office:value="97.387296557684">
            <text:p>97.4</text:p>
          </table:table-cell>
          <table:table-cell table:style-name="ce2" table:formula="oooc:=(([.G302] - 50 * ([.G304] / 262)) / 212) * 256" office:value-type="float" office:value="47.8778625954198">
            <text:p>47.9</text:p>
          </table:table-cell>
          <table:table-cell table:style-name="ce2" table:formula="oooc:=(([.H302] - 50 * ([.H304] / 262)) / 212) * 256" office:value-type="float" office:value="47.8778625954198">
            <text:p>47.9</text:p>
          </table:table-cell>
          <table:table-cell table:style-name="ce2" table:formula="oooc:=(([.I302] - 50 * ([.I304] / 262)) / 212) * 256" office:value-type="float" office:value="47.8778625954198">
            <text:p>47.9</text:p>
          </table:table-cell>
          <table:table-cell table:style-name="ce2" table:formula="oooc:=(([.J302] - 50 * ([.J304] / 262)) / 212) * 256" office:value-type="float" office:value="23.4503816793893">
            <text:p>23.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table:style-name="ce2" table:formula="oooc:=(([.F303] - 50 * ([.F304] / 262)) / 212) * 256" office:value-type="float" office:value="180.708051274665">
            <text:p>180.7</text:p>
          </table:table-cell>
          <table:table-cell table:style-name="ce2" table:formula="oooc:=(([.G303] - 50 * ([.G304] / 262)) / 212) * 256" office:value-type="float" office:value="107.047673916175">
            <text:p>107.0</text:p>
          </table:table-cell>
          <table:table-cell table:style-name="ce2" table:formula="oooc:=(([.H303] - 50 * ([.H304] / 262)) / 212) * 256" office:value-type="float" office:value="108.255221085986">
            <text:p>108.3</text:p>
          </table:table-cell>
          <table:table-cell table:style-name="ce2" table:formula="oooc:=(([.I303] - 50 * ([.I304] / 262)) / 212) * 256" office:value-type="float" office:value="107.047673916175">
            <text:p>107.0</text:p>
          </table:table-cell>
          <table:table-cell table:style-name="ce2" table:formula="oooc:=(([.J303] - 50 * ([.J304] / 262)) / 212) * 256" office:value-type="float" office:value="52.431513754861">
            <text:p>52.4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table:number-columns-repeated="2"/>
          <table:table-cell table:style-name="ce2" table:formula="oooc:=([.F304] / 262) * 256" office:value-type="float" office:value="431.87786259542">
            <text:p>431.9</text:p>
          </table:table-cell>
          <table:table-cell table:style-name="ce2" table:formula="oooc:=([.G304] / 262) * 256" office:value-type="float" office:value="303.87786259542">
            <text:p>303.9</text:p>
          </table:table-cell>
          <table:table-cell table:style-name="ce2" table:formula="oooc:=([.H304] / 262) * 256" office:value-type="float" office:value="303.87786259542">
            <text:p>303.9</text:p>
          </table:table-cell>
          <table:table-cell table:style-name="ce2" table:formula="oooc:=([.I304] / 262) * 256" office:value-type="float" office:value="303.87786259542">
            <text:p>303.9</text:p>
          </table:table-cell>
          <table:table-cell table:style-name="ce2" table:formula="oooc:=([.J304] / 262) * 256" office:value-type="float" office:value="151.450381679389">
            <text:p>151.5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PAL</text:p>
          </table:table-cell>
          <table:table-cell table:number-columns-repeated="2" office:value-type="string">
            <text:p>ON</text:p>
          </table:table-cell>
          <table:table-cell/>
          <table:table-cell table:style-name="ce2" table:formula="oooc:=(([.F305] - 101 * ([.F307] / 313)) / 212) * 256" office:value-type="float" office:value="97.3560793296763">
            <text:p>97.4</text:p>
          </table:table-cell>
          <table:table-cell table:style-name="ce2" table:formula="oooc:=(([.G305] - 101 * ([.G307] / 313)) / 212) * 256" office:value-type="float" office:value="48.6452468503225">
            <text:p>48.6</text:p>
          </table:table-cell>
          <table:table-cell table:style-name="ce2" table:formula="oooc:=(([.H305] - 101 * ([.H307] / 313)) / 212) * 256" office:value-type="float" office:value="48.2555910543131">
            <text:p>48.3</text:p>
          </table:table-cell>
          <table:table-cell table:style-name="ce2" table:formula="oooc:=(([.I305] - 101 * ([.I307] / 313)) / 212) * 256" office:value-type="float" office:value="48.6452468503225">
            <text:p>48.6</text:p>
          </table:table-cell>
          <table:table-cell table:style-name="ce2" table:formula="oooc:=(([.J305] - 101 * ([.J307] / 313)) / 212) * 256" office:value-type="float" office:value="22.9202483573452">
            <text:p>22.9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table:style-name="ce2" table:formula="oooc:=(([.F306] - 101 * ([.F307] / 313)) / 212) * 256" office:value-type="float" office:value="180.676834046657">
            <text:p>180.7</text:p>
          </table:table-cell>
          <table:table-cell table:style-name="ce2" table:formula="oooc:=(([.G306] - 101 * ([.G307] / 313)) / 212) * 256" office:value-type="float" office:value="107.815058171077">
            <text:p>107.8</text:p>
          </table:table-cell>
          <table:table-cell table:style-name="ce2" table:formula="oooc:=(([.H306] - 101 * ([.H307] / 313)) / 212) * 256" office:value-type="float" office:value="108.632949544879">
            <text:p>108.6</text:p>
          </table:table-cell>
          <table:table-cell table:style-name="ce2" table:formula="oooc:=(([.I306] - 101 * ([.I307] / 313)) / 212) * 256" office:value-type="float" office:value="107.815058171077">
            <text:p>107.8</text:p>
          </table:table-cell>
          <table:table-cell table:style-name="ce2" table:formula="oooc:=(([.J306] - 101 * ([.J307] / 313)) / 212) * 256" office:value-type="float" office:value="51.9013804328169">
            <text:p>51.9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table:number-columns-repeated="2"/>
          <table:table-cell table:style-name="ce2" table:formula="oooc:=([.F307] / 313) * 256" office:value-type="float" office:value="431.846645367412">
            <text:p>431.8</text:p>
          </table:table-cell>
          <table:table-cell table:style-name="ce2" table:formula="oooc:=([.G307] / 313) * 256" office:value-type="float" office:value="303.437699680511">
            <text:p>303.4</text:p>
          </table:table-cell>
          <table:table-cell table:style-name="ce2" table:formula="oooc:=([.H307] / 313) * 256" office:value-type="float" office:value="304.255591054313">
            <text:p>304.3</text:p>
          </table:table-cell>
          <table:table-cell table:style-name="ce2" table:formula="oooc:=([.I307] / 313) * 256" office:value-type="float" office:value="303.437699680511">
            <text:p>303.4</text:p>
          </table:table-cell>
          <table:table-cell table:style-name="ce2" table:formula="oooc:=([.J307] / 313) * 256" office:value-type="float" office:value="152.127795527157">
            <text:p>152.1</text:p>
          </table:table-cell>
          <table:table-cell table:number-columns-repeated="13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office:value-type="string">
            <text:p>Merge NTSC/PAL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2"/>
          <table:table-cell office:value-type="string">
            <text:p>screen</text:p>
          </table:table-cell>
          <table:table-cell office:value-type="string">
            <text:p>sprites</text:p>
          </table:table-cell>
          <table:table-cell/>
          <table:table-cell office:value-type="string">
            <text:p><text:s/>LMMV </text:p>
          </table:table-cell>
          <table:table-cell office:value-type="string">
            <text:p><text:s/>LMMM </text:p>
          </table:table-cell>
          <table:table-cell office:value-type="string">
            <text:p><text:s/>BMXL </text:p>
          </table:table-cell>
          <table:table-cell office:value-type="string">
            <text:p><text:s/>BMLX </text:p>
          </table:table-cell>
          <table:table-cell office:value-type="string">
            <text:p><text:s/>BMLL </text:p>
          </table:table-cell>
          <table:table-cell table:number-columns-repeated="13"/>
        </table:table-row>
        <table:table-row table:style-name="ro2">
          <table:table-cell office:value-type="string">
            <text:p>P1</text:p>
          </table:table-cell>
          <table:table-cell/>
          <table:table-cell table:number-columns-repeated="2" office:value-type="string">
            <text:p>ON</text:p>
          </table:table-cell>
          <table:table-cell/>
          <table:table-cell table:style-name="ce2" table:formula="oooc:=([.F313] + [.F316]) / 2" office:value-type="float" office:value="48.6580429687841">
            <text:p>48.7</text:p>
          </table:table-cell>
          <table:table-cell table:style-name="ce2" table:formula="oooc:=([.G313] + [.G316]) / 2" office:value-type="float" office:value="23.7890886032729">
            <text:p>23.8</text:p>
          </table:table-cell>
          <table:table-cell table:style-name="ce2" table:formula="oooc:=([.H313] + [.H316]) / 2" office:value-type="float" office:value="31.9865559768061">
            <text:p>32.0</text:p>
          </table:table-cell>
          <table:table-cell table:style-name="ce2" table:formula="oooc:=([.I313] + [.I316]) / 2" office:value-type="float" office:value="32.5855439017578">
            <text:p>32.6</text:p>
          </table:table-cell>
          <table:table-cell table:style-name="ce2" table:formula="oooc:=([.J313] + [.J316]) / 2" office:value-type="float" office:value="23.1853150183673">
            <text:p>23.2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table:style-name="ce2" table:formula="oooc:=([.F314] + [.F317]) / 2" office:value-type="float" office:value="110.242948629162">
            <text:p>110.2</text:p>
          </table:table-cell>
          <table:table-cell table:style-name="ce2" table:formula="oooc:=([.G314] + [.G317]) / 2" office:value-type="float" office:value="52.7702206787446">
            <text:p>52.8</text:p>
          </table:table-cell>
          <table:table-cell table:style-name="ce2" table:formula="oooc:=([.H314] + [.H317]) / 2" office:value-type="float" office:value="67.0054239013344">
            <text:p>67.0</text:p>
          </table:table-cell>
          <table:table-cell table:style-name="ce2" table:formula="oooc:=([.I314] + [.I317]) / 2" office:value-type="float" office:value="62.7742231470408">
            <text:p>62.8</text:p>
          </table:table-cell>
          <table:table-cell table:style-name="ce2" table:formula="oooc:=([.J314] + [.J317]) / 2" office:value-type="float" office:value="52.166447093839">
            <text:p>52.2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table:number-columns-repeated="2"/>
          <table:table-cell table:style-name="ce2" table:formula="oooc:=([.F315] + [.F318]) / 2" office:value-type="float" office:value="320.959929761237">
            <text:p>321.0</text:p>
          </table:table-cell>
          <table:table-cell table:style-name="ce2" table:formula="oooc:=([.G315] + [.G318]) / 2" office:value-type="float" office:value="151.789088603273">
            <text:p>151.8</text:p>
          </table:table-cell>
          <table:table-cell table:style-name="ce2" table:formula="oooc:=([.H315] + [.H318]) / 2" office:value-type="float" office:value="186.552593712655">
            <text:p>186.6</text:p>
          </table:table-cell>
          <table:table-cell table:style-name="ce2" table:formula="oooc:=([.I315] + [.I318]) / 2" office:value-type="float" office:value="159.377996731946">
            <text:p>159.4</text:p>
          </table:table-cell>
          <table:table-cell table:style-name="ce2" table:formula="oooc:=([.J315] + [.J318]) / 2" office:value-type="float" office:value="151.789088603273">
            <text:p>151.8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2" table:number-columns-repeated="5"/>
          <table:table-cell table:number-columns-repeated="13"/>
        </table:table-row>
        <table:table-row table:style-name="ro2">
          <table:table-cell office:value-type="string">
            <text:p>P2</text:p>
          </table:table-cell>
          <table:table-cell/>
          <table:table-cell table:number-columns-repeated="2" office:value-type="string">
            <text:p>ON</text:p>
          </table:table-cell>
          <table:table-cell/>
          <table:table-cell table:style-name="ce2" table:formula="oooc:=([.F320] + [.F323]) / 2" office:value-type="float" office:value="97.3716879436801">
            <text:p>97.4</text:p>
          </table:table-cell>
          <table:table-cell table:style-name="ce2" table:formula="oooc:=([.G320] + [.G323]) / 2" office:value-type="float" office:value="48.2615547228712">
            <text:p>48.3</text:p>
          </table:table-cell>
          <table:table-cell table:style-name="ce2" table:formula="oooc:=([.H320] + [.H323]) / 2" office:value-type="float" office:value="48.0667268248665">
            <text:p>48.1</text:p>
          </table:table-cell>
          <table:table-cell table:style-name="ce2" table:formula="oooc:=([.I320] + [.I323]) / 2" office:value-type="float" office:value="48.2615547228712">
            <text:p>48.3</text:p>
          </table:table-cell>
          <table:table-cell table:style-name="ce2" table:formula="oooc:=([.J320] + [.J323]) / 2" office:value-type="float" office:value="23.1853150183673">
            <text:p>23.2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table:style-name="ce2" table:formula="oooc:=([.F321] + [.F324]) / 2" office:value-type="float" office:value="180.692442660661">
            <text:p>180.7</text:p>
          </table:table-cell>
          <table:table-cell table:style-name="ce2" table:formula="oooc:=([.G321] + [.G324]) / 2" office:value-type="float" office:value="107.431366043626">
            <text:p>107.4</text:p>
          </table:table-cell>
          <table:table-cell table:style-name="ce2" table:formula="oooc:=([.H321] + [.H324]) / 2" office:value-type="float" office:value="108.444085315433">
            <text:p>108.4</text:p>
          </table:table-cell>
          <table:table-cell table:style-name="ce2" table:formula="oooc:=([.I321] + [.I324]) / 2" office:value-type="float" office:value="107.431366043626">
            <text:p>107.4</text:p>
          </table:table-cell>
          <table:table-cell table:style-name="ce2" table:formula="oooc:=([.J321] + [.J324]) / 2" office:value-type="float" office:value="52.166447093839">
            <text:p>52.2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table:number-columns-repeated="2"/>
          <table:table-cell table:style-name="ce2" table:formula="oooc:=([.F322] + [.F325]) / 2" office:value-type="float" office:value="431.862253981416">
            <text:p>431.9</text:p>
          </table:table-cell>
          <table:table-cell table:style-name="ce2" table:formula="oooc:=([.G322] + [.G325]) / 2" office:value-type="float" office:value="303.657781137966">
            <text:p>303.7</text:p>
          </table:table-cell>
          <table:table-cell table:style-name="ce2" table:formula="oooc:=([.H322] + [.H325]) / 2" office:value-type="float" office:value="304.066726824866">
            <text:p>304.1</text:p>
          </table:table-cell>
          <table:table-cell table:style-name="ce2" table:formula="oooc:=([.I322] + [.I325]) / 2" office:value-type="float" office:value="303.657781137966">
            <text:p>303.7</text:p>
          </table:table-cell>
          <table:table-cell table:style-name="ce2" table:formula="oooc:=([.J322] + [.J325]) / 2" office:value-type="float" office:value="151.789088603273">
            <text:p>151.8</text:p>
          </table:table-cell>
          <table:table-cell table:number-columns-repeated="13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office:value-type="string">
            <text:p>Convert to clock-ticks per pixel</text:p>
          </table:table-cell>
          <table:table-cell table:number-columns-repeated="22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2"/>
          <table:table-cell office:value-type="string">
            <text:p>screen</text:p>
          </table:table-cell>
          <table:table-cell office:value-type="string">
            <text:p>sprites</text:p>
          </table:table-cell>
          <table:table-cell/>
          <table:table-cell office:value-type="string">
            <text:p><text:s/>LMMV </text:p>
          </table:table-cell>
          <table:table-cell office:value-type="string">
            <text:p><text:s/>LMMM </text:p>
          </table:table-cell>
          <table:table-cell office:value-type="string">
            <text:p><text:s/>BMXL </text:p>
          </table:table-cell>
          <table:table-cell office:value-type="string">
            <text:p><text:s/>BMLX </text:p>
          </table:table-cell>
          <table:table-cell office:value-type="string">
            <text:p><text:s/>BMLL </text:p>
          </table:table-cell>
          <table:table-cell table:number-columns-repeated="13"/>
        </table:table-row>
        <table:table-row table:style-name="ro2">
          <table:table-cell office:value-type="string">
            <text:p>P1</text:p>
          </table:table-cell>
          <table:table-cell/>
          <table:table-cell table:number-columns-repeated="2" office:value-type="string">
            <text:p>ON</text:p>
          </table:table-cell>
          <table:table-cell/>
          <table:table-cell table:style-name="ce3" table:formula="oooc:=2736 / [.F331]" office:value-type="float" office:value="56.2291418451671">
            <text:p>56.23</text:p>
          </table:table-cell>
          <table:table-cell table:style-name="ce3" table:formula="oooc:=2736 / [.G331]" office:value-type="float" office:value="115.01071123942">
            <text:p>115.01</text:p>
          </table:table-cell>
          <table:table-cell table:style-name="ce3" table:formula="oooc:=2736 / [.H331]" office:value-type="float" office:value="85.5359358470449">
            <text:p>85.54</text:p>
          </table:table-cell>
          <table:table-cell table:style-name="ce3" table:formula="oooc:=2736 / [.I331]" office:value-type="float" office:value="83.9636130748277">
            <text:p>83.96</text:p>
          </table:table-cell>
          <table:table-cell table:style-name="ce3" table:formula="oooc:=2736 / [.J331]" office:value-type="float" office:value="118.005728963896">
            <text:p>118.01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table:style-name="ce3" table:formula="oooc:=2736 / [.F332]" office:value-type="float" office:value="24.8179138350466">
            <text:p>24.82</text:p>
          </table:table-cell>
          <table:table-cell table:style-name="ce3" table:formula="oooc:=2736 / [.G332]" office:value-type="float" office:value="51.8474238843203">
            <text:p>51.85</text:p>
          </table:table-cell>
          <table:table-cell table:style-name="ce3" table:formula="oooc:=2736 / [.H332]" office:value-type="float" office:value="40.8325153502314">
            <text:p>40.83</text:p>
          </table:table-cell>
          <table:table-cell table:style-name="ce3" table:formula="oooc:=2736 / [.I332]" office:value-type="float" office:value="43.5847687607581">
            <text:p>43.58</text:p>
          </table:table-cell>
          <table:table-cell table:style-name="ce3" table:formula="oooc:=2736 / [.J332]" office:value-type="float" office:value="52.4475050999425">
            <text:p>52.4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table:number-columns-repeated="2"/>
          <table:table-cell table:style-name="ce3" table:formula="oooc:=2736 / [.F333]" office:value-type="float" office:value="8.52442858532315">
            <text:p>8.52</text:p>
          </table:table-cell>
          <table:table-cell table:style-name="ce3" table:formula="oooc:=2736 / [.G333]" office:value-type="float" office:value="18.0250110543256">
            <text:p>18.03</text:p>
          </table:table-cell>
          <table:table-cell table:style-name="ce3" table:formula="oooc:=2736 / [.H333]" office:value-type="float" office:value="14.6661053891013">
            <text:p>14.67</text:p>
          </table:table-cell>
          <table:table-cell table:style-name="ce3" table:formula="oooc:=2736 / [.I333]" office:value-type="float" office:value="17.1667360369801">
            <text:p>17.17</text:p>
          </table:table-cell>
          <table:table-cell table:style-name="ce3" table:formula="oooc:=2736 / [.J333]" office:value-type="float" office:value="18.0250110543256">
            <text:p>18.03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3" table:number-columns-repeated="5"/>
          <table:table-cell table:number-columns-repeated="13"/>
        </table:table-row>
        <table:table-row table:style-name="ro2">
          <table:table-cell office:value-type="string">
            <text:p>P2</text:p>
          </table:table-cell>
          <table:table-cell/>
          <table:table-cell table:number-columns-repeated="2" office:value-type="string">
            <text:p>ON</text:p>
          </table:table-cell>
          <table:table-cell/>
          <table:table-cell table:style-name="ce3" table:formula="oooc:=2736 / [.F335]" office:value-type="float" office:value="28.0985167021291">
            <text:p>28.10</text:p>
          </table:table-cell>
          <table:table-cell table:style-name="ce3" table:formula="oooc:=2736 / [.G335]" office:value-type="float" office:value="56.6910870507744">
            <text:p>56.69</text:p>
          </table:table-cell>
          <table:table-cell table:style-name="ce3" table:formula="oooc:=2736 / [.H335]" office:value-type="float" office:value="56.9208718947881">
            <text:p>56.92</text:p>
          </table:table-cell>
          <table:table-cell table:style-name="ce3" table:formula="oooc:=2736 / [.I335]" office:value-type="float" office:value="56.6910870507744">
            <text:p>56.69</text:p>
          </table:table-cell>
          <table:table-cell table:style-name="ce3" table:formula="oooc:=2736 / [.J335]" office:value-type="float" office:value="118.005728963896">
            <text:p>118.01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N</text:p>
          </table:table-cell>
          <table:table-cell office:value-type="string">
            <text:p>OFF</text:p>
          </table:table-cell>
          <table:table-cell/>
          <table:table-cell table:style-name="ce3" table:formula="oooc:=2736 / [.F336]" office:value-type="float" office:value="15.1417511419566">
            <text:p>15.14</text:p>
          </table:table-cell>
          <table:table-cell table:style-name="ce3" table:formula="oooc:=2736 / [.G336]" office:value-type="float" office:value="25.4674226043906">
            <text:p>25.47</text:p>
          </table:table-cell>
          <table:table-cell table:style-name="ce3" table:formula="oooc:=2736 / [.H336]" office:value-type="float" office:value="25.2295917480586">
            <text:p>25.23</text:p>
          </table:table-cell>
          <table:table-cell table:style-name="ce3" table:formula="oooc:=2736 / [.I336]" office:value-type="float" office:value="25.4674226043906">
            <text:p>25.47</text:p>
          </table:table-cell>
          <table:table-cell table:style-name="ce3" table:formula="oooc:=2736 / [.J336]" office:value-type="float" office:value="52.4475050999425">
            <text:p>52.45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OFF</text:p>
          </table:table-cell>
          <table:table-cell table:number-columns-repeated="2"/>
          <table:table-cell table:style-name="ce3" table:formula="oooc:=2736 / [.F337]" office:value-type="float" office:value="6.33535340210061">
            <text:p>6.34</text:p>
          </table:table-cell>
          <table:table-cell table:style-name="ce3" table:formula="oooc:=2736 / [.G337]" office:value-type="float" office:value="9.01014289753013">
            <text:p>9.01</text:p>
          </table:table-cell>
          <table:table-cell table:style-name="ce3" table:formula="oooc:=2736 / [.H337]" office:value-type="float" office:value="8.99802496830196">
            <text:p>9.00</text:p>
          </table:table-cell>
          <table:table-cell table:style-name="ce3" table:formula="oooc:=2736 / [.I337]" office:value-type="float" office:value="9.01014289753013">
            <text:p>9.01</text:p>
          </table:table-cell>
          <table:table-cell table:style-name="ce3" table:formula="oooc:=2736 / [.J337]" office:value-type="float" office:value="18.0250110543256">
            <text:p>18.03</text:p>
          </table:table-cell>
          <table:table-cell table:number-columns-repeated="13"/>
        </table:table-row>
      </table:table>
      <table:table table:name="Sheet1_2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4" table:default-cell-style-name="Default"/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0/15/2008</text:date>, <text:time>21:3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10-14T18:40:04</meta:creation-date>
    <dc:date>2008-10-15T21:32:34</dc:date>
    <meta:editing-cycles>5</meta:editing-cycles>
    <meta:editing-duration>P1DT0H46M19S</meta:editing-duration>
    <meta:user-defined meta:name="Info 1"/>
    <meta:user-defined meta:name="Info 2"/>
    <meta:user-defined meta:name="Info 3"/>
    <meta:user-defined meta:name="Info 4"/>
    <meta:document-statistic meta:table-count="2" meta:cell-count="3010"/>
  </office:meta>
</office:document-meta>
</file>